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3.107cm"/>
    </style:style>
    <style:style style:name="co2" style:family="table-column">
      <style:table-column-properties fo:break-before="auto" style:column-width="14.7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直進成功時</text:p>
          </table:table-cell>
          <table:table-cell office:value-type="string" calcext:value-type="string">
            <text:p>学習率を調整（失敗）pytorch</text:p>
          </table:table-cell>
        </table:table-row>
        <table:table-row table:style-name="ro1">
          <table:table-cell office:value-type="string" calcext:value-type="string">
            <text:p><text:s/>self.optimizer = optim.Adam(self.net.parameters(),eps=1e-2,weight_decay=5e-4)</text:p>
          </table:table-cell>
          <table:table-cell office:value-type="string" calcext:value-type="string">
            <text:p>self.optimizer = optim.Adam(self.net.parameters(), lr=0.001, eps=1e-8, weight_decay=5e-4)</text:p>
          </table:table-cell>
        </table:table-row>
        <table:table-row table:style-name="ro1">
          <table:table-cell office:value-type="float" office:value="0.0129302386194468" calcext:value-type="float">
            <text:p>0.012930238619447</text:p>
          </table:table-cell>
          <table:table-cell office:value-type="float" office:value="39026.04296875" calcext:value-type="float">
            <text:p>39026.04296875</text:p>
          </table:table-cell>
        </table:table-row>
        <table:table-row table:style-name="ro1">
          <table:table-cell office:value-type="float" office:value="18488.966796875" calcext:value-type="float">
            <text:p>18488.966796875</text:p>
          </table:table-cell>
          <table:table-cell office:value-type="float" office:value="414623.40625" calcext:value-type="float">
            <text:p>414623.40625</text:p>
          </table:table-cell>
        </table:table-row>
        <table:table-row table:style-name="ro1">
          <table:table-cell office:value-type="float" office:value="538476.5" calcext:value-type="float">
            <text:p>538476.5</text:p>
          </table:table-cell>
          <table:table-cell office:value-type="float" office:value="50393.25" calcext:value-type="float">
            <text:p>50393.25</text:p>
          </table:table-cell>
        </table:table-row>
        <table:table-row table:style-name="ro1">
          <table:table-cell office:value-type="float" office:value="45323.27734375" calcext:value-type="float">
            <text:p>45323.27734375</text:p>
          </table:table-cell>
          <table:table-cell office:value-type="float" office:value="947.8125" calcext:value-type="float">
            <text:p>947.8125</text:p>
          </table:table-cell>
        </table:table-row>
        <table:table-row table:style-name="ro1">
          <table:table-cell office:value-type="float" office:value="2801.30834960937" calcext:value-type="float">
            <text:p>2801.30834960937</text:p>
          </table:table-cell>
          <table:table-cell office:value-type="float" office:value="16188.6650390625" calcext:value-type="float">
            <text:p>16188.6650390625</text:p>
          </table:table-cell>
        </table:table-row>
        <table:table-row table:style-name="ro1">
          <table:table-cell office:value-type="float" office:value="21903.208984375" calcext:value-type="float">
            <text:p>21903.208984375</text:p>
          </table:table-cell>
          <table:table-cell office:value-type="float" office:value="22698.693359375" calcext:value-type="float">
            <text:p>22698.693359375</text:p>
          </table:table-cell>
        </table:table-row>
        <table:table-row table:style-name="ro1">
          <table:table-cell office:value-type="float" office:value="24107.466796875" calcext:value-type="float">
            <text:p>24107.466796875</text:p>
          </table:table-cell>
          <table:table-cell office:value-type="float" office:value="19232.87109375" calcext:value-type="float">
            <text:p>19232.87109375</text:p>
          </table:table-cell>
        </table:table-row>
        <table:table-row table:style-name="ro1">
          <table:table-cell office:value-type="float" office:value="13552.958984375" calcext:value-type="float">
            <text:p>13552.958984375</text:p>
          </table:table-cell>
          <table:table-cell office:value-type="float" office:value="12602.2109375" calcext:value-type="float">
            <text:p>12602.2109375</text:p>
          </table:table-cell>
        </table:table-row>
        <table:table-row table:style-name="ro1">
          <table:table-cell office:value-type="float" office:value="3959.63647460937" calcext:value-type="float">
            <text:p>3959.63647460937</text:p>
          </table:table-cell>
          <table:table-cell office:value-type="float" office:value="5591.87353515625" calcext:value-type="float">
            <text:p>5591.87353515625</text:p>
          </table:table-cell>
        </table:table-row>
        <table:table-row table:style-name="ro1">
          <table:table-cell office:value-type="float" office:value="358.746704101562" calcext:value-type="float">
            <text:p>358.746704101562</text:p>
          </table:table-cell>
          <table:table-cell office:value-type="float" office:value="679.200622558594" calcext:value-type="float">
            <text:p>679.200622558594</text:p>
          </table:table-cell>
        </table:table-row>
        <table:table-row table:style-name="ro1">
          <table:table-cell office:value-type="float" office:value="422.061614990234" calcext:value-type="float">
            <text:p>422.061614990234</text:p>
          </table:table-cell>
          <table:table-cell office:value-type="float" office:value="2021.48010253906" calcext:value-type="float">
            <text:p>2021.48010253906</text:p>
          </table:table-cell>
        </table:table-row>
        <table:table-row table:style-name="ro1">
          <table:table-cell office:value-type="float" office:value="877.079040527344" calcext:value-type="float">
            <text:p>877.079040527344</text:p>
          </table:table-cell>
          <table:table-cell office:value-type="float" office:value="3649.43408203125" calcext:value-type="float">
            <text:p>3649.43408203125</text:p>
          </table:table-cell>
        </table:table-row>
        <table:table-row table:style-name="ro1">
          <table:table-cell office:value-type="float" office:value="407.684753417969" calcext:value-type="float">
            <text:p>407.684753417969</text:p>
          </table:table-cell>
          <table:table-cell office:value-type="float" office:value="2203.263671875" calcext:value-type="float">
            <text:p>2203.263671875</text:p>
          </table:table-cell>
        </table:table-row>
        <table:table-row table:style-name="ro1">
          <table:table-cell office:value-type="float" office:value="115.694961547852" calcext:value-type="float">
            <text:p>115.694961547852</text:p>
          </table:table-cell>
          <table:table-cell office:value-type="float" office:value="620.554931640625" calcext:value-type="float">
            <text:p>620.554931640625</text:p>
          </table:table-cell>
        </table:table-row>
        <table:table-row table:style-name="ro1">
          <table:table-cell office:value-type="float" office:value="585.285827636719" calcext:value-type="float">
            <text:p>585.285827636719</text:p>
          </table:table-cell>
          <table:table-cell office:value-type="float" office:value="74.6188507080078" calcext:value-type="float">
            <text:p>74.6188507080078</text:p>
          </table:table-cell>
        </table:table-row>
        <table:table-row table:style-name="ro1">
          <table:table-cell office:value-type="float" office:value="303.615753173828" calcext:value-type="float">
            <text:p>303.615753173828</text:p>
          </table:table-cell>
          <table:table-cell office:value-type="float" office:value="487.907745361328" calcext:value-type="float">
            <text:p>487.907745361328</text:p>
          </table:table-cell>
        </table:table-row>
        <table:table-row table:style-name="ro1">
          <table:table-cell office:value-type="float" office:value="59.3074111938477" calcext:value-type="float">
            <text:p>59.3074111938477</text:p>
          </table:table-cell>
          <table:table-cell office:value-type="float" office:value="766.830932617188" calcext:value-type="float">
            <text:p>766.830932617188</text:p>
          </table:table-cell>
        </table:table-row>
        <table:table-row table:style-name="ro1">
          <table:table-cell office:value-type="float" office:value="193.786773681641" calcext:value-type="float">
            <text:p>193.786773681641</text:p>
          </table:table-cell>
          <table:table-cell office:value-type="float" office:value="623.849487304688" calcext:value-type="float">
            <text:p>623.849487304688</text:p>
          </table:table-cell>
        </table:table-row>
        <table:table-row table:style-name="ro1">
          <table:table-cell office:value-type="float" office:value="281.981475830078" calcext:value-type="float">
            <text:p>281.981475830078</text:p>
          </table:table-cell>
          <table:table-cell office:value-type="float" office:value="363.924377441406" calcext:value-type="float">
            <text:p>363.924377441406</text:p>
          </table:table-cell>
        </table:table-row>
        <table:table-row table:style-name="ro1">
          <table:table-cell office:value-type="float" office:value="175.483489990234" calcext:value-type="float">
            <text:p>175.483489990234</text:p>
          </table:table-cell>
          <table:table-cell office:value-type="float" office:value="178.724197387695" calcext:value-type="float">
            <text:p>178.724197387695</text:p>
          </table:table-cell>
        </table:table-row>
        <table:table-row table:style-name="ro1">
          <table:table-cell office:value-type="float" office:value="56.8494110107422" calcext:value-type="float">
            <text:p>56.8494110107422</text:p>
          </table:table-cell>
          <table:table-cell office:value-type="float" office:value="84.4851989746094" calcext:value-type="float">
            <text:p>84.4851989746094</text:p>
          </table:table-cell>
        </table:table-row>
        <table:table-row table:style-name="ro1">
          <table:table-cell office:value-type="float" office:value="25.0889263153076" calcext:value-type="float">
            <text:p>25.0889263153076</text:p>
          </table:table-cell>
          <table:table-cell office:value-type="float" office:value="44.2569618225098" calcext:value-type="float">
            <text:p>44.2569618225098</text:p>
          </table:table-cell>
        </table:table-row>
        <table:table-row table:style-name="ro1">
          <table:table-cell office:value-type="float" office:value="46.9911308288574" calcext:value-type="float">
            <text:p>46.9911308288574</text:p>
          </table:table-cell>
          <table:table-cell office:value-type="float" office:value="28.0265445709229" calcext:value-type="float">
            <text:p>28.0265445709229</text:p>
          </table:table-cell>
        </table:table-row>
        <table:table-row table:style-name="ro1">
          <table:table-cell office:value-type="float" office:value="63.581901550293" calcext:value-type="float">
            <text:p>63.581901550293</text:p>
          </table:table-cell>
          <table:table-cell office:value-type="float" office:value="21.3697528839111" calcext:value-type="float">
            <text:p>21.3697528839111</text:p>
          </table:table-cell>
        </table:table-row>
        <table:table-row table:style-name="ro1">
          <table:table-cell office:value-type="float" office:value="55.1777458190918" calcext:value-type="float">
            <text:p>55.1777458190918</text:p>
          </table:table-cell>
          <table:table-cell office:value-type="float" office:value="18.6444988250732" calcext:value-type="float">
            <text:p>18.6444988250732</text:p>
          </table:table-cell>
        </table:table-row>
        <table:table-row table:style-name="ro1">
          <table:table-cell office:value-type="float" office:value="36.4455947875977" calcext:value-type="float">
            <text:p>36.4455947875977</text:p>
          </table:table-cell>
          <table:table-cell office:value-type="float" office:value="17.685359954834" calcext:value-type="float">
            <text:p>17.685359954834</text:p>
          </table:table-cell>
        </table:table-row>
        <table:table-row table:style-name="ro1">
          <table:table-cell office:value-type="float" office:value="24.099666595459" calcext:value-type="float">
            <text:p>24.099666595459</text:p>
          </table:table-cell>
          <table:table-cell office:value-type="float" office:value="17.5814685821533" calcext:value-type="float">
            <text:p>17.5814685821533</text:p>
          </table:table-cell>
        </table:table-row>
        <table:table-row table:style-name="ro1">
          <table:table-cell office:value-type="float" office:value="23.1697998046875" calcext:value-type="float">
            <text:p>23.1697998046875</text:p>
          </table:table-cell>
          <table:table-cell office:value-type="float" office:value="17.7744903564453" calcext:value-type="float">
            <text:p>17.7744903564453</text:p>
          </table:table-cell>
        </table:table-row>
        <table:table-row table:style-name="ro1">
          <table:table-cell office:value-type="float" office:value="27.773063659668" calcext:value-type="float">
            <text:p>27.773063659668</text:p>
          </table:table-cell>
          <table:table-cell office:value-type="float" office:value="17.7537593841553" calcext:value-type="float">
            <text:p>17.7537593841553</text:p>
          </table:table-cell>
        </table:table-row>
        <table:table-row table:style-name="ro1">
          <table:table-cell office:value-type="float" office:value="29.7238426208496" calcext:value-type="float">
            <text:p>29.7238426208496</text:p>
          </table:table-cell>
          <table:table-cell office:value-type="float" office:value="17.2236614227295" calcext:value-type="float">
            <text:p>17.2236614227295</text:p>
          </table:table-cell>
        </table:table-row>
        <table:table-row table:style-name="ro1">
          <table:table-cell office:value-type="float" office:value="26.0360298156738" calcext:value-type="float">
            <text:p>26.0360298156738</text:p>
          </table:table-cell>
          <table:table-cell office:value-type="float" office:value="16.1403331756592" calcext:value-type="float">
            <text:p>16.1403331756592</text:p>
          </table:table-cell>
        </table:table-row>
        <table:table-row table:style-name="ro1">
          <table:table-cell office:value-type="float" office:value="19.3211917877197" calcext:value-type="float">
            <text:p>19.3211917877197</text:p>
          </table:table-cell>
          <table:table-cell office:value-type="float" office:value="14.9300355911255" calcext:value-type="float">
            <text:p>14.9300355911255</text:p>
          </table:table-cell>
        </table:table-row>
        <table:table-row table:style-name="ro1">
          <table:table-cell office:value-type="float" office:value="13.2775449752808" calcext:value-type="float">
            <text:p>13.2775449752808</text:p>
          </table:table-cell>
          <table:table-cell office:value-type="float" office:value="14.0525560379028" calcext:value-type="float">
            <text:p>14.0525560379028</text:p>
          </table:table-cell>
        </table:table-row>
        <table:table-row table:style-name="ro1">
          <table:table-cell office:value-type="float" office:value="9.72153282165527" calcext:value-type="float">
            <text:p>9.72153282165527</text:p>
          </table:table-cell>
          <table:table-cell office:value-type="float" office:value="13.6725425720215" calcext:value-type="float">
            <text:p>13.6725425720215</text:p>
          </table:table-cell>
        </table:table-row>
        <table:table-row table:style-name="ro1">
          <table:table-cell office:value-type="float" office:value="8.34467315673828" calcext:value-type="float">
            <text:p>8.34467315673828</text:p>
          </table:table-cell>
          <table:table-cell office:value-type="float" office:value="13.5748300552368" calcext:value-type="float">
            <text:p>13.5748300552368</text:p>
          </table:table-cell>
        </table:table-row>
        <table:table-row table:style-name="ro1">
          <table:table-cell office:value-type="float" office:value="8.20998001098633" calcext:value-type="float">
            <text:p>8.20998001098633</text:p>
          </table:table-cell>
          <table:table-cell office:value-type="float" office:value="13.3308353424072" calcext:value-type="float">
            <text:p>13.3308353424072</text:p>
          </table:table-cell>
        </table:table-row>
        <table:table-row table:style-name="ro1">
          <table:table-cell office:value-type="float" office:value="8.49013710021973" calcext:value-type="float">
            <text:p>8.49013710021973</text:p>
          </table:table-cell>
          <table:table-cell office:value-type="float" office:value="12.6571912765503" calcext:value-type="float">
            <text:p>12.6571912765503</text:p>
          </table:table-cell>
        </table:table-row>
        <table:table-row table:style-name="ro1">
          <table:table-cell office:value-type="float" office:value="8.68914794921875" calcext:value-type="float">
            <text:p>8.68914794921875</text:p>
          </table:table-cell>
          <table:table-cell office:value-type="float" office:value="11.5895872116089" calcext:value-type="float">
            <text:p>11.5895872116089</text:p>
          </table:table-cell>
        </table:table-row>
        <table:table-row table:style-name="ro1">
          <table:table-cell office:value-type="float" office:value="8.63034534454346" calcext:value-type="float">
            <text:p>8.63034534454346</text:p>
          </table:table-cell>
          <table:table-cell office:value-type="float" office:value="10.3960866928101" calcext:value-type="float">
            <text:p>10.3960866928101</text:p>
          </table:table-cell>
        </table:table-row>
        <table:table-row table:style-name="ro1">
          <table:table-cell office:value-type="float" office:value="8.28079414367676" calcext:value-type="float">
            <text:p>8.28079414367676</text:p>
          </table:table-cell>
          <table:table-cell office:value-type="float" office:value="9.3768424987793" calcext:value-type="float">
            <text:p>9.3768424987793</text:p>
          </table:table-cell>
        </table:table-row>
        <table:table-row table:style-name="ro1">
          <table:table-cell office:value-type="float" office:value="7.71453905105591" calcext:value-type="float">
            <text:p>7.71453905105591</text:p>
          </table:table-cell>
          <table:table-cell office:value-type="float" office:value="8.68694877624512" calcext:value-type="float">
            <text:p>8.68694877624512</text:p>
          </table:table-cell>
        </table:table-row>
        <table:table-row table:style-name="ro1">
          <table:table-cell office:value-type="float" office:value="7.07186841964722" calcext:value-type="float">
            <text:p>7.07186841964722</text:p>
          </table:table-cell>
          <table:table-cell office:value-type="float" office:value="8.24465084075928" calcext:value-type="float">
            <text:p>8.24465084075928</text:p>
          </table:table-cell>
        </table:table-row>
        <table:table-row table:style-name="ro1">
          <table:table-cell office:value-type="float" office:value="6.4727520942688" calcext:value-type="float">
            <text:p>6.4727520942688</text:p>
          </table:table-cell>
          <table:table-cell office:value-type="float" office:value="7.88161611557007" calcext:value-type="float">
            <text:p>7.88161611557007</text:p>
          </table:table-cell>
        </table:table-row>
        <table:table-row table:style-name="ro1">
          <table:table-cell office:value-type="float" office:value="5.97538805007935" calcext:value-type="float">
            <text:p>5.97538805007935</text:p>
          </table:table-cell>
          <table:table-cell office:value-type="float" office:value="7.4734525680542" calcext:value-type="float">
            <text:p>7.4734525680542</text:p>
          </table:table-cell>
        </table:table-row>
        <table:table-row table:style-name="ro1">
          <table:table-cell office:value-type="float" office:value="5.58263206481934" calcext:value-type="float">
            <text:p>5.58263206481934</text:p>
          </table:table-cell>
          <table:table-cell office:value-type="float" office:value="6.9881649017334" calcext:value-type="float">
            <text:p>6.9881649017334</text:p>
          </table:table-cell>
        </table:table-row>
        <table:table-row table:style-name="ro1">
          <table:table-cell office:value-type="float" office:value="5.26535606384277" calcext:value-type="float">
            <text:p>5.26535606384277</text:p>
          </table:table-cell>
          <table:table-cell office:value-type="float" office:value="6.48047542572022" calcext:value-type="float">
            <text:p>6.48047542572022</text:p>
          </table:table-cell>
        </table:table-row>
        <table:table-row table:style-name="ro1">
          <table:table-cell office:value-type="float" office:value="4.99538373947144" calcext:value-type="float">
            <text:p>4.99538373947144</text:p>
          </table:table-cell>
          <table:table-cell office:value-type="float" office:value="6.03782176971436" calcext:value-type="float">
            <text:p>6.03782176971436</text:p>
          </table:table-cell>
        </table:table-row>
        <table:table-row table:style-name="ro1">
          <table:table-cell office:value-type="float" office:value="4.74698734283447" calcext:value-type="float">
            <text:p>4.74698734283447</text:p>
          </table:table-cell>
          <table:table-cell office:value-type="float" office:value="5.70325660705566" calcext:value-type="float">
            <text:p>5.70325660705566</text:p>
          </table:table-cell>
        </table:table-row>
        <table:table-row table:style-name="ro1">
          <table:table-cell office:value-type="float" office:value="4.48848819732666" calcext:value-type="float">
            <text:p>4.48848819732666</text:p>
          </table:table-cell>
          <table:table-cell office:value-type="float" office:value="5.47410535812378" calcext:value-type="float">
            <text:p>5.47410535812378</text:p>
          </table:table-cell>
        </table:table-row>
        <table:table-row table:style-name="ro1">
          <table:table-cell office:value-type="float" office:value="4.21794843673706" calcext:value-type="float">
            <text:p>4.21794843673706</text:p>
          </table:table-cell>
          <table:table-cell office:value-type="float" office:value="5.31704044342041" calcext:value-type="float">
            <text:p>5.31704044342041</text:p>
          </table:table-cell>
        </table:table-row>
        <table:table-row table:style-name="ro1">
          <table:table-cell office:value-type="float" office:value="3.93449068069458" calcext:value-type="float">
            <text:p>3.93449068069458</text:p>
          </table:table-cell>
          <table:table-cell office:value-type="float" office:value="5.16581010818481" calcext:value-type="float">
            <text:p>5.16581010818481</text:p>
          </table:table-cell>
        </table:table-row>
        <table:table-row table:style-name="ro1">
          <table:table-cell office:value-type="float" office:value="3.64637756347656" calcext:value-type="float">
            <text:p>3.64637756347656</text:p>
          </table:table-cell>
          <table:table-cell office:value-type="float" office:value="4.98787975311279" calcext:value-type="float">
            <text:p>4.98787975311279</text:p>
          </table:table-cell>
        </table:table-row>
        <table:table-row table:style-name="ro1">
          <table:table-cell office:value-type="float" office:value="3.36092305183411" calcext:value-type="float">
            <text:p>3.36092305183411</text:p>
          </table:table-cell>
          <table:table-cell office:value-type="float" office:value="4.77670240402222" calcext:value-type="float">
            <text:p>4.77670240402222</text:p>
          </table:table-cell>
        </table:table-row>
        <table:table-row table:style-name="ro1">
          <table:table-cell office:value-type="float" office:value="3.08702802658081" calcext:value-type="float">
            <text:p>3.08702802658081</text:p>
          </table:table-cell>
          <table:table-cell office:value-type="float" office:value="4.54295253753662" calcext:value-type="float">
            <text:p>4.54295253753662</text:p>
          </table:table-cell>
        </table:table-row>
        <table:table-row table:style-name="ro1">
          <table:table-cell office:value-type="float" office:value="2.83000659942627" calcext:value-type="float">
            <text:p>2.83000659942627</text:p>
          </table:table-cell>
          <table:table-cell office:value-type="float" office:value="4.30745077133179" calcext:value-type="float">
            <text:p>4.30745077133179</text:p>
          </table:table-cell>
        </table:table-row>
        <table:table-row table:style-name="ro1">
          <table:table-cell office:value-type="float" office:value="2.59532761573791" calcext:value-type="float">
            <text:p>2.59532761573791</text:p>
          </table:table-cell>
          <table:table-cell office:value-type="float" office:value="4.08995389938355" calcext:value-type="float">
            <text:p>4.08995389938355</text:p>
          </table:table-cell>
        </table:table-row>
        <table:table-row table:style-name="ro1">
          <table:table-cell office:value-type="float" office:value="2.38759398460388" calcext:value-type="float">
            <text:p>2.38759398460388</text:p>
          </table:table-cell>
          <table:table-cell office:value-type="float" office:value="3.90517044067383" calcext:value-type="float">
            <text:p>3.90517044067383</text:p>
          </table:table-cell>
        </table:table-row>
        <table:table-row table:style-name="ro1">
          <table:table-cell office:value-type="float" office:value="2.20561408996582" calcext:value-type="float">
            <text:p>2.20561408996582</text:p>
          </table:table-cell>
          <table:table-cell office:value-type="float" office:value="3.7514009475708" calcext:value-type="float">
            <text:p>3.7514009475708</text:p>
          </table:table-cell>
        </table:table-row>
        <table:table-row table:style-name="ro1">
          <table:table-cell office:value-type="float" office:value="2.04957962036133" calcext:value-type="float">
            <text:p>2.04957962036133</text:p>
          </table:table-cell>
          <table:table-cell office:value-type="float" office:value="3.63195967674255" calcext:value-type="float">
            <text:p>3.63195967674255</text:p>
          </table:table-cell>
        </table:table-row>
        <table:table-row table:style-name="ro1">
          <table:table-cell office:value-type="float" office:value="1.91478836536407" calcext:value-type="float">
            <text:p>1.91478836536407</text:p>
          </table:table-cell>
          <table:table-cell office:value-type="float" office:value="3.48077249526978" calcext:value-type="float">
            <text:p>3.48077249526978</text:p>
          </table:table-cell>
        </table:table-row>
        <table:table-row table:style-name="ro1">
          <table:table-cell office:value-type="float" office:value="1.79988741874695" calcext:value-type="float">
            <text:p>1.79988741874695</text:p>
          </table:table-cell>
          <table:table-cell office:value-type="float" office:value="3.32548594474792" calcext:value-type="float">
            <text:p>3.32548594474792</text:p>
          </table:table-cell>
        </table:table-row>
        <table:table-row table:style-name="ro1">
          <table:table-cell office:value-type="float" office:value="1.70132577419281" calcext:value-type="float">
            <text:p>1.70132577419281</text:p>
          </table:table-cell>
          <table:table-cell office:value-type="float" office:value="3.18895077705383" calcext:value-type="float">
            <text:p>3.18895077705383</text:p>
          </table:table-cell>
        </table:table-row>
        <table:table-row table:style-name="ro1">
          <table:table-cell office:value-type="float" office:value="1.61416327953339" calcext:value-type="float">
            <text:p>1.61416327953339</text:p>
          </table:table-cell>
          <table:table-cell office:value-type="float" office:value="3.06174039840698" calcext:value-type="float">
            <text:p>3.06174039840698</text:p>
          </table:table-cell>
        </table:table-row>
        <table:table-row table:style-name="ro1">
          <table:table-cell office:value-type="float" office:value="1.53487801551819" calcext:value-type="float">
            <text:p>1.53487801551819</text:p>
          </table:table-cell>
          <table:table-cell office:value-type="float" office:value="2.94428682327271" calcext:value-type="float">
            <text:p>2.94428682327271</text:p>
          </table:table-cell>
        </table:table-row>
        <table:table-row table:style-name="ro1">
          <table:table-cell office:value-type="float" office:value="1.46132433414459" calcext:value-type="float">
            <text:p>1.46132433414459</text:p>
          </table:table-cell>
          <table:table-cell office:value-type="float" office:value="2.83681464195251" calcext:value-type="float">
            <text:p>2.83681464195251</text:p>
          </table:table-cell>
        </table:table-row>
        <table:table-row table:style-name="ro1">
          <table:table-cell office:value-type="float" office:value="1.39323651790619" calcext:value-type="float">
            <text:p>1.39323651790619</text:p>
          </table:table-cell>
          <table:table-cell office:value-type="float" office:value="2.7372624874115" calcext:value-type="float">
            <text:p>2.7372624874115</text:p>
          </table:table-cell>
        </table:table-row>
        <table:table-row table:style-name="ro1">
          <table:table-cell office:value-type="float" office:value="1.32967448234558" calcext:value-type="float">
            <text:p>1.32967448234558</text:p>
          </table:table-cell>
          <table:table-cell office:value-type="float" office:value="2.64295077323914" calcext:value-type="float">
            <text:p>2.64295077323914</text:p>
          </table:table-cell>
        </table:table-row>
        <table:table-row table:style-name="ro1">
          <table:table-cell office:value-type="float" office:value="1.27100360393524" calcext:value-type="float">
            <text:p>1.27100360393524</text:p>
          </table:table-cell>
          <table:table-cell office:value-type="float" office:value="2.55324506759644" calcext:value-type="float">
            <text:p>2.55324506759644</text:p>
          </table:table-cell>
        </table:table-row>
        <table:table-row table:style-name="ro1">
          <table:table-cell office:value-type="float" office:value="1.21678864955902" calcext:value-type="float">
            <text:p>1.21678864955902</text:p>
          </table:table-cell>
          <table:table-cell office:value-type="float" office:value="2.46212244033813" calcext:value-type="float">
            <text:p>2.46212244033813</text:p>
          </table:table-cell>
        </table:table-row>
        <table:table-row table:style-name="ro1">
          <table:table-cell office:value-type="float" office:value="1.16730999946594" calcext:value-type="float">
            <text:p>1.16730999946594</text:p>
          </table:table-cell>
          <table:table-cell office:value-type="float" office:value="2.37021732330322" calcext:value-type="float">
            <text:p>2.37021732330322</text:p>
          </table:table-cell>
        </table:table-row>
        <table:table-row table:style-name="ro1">
          <table:table-cell office:value-type="float" office:value="1.12207722663879" calcext:value-type="float">
            <text:p>1.12207722663879</text:p>
          </table:table-cell>
          <table:table-cell office:value-type="float" office:value="2.28454422950745" calcext:value-type="float">
            <text:p>2.28454422950745</text:p>
          </table:table-cell>
        </table:table-row>
        <table:table-row table:style-name="ro1">
          <table:table-cell office:value-type="float" office:value="1.07994067668915" calcext:value-type="float">
            <text:p>1.07994067668915</text:p>
          </table:table-cell>
          <table:table-cell office:value-type="float" office:value="2.20708012580872" calcext:value-type="float">
            <text:p>2.20708012580872</text:p>
          </table:table-cell>
        </table:table-row>
        <table:table-row table:style-name="ro1">
          <table:table-cell office:value-type="float" office:value="1.04031562805176" calcext:value-type="float">
            <text:p>1.04031562805176</text:p>
          </table:table-cell>
          <table:table-cell office:value-type="float" office:value="2.13691592216492" calcext:value-type="float">
            <text:p>2.13691592216492</text:p>
          </table:table-cell>
        </table:table-row>
        <table:table-row table:style-name="ro1">
          <table:table-cell office:value-type="float" office:value="1.00190758705139" calcext:value-type="float">
            <text:p>1.00190758705139</text:p>
          </table:table-cell>
          <table:table-cell office:value-type="float" office:value="2.04889321327209" calcext:value-type="float">
            <text:p>2.04889321327209</text:p>
          </table:table-cell>
        </table:table-row>
        <table:table-row table:style-name="ro1">
          <table:table-cell office:value-type="float" office:value="0.963879406452179" calcext:value-type="float">
            <text:p>0.963879406452179</text:p>
          </table:table-cell>
          <table:table-cell office:value-type="float" office:value="1.96173906326294" calcext:value-type="float">
            <text:p>1.96173906326294</text:p>
          </table:table-cell>
        </table:table-row>
        <table:table-row table:style-name="ro1">
          <table:table-cell office:value-type="float" office:value="0.926008880138397" calcext:value-type="float">
            <text:p>0.926008880138397</text:p>
          </table:table-cell>
          <table:table-cell office:value-type="float" office:value="1.88994598388672" calcext:value-type="float">
            <text:p>1.88994598388672</text:p>
          </table:table-cell>
        </table:table-row>
        <table:table-row table:style-name="ro1">
          <table:table-cell office:value-type="float" office:value="0.888402879238129" calcext:value-type="float">
            <text:p>0.888402879238129</text:p>
          </table:table-cell>
          <table:table-cell office:value-type="float" office:value="1.82091510295868" calcext:value-type="float">
            <text:p>1.82091510295868</text:p>
          </table:table-cell>
        </table:table-row>
        <table:table-row table:style-name="ro1">
          <table:table-cell office:value-type="float" office:value="0.851663529872894" calcext:value-type="float">
            <text:p>0.851663529872894</text:p>
          </table:table-cell>
          <table:table-cell office:value-type="float" office:value="1.74562680721283" calcext:value-type="float">
            <text:p>1.74562680721283</text:p>
          </table:table-cell>
        </table:table-row>
        <table:table-row table:style-name="ro1">
          <table:table-cell office:value-type="float" office:value="0.816431939601898" calcext:value-type="float">
            <text:p>0.816431939601898</text:p>
          </table:table-cell>
          <table:table-cell office:value-type="float" office:value="1.67595934867859" calcext:value-type="float">
            <text:p>1.67595934867859</text:p>
          </table:table-cell>
        </table:table-row>
        <table:table-row table:style-name="ro1">
          <table:table-cell office:value-type="float" office:value="0.783705294132233" calcext:value-type="float">
            <text:p>0.783705294132233</text:p>
          </table:table-cell>
          <table:table-cell office:value-type="float" office:value="1.61688530445099" calcext:value-type="float">
            <text:p>1.61688530445099</text:p>
          </table:table-cell>
        </table:table-row>
        <table:table-row table:style-name="ro1">
          <table:table-cell office:value-type="float" office:value="0.753706872463226" calcext:value-type="float">
            <text:p>0.753706872463226</text:p>
          </table:table-cell>
          <table:table-cell office:value-type="float" office:value="1.5568174123764" calcext:value-type="float">
            <text:p>1.5568174123764</text:p>
          </table:table-cell>
        </table:table-row>
        <table:table-row table:style-name="ro1">
          <table:table-cell office:value-type="float" office:value="0.726754665374756" calcext:value-type="float">
            <text:p>0.726754665374756</text:p>
          </table:table-cell>
          <table:table-cell office:value-type="float" office:value="1.49388039112091" calcext:value-type="float">
            <text:p>1.49388039112091</text:p>
          </table:table-cell>
        </table:table-row>
        <table:table-row table:style-name="ro1">
          <table:table-cell office:value-type="float" office:value="0.702568829059601" calcext:value-type="float">
            <text:p>0.702568829059601</text:p>
          </table:table-cell>
          <table:table-cell office:value-type="float" office:value="1.43948471546173" calcext:value-type="float">
            <text:p>1.43948471546173</text:p>
          </table:table-cell>
        </table:table-row>
        <table:table-row table:style-name="ro1">
          <table:table-cell office:value-type="float" office:value="0.680619180202484" calcext:value-type="float">
            <text:p>0.680619180202484</text:p>
          </table:table-cell>
          <table:table-cell office:value-type="float" office:value="1.38966298103333" calcext:value-type="float">
            <text:p>1.38966298103333</text:p>
          </table:table-cell>
        </table:table-row>
        <table:table-row table:style-name="ro1">
          <table:table-cell office:value-type="float" office:value="0.660247802734375" calcext:value-type="float">
            <text:p>0.660247802734375</text:p>
          </table:table-cell>
          <table:table-cell office:value-type="float" office:value="1.34065580368042" calcext:value-type="float">
            <text:p>1.34065580368042</text:p>
          </table:table-cell>
        </table:table-row>
        <table:table-row table:style-name="ro1">
          <table:table-cell office:value-type="float" office:value="0.640632748603821" calcext:value-type="float">
            <text:p>0.640632748603821</text:p>
          </table:table-cell>
          <table:table-cell office:value-type="float" office:value="1.29655039310455" calcext:value-type="float">
            <text:p>1.29655039310455</text:p>
          </table:table-cell>
        </table:table-row>
        <table:table-row table:style-name="ro1">
          <table:table-cell office:value-type="float" office:value="0.621568500995636" calcext:value-type="float">
            <text:p>0.621568500995636</text:p>
          </table:table-cell>
          <table:table-cell office:value-type="float" office:value="1.25345313549042" calcext:value-type="float">
            <text:p>1.25345313549042</text:p>
          </table:table-cell>
        </table:table-row>
        <table:table-row table:style-name="ro1">
          <table:table-cell office:value-type="float" office:value="0.603271007537842" calcext:value-type="float">
            <text:p>0.603271007537842</text:p>
          </table:table-cell>
          <table:table-cell office:value-type="float" office:value="1.2122358083725" calcext:value-type="float">
            <text:p>1.2122358083725</text:p>
          </table:table-cell>
        </table:table-row>
        <table:table-row table:style-name="ro1">
          <table:table-cell office:value-type="float" office:value="0.586213111877441" calcext:value-type="float">
            <text:p>0.586213111877441</text:p>
          </table:table-cell>
          <table:table-cell office:value-type="float" office:value="1.17260015010834" calcext:value-type="float">
            <text:p>1.17260015010834</text:p>
          </table:table-cell>
        </table:table-row>
        <table:table-row table:style-name="ro1">
          <table:table-cell office:value-type="float" office:value="0.570588171482086" calcext:value-type="float">
            <text:p>0.570588171482086</text:p>
          </table:table-cell>
          <table:table-cell office:value-type="float" office:value="1.13418650627136" calcext:value-type="float">
            <text:p>1.13418650627136</text:p>
          </table:table-cell>
        </table:table-row>
        <table:table-row table:style-name="ro1">
          <table:table-cell office:value-type="float" office:value="0.556576430797577" calcext:value-type="float">
            <text:p>0.556576430797577</text:p>
          </table:table-cell>
          <table:table-cell office:value-type="float" office:value="1.09718096256256" calcext:value-type="float">
            <text:p>1.09718096256256</text:p>
          </table:table-cell>
        </table:table-row>
        <table:table-row table:style-name="ro1">
          <table:table-cell office:value-type="float" office:value="0.543957829475403" calcext:value-type="float">
            <text:p>0.543957829475403</text:p>
          </table:table-cell>
          <table:table-cell office:value-type="float" office:value="1.06105089187622" calcext:value-type="float">
            <text:p>1.06105089187622</text:p>
          </table:table-cell>
        </table:table-row>
        <table:table-row table:style-name="ro1">
          <table:table-cell office:value-type="float" office:value="0.53228485584259" calcext:value-type="float">
            <text:p>0.53228485584259</text:p>
          </table:table-cell>
          <table:table-cell office:value-type="float" office:value="1.0255331993103" calcext:value-type="float">
            <text:p>1.0255331993103</text:p>
          </table:table-cell>
        </table:table-row>
        <table:table-row table:style-name="ro1">
          <table:table-cell office:value-type="float" office:value="0.521113872528076" calcext:value-type="float">
            <text:p>0.521113872528076</text:p>
          </table:table-cell>
          <table:table-cell office:value-type="float" office:value="0.99092036485672" calcext:value-type="float">
            <text:p>0.99092036485672</text:p>
          </table:table-cell>
        </table:table-row>
        <table:table-row table:style-name="ro1">
          <table:table-cell office:value-type="float" office:value="0.510012090206146" calcext:value-type="float">
            <text:p>0.510012090206146</text:p>
          </table:table-cell>
          <table:table-cell office:value-type="float" office:value="0.958409607410431" calcext:value-type="float">
            <text:p>0.958409607410431</text:p>
          </table:table-cell>
        </table:table-row>
        <table:table-row table:style-name="ro1">
          <table:table-cell office:value-type="float" office:value="0.498879164457321" calcext:value-type="float">
            <text:p>0.498879164457321</text:p>
          </table:table-cell>
          <table:table-cell office:value-type="float" office:value="0.927108108997345" calcext:value-type="float">
            <text:p>0.927108108997345</text:p>
          </table:table-cell>
        </table:table-row>
        <table:table-row table:style-name="ro1">
          <table:table-cell office:value-type="float" office:value="0.48791515827179" calcext:value-type="float">
            <text:p>0.48791515827179</text:p>
          </table:table-cell>
          <table:table-cell office:value-type="float" office:value="0.896738886833191" calcext:value-type="float">
            <text:p>0.896738886833191</text:p>
          </table:table-cell>
        </table:table-row>
        <table:table-row table:style-name="ro1">
          <table:table-cell office:value-type="float" office:value="0.477367758750915" calcext:value-type="float">
            <text:p>0.477367758750915</text:p>
          </table:table-cell>
          <table:table-cell office:value-type="float" office:value="0.868015944957733" calcext:value-type="float">
            <text:p>0.868015944957733</text:p>
          </table:table-cell>
        </table:table-row>
        <table:table-row table:style-name="ro1">
          <table:table-cell office:value-type="float" office:value="0.467476308345795" calcext:value-type="float">
            <text:p>0.467476308345795</text:p>
          </table:table-cell>
          <table:table-cell office:value-type="float" office:value="0.870561361312866" calcext:value-type="float">
            <text:p>0.870561361312866</text:p>
          </table:table-cell>
        </table:table-row>
        <table:table-row table:style-name="ro1">
          <table:table-cell office:value-type="float" office:value="0.458343774080277" calcext:value-type="float">
            <text:p>0.458343774080277</text:p>
          </table:table-cell>
          <table:table-cell office:value-type="float" office:value="0.815053880214691" calcext:value-type="float">
            <text:p>0.815053880214691</text:p>
          </table:table-cell>
        </table:table-row>
        <table:table-row table:style-name="ro1">
          <table:table-cell office:value-type="float" office:value="0.449924141168594" calcext:value-type="float">
            <text:p>0.449924141168594</text:p>
          </table:table-cell>
          <table:table-cell office:value-type="float" office:value="0.798499405384064" calcext:value-type="float">
            <text:p>0.798499405384064</text:p>
          </table:table-cell>
        </table:table-row>
        <table:table-row table:style-name="ro1">
          <table:table-cell office:value-type="float" office:value="0.441951155662537" calcext:value-type="float">
            <text:p>0.441951155662537</text:p>
          </table:table-cell>
          <table:table-cell office:value-type="float" office:value="0.773578763008118" calcext:value-type="float">
            <text:p>0.773578763008118</text:p>
          </table:table-cell>
        </table:table-row>
        <table:table-row table:style-name="ro1">
          <table:table-cell office:value-type="float" office:value="0.434122383594513" calcext:value-type="float">
            <text:p>0.434122383594513</text:p>
          </table:table-cell>
          <table:table-cell office:value-type="float" office:value="0.746225714683533" calcext:value-type="float">
            <text:p>0.746225714683533</text:p>
          </table:table-cell>
        </table:table-row>
        <table:table-row table:style-name="ro1">
          <table:table-cell office:value-type="float" office:value="0.426431626081467" calcext:value-type="float">
            <text:p>0.426431626081467</text:p>
          </table:table-cell>
          <table:table-cell office:value-type="float" office:value="0.725227892398834" calcext:value-type="float">
            <text:p>0.725227892398834</text:p>
          </table:table-cell>
        </table:table-row>
        <table:table-row table:style-name="ro1">
          <table:table-cell office:value-type="float" office:value="0.418854087591171" calcext:value-type="float">
            <text:p>0.418854087591171</text:p>
          </table:table-cell>
          <table:table-cell office:value-type="float" office:value="0.708186864852905" calcext:value-type="float">
            <text:p>0.708186864852905</text:p>
          </table:table-cell>
        </table:table-row>
        <table:table-row table:style-name="ro1">
          <table:table-cell office:value-type="float" office:value="0.411518514156342" calcext:value-type="float">
            <text:p>0.411518514156342</text:p>
          </table:table-cell>
          <table:table-cell office:value-type="float" office:value="0.688028514385223" calcext:value-type="float">
            <text:p>0.688028514385223</text:p>
          </table:table-cell>
        </table:table-row>
        <table:table-row table:style-name="ro1">
          <table:table-cell office:value-type="float" office:value="0.404546201229095" calcext:value-type="float">
            <text:p>0.404546201229095</text:p>
          </table:table-cell>
          <table:table-cell office:value-type="float" office:value="0.665699124336243" calcext:value-type="float">
            <text:p>0.665699124336243</text:p>
          </table:table-cell>
        </table:table-row>
        <table:table-row table:style-name="ro1">
          <table:table-cell office:value-type="float" office:value="0.398025840520859" calcext:value-type="float">
            <text:p>0.398025840520859</text:p>
          </table:table-cell>
          <table:table-cell office:value-type="float" office:value="0.645672202110291" calcext:value-type="float">
            <text:p>0.645672202110291</text:p>
          </table:table-cell>
        </table:table-row>
        <table:table-row table:style-name="ro1">
          <table:table-cell office:value-type="float" office:value="0.391864418983459" calcext:value-type="float">
            <text:p>0.391864418983459</text:p>
          </table:table-cell>
          <table:table-cell office:value-type="float" office:value="0.629369854927063" calcext:value-type="float">
            <text:p>0.629369854927063</text:p>
          </table:table-cell>
        </table:table-row>
        <table:table-row table:style-name="ro1">
          <table:table-cell office:value-type="float" office:value="0.385937988758087" calcext:value-type="float">
            <text:p>0.385937988758087</text:p>
          </table:table-cell>
          <table:table-cell office:value-type="float" office:value="0.614915549755096" calcext:value-type="float">
            <text:p>0.614915549755096</text:p>
          </table:table-cell>
        </table:table-row>
        <table:table-row table:style-name="ro1">
          <table:table-cell office:value-type="float" office:value="0.380156695842743" calcext:value-type="float">
            <text:p>0.380156695842743</text:p>
          </table:table-cell>
          <table:table-cell office:value-type="float" office:value="0.59795492887497" calcext:value-type="float">
            <text:p>0.59795492887497</text:p>
          </table:table-cell>
        </table:table-row>
        <table:table-row table:style-name="ro1">
          <table:table-cell office:value-type="float" office:value="0.374472409486771" calcext:value-type="float">
            <text:p>0.374472409486771</text:p>
          </table:table-cell>
          <table:table-cell office:value-type="float" office:value="0.579746246337891" calcext:value-type="float">
            <text:p>0.579746246337891</text:p>
          </table:table-cell>
        </table:table-row>
        <table:table-row table:style-name="ro1">
          <table:table-cell office:value-type="float" office:value="0.368923246860504" calcext:value-type="float">
            <text:p>0.368923246860504</text:p>
          </table:table-cell>
          <table:table-cell office:value-type="float" office:value="0.564182281494141" calcext:value-type="float">
            <text:p>0.564182281494141</text:p>
          </table:table-cell>
        </table:table-row>
        <table:table-row table:style-name="ro1">
          <table:table-cell office:value-type="float" office:value="0.363580882549286" calcext:value-type="float">
            <text:p>0.363580882549286</text:p>
          </table:table-cell>
          <table:table-cell office:value-type="float" office:value="0.551457703113556" calcext:value-type="float">
            <text:p>0.551457703113556</text:p>
          </table:table-cell>
        </table:table-row>
        <table:table-row table:style-name="ro1">
          <table:table-cell office:value-type="float" office:value="0.358501076698303" calcext:value-type="float">
            <text:p>0.358501076698303</text:p>
          </table:table-cell>
          <table:table-cell office:value-type="float" office:value="0.537514448165894" calcext:value-type="float">
            <text:p>0.537514448165894</text:p>
          </table:table-cell>
        </table:table-row>
        <table:table-row table:style-name="ro1">
          <table:table-cell office:value-type="float" office:value="0.353701740503311" calcext:value-type="float">
            <text:p>0.353701740503311</text:p>
          </table:table-cell>
          <table:table-cell office:value-type="float" office:value="0.522812008857727" calcext:value-type="float">
            <text:p>0.522812008857727</text:p>
          </table:table-cell>
        </table:table-row>
        <table:table-row table:style-name="ro1">
          <table:table-cell office:value-type="float" office:value="0.349091947078705" calcext:value-type="float">
            <text:p>0.349091947078705</text:p>
          </table:table-cell>
          <table:table-cell office:value-type="float" office:value="0.510334193706512" calcext:value-type="float">
            <text:p>0.510334193706512</text:p>
          </table:table-cell>
        </table:table-row>
        <table:table-row table:style-name="ro1">
          <table:table-cell office:value-type="float" office:value="0.344598770141602" calcext:value-type="float">
            <text:p>0.344598770141602</text:p>
          </table:table-cell>
          <table:table-cell office:value-type="float" office:value="0.500015437602997" calcext:value-type="float">
            <text:p>0.500015437602997</text:p>
          </table:table-cell>
        </table:table-row>
        <table:table-row table:style-name="ro1">
          <table:table-cell office:value-type="float" office:value="0.340174645185471" calcext:value-type="float">
            <text:p>0.340174645185471</text:p>
          </table:table-cell>
          <table:table-cell office:value-type="float" office:value="0.488910645246506" calcext:value-type="float">
            <text:p>0.488910645246506</text:p>
          </table:table-cell>
        </table:table-row>
        <table:table-row table:style-name="ro1">
          <table:table-cell office:value-type="float" office:value="0.335845202207565" calcext:value-type="float">
            <text:p>0.335845202207565</text:p>
          </table:table-cell>
          <table:table-cell office:value-type="float" office:value="0.477398335933685" calcext:value-type="float">
            <text:p>0.477398335933685</text:p>
          </table:table-cell>
        </table:table-row>
        <table:table-row table:style-name="ro1">
          <table:table-cell office:value-type="float" office:value="0.331626981496811" calcext:value-type="float">
            <text:p>0.331626981496811</text:p>
          </table:table-cell>
          <table:table-cell office:value-type="float" office:value="0.466817647218704" calcext:value-type="float">
            <text:p>0.466817647218704</text:p>
          </table:table-cell>
        </table:table-row>
        <table:table-row table:style-name="ro1">
          <table:table-cell office:value-type="float" office:value="0.327545285224915" calcext:value-type="float">
            <text:p>0.327545285224915</text:p>
          </table:table-cell>
          <table:table-cell office:value-type="float" office:value="0.457430005073547" calcext:value-type="float">
            <text:p>0.457430005073547</text:p>
          </table:table-cell>
        </table:table-row>
        <table:table-row table:style-name="ro1">
          <table:table-cell office:value-type="float" office:value="0.323637783527374" calcext:value-type="float">
            <text:p>0.323637783527374</text:p>
          </table:table-cell>
          <table:table-cell office:value-type="float" office:value="0.447709321975708" calcext:value-type="float">
            <text:p>0.447709321975708</text:p>
          </table:table-cell>
        </table:table-row>
        <table:table-row table:style-name="ro1">
          <table:table-cell office:value-type="float" office:value="0.319895535707474" calcext:value-type="float">
            <text:p>0.319895535707474</text:p>
          </table:table-cell>
          <table:table-cell office:value-type="float" office:value="0.437657684087753" calcext:value-type="float">
            <text:p>0.437657684087753</text:p>
          </table:table-cell>
        </table:table-row>
        <table:table-row table:style-name="ro1">
          <table:table-cell office:value-type="float" office:value="0.316243588924408" calcext:value-type="float">
            <text:p>0.316243588924408</text:p>
          </table:table-cell>
          <table:table-cell office:value-type="float" office:value="0.429250955581665" calcext:value-type="float">
            <text:p>0.429250955581665</text:p>
          </table:table-cell>
        </table:table-row>
        <table:table-row table:style-name="ro1">
          <table:table-cell office:value-type="float" office:value="0.312658131122589" calcext:value-type="float">
            <text:p>0.312658131122589</text:p>
          </table:table-cell>
          <table:table-cell office:value-type="float" office:value="0.421401888132095" calcext:value-type="float">
            <text:p>0.421401888132095</text:p>
          </table:table-cell>
        </table:table-row>
        <table:table-row table:style-name="ro1">
          <table:table-cell office:value-type="float" office:value="0.309139281511307" calcext:value-type="float">
            <text:p>0.309139281511307</text:p>
          </table:table-cell>
          <table:table-cell office:value-type="float" office:value="0.412999778985977" calcext:value-type="float">
            <text:p>0.412999778985977</text:p>
          </table:table-cell>
        </table:table-row>
        <table:table-row table:style-name="ro1">
          <table:table-cell office:value-type="float" office:value="0.305717974901199" calcext:value-type="float">
            <text:p>0.305717974901199</text:p>
          </table:table-cell>
          <table:table-cell office:value-type="float" office:value="0.404679298400879" calcext:value-type="float">
            <text:p>0.404679298400879</text:p>
          </table:table-cell>
        </table:table-row>
        <table:table-row table:style-name="ro1">
          <table:table-cell office:value-type="float" office:value="0.302416384220123" calcext:value-type="float">
            <text:p>0.302416384220123</text:p>
          </table:table-cell>
          <table:table-cell office:value-type="float" office:value="0.396684467792511" calcext:value-type="float">
            <text:p>0.396684467792511</text:p>
          </table:table-cell>
        </table:table-row>
        <table:table-row table:style-name="ro1">
          <table:table-cell office:value-type="float" office:value="0.2992202937603" calcext:value-type="float">
            <text:p>0.2992202937603</text:p>
          </table:table-cell>
          <table:table-cell office:value-type="float" office:value="0.388974219560623" calcext:value-type="float">
            <text:p>0.388974219560623</text:p>
          </table:table-cell>
        </table:table-row>
        <table:table-row table:style-name="ro1">
          <table:table-cell office:value-type="float" office:value="0.2961146235466" calcext:value-type="float">
            <text:p>0.2961146235466</text:p>
          </table:table-cell>
          <table:table-cell office:value-type="float" office:value="0.381654292345047" calcext:value-type="float">
            <text:p>0.381654292345047</text:p>
          </table:table-cell>
        </table:table-row>
        <table:table-row table:style-name="ro1">
          <table:table-cell office:value-type="float" office:value="0.29310205578804" calcext:value-type="float">
            <text:p>0.29310205578804</text:p>
          </table:table-cell>
          <table:table-cell office:value-type="float" office:value="0.374525934457779" calcext:value-type="float">
            <text:p>0.374525934457779</text:p>
          </table:table-cell>
        </table:table-row>
        <table:table-row table:style-name="ro1">
          <table:table-cell office:value-type="float" office:value="0.290146052837372" calcext:value-type="float">
            <text:p>0.290146052837372</text:p>
          </table:table-cell>
          <table:table-cell office:value-type="float" office:value="0.36775204539299" calcext:value-type="float">
            <text:p>0.36775204539299</text:p>
          </table:table-cell>
        </table:table-row>
        <table:table-row table:style-name="ro1">
          <table:table-cell office:value-type="float" office:value="0.287247985601425" calcext:value-type="float">
            <text:p>0.287247985601425</text:p>
          </table:table-cell>
          <table:table-cell office:value-type="float" office:value="0.361353099346161" calcext:value-type="float">
            <text:p>0.361353099346161</text:p>
          </table:table-cell>
        </table:table-row>
        <table:table-row table:style-name="ro1">
          <table:table-cell office:value-type="float" office:value="0.284432590007782" calcext:value-type="float">
            <text:p>0.284432590007782</text:p>
          </table:table-cell>
          <table:table-cell office:value-type="float" office:value="0.355154484510422" calcext:value-type="float">
            <text:p>0.355154484510422</text:p>
          </table:table-cell>
        </table:table-row>
        <table:table-row table:style-name="ro1">
          <table:table-cell office:value-type="float" office:value="0.281711667776108" calcext:value-type="float">
            <text:p>0.281711667776108</text:p>
          </table:table-cell>
          <table:table-cell office:value-type="float" office:value="0.34913232922554" calcext:value-type="float">
            <text:p>0.34913232922554</text:p>
          </table:table-cell>
        </table:table-row>
        <table:table-row table:style-name="ro1">
          <table:table-cell office:value-type="float" office:value="0.279075533151627" calcext:value-type="float">
            <text:p>0.279075533151627</text:p>
          </table:table-cell>
          <table:table-cell office:value-type="float" office:value="0.343266516923904" calcext:value-type="float">
            <text:p>0.343266516923904</text:p>
          </table:table-cell>
        </table:table-row>
        <table:table-row table:style-name="ro1">
          <table:table-cell office:value-type="float" office:value="0.276485919952393" calcext:value-type="float">
            <text:p>0.276485919952393</text:p>
          </table:table-cell>
          <table:table-cell office:value-type="float" office:value="0.337519109249115" calcext:value-type="float">
            <text:p>0.337519109249115</text:p>
          </table:table-cell>
        </table:table-row>
        <table:table-row table:style-name="ro1">
          <table:table-cell office:value-type="float" office:value="0.27394112944603" calcext:value-type="float">
            <text:p>0.27394112944603</text:p>
          </table:table-cell>
          <table:table-cell office:value-type="float" office:value="0.331996619701385" calcext:value-type="float">
            <text:p>0.331996619701385</text:p>
          </table:table-cell>
        </table:table-row>
        <table:table-row table:style-name="ro1">
          <table:table-cell office:value-type="float" office:value="0.271442890167236" calcext:value-type="float">
            <text:p>0.271442890167236</text:p>
          </table:table-cell>
          <table:table-cell office:value-type="float" office:value="0.326584607362747" calcext:value-type="float">
            <text:p>0.326584607362747</text:p>
          </table:table-cell>
        </table:table-row>
        <table:table-row table:style-name="ro1">
          <table:table-cell office:value-type="float" office:value="0.26899442076683" calcext:value-type="float">
            <text:p>0.26899442076683</text:p>
          </table:table-cell>
          <table:table-cell office:value-type="float" office:value="0.321205943822861" calcext:value-type="float">
            <text:p>0.321205943822861</text:p>
          </table:table-cell>
        </table:table-row>
        <table:table-row table:style-name="ro1">
          <table:table-cell office:value-type="float" office:value="0.266594499349594" calcext:value-type="float">
            <text:p>0.266594499349594</text:p>
          </table:table-cell>
          <table:table-cell office:value-type="float" office:value="0.315965831279755" calcext:value-type="float">
            <text:p>0.315965831279755</text:p>
          </table:table-cell>
        </table:table-row>
        <table:table-row table:style-name="ro1">
          <table:table-cell office:value-type="float" office:value="0.264265596866608" calcext:value-type="float">
            <text:p>0.264265596866608</text:p>
          </table:table-cell>
          <table:table-cell office:value-type="float" office:value="0.310914605855942" calcext:value-type="float">
            <text:p>0.310914605855942</text:p>
          </table:table-cell>
        </table:table-row>
        <table:table-row table:style-name="ro1">
          <table:table-cell office:value-type="float" office:value="0.262005239725113" calcext:value-type="float">
            <text:p>0.262005239725113</text:p>
          </table:table-cell>
          <table:table-cell office:value-type="float" office:value="0.305971562862396" calcext:value-type="float">
            <text:p>0.305971562862396</text:p>
          </table:table-cell>
        </table:table-row>
        <table:table-row table:style-name="ro1">
          <table:table-cell office:value-type="float" office:value="0.259805530309677" calcext:value-type="float">
            <text:p>0.259805530309677</text:p>
          </table:table-cell>
          <table:table-cell office:value-type="float" office:value="0.301162749528885" calcext:value-type="float">
            <text:p>0.301162749528885</text:p>
          </table:table-cell>
        </table:table-row>
        <table:table-row table:style-name="ro1">
          <table:table-cell office:value-type="float" office:value="0.257638186216354" calcext:value-type="float">
            <text:p>0.257638186216354</text:p>
          </table:table-cell>
          <table:table-cell office:value-type="float" office:value="0.296450942754745" calcext:value-type="float">
            <text:p>0.296450942754745</text:p>
          </table:table-cell>
        </table:table-row>
        <table:table-row table:style-name="ro1">
          <table:table-cell office:value-type="float" office:value="0.255520015954971" calcext:value-type="float">
            <text:p>0.255520015954971</text:p>
          </table:table-cell>
          <table:table-cell office:value-type="float" office:value="0.291899114847183" calcext:value-type="float">
            <text:p>0.291899114847183</text:p>
          </table:table-cell>
        </table:table-row>
        <table:table-row table:style-name="ro1">
          <table:table-cell office:value-type="float" office:value="0.253467887639999" calcext:value-type="float">
            <text:p>0.253467887639999</text:p>
          </table:table-cell>
          <table:table-cell office:value-type="float" office:value="0.287478119134903" calcext:value-type="float">
            <text:p>0.287478119134903</text:p>
          </table:table-cell>
        </table:table-row>
        <table:table-row table:style-name="ro1">
          <table:table-cell office:value-type="float" office:value="0.25146958231926" calcext:value-type="float">
            <text:p>0.25146958231926</text:p>
          </table:table-cell>
          <table:table-cell office:value-type="float" office:value="0.283135265111923" calcext:value-type="float">
            <text:p>0.283135265111923</text:p>
          </table:table-cell>
        </table:table-row>
        <table:table-row table:style-name="ro1">
          <table:table-cell office:value-type="float" office:value="0.249542325735092" calcext:value-type="float">
            <text:p>0.249542325735092</text:p>
          </table:table-cell>
          <table:table-cell office:value-type="float" office:value="0.278932392597198" calcext:value-type="float">
            <text:p>0.278932392597198</text:p>
          </table:table-cell>
        </table:table-row>
        <table:table-row table:style-name="ro1">
          <table:table-cell office:value-type="float" office:value="0.247667998075485" calcext:value-type="float">
            <text:p>0.247667998075485</text:p>
          </table:table-cell>
          <table:table-cell office:value-type="float" office:value="0.274868130683899" calcext:value-type="float">
            <text:p>0.274868130683899</text:p>
          </table:table-cell>
        </table:table-row>
        <table:table-row table:style-name="ro1">
          <table:table-cell office:value-type="float" office:value="0.245829775929451" calcext:value-type="float">
            <text:p>0.245829775929451</text:p>
          </table:table-cell>
          <table:table-cell office:value-type="float" office:value="0.270911782979965" calcext:value-type="float">
            <text:p>0.270911782979965</text:p>
          </table:table-cell>
        </table:table-row>
        <table:table-row table:style-name="ro1">
          <table:table-cell office:value-type="float" office:value="0.244031667709351" calcext:value-type="float">
            <text:p>0.244031667709351</text:p>
          </table:table-cell>
          <table:table-cell office:value-type="float" office:value="0.266880184412003" calcext:value-type="float">
            <text:p>0.266880184412003</text:p>
          </table:table-cell>
        </table:table-row>
        <table:table-row table:style-name="ro1">
          <table:table-cell office:value-type="float" office:value="0.242268621921539" calcext:value-type="float">
            <text:p>0.242268621921539</text:p>
          </table:table-cell>
          <table:table-cell office:value-type="float" office:value="0.262859553098679" calcext:value-type="float">
            <text:p>0.262859553098679</text:p>
          </table:table-cell>
        </table:table-row>
        <table:table-row table:style-name="ro1">
          <table:table-cell office:value-type="float" office:value="0.240531519055366" calcext:value-type="float">
            <text:p>0.240531519055366</text:p>
          </table:table-cell>
          <table:table-cell office:value-type="float" office:value="0.258967995643616" calcext:value-type="float">
            <text:p>0.258967995643616</text:p>
          </table:table-cell>
        </table:table-row>
        <table:table-row table:style-name="ro1">
          <table:table-cell office:value-type="float" office:value="0.238824769854546" calcext:value-type="float">
            <text:p>0.238824769854546</text:p>
          </table:table-cell>
          <table:table-cell office:value-type="float" office:value="0.255138128995895" calcext:value-type="float">
            <text:p>0.255138128995895</text:p>
          </table:table-cell>
        </table:table-row>
        <table:table-row table:style-name="ro1">
          <table:table-cell office:value-type="float" office:value="0.237148195505142" calcext:value-type="float">
            <text:p>0.237148195505142</text:p>
          </table:table-cell>
          <table:table-cell office:value-type="float" office:value="0.251451760530472" calcext:value-type="float">
            <text:p>0.251451760530472</text:p>
          </table:table-cell>
        </table:table-row>
        <table:table-row table:style-name="ro1">
          <table:table-cell office:value-type="float" office:value="0.235493078827858" calcext:value-type="float">
            <text:p>0.235493078827858</text:p>
          </table:table-cell>
          <table:table-cell office:value-type="float" office:value="0.247761085629463" calcext:value-type="float">
            <text:p>0.247761085629463</text:p>
          </table:table-cell>
        </table:table-row>
        <table:table-row table:style-name="ro1">
          <table:table-cell office:value-type="float" office:value="0.233871743083" calcext:value-type="float">
            <text:p>0.233871743083</text:p>
          </table:table-cell>
          <table:table-cell office:value-type="float" office:value="0.24408908188343" calcext:value-type="float">
            <text:p>0.24408908188343</text:p>
          </table:table-cell>
        </table:table-row>
        <table:table-row table:style-name="ro1">
          <table:table-cell office:value-type="float" office:value="0.232278659939766" calcext:value-type="float">
            <text:p>0.232278659939766</text:p>
          </table:table-cell>
          <table:table-cell office:value-type="float" office:value="0.240505278110504" calcext:value-type="float">
            <text:p>0.240505278110504</text:p>
          </table:table-cell>
        </table:table-row>
        <table:table-row table:style-name="ro1">
          <table:table-cell office:value-type="float" office:value="0.230707973241806" calcext:value-type="float">
            <text:p>0.230707973241806</text:p>
          </table:table-cell>
          <table:table-cell office:value-type="float" office:value="0.237065374851227" calcext:value-type="float">
            <text:p>0.237065374851227</text:p>
          </table:table-cell>
        </table:table-row>
        <table:table-row table:style-name="ro1">
          <table:table-cell office:value-type="float" office:value="0.229158878326416" calcext:value-type="float">
            <text:p>0.229158878326416</text:p>
          </table:table-cell>
          <table:table-cell office:value-type="float" office:value="0.233600303530693" calcext:value-type="float">
            <text:p>0.233600303530693</text:p>
          </table:table-cell>
        </table:table-row>
        <table:table-row table:style-name="ro1">
          <table:table-cell office:value-type="float" office:value="0.227634206414223" calcext:value-type="float">
            <text:p>0.227634206414223</text:p>
          </table:table-cell>
          <table:table-cell office:value-type="float" office:value="0.230203330516815" calcext:value-type="float">
            <text:p>0.230203330516815</text:p>
          </table:table-cell>
        </table:table-row>
        <table:table-row table:style-name="ro1">
          <table:table-cell office:value-type="float" office:value="0.226133897900581" calcext:value-type="float">
            <text:p>0.226133897900581</text:p>
          </table:table-cell>
          <table:table-cell office:value-type="float" office:value="0.226883947849274" calcext:value-type="float">
            <text:p>0.226883947849274</text:p>
          </table:table-cell>
        </table:table-row>
        <table:table-row table:style-name="ro1">
          <table:table-cell office:value-type="float" office:value="0.224659383296966" calcext:value-type="float">
            <text:p>0.224659383296966</text:p>
          </table:table-cell>
          <table:table-cell office:value-type="float" office:value="0.22367025911808" calcext:value-type="float">
            <text:p>0.22367025911808</text:p>
          </table:table-cell>
        </table:table-row>
        <table:table-row table:style-name="ro1">
          <table:table-cell office:value-type="float" office:value="0.223212823271751" calcext:value-type="float">
            <text:p>0.223212823271751</text:p>
          </table:table-cell>
          <table:table-cell office:value-type="float" office:value="0.22044712305069" calcext:value-type="float">
            <text:p>0.22044712305069</text:p>
          </table:table-cell>
        </table:table-row>
        <table:table-row table:style-name="ro1">
          <table:table-cell office:value-type="float" office:value="0.221778392791748" calcext:value-type="float">
            <text:p>0.221778392791748</text:p>
          </table:table-cell>
          <table:table-cell office:value-type="float" office:value="0.21738575398922" calcext:value-type="float">
            <text:p>0.21738575398922</text:p>
          </table:table-cell>
        </table:table-row>
        <table:table-row table:style-name="ro1">
          <table:table-cell office:value-type="float" office:value="0.220361888408661" calcext:value-type="float">
            <text:p>0.220361888408661</text:p>
          </table:table-cell>
          <table:table-cell office:value-type="float" office:value="0.214374259114265" calcext:value-type="float">
            <text:p>0.214374259114265</text:p>
          </table:table-cell>
        </table:table-row>
        <table:table-row table:style-name="ro1">
          <table:table-cell office:value-type="float" office:value="0.218963384628296" calcext:value-type="float">
            <text:p>0.218963384628296</text:p>
          </table:table-cell>
          <table:table-cell office:value-type="float" office:value="0.211368277668953" calcext:value-type="float">
            <text:p>0.211368277668953</text:p>
          </table:table-cell>
        </table:table-row>
        <table:table-row table:style-name="ro1">
          <table:table-cell office:value-type="float" office:value="0.217587187886238" calcext:value-type="float">
            <text:p>0.217587187886238</text:p>
          </table:table-cell>
          <table:table-cell office:value-type="float" office:value="0.208386823534966" calcext:value-type="float">
            <text:p>0.208386823534966</text:p>
          </table:table-cell>
        </table:table-row>
        <table:table-row table:style-name="ro1">
          <table:table-cell office:value-type="float" office:value="0.216225326061249" calcext:value-type="float">
            <text:p>0.216225326061249</text:p>
          </table:table-cell>
          <table:table-cell office:value-type="float" office:value="0.205480650067329" calcext:value-type="float">
            <text:p>0.205480650067329</text:p>
          </table:table-cell>
        </table:table-row>
        <table:table-row table:style-name="ro1">
          <table:table-cell office:value-type="float" office:value="0.214882493019104" calcext:value-type="float">
            <text:p>0.214882493019104</text:p>
          </table:table-cell>
          <table:table-cell office:value-type="float" office:value="0.202647373080254" calcext:value-type="float">
            <text:p>0.202647373080254</text:p>
          </table:table-cell>
        </table:table-row>
        <table:table-row table:style-name="ro1">
          <table:table-cell office:value-type="float" office:value="0.213558062911034" calcext:value-type="float">
            <text:p>0.213558062911034</text:p>
          </table:table-cell>
          <table:table-cell office:value-type="float" office:value="0.199841767549515" calcext:value-type="float">
            <text:p>0.199841767549515</text:p>
          </table:table-cell>
        </table:table-row>
        <table:table-row table:style-name="ro1">
          <table:table-cell office:value-type="float" office:value="0.212250486016273" calcext:value-type="float">
            <text:p>0.212250486016273</text:p>
          </table:table-cell>
          <table:table-cell office:value-type="float" office:value="0.197097256779671" calcext:value-type="float">
            <text:p>0.197097256779671</text:p>
          </table:table-cell>
        </table:table-row>
        <table:table-row table:style-name="ro1">
          <table:table-cell office:value-type="float" office:value="0.210961371660233" calcext:value-type="float">
            <text:p>0.210961371660233</text:p>
          </table:table-cell>
          <table:table-cell office:value-type="float" office:value="0.194402173161507" calcext:value-type="float">
            <text:p>0.194402173161507</text:p>
          </table:table-cell>
        </table:table-row>
        <table:table-row table:style-name="ro1">
          <table:table-cell office:value-type="float" office:value="0.209690481424332" calcext:value-type="float">
            <text:p>0.209690481424332</text:p>
          </table:table-cell>
          <table:table-cell office:value-type="float" office:value="0.191733092069626" calcext:value-type="float">
            <text:p>0.191733092069626</text:p>
          </table:table-cell>
        </table:table-row>
        <table:table-row table:style-name="ro1">
          <table:table-cell office:value-type="float" office:value="0.208432421088219" calcext:value-type="float">
            <text:p>0.208432421088219</text:p>
          </table:table-cell>
          <table:table-cell office:value-type="float" office:value="0.189227879047394" calcext:value-type="float">
            <text:p>0.189227879047394</text:p>
          </table:table-cell>
        </table:table-row>
        <table:table-row table:style-name="ro1">
          <table:table-cell office:value-type="float" office:value="0.207196921110153" calcext:value-type="float">
            <text:p>0.207196921110153</text:p>
          </table:table-cell>
          <table:table-cell office:value-type="float" office:value="0.186712235212326" calcext:value-type="float">
            <text:p>0.186712235212326</text:p>
          </table:table-cell>
        </table:table-row>
        <table:table-row table:style-name="ro1">
          <table:table-cell office:value-type="float" office:value="0.20598016679287" calcext:value-type="float">
            <text:p>0.20598016679287</text:p>
          </table:table-cell>
          <table:table-cell office:value-type="float" office:value="0.184210568666458" calcext:value-type="float">
            <text:p>0.184210568666458</text:p>
          </table:table-cell>
        </table:table-row>
        <table:table-row table:style-name="ro1">
          <table:table-cell office:value-type="float" office:value="0.204779118299484" calcext:value-type="float">
            <text:p>0.204779118299484</text:p>
          </table:table-cell>
          <table:table-cell office:value-type="float" office:value="0.181826919317245" calcext:value-type="float">
            <text:p>0.181826919317245</text:p>
          </table:table-cell>
        </table:table-row>
        <table:table-row table:style-name="ro1">
          <table:table-cell office:value-type="float" office:value="0.203594043850899" calcext:value-type="float">
            <text:p>0.203594043850899</text:p>
          </table:table-cell>
          <table:table-cell office:value-type="float" office:value="0.179498627781868" calcext:value-type="float">
            <text:p>0.179498627781868</text:p>
          </table:table-cell>
        </table:table-row>
        <table:table-row table:style-name="ro1">
          <table:table-cell office:value-type="float" office:value="0.202427566051483" calcext:value-type="float">
            <text:p>0.202427566051483</text:p>
          </table:table-cell>
          <table:table-cell office:value-type="float" office:value="0.17728029191494" calcext:value-type="float">
            <text:p>0.17728029191494</text:p>
          </table:table-cell>
        </table:table-row>
        <table:table-row table:style-name="ro1">
          <table:table-cell office:value-type="float" office:value="0.201279476284981" calcext:value-type="float">
            <text:p>0.201279476284981</text:p>
          </table:table-cell>
          <table:table-cell office:value-type="float" office:value="0.17500251531601" calcext:value-type="float">
            <text:p>0.17500251531601</text:p>
          </table:table-cell>
        </table:table-row>
        <table:table-row table:style-name="ro1">
          <table:table-cell office:value-type="float" office:value="0.200142800807953" calcext:value-type="float">
            <text:p>0.200142800807953</text:p>
          </table:table-cell>
          <table:table-cell office:value-type="float" office:value="0.17288339138031" calcext:value-type="float">
            <text:p>0.17288339138031</text:p>
          </table:table-cell>
        </table:table-row>
        <table:table-row table:style-name="ro1">
          <table:table-cell office:value-type="float" office:value="0.199016004800797" calcext:value-type="float">
            <text:p>0.199016004800797</text:p>
          </table:table-cell>
          <table:table-cell office:value-type="float" office:value="0.170729994773865" calcext:value-type="float">
            <text:p>0.170729994773865</text:p>
          </table:table-cell>
        </table:table-row>
        <table:table-row table:style-name="ro1">
          <table:table-cell office:value-type="float" office:value="0.197899460792542" calcext:value-type="float">
            <text:p>0.197899460792542</text:p>
          </table:table-cell>
          <table:table-cell office:value-type="float" office:value="0.168650388717651" calcext:value-type="float">
            <text:p>0.168650388717651</text:p>
          </table:table-cell>
        </table:table-row>
        <table:table-row table:style-name="ro1">
          <table:table-cell office:value-type="float" office:value="0.196802258491516" calcext:value-type="float">
            <text:p>0.196802258491516</text:p>
          </table:table-cell>
          <table:table-cell office:value-type="float" office:value="0.166616842150688" calcext:value-type="float">
            <text:p>0.166616842150688</text:p>
          </table:table-cell>
        </table:table-row>
        <table:table-row table:style-name="ro1">
          <table:table-cell office:value-type="float" office:value="0.195716485381126" calcext:value-type="float">
            <text:p>0.195716485381126</text:p>
          </table:table-cell>
          <table:table-cell office:value-type="float" office:value="0.16464675962925" calcext:value-type="float">
            <text:p>0.16464675962925</text:p>
          </table:table-cell>
        </table:table-row>
        <table:table-row table:style-name="ro1">
          <table:table-cell office:value-type="float" office:value="0.194637015461922" calcext:value-type="float">
            <text:p>0.194637015461922</text:p>
          </table:table-cell>
          <table:table-cell office:value-type="float" office:value="0.162759140133858" calcext:value-type="float">
            <text:p>0.162759140133858</text:p>
          </table:table-cell>
        </table:table-row>
        <table:table-row table:style-name="ro1">
          <table:table-cell office:value-type="float" office:value="0.193574771285057" calcext:value-type="float">
            <text:p>0.193574771285057</text:p>
          </table:table-cell>
          <table:table-cell office:value-type="float" office:value="0.160919472575188" calcext:value-type="float">
            <text:p>0.160919472575188</text:p>
          </table:table-cell>
        </table:table-row>
        <table:table-row table:style-name="ro1">
          <table:table-cell office:value-type="float" office:value="0.19252435863018" calcext:value-type="float">
            <text:p>0.19252435863018</text:p>
          </table:table-cell>
          <table:table-cell office:value-type="float" office:value="0.159046456217766" calcext:value-type="float">
            <text:p>0.159046456217766</text:p>
          </table:table-cell>
        </table:table-row>
        <table:table-row table:style-name="ro1">
          <table:table-cell office:value-type="float" office:value="0.191481679677963" calcext:value-type="float">
            <text:p>0.191481679677963</text:p>
          </table:table-cell>
          <table:table-cell office:value-type="float" office:value="0.157288923859596" calcext:value-type="float">
            <text:p>0.157288923859596</text:p>
          </table:table-cell>
        </table:table-row>
        <table:table-row table:style-name="ro1">
          <table:table-cell office:value-type="float" office:value="0.190452247858048" calcext:value-type="float">
            <text:p>0.190452247858048</text:p>
          </table:table-cell>
          <table:table-cell office:value-type="float" office:value="0.155537471175194" calcext:value-type="float">
            <text:p>0.155537471175194</text:p>
          </table:table-cell>
        </table:table-row>
        <table:table-row table:style-name="ro1">
          <table:table-cell office:value-type="float" office:value="0.189436241984367" calcext:value-type="float">
            <text:p>0.189436241984367</text:p>
          </table:table-cell>
          <table:table-cell office:value-type="float" office:value="0.153898224234581" calcext:value-type="float">
            <text:p>0.153898224234581</text:p>
          </table:table-cell>
        </table:table-row>
        <table:table-row table:style-name="ro1">
          <table:table-cell office:value-type="float" office:value="0.188429027795792" calcext:value-type="float">
            <text:p>0.188429027795792</text:p>
          </table:table-cell>
          <table:table-cell office:value-type="float" office:value="0.152259632945061" calcext:value-type="float">
            <text:p>0.152259632945061</text:p>
          </table:table-cell>
        </table:table-row>
        <table:table-row table:style-name="ro1">
          <table:table-cell office:value-type="float" office:value="0.187432572245598" calcext:value-type="float">
            <text:p>0.187432572245598</text:p>
          </table:table-cell>
          <table:table-cell office:value-type="float" office:value="0.150592848658562" calcext:value-type="float">
            <text:p>0.150592848658562</text:p>
          </table:table-cell>
        </table:table-row>
        <table:table-row table:style-name="ro1">
          <table:table-cell office:value-type="float" office:value="0.186442449688911" calcext:value-type="float">
            <text:p>0.186442449688911</text:p>
          </table:table-cell>
          <table:table-cell office:value-type="float" office:value="0.148986414074898" calcext:value-type="float">
            <text:p>0.148986414074898</text:p>
          </table:table-cell>
        </table:table-row>
        <table:table-row table:style-name="ro1">
          <table:table-cell office:value-type="float" office:value="0.185460045933723" calcext:value-type="float">
            <text:p>0.185460045933723</text:p>
          </table:table-cell>
          <table:table-cell office:value-type="float" office:value="0.147364154458046" calcext:value-type="float">
            <text:p>0.147364154458046</text:p>
          </table:table-cell>
        </table:table-row>
        <table:table-row table:style-name="ro1">
          <table:table-cell office:value-type="float" office:value="0.1844841837883" calcext:value-type="float">
            <text:p>0.1844841837883</text:p>
          </table:table-cell>
          <table:table-cell office:value-type="float" office:value="0.145749524235725" calcext:value-type="float">
            <text:p>0.145749524235725</text:p>
          </table:table-cell>
        </table:table-row>
        <table:table-row table:style-name="ro1">
          <table:table-cell office:value-type="float" office:value="0.183514714241028" calcext:value-type="float">
            <text:p>0.183514714241028</text:p>
          </table:table-cell>
          <table:table-cell office:value-type="float" office:value="0.144160822033882" calcext:value-type="float">
            <text:p>0.144160822033882</text:p>
          </table:table-cell>
        </table:table-row>
        <table:table-row table:style-name="ro1">
          <table:table-cell office:value-type="float" office:value="0.182558104395866" calcext:value-type="float">
            <text:p>0.182558104395866</text:p>
          </table:table-cell>
          <table:table-cell office:value-type="float" office:value="0.142589792609215" calcext:value-type="float">
            <text:p>0.142589792609215</text:p>
          </table:table-cell>
        </table:table-row>
        <table:table-row table:style-name="ro1">
          <table:table-cell office:value-type="float" office:value="0.181608334183693" calcext:value-type="float">
            <text:p>0.181608334183693</text:p>
          </table:table-cell>
          <table:table-cell office:value-type="float" office:value="0.141051158308983" calcext:value-type="float">
            <text:p>0.141051158308983</text:p>
          </table:table-cell>
        </table:table-row>
        <table:table-row table:style-name="ro1">
          <table:table-cell office:value-type="float" office:value="0.180663853883743" calcext:value-type="float">
            <text:p>0.180663853883743</text:p>
          </table:table-cell>
          <table:table-cell office:value-type="float" office:value="0.139540448784828" calcext:value-type="float">
            <text:p>0.139540448784828</text:p>
          </table:table-cell>
        </table:table-row>
        <table:table-row table:style-name="ro1">
          <table:table-cell office:value-type="float" office:value="0.179738074541092" calcext:value-type="float">
            <text:p>0.179738074541092</text:p>
          </table:table-cell>
          <table:table-cell office:value-type="float" office:value="0.138064324855804" calcext:value-type="float">
            <text:p>0.138064324855804</text:p>
          </table:table-cell>
        </table:table-row>
        <table:table-row table:style-name="ro1">
          <table:table-cell office:value-type="float" office:value="0.178821563720703" calcext:value-type="float">
            <text:p>0.178821563720703</text:p>
          </table:table-cell>
          <table:table-cell office:value-type="float" office:value="0.136668756604195" calcext:value-type="float">
            <text:p>0.136668756604195</text:p>
          </table:table-cell>
        </table:table-row>
        <table:table-row table:style-name="ro1">
          <table:table-cell office:value-type="float" office:value="0.177913621068001" calcext:value-type="float">
            <text:p>0.177913621068001</text:p>
          </table:table-cell>
          <table:table-cell office:value-type="float" office:value="0.13525764644146" calcext:value-type="float">
            <text:p>0.13525764644146</text:p>
          </table:table-cell>
        </table:table-row>
        <table:table-row table:style-name="ro1">
          <table:table-cell office:value-type="float" office:value="0.17700868844986" calcext:value-type="float">
            <text:p>0.17700868844986</text:p>
          </table:table-cell>
          <table:table-cell office:value-type="float" office:value="0.133881598711014" calcext:value-type="float">
            <text:p>0.133881598711014</text:p>
          </table:table-cell>
        </table:table-row>
        <table:table-row table:style-name="ro1">
          <table:table-cell office:value-type="float" office:value="0.176111355423927" calcext:value-type="float">
            <text:p>0.176111355423927</text:p>
          </table:table-cell>
          <table:table-cell office:value-type="float" office:value="0.132529258728027" calcext:value-type="float">
            <text:p>0.132529258728027</text:p>
          </table:table-cell>
        </table:table-row>
        <table:table-row table:style-name="ro1">
          <table:table-cell office:value-type="float" office:value="0.17522306740284" calcext:value-type="float">
            <text:p>0.17522306740284</text:p>
          </table:table-cell>
          <table:table-cell office:value-type="float" office:value="0.131203606724739" calcext:value-type="float">
            <text:p>0.131203606724739</text:p>
          </table:table-cell>
        </table:table-row>
        <table:table-row table:style-name="ro1">
          <table:table-cell office:value-type="float" office:value="0.174342751502991" calcext:value-type="float">
            <text:p>0.174342751502991</text:p>
          </table:table-cell>
          <table:table-cell office:value-type="float" office:value="0.129896029829979" calcext:value-type="float">
            <text:p>0.129896029829979</text:p>
          </table:table-cell>
        </table:table-row>
        <table:table-row table:style-name="ro1">
          <table:table-cell office:value-type="float" office:value="0.173468440771103" calcext:value-type="float">
            <text:p>0.173468440771103</text:p>
          </table:table-cell>
          <table:table-cell office:value-type="float" office:value="0.128619134426117" calcext:value-type="float">
            <text:p>0.128619134426117</text:p>
          </table:table-cell>
        </table:table-row>
        <table:table-row table:style-name="ro1">
          <table:table-cell office:value-type="float" office:value="0.172601968050003" calcext:value-type="float">
            <text:p>0.172601968050003</text:p>
          </table:table-cell>
          <table:table-cell office:value-type="float" office:value="0.127397939562798" calcext:value-type="float">
            <text:p>0.127397939562798</text:p>
          </table:table-cell>
        </table:table-row>
        <table:table-row table:style-name="ro1">
          <table:table-cell office:value-type="float" office:value="0.171744361519814" calcext:value-type="float">
            <text:p>0.171744361519814</text:p>
          </table:table-cell>
          <table:table-cell office:value-type="float" office:value="0.126183837652206" calcext:value-type="float">
            <text:p>0.126183837652206</text:p>
          </table:table-cell>
        </table:table-row>
        <table:table-row table:style-name="ro1">
          <table:table-cell office:value-type="float" office:value="0.170894950628281" calcext:value-type="float">
            <text:p>0.170894950628281</text:p>
          </table:table-cell>
          <table:table-cell office:value-type="float" office:value="0.12502458691597" calcext:value-type="float">
            <text:p>0.12502458691597</text:p>
          </table:table-cell>
        </table:table-row>
        <table:table-row table:style-name="ro1">
          <table:table-cell office:value-type="float" office:value="0.170055255293846" calcext:value-type="float">
            <text:p>0.170055255293846</text:p>
          </table:table-cell>
          <table:table-cell office:value-type="float" office:value="0.123869098722935" calcext:value-type="float">
            <text:p>0.123869098722935</text:p>
          </table:table-cell>
        </table:table-row>
        <table:table-row table:style-name="ro1">
          <table:table-cell office:value-type="float" office:value="0.169224798679352" calcext:value-type="float">
            <text:p>0.169224798679352</text:p>
          </table:table-cell>
          <table:table-cell office:value-type="float" office:value="0.122731991112232" calcext:value-type="float">
            <text:p>0.122731991112232</text:p>
          </table:table-cell>
        </table:table-row>
        <table:table-row table:style-name="ro1">
          <table:table-cell office:value-type="float" office:value="0.168398931622505" calcext:value-type="float">
            <text:p>0.168398931622505</text:p>
          </table:table-cell>
          <table:table-cell office:value-type="float" office:value="0.121610373258591" calcext:value-type="float">
            <text:p>0.121610373258591</text:p>
          </table:table-cell>
        </table:table-row>
        <table:table-row table:style-name="ro1">
          <table:table-cell office:value-type="float" office:value="0.167584657669067" calcext:value-type="float">
            <text:p>0.167584657669067</text:p>
          </table:table-cell>
          <table:table-cell office:value-type="float" office:value="0.12049725651741" calcext:value-type="float">
            <text:p>0.12049725651741</text:p>
          </table:table-cell>
        </table:table-row>
        <table:table-row table:style-name="ro1">
          <table:table-cell office:value-type="float" office:value="0.166779220104218" calcext:value-type="float">
            <text:p>0.166779220104218</text:p>
          </table:table-cell>
          <table:table-cell office:value-type="float" office:value="0.119407162070274" calcext:value-type="float">
            <text:p>0.119407162070274</text:p>
          </table:table-cell>
        </table:table-row>
        <table:table-row table:style-name="ro1">
          <table:table-cell office:value-type="float" office:value="0.165976494550705" calcext:value-type="float">
            <text:p>0.165976494550705</text:p>
          </table:table-cell>
          <table:table-cell office:value-type="float" office:value="0.118330620229244" calcext:value-type="float">
            <text:p>0.118330620229244</text:p>
          </table:table-cell>
        </table:table-row>
        <table:table-row table:style-name="ro1">
          <table:table-cell office:value-type="float" office:value="0.165182217955589" calcext:value-type="float">
            <text:p>0.165182217955589</text:p>
          </table:table-cell>
          <table:table-cell office:value-type="float" office:value="0.117281228303909" calcext:value-type="float">
            <text:p>0.117281228303909</text:p>
          </table:table-cell>
        </table:table-row>
        <table:table-row table:style-name="ro1">
          <table:table-cell office:value-type="float" office:value="0.164394691586494" calcext:value-type="float">
            <text:p>0.164394691586494</text:p>
          </table:table-cell>
          <table:table-cell office:value-type="float" office:value="0.11622603982687" calcext:value-type="float">
            <text:p>0.11622603982687</text:p>
          </table:table-cell>
        </table:table-row>
        <table:table-row table:style-name="ro1">
          <table:table-cell office:value-type="float" office:value="0.163613319396973" calcext:value-type="float">
            <text:p>0.163613319396973</text:p>
          </table:table-cell>
          <table:table-cell office:value-type="float" office:value="0.115185886621475" calcext:value-type="float">
            <text:p>0.115185886621475</text:p>
          </table:table-cell>
        </table:table-row>
        <table:table-row table:style-name="ro1">
          <table:table-cell office:value-type="float" office:value="0.162838101387024" calcext:value-type="float">
            <text:p>0.162838101387024</text:p>
          </table:table-cell>
          <table:table-cell office:value-type="float" office:value="0.114175282418728" calcext:value-type="float">
            <text:p>0.114175282418728</text:p>
          </table:table-cell>
        </table:table-row>
        <table:table-row table:style-name="ro1">
          <table:table-cell office:value-type="float" office:value="0.162071064114571" calcext:value-type="float">
            <text:p>0.162071064114571</text:p>
          </table:table-cell>
          <table:table-cell office:value-type="float" office:value="0.113162994384766" calcext:value-type="float">
            <text:p>0.113162994384766</text:p>
          </table:table-cell>
        </table:table-row>
        <table:table-row table:style-name="ro1">
          <table:table-cell office:value-type="float" office:value="0.16131204366684" calcext:value-type="float">
            <text:p>0.16131204366684</text:p>
          </table:table-cell>
          <table:table-cell office:value-type="float" office:value="0.11217624694109" calcext:value-type="float">
            <text:p>0.11217624694109</text:p>
          </table:table-cell>
        </table:table-row>
        <table:table-row table:style-name="ro1">
          <table:table-cell office:value-type="float" office:value="0.160558491945267" calcext:value-type="float">
            <text:p>0.160558491945267</text:p>
          </table:table-cell>
          <table:table-cell office:value-type="float" office:value="0.111203424632549" calcext:value-type="float">
            <text:p>0.111203424632549</text:p>
          </table:table-cell>
        </table:table-row>
        <table:table-row table:style-name="ro1">
          <table:table-cell office:value-type="float" office:value="0.159813165664673" calcext:value-type="float">
            <text:p>0.159813165664673</text:p>
          </table:table-cell>
          <table:table-cell office:value-type="float" office:value="0.110258460044861" calcext:value-type="float">
            <text:p>0.110258460044861</text:p>
          </table:table-cell>
        </table:table-row>
        <table:table-row table:style-name="ro1">
          <table:table-cell office:value-type="float" office:value="0.159072116017342" calcext:value-type="float">
            <text:p>0.159072116017342</text:p>
          </table:table-cell>
          <table:table-cell office:value-type="float" office:value="0.109345756471157" calcext:value-type="float">
            <text:p>0.109345756471157</text:p>
          </table:table-cell>
        </table:table-row>
        <table:table-row table:style-name="ro1">
          <table:table-cell office:value-type="float" office:value="0.158335939049721" calcext:value-type="float">
            <text:p>0.158335939049721</text:p>
          </table:table-cell>
          <table:table-cell office:value-type="float" office:value="0.1084179058671" calcext:value-type="float">
            <text:p>0.1084179058671</text:p>
          </table:table-cell>
        </table:table-row>
        <table:table-row table:style-name="ro1">
          <table:table-cell office:value-type="float" office:value="0.157603591680527" calcext:value-type="float">
            <text:p>0.157603591680527</text:p>
          </table:table-cell>
          <table:table-cell office:value-type="float" office:value="0.107500791549683" calcext:value-type="float">
            <text:p>0.107500791549683</text:p>
          </table:table-cell>
        </table:table-row>
        <table:table-row table:style-name="ro1">
          <table:table-cell office:value-type="float" office:value="0.156877845525742" calcext:value-type="float">
            <text:p>0.156877845525742</text:p>
          </table:table-cell>
          <table:table-cell office:value-type="float" office:value="0.106593862175941" calcext:value-type="float">
            <text:p>0.106593862175941</text:p>
          </table:table-cell>
        </table:table-row>
        <table:table-row table:style-name="ro1">
          <table:table-cell office:value-type="float" office:value="0.156152665615082" calcext:value-type="float">
            <text:p>0.156152665615082</text:p>
          </table:table-cell>
          <table:table-cell office:value-type="float" office:value="0.105716548860073" calcext:value-type="float">
            <text:p>0.105716548860073</text:p>
          </table:table-cell>
        </table:table-row>
        <table:table-row table:style-name="ro1">
          <table:table-cell office:value-type="float" office:value="0.15543220937252" calcext:value-type="float">
            <text:p>0.15543220937252</text:p>
          </table:table-cell>
          <table:table-cell office:value-type="float" office:value="0.104854449629784" calcext:value-type="float">
            <text:p>0.104854449629784</text:p>
          </table:table-cell>
        </table:table-row>
        <table:table-row table:style-name="ro1">
          <table:table-cell office:value-type="float" office:value="0.154718041419983" calcext:value-type="float">
            <text:p>0.154718041419983</text:p>
          </table:table-cell>
          <table:table-cell office:value-type="float" office:value="0.103992603719234" calcext:value-type="float">
            <text:p>0.103992603719234</text:p>
          </table:table-cell>
        </table:table-row>
        <table:table-row table:style-name="ro1">
          <table:table-cell office:value-type="float" office:value="0.154009521007538" calcext:value-type="float">
            <text:p>0.154009521007538</text:p>
          </table:table-cell>
          <table:table-cell office:value-type="float" office:value="0.103135325014591" calcext:value-type="float">
            <text:p>0.103135325014591</text:p>
          </table:table-cell>
        </table:table-row>
        <table:table-row table:style-name="ro1">
          <table:table-cell office:value-type="float" office:value="0.153306692838669" calcext:value-type="float">
            <text:p>0.153306692838669</text:p>
          </table:table-cell>
          <table:table-cell office:value-type="float" office:value="0.102296762168407" calcext:value-type="float">
            <text:p>0.102296762168407</text:p>
          </table:table-cell>
        </table:table-row>
        <table:table-row table:style-name="ro1">
          <table:table-cell office:value-type="float" office:value="0.152608558535576" calcext:value-type="float">
            <text:p>0.152608558535576</text:p>
          </table:table-cell>
          <table:table-cell office:value-type="float" office:value="0.101481266319752" calcext:value-type="float">
            <text:p>0.101481266319752</text:p>
          </table:table-cell>
        </table:table-row>
        <table:table-row table:style-name="ro1">
          <table:table-cell office:value-type="float" office:value="0.151913538575172" calcext:value-type="float">
            <text:p>0.151913538575172</text:p>
          </table:table-cell>
          <table:table-cell office:value-type="float" office:value="0.100664757192135" calcext:value-type="float">
            <text:p>0.100664757192135</text:p>
          </table:table-cell>
        </table:table-row>
        <table:table-row table:style-name="ro1">
          <table:table-cell office:value-type="float" office:value="0.151224449276924" calcext:value-type="float">
            <text:p>0.151224449276924</text:p>
          </table:table-cell>
          <table:table-cell office:value-type="float" office:value="0.0998692959547043" calcext:value-type="float">
            <text:p>0.099869295954704</text:p>
          </table:table-cell>
        </table:table-row>
        <table:table-row table:style-name="ro1">
          <table:table-cell office:value-type="float" office:value="0.150543674826622" calcext:value-type="float">
            <text:p>0.150543674826622</text:p>
          </table:table-cell>
          <table:table-cell office:value-type="float" office:value="0.0990914627909661" calcext:value-type="float">
            <text:p>0.099091462790966</text:p>
          </table:table-cell>
        </table:table-row>
        <table:table-row table:style-name="ro1">
          <table:table-cell office:value-type="float" office:value="0.149867922067642" calcext:value-type="float">
            <text:p>0.149867922067642</text:p>
          </table:table-cell>
          <table:table-cell office:value-type="float" office:value="0.0983129441738129" calcext:value-type="float">
            <text:p>0.098312944173813</text:p>
          </table:table-cell>
        </table:table-row>
        <table:table-row table:style-name="ro1">
          <table:table-cell office:value-type="float" office:value="0.149198338389397" calcext:value-type="float">
            <text:p>0.149198338389397</text:p>
          </table:table-cell>
          <table:table-cell office:value-type="float" office:value="0.097543865442276" calcext:value-type="float">
            <text:p>0.097543865442276</text:p>
          </table:table-cell>
        </table:table-row>
        <table:table-row table:style-name="ro1">
          <table:table-cell office:value-type="float" office:value="0.148536071181297" calcext:value-type="float">
            <text:p>0.148536071181297</text:p>
          </table:table-cell>
          <table:table-cell office:value-type="float" office:value="0.0967976301908493" calcext:value-type="float">
            <text:p>0.096797630190849</text:p>
          </table:table-cell>
        </table:table-row>
        <table:table-row table:style-name="ro1">
          <table:table-cell office:value-type="float" office:value="0.147877782583237" calcext:value-type="float">
            <text:p>0.147877782583237</text:p>
          </table:table-cell>
          <table:table-cell office:value-type="float" office:value="0.0960653424263001" calcext:value-type="float">
            <text:p>0.0960653424263</text:p>
          </table:table-cell>
        </table:table-row>
        <table:table-row table:style-name="ro1">
          <table:table-cell office:value-type="float" office:value="0.147223964333534" calcext:value-type="float">
            <text:p>0.147223964333534</text:p>
          </table:table-cell>
          <table:table-cell office:value-type="float" office:value="0.0953448042273521" calcext:value-type="float">
            <text:p>0.095344804227352</text:p>
          </table:table-cell>
        </table:table-row>
        <table:table-row table:style-name="ro1">
          <table:table-cell office:value-type="float" office:value="0.146575391292572" calcext:value-type="float">
            <text:p>0.146575391292572</text:p>
          </table:table-cell>
          <table:table-cell office:value-type="float" office:value="0.0946138948202133" calcext:value-type="float">
            <text:p>0.094613894820213</text:p>
          </table:table-cell>
        </table:table-row>
        <table:table-row table:style-name="ro1">
          <table:table-cell office:value-type="float" office:value="0.14593505859375" calcext:value-type="float">
            <text:p>0.14593505859375</text:p>
          </table:table-cell>
          <table:table-cell office:value-type="float" office:value="0.0939191728830338" calcext:value-type="float">
            <text:p>0.093919172883034</text:p>
          </table:table-cell>
        </table:table-row>
        <table:table-row table:style-name="ro1">
          <table:table-cell office:value-type="float" office:value="0.145304411649704" calcext:value-type="float">
            <text:p>0.145304411649704</text:p>
          </table:table-cell>
          <table:table-cell office:value-type="float" office:value="0.0932420715689659" calcext:value-type="float">
            <text:p>0.093242071568966</text:p>
          </table:table-cell>
        </table:table-row>
        <table:table-row table:style-name="ro1">
          <table:table-cell office:value-type="float" office:value="0.144681110978127" calcext:value-type="float">
            <text:p>0.144681110978127</text:p>
          </table:table-cell>
          <table:table-cell office:value-type="float" office:value="0.0925584957003593" calcext:value-type="float">
            <text:p>0.092558495700359</text:p>
          </table:table-cell>
        </table:table-row>
        <table:table-row table:style-name="ro1">
          <table:table-cell office:value-type="float" office:value="0.144062608480454" calcext:value-type="float">
            <text:p>0.144062608480454</text:p>
          </table:table-cell>
          <table:table-cell office:value-type="float" office:value="0.0918880626559258" calcext:value-type="float">
            <text:p>0.091888062655926</text:p>
          </table:table-cell>
        </table:table-row>
        <table:table-row table:style-name="ro1">
          <table:table-cell office:value-type="float" office:value="0.143451362848282" calcext:value-type="float">
            <text:p>0.143451362848282</text:p>
          </table:table-cell>
          <table:table-cell office:value-type="float" office:value="0.0912216305732727" calcext:value-type="float">
            <text:p>0.091221630573273</text:p>
          </table:table-cell>
        </table:table-row>
        <table:table-row table:style-name="ro1">
          <table:table-cell office:value-type="float" office:value="0.142844334244728" calcext:value-type="float">
            <text:p>0.142844334244728</text:p>
          </table:table-cell>
          <table:table-cell office:value-type="float" office:value="0.0905651524662972" calcext:value-type="float">
            <text:p>0.090565152466297</text:p>
          </table:table-cell>
        </table:table-row>
        <table:table-row table:style-name="ro1">
          <table:table-cell office:value-type="float" office:value="0.1422408670187" calcext:value-type="float">
            <text:p>0.1422408670187</text:p>
          </table:table-cell>
          <table:table-cell office:value-type="float" office:value="0.0899028331041336" calcext:value-type="float">
            <text:p>0.089902833104134</text:p>
          </table:table-cell>
        </table:table-row>
        <table:table-row table:style-name="ro1">
          <table:table-cell office:value-type="float" office:value="0.141642108559608" calcext:value-type="float">
            <text:p>0.141642108559608</text:p>
          </table:table-cell>
          <table:table-cell office:value-type="float" office:value="0.0892534404993057" calcext:value-type="float">
            <text:p>0.089253440499306</text:p>
          </table:table-cell>
        </table:table-row>
        <table:table-row table:style-name="ro1">
          <table:table-cell office:value-type="float" office:value="0.141048967838287" calcext:value-type="float">
            <text:p>0.141048967838287</text:p>
          </table:table-cell>
          <table:table-cell office:value-type="float" office:value="0.088619165122509" calcext:value-type="float">
            <text:p>0.088619165122509</text:p>
          </table:table-cell>
        </table:table-row>
        <table:table-row table:style-name="ro1">
          <table:table-cell office:value-type="float" office:value="0.140461146831512" calcext:value-type="float">
            <text:p>0.140461146831512</text:p>
          </table:table-cell>
          <table:table-cell office:value-type="float" office:value="0.087975949048996" calcext:value-type="float">
            <text:p>0.087975949048996</text:p>
          </table:table-cell>
        </table:table-row>
        <table:table-row table:style-name="ro1">
          <table:table-cell office:value-type="float" office:value="0.139880269765854" calcext:value-type="float">
            <text:p>0.139880269765854</text:p>
          </table:table-cell>
          <table:table-cell office:value-type="float" office:value="0.0873231217265129" calcext:value-type="float">
            <text:p>0.087323121726513</text:p>
          </table:table-cell>
        </table:table-row>
        <table:table-row table:style-name="ro1">
          <table:table-cell office:value-type="float" office:value="0.139305055141449" calcext:value-type="float">
            <text:p>0.139305055141449</text:p>
          </table:table-cell>
          <table:table-cell office:value-type="float" office:value="0.0866652950644493" calcext:value-type="float">
            <text:p>0.086665295064449</text:p>
          </table:table-cell>
        </table:table-row>
        <table:table-row table:style-name="ro1">
          <table:table-cell office:value-type="float" office:value="0.138735145330429" calcext:value-type="float">
            <text:p>0.138735145330429</text:p>
          </table:table-cell>
          <table:table-cell office:value-type="float" office:value="0.0860235244035721" calcext:value-type="float">
            <text:p>0.086023524403572</text:p>
          </table:table-cell>
        </table:table-row>
        <table:table-row table:style-name="ro1">
          <table:table-cell office:value-type="float" office:value="0.138168394565582" calcext:value-type="float">
            <text:p>0.138168394565582</text:p>
          </table:table-cell>
          <table:table-cell office:value-type="float" office:value="0.0854090079665184" calcext:value-type="float">
            <text:p>0.085409007966518</text:p>
          </table:table-cell>
        </table:table-row>
        <table:table-row table:style-name="ro1">
          <table:table-cell office:value-type="float" office:value="0.137605801224709" calcext:value-type="float">
            <text:p>0.137605801224709</text:p>
          </table:table-cell>
          <table:table-cell office:value-type="float" office:value="0.0847584307193756" calcext:value-type="float">
            <text:p>0.084758430719376</text:p>
          </table:table-cell>
        </table:table-row>
        <table:table-row table:style-name="ro1">
          <table:table-cell office:value-type="float" office:value="0.137045964598656" calcext:value-type="float">
            <text:p>0.137045964598656</text:p>
          </table:table-cell>
          <table:table-cell office:value-type="float" office:value="0.0840907543897629" calcext:value-type="float">
            <text:p>0.084090754389763</text:p>
          </table:table-cell>
        </table:table-row>
        <table:table-row table:style-name="ro1">
          <table:table-cell office:value-type="float" office:value="0.136490195989609" calcext:value-type="float">
            <text:p>0.136490195989609</text:p>
          </table:table-cell>
          <table:table-cell office:value-type="float" office:value="0.0834432169795036" calcext:value-type="float">
            <text:p>0.083443216979504</text:p>
          </table:table-cell>
        </table:table-row>
        <table:table-row table:style-name="ro1">
          <table:table-cell office:value-type="float" office:value="0.135936230421066" calcext:value-type="float">
            <text:p>0.135936230421066</text:p>
          </table:table-cell>
          <table:table-cell office:value-type="float" office:value="0.0827609822154045" calcext:value-type="float">
            <text:p>0.082760982215405</text:p>
          </table:table-cell>
        </table:table-row>
        <table:table-row table:style-name="ro1">
          <table:table-cell office:value-type="float" office:value="0.135384067893028" calcext:value-type="float">
            <text:p>0.135384067893028</text:p>
          </table:table-cell>
          <table:table-cell office:value-type="float" office:value="0.082123301923275" calcext:value-type="float">
            <text:p>0.082123301923275</text:p>
          </table:table-cell>
        </table:table-row>
        <table:table-row table:style-name="ro1">
          <table:table-cell office:value-type="float" office:value="0.134834766387939" calcext:value-type="float">
            <text:p>0.134834766387939</text:p>
          </table:table-cell>
          <table:table-cell office:value-type="float" office:value="0.0814698785543442" calcext:value-type="float">
            <text:p>0.081469878554344</text:p>
          </table:table-cell>
        </table:table-row>
        <table:table-row table:style-name="ro1">
          <table:table-cell office:value-type="float" office:value="0.134290456771851" calcext:value-type="float">
            <text:p>0.134290456771851</text:p>
          </table:table-cell>
          <table:table-cell office:value-type="float" office:value="0.0808254852890968" calcext:value-type="float">
            <text:p>0.080825485289097</text:p>
          </table:table-cell>
        </table:table-row>
        <table:table-row table:style-name="ro1">
          <table:table-cell office:value-type="float" office:value="0.133749425411224" calcext:value-type="float">
            <text:p>0.133749425411224</text:p>
          </table:table-cell>
          <table:table-cell office:value-type="float" office:value="0.0802154093980789" calcext:value-type="float">
            <text:p>0.080215409398079</text:p>
          </table:table-cell>
        </table:table-row>
        <table:table-row table:style-name="ro1">
          <table:table-cell office:value-type="float" office:value="0.133210107684135" calcext:value-type="float">
            <text:p>0.133210107684135</text:p>
          </table:table-cell>
          <table:table-cell office:value-type="float" office:value="0.0795926302671433" calcext:value-type="float">
            <text:p>0.079592630267143</text:p>
          </table:table-cell>
        </table:table-row>
        <table:table-row table:style-name="ro1">
          <table:table-cell office:value-type="float" office:value="0.132674813270569" calcext:value-type="float">
            <text:p>0.132674813270569</text:p>
          </table:table-cell>
          <table:table-cell office:value-type="float" office:value="0.0789844989776611" calcext:value-type="float">
            <text:p>0.078984498977661</text:p>
          </table:table-cell>
        </table:table-row>
        <table:table-row table:style-name="ro1">
          <table:table-cell office:value-type="float" office:value="0.132143080234528" calcext:value-type="float">
            <text:p>0.132143080234528</text:p>
          </table:table-cell>
          <table:table-cell office:value-type="float" office:value="0.0783959031105042" calcext:value-type="float">
            <text:p>0.078395903110504</text:p>
          </table:table-cell>
        </table:table-row>
        <table:table-row table:style-name="ro1">
          <table:table-cell office:value-type="float" office:value="0.13161738216877" calcext:value-type="float">
            <text:p>0.13161738216877</text:p>
          </table:table-cell>
          <table:table-cell office:value-type="float" office:value="0.0777925550937653" calcext:value-type="float">
            <text:p>0.077792555093765</text:p>
          </table:table-cell>
        </table:table-row>
        <table:table-row table:style-name="ro1">
          <table:table-cell office:value-type="float" office:value="0.131094753742218" calcext:value-type="float">
            <text:p>0.131094753742218</text:p>
          </table:table-cell>
          <table:table-cell office:value-type="float" office:value="0.0772081464529038" calcext:value-type="float">
            <text:p>0.077208146452904</text:p>
          </table:table-cell>
        </table:table-row>
        <table:table-row table:style-name="ro1">
          <table:table-cell office:value-type="float" office:value="0.130577340722084" calcext:value-type="float">
            <text:p>0.130577340722084</text:p>
          </table:table-cell>
          <table:table-cell office:value-type="float" office:value="0.0766333937644959" calcext:value-type="float">
            <text:p>0.076633393764496</text:p>
          </table:table-cell>
        </table:table-row>
        <table:table-row table:style-name="ro1">
          <table:table-cell office:value-type="float" office:value="0.130063280463219" calcext:value-type="float">
            <text:p>0.130063280463219</text:p>
          </table:table-cell>
          <table:table-cell office:value-type="float" office:value="0.0760618597269058" calcext:value-type="float">
            <text:p>0.076061859726906</text:p>
          </table:table-cell>
        </table:table-row>
        <table:table-row table:style-name="ro1">
          <table:table-cell office:value-type="float" office:value="0.129552945494652" calcext:value-type="float">
            <text:p>0.129552945494652</text:p>
          </table:table-cell>
          <table:table-cell office:value-type="float" office:value="0.0755079165101051" calcext:value-type="float">
            <text:p>0.075507916510105</text:p>
          </table:table-cell>
        </table:table-row>
        <table:table-row table:style-name="ro1">
          <table:table-cell office:value-type="float" office:value="0.129047229886055" calcext:value-type="float">
            <text:p>0.129047229886055</text:p>
          </table:table-cell>
          <table:table-cell office:value-type="float" office:value="0.074960008263588" calcext:value-type="float">
            <text:p>0.074960008263588</text:p>
          </table:table-cell>
        </table:table-row>
        <table:table-row table:style-name="ro1">
          <table:table-cell office:value-type="float" office:value="0.128545865416527" calcext:value-type="float">
            <text:p>0.128545865416527</text:p>
          </table:table-cell>
          <table:table-cell office:value-type="float" office:value="0.0744260624051094" calcext:value-type="float">
            <text:p>0.074426062405109</text:p>
          </table:table-cell>
        </table:table-row>
        <table:table-row table:style-name="ro1">
          <table:table-cell office:value-type="float" office:value="0.128048047423363" calcext:value-type="float">
            <text:p>0.128048047423363</text:p>
          </table:table-cell>
          <table:table-cell office:value-type="float" office:value="0.073884017765522" calcext:value-type="float">
            <text:p>0.073884017765522</text:p>
          </table:table-cell>
        </table:table-row>
        <table:table-row table:style-name="ro1">
          <table:table-cell office:value-type="float" office:value="0.12755298614502" calcext:value-type="float">
            <text:p>0.12755298614502</text:p>
          </table:table-cell>
          <table:table-cell office:value-type="float" office:value="0.0733609199523926" calcext:value-type="float">
            <text:p>0.073360919952393</text:p>
          </table:table-cell>
        </table:table-row>
        <table:table-row table:style-name="ro1">
          <table:table-cell office:value-type="float" office:value="0.127061098814011" calcext:value-type="float">
            <text:p>0.127061098814011</text:p>
          </table:table-cell>
          <table:table-cell office:value-type="float" office:value="0.0728141888976097" calcext:value-type="float">
            <text:p>0.07281418889761</text:p>
          </table:table-cell>
        </table:table-row>
        <table:table-row table:style-name="ro1">
          <table:table-cell office:value-type="float" office:value="0.12657205760479" calcext:value-type="float">
            <text:p>0.12657205760479</text:p>
          </table:table-cell>
          <table:table-cell office:value-type="float" office:value="0.0722726136445999" calcext:value-type="float">
            <text:p>0.0722726136446</text:p>
          </table:table-cell>
        </table:table-row>
        <table:table-row table:style-name="ro1">
          <table:table-cell office:value-type="float" office:value="0.126085683703423" calcext:value-type="float">
            <text:p>0.126085683703423</text:p>
          </table:table-cell>
          <table:table-cell office:value-type="float" office:value="0.0717377811670303" calcext:value-type="float">
            <text:p>0.07173778116703</text:p>
          </table:table-cell>
        </table:table-row>
        <table:table-row table:style-name="ro1">
          <table:table-cell office:value-type="float" office:value="0.125603765249252" calcext:value-type="float">
            <text:p>0.125603765249252</text:p>
          </table:table-cell>
          <table:table-cell office:value-type="float" office:value="0.0712105706334114" calcext:value-type="float">
            <text:p>0.071210570633412</text:p>
          </table:table-cell>
        </table:table-row>
        <table:table-row table:style-name="ro1">
          <table:table-cell office:value-type="float" office:value="0.125126734375954" calcext:value-type="float">
            <text:p>0.125126734375954</text:p>
          </table:table-cell>
          <table:table-cell office:value-type="float" office:value="0.070674754679203" calcext:value-type="float">
            <text:p>0.070674754679203</text:p>
          </table:table-cell>
        </table:table-row>
        <table:table-row table:style-name="ro1">
          <table:table-cell office:value-type="float" office:value="0.124651916325092" calcext:value-type="float">
            <text:p>0.124651916325092</text:p>
          </table:table-cell>
          <table:table-cell office:value-type="float" office:value="0.0701506361365318" calcext:value-type="float">
            <text:p>0.070150636136532</text:p>
          </table:table-cell>
        </table:table-row>
        <table:table-row table:style-name="ro1">
          <table:table-cell office:value-type="float" office:value="0.124180264770985" calcext:value-type="float">
            <text:p>0.124180264770985</text:p>
          </table:table-cell>
          <table:table-cell office:value-type="float" office:value="0.0696294382214546" calcext:value-type="float">
            <text:p>0.069629438221455</text:p>
          </table:table-cell>
        </table:table-row>
        <table:table-row table:style-name="ro1">
          <table:table-cell office:value-type="float" office:value="0.123713120818138" calcext:value-type="float">
            <text:p>0.123713120818138</text:p>
          </table:table-cell>
          <table:table-cell office:value-type="float" office:value="0.0691231787204742" calcext:value-type="float">
            <text:p>0.069123178720474</text:p>
          </table:table-cell>
        </table:table-row>
        <table:table-row table:style-name="ro1">
          <table:table-cell office:value-type="float" office:value="0.123252302408218" calcext:value-type="float">
            <text:p>0.123252302408218</text:p>
          </table:table-cell>
          <table:table-cell office:value-type="float" office:value="0.0686368271708489" calcext:value-type="float">
            <text:p>0.068636827170849</text:p>
          </table:table-cell>
        </table:table-row>
        <table:table-row table:style-name="ro1">
          <table:table-cell office:value-type="float" office:value="0.122797109186649" calcext:value-type="float">
            <text:p>0.122797109186649</text:p>
          </table:table-cell>
          <table:table-cell office:value-type="float" office:value="0.0681514292955399" calcext:value-type="float">
            <text:p>0.06815142929554</text:p>
          </table:table-cell>
        </table:table-row>
        <table:table-row table:style-name="ro1">
          <table:table-cell office:value-type="float" office:value="0.122344262897968" calcext:value-type="float">
            <text:p>0.122344262897968</text:p>
          </table:table-cell>
          <table:table-cell office:value-type="float" office:value="0.0676727294921875" calcext:value-type="float">
            <text:p>0.067672729492188</text:p>
          </table:table-cell>
        </table:table-row>
        <table:table-row table:style-name="ro1">
          <table:table-cell office:value-type="float" office:value="0.121895216405392" calcext:value-type="float">
            <text:p>0.121895216405392</text:p>
          </table:table-cell>
          <table:table-cell office:value-type="float" office:value="0.0672110319137573" calcext:value-type="float">
            <text:p>0.067211031913757</text:p>
          </table:table-cell>
        </table:table-row>
        <table:table-row table:style-name="ro1">
          <table:table-cell office:value-type="float" office:value="0.121450126171112" calcext:value-type="float">
            <text:p>0.121450126171112</text:p>
          </table:table-cell>
          <table:table-cell office:value-type="float" office:value="0.0667548403143883" calcext:value-type="float">
            <text:p>0.066754840314388</text:p>
          </table:table-cell>
        </table:table-row>
        <table:table-row table:style-name="ro1">
          <table:table-cell office:value-type="float" office:value="0.121009714901447" calcext:value-type="float">
            <text:p>0.121009714901447</text:p>
          </table:table-cell>
          <table:table-cell office:value-type="float" office:value="0.0663051530718803" calcext:value-type="float">
            <text:p>0.06630515307188</text:p>
          </table:table-cell>
        </table:table-row>
        <table:table-row table:style-name="ro1">
          <table:table-cell office:value-type="float" office:value="0.120571799576283" calcext:value-type="float">
            <text:p>0.120571799576283</text:p>
          </table:table-cell>
          <table:table-cell office:value-type="float" office:value="0.0658709108829498" calcext:value-type="float">
            <text:p>0.06587091088295</text:p>
          </table:table-cell>
        </table:table-row>
        <table:table-row table:style-name="ro1">
          <table:table-cell office:value-type="float" office:value="0.120137691497803" calcext:value-type="float">
            <text:p>0.120137691497803</text:p>
          </table:table-cell>
          <table:table-cell office:value-type="float" office:value="0.0654447451233864" calcext:value-type="float">
            <text:p>0.065444745123386</text:p>
          </table:table-cell>
        </table:table-row>
        <table:table-row table:style-name="ro1">
          <table:table-cell office:value-type="float" office:value="0.119708135724068" calcext:value-type="float">
            <text:p>0.119708135724068</text:p>
          </table:table-cell>
          <table:table-cell office:value-type="float" office:value="0.0650144591927528" calcext:value-type="float">
            <text:p>0.065014459192753</text:p>
          </table:table-cell>
        </table:table-row>
        <table:table-row table:style-name="ro1">
          <table:table-cell office:value-type="float" office:value="0.119283437728882" calcext:value-type="float">
            <text:p>0.119283437728882</text:p>
          </table:table-cell>
          <table:table-cell office:value-type="float" office:value="0.0645981207489967" calcext:value-type="float">
            <text:p>0.064598120748997</text:p>
          </table:table-cell>
        </table:table-row>
        <table:table-row table:style-name="ro1">
          <table:table-cell office:value-type="float" office:value="0.118864692747593" calcext:value-type="float">
            <text:p>0.118864692747593</text:p>
          </table:table-cell>
          <table:table-cell office:value-type="float" office:value="0.0641899779438973" calcext:value-type="float">
            <text:p>0.064189977943897</text:p>
          </table:table-cell>
        </table:table-row>
        <table:table-row table:style-name="ro1">
          <table:table-cell office:value-type="float" office:value="0.118449181318283" calcext:value-type="float">
            <text:p>0.118449181318283</text:p>
          </table:table-cell>
          <table:table-cell office:value-type="float" office:value="0.0637707263231278" calcext:value-type="float">
            <text:p>0.063770726323128</text:p>
          </table:table-cell>
        </table:table-row>
        <table:table-row table:style-name="ro1">
          <table:table-cell office:value-type="float" office:value="0.118038587272167" calcext:value-type="float">
            <text:p>0.118038587272167</text:p>
          </table:table-cell>
          <table:table-cell office:value-type="float" office:value="0.063365176320076" calcext:value-type="float">
            <text:p>0.063365176320076</text:p>
          </table:table-cell>
        </table:table-row>
        <table:table-row table:style-name="ro1">
          <table:table-cell office:value-type="float" office:value="0.117632657289505" calcext:value-type="float">
            <text:p>0.117632657289505</text:p>
          </table:table-cell>
          <table:table-cell office:value-type="float" office:value="0.0629755407571793" calcext:value-type="float">
            <text:p>0.062975540757179</text:p>
          </table:table-cell>
        </table:table-row>
        <table:table-row table:style-name="ro1">
          <table:table-cell office:value-type="float" office:value="0.117231510579586" calcext:value-type="float">
            <text:p>0.117231510579586</text:p>
          </table:table-cell>
          <table:table-cell office:value-type="float" office:value="0.062585361301899" calcext:value-type="float">
            <text:p>0.062585361301899</text:p>
          </table:table-cell>
        </table:table-row>
        <table:table-row table:style-name="ro1">
          <table:table-cell office:value-type="float" office:value="0.116833403706551" calcext:value-type="float">
            <text:p>0.116833403706551</text:p>
          </table:table-cell>
          <table:table-cell office:value-type="float" office:value="0.0621989294886589" calcext:value-type="float">
            <text:p>0.062198929488659</text:p>
          </table:table-cell>
        </table:table-row>
        <table:table-row table:style-name="ro1">
          <table:table-cell office:value-type="float" office:value="0.116437427699566" calcext:value-type="float">
            <text:p>0.116437427699566</text:p>
          </table:table-cell>
          <table:table-cell office:value-type="float" office:value="0.061821922659874" calcext:value-type="float">
            <text:p>0.061821922659874</text:p>
          </table:table-cell>
        </table:table-row>
        <table:table-row table:style-name="ro1">
          <table:table-cell office:value-type="float" office:value="0.116043135523796" calcext:value-type="float">
            <text:p>0.116043135523796</text:p>
          </table:table-cell>
          <table:table-cell office:value-type="float" office:value="0.0614483095705509" calcext:value-type="float">
            <text:p>0.061448309570551</text:p>
          </table:table-cell>
        </table:table-row>
        <table:table-row table:style-name="ro1">
          <table:table-cell office:value-type="float" office:value="0.115652807056904" calcext:value-type="float">
            <text:p>0.115652807056904</text:p>
          </table:table-cell>
          <table:table-cell office:value-type="float" office:value="0.0610714741051197" calcext:value-type="float">
            <text:p>0.06107147410512</text:p>
          </table:table-cell>
        </table:table-row>
        <table:table-row table:style-name="ro1">
          <table:table-cell office:value-type="float" office:value="0.1152663230896" calcext:value-type="float">
            <text:p>0.1152663230896</text:p>
          </table:table-cell>
          <table:table-cell office:value-type="float" office:value="0.060699287801981" calcext:value-type="float">
            <text:p>0.060699287801981</text:p>
          </table:table-cell>
        </table:table-row>
        <table:table-row table:style-name="ro1">
          <table:table-cell office:value-type="float" office:value="0.114882238209248" calcext:value-type="float">
            <text:p>0.114882238209248</text:p>
          </table:table-cell>
          <table:table-cell office:value-type="float" office:value="0.0603377036750317" calcext:value-type="float">
            <text:p>0.060337703675032</text:p>
          </table:table-cell>
        </table:table-row>
        <table:table-row table:style-name="ro1">
          <table:table-cell office:value-type="float" office:value="0.114500425755978" calcext:value-type="float">
            <text:p>0.114500425755978</text:p>
          </table:table-cell>
          <table:table-cell office:value-type="float" office:value="0.0600009560585022" calcext:value-type="float">
            <text:p>0.060000956058502</text:p>
          </table:table-cell>
        </table:table-row>
        <table:table-row table:style-name="ro1">
          <table:table-cell office:value-type="float" office:value="0.114121057093143" calcext:value-type="float">
            <text:p>0.114121057093143</text:p>
          </table:table-cell>
          <table:table-cell office:value-type="float" office:value="0.0596383213996887" calcext:value-type="float">
            <text:p>0.059638321399689</text:p>
          </table:table-cell>
        </table:table-row>
        <table:table-row table:style-name="ro1">
          <table:table-cell office:value-type="float" office:value="0.113742887973785" calcext:value-type="float">
            <text:p>0.113742887973785</text:p>
          </table:table-cell>
          <table:table-cell office:value-type="float" office:value="0.0592825710773468" calcext:value-type="float">
            <text:p>0.059282571077347</text:p>
          </table:table-cell>
        </table:table-row>
        <table:table-row table:style-name="ro1">
          <table:table-cell office:value-type="float" office:value="0.113368190824986" calcext:value-type="float">
            <text:p>0.113368190824986</text:p>
          </table:table-cell>
          <table:table-cell office:value-type="float" office:value="0.058913741260767" calcext:value-type="float">
            <text:p>0.058913741260767</text:p>
          </table:table-cell>
        </table:table-row>
        <table:table-row table:style-name="ro1">
          <table:table-cell office:value-type="float" office:value="0.112995348870754" calcext:value-type="float">
            <text:p>0.112995348870754</text:p>
          </table:table-cell>
          <table:table-cell office:value-type="float" office:value="0.0586018972098827" calcext:value-type="float">
            <text:p>0.058601897209883</text:p>
          </table:table-cell>
        </table:table-row>
        <table:table-row table:style-name="ro1">
          <table:table-cell office:value-type="float" office:value="0.112623997032642" calcext:value-type="float">
            <text:p>0.112623997032642</text:p>
          </table:table-cell>
          <table:table-cell office:value-type="float" office:value="0.0582307279109955" calcext:value-type="float">
            <text:p>0.058230727910996</text:p>
          </table:table-cell>
        </table:table-row>
        <table:table-row table:style-name="ro1">
          <table:table-cell office:value-type="float" office:value="0.112255774438381" calcext:value-type="float">
            <text:p>0.112255774438381</text:p>
          </table:table-cell>
          <table:table-cell office:value-type="float" office:value="0.0578883998095989" calcext:value-type="float">
            <text:p>0.057888399809599</text:p>
          </table:table-cell>
        </table:table-row>
        <table:table-row table:style-name="ro1">
          <table:table-cell office:value-type="float" office:value="0.111889138817787" calcext:value-type="float">
            <text:p>0.111889138817787</text:p>
          </table:table-cell>
          <table:table-cell office:value-type="float" office:value="0.0575553588569164" calcext:value-type="float">
            <text:p>0.057555358856917</text:p>
          </table:table-cell>
        </table:table-row>
        <table:table-row table:style-name="ro1">
          <table:table-cell office:value-type="float" office:value="0.111526161432266" calcext:value-type="float">
            <text:p>0.111526161432266</text:p>
          </table:table-cell>
          <table:table-cell office:value-type="float" office:value="0.0572047978639603" calcext:value-type="float">
            <text:p>0.05720479786396</text:p>
          </table:table-cell>
        </table:table-row>
        <table:table-row table:style-name="ro1">
          <table:table-cell office:value-type="float" office:value="0.111165180802345" calcext:value-type="float">
            <text:p>0.111165180802345</text:p>
          </table:table-cell>
          <table:table-cell office:value-type="float" office:value="0.0568937174975872" calcext:value-type="float">
            <text:p>0.056893717497587</text:p>
          </table:table-cell>
        </table:table-row>
        <table:table-row table:style-name="ro1">
          <table:table-cell office:value-type="float" office:value="0.110805980861187" calcext:value-type="float">
            <text:p>0.110805980861187</text:p>
          </table:table-cell>
          <table:table-cell office:value-type="float" office:value="0.0565476082265377" calcext:value-type="float">
            <text:p>0.056547608226538</text:p>
          </table:table-cell>
        </table:table-row>
        <table:table-row table:style-name="ro1">
          <table:table-cell office:value-type="float" office:value="0.110450625419617" calcext:value-type="float">
            <text:p>0.110450625419617</text:p>
          </table:table-cell>
          <table:table-cell office:value-type="float" office:value="0.0562139339745045" calcext:value-type="float">
            <text:p>0.056213933974505</text:p>
          </table:table-cell>
        </table:table-row>
        <table:table-row table:style-name="ro1">
          <table:table-cell office:value-type="float" office:value="0.110096029937267" calcext:value-type="float">
            <text:p>0.110096029937267</text:p>
          </table:table-cell>
          <table:table-cell office:value-type="float" office:value="0.0558923445641995" calcext:value-type="float">
            <text:p>0.0558923445642</text:p>
          </table:table-cell>
        </table:table-row>
        <table:table-row table:style-name="ro1">
          <table:table-cell office:value-type="float" office:value="0.109745040535927" calcext:value-type="float">
            <text:p>0.109745040535927</text:p>
          </table:table-cell>
          <table:table-cell office:value-type="float" office:value="0.0555678084492683" calcext:value-type="float">
            <text:p>0.055567808449268</text:p>
          </table:table-cell>
        </table:table-row>
        <table:table-row table:style-name="ro1">
          <table:table-cell office:value-type="float" office:value="0.10939709842205" calcext:value-type="float">
            <text:p>0.10939709842205</text:p>
          </table:table-cell>
          <table:table-cell office:value-type="float" office:value="0.0552515797317028" calcext:value-type="float">
            <text:p>0.055251579731703</text:p>
          </table:table-cell>
        </table:table-row>
        <table:table-row table:style-name="ro1">
          <table:table-cell office:value-type="float" office:value="0.10905247181654" calcext:value-type="float">
            <text:p>0.10905247181654</text:p>
          </table:table-cell>
          <table:table-cell office:value-type="float" office:value="0.0549437217414379" calcext:value-type="float">
            <text:p>0.054943721741438</text:p>
          </table:table-cell>
        </table:table-row>
        <table:table-row table:style-name="ro1">
          <table:table-cell office:value-type="float" office:value="0.108711116015911" calcext:value-type="float">
            <text:p>0.108711116015911</text:p>
          </table:table-cell>
          <table:table-cell office:value-type="float" office:value="0.0546373128890991" calcext:value-type="float">
            <text:p>0.054637312889099</text:p>
          </table:table-cell>
        </table:table-row>
        <table:table-row table:style-name="ro1">
          <table:table-cell office:value-type="float" office:value="0.108372002840042" calcext:value-type="float">
            <text:p>0.108372002840042</text:p>
          </table:table-cell>
          <table:table-cell office:value-type="float" office:value="0.0543265007436276" calcext:value-type="float">
            <text:p>0.054326500743628</text:p>
          </table:table-cell>
        </table:table-row>
        <table:table-row table:style-name="ro1">
          <table:table-cell office:value-type="float" office:value="0.108034074306488" calcext:value-type="float">
            <text:p>0.108034074306488</text:p>
          </table:table-cell>
          <table:table-cell office:value-type="float" office:value="0.054007176309824" calcext:value-type="float">
            <text:p>0.054007176309824</text:p>
          </table:table-cell>
        </table:table-row>
        <table:table-row table:style-name="ro1">
          <table:table-cell office:value-type="float" office:value="0.107698075473309" calcext:value-type="float">
            <text:p>0.107698075473309</text:p>
          </table:table-cell>
          <table:table-cell office:value-type="float" office:value="0.053711298853159" calcext:value-type="float">
            <text:p>0.053711298853159</text:p>
          </table:table-cell>
        </table:table-row>
        <table:table-row table:style-name="ro1">
          <table:table-cell office:value-type="float" office:value="0.107362724840641" calcext:value-type="float">
            <text:p>0.107362724840641</text:p>
          </table:table-cell>
          <table:table-cell office:value-type="float" office:value="0.053399994969368" calcext:value-type="float">
            <text:p>0.053399994969368</text:p>
          </table:table-cell>
        </table:table-row>
        <table:table-row table:style-name="ro1">
          <table:table-cell office:value-type="float" office:value="0.10702932626009" calcext:value-type="float">
            <text:p>0.10702932626009</text:p>
          </table:table-cell>
          <table:table-cell office:value-type="float" office:value="0.0531067103147507" calcext:value-type="float">
            <text:p>0.053106710314751</text:p>
          </table:table-cell>
        </table:table-row>
        <table:table-row table:style-name="ro1">
          <table:table-cell office:value-type="float" office:value="0.106698036193848" calcext:value-type="float">
            <text:p>0.106698036193848</text:p>
          </table:table-cell>
          <table:table-cell office:value-type="float" office:value="0.052809864282608" calcext:value-type="float">
            <text:p>0.052809864282608</text:p>
          </table:table-cell>
        </table:table-row>
        <table:table-row table:style-name="ro1">
          <table:table-cell office:value-type="float" office:value="0.106368415057659" calcext:value-type="float">
            <text:p>0.106368415057659</text:p>
          </table:table-cell>
          <table:table-cell office:value-type="float" office:value="0.052503939718008" calcext:value-type="float">
            <text:p>0.052503939718008</text:p>
          </table:table-cell>
        </table:table-row>
        <table:table-row table:style-name="ro1">
          <table:table-cell office:value-type="float" office:value="0.106040835380554" calcext:value-type="float">
            <text:p>0.106040835380554</text:p>
          </table:table-cell>
          <table:table-cell office:value-type="float" office:value="0.0522342957556248" calcext:value-type="float">
            <text:p>0.052234295755625</text:p>
          </table:table-cell>
        </table:table-row>
        <table:table-row table:style-name="ro1">
          <table:table-cell office:value-type="float" office:value="0.105711899697781" calcext:value-type="float">
            <text:p>0.105711899697781</text:p>
          </table:table-cell>
          <table:table-cell office:value-type="float" office:value="0.0519505143165589" calcext:value-type="float">
            <text:p>0.051950514316559</text:p>
          </table:table-cell>
        </table:table-row>
        <table:table-row table:style-name="ro1">
          <table:table-cell office:value-type="float" office:value="0.105384357273579" calcext:value-type="float">
            <text:p>0.105384357273579</text:p>
          </table:table-cell>
          <table:table-cell office:value-type="float" office:value="0.0516539998352528" calcext:value-type="float">
            <text:p>0.051653999835253</text:p>
          </table:table-cell>
        </table:table-row>
        <table:table-row table:style-name="ro1">
          <table:table-cell office:value-type="float" office:value="0.10505860298872" calcext:value-type="float">
            <text:p>0.10505860298872</text:p>
          </table:table-cell>
          <table:table-cell office:value-type="float" office:value="0.051387645304203" calcext:value-type="float">
            <text:p>0.051387645304203</text:p>
          </table:table-cell>
        </table:table-row>
        <table:table-row table:style-name="ro1">
          <table:table-cell office:value-type="float" office:value="0.104732625186443" calcext:value-type="float">
            <text:p>0.104732625186443</text:p>
          </table:table-cell>
          <table:table-cell office:value-type="float" office:value="0.0510886646807194" calcext:value-type="float">
            <text:p>0.051088664680719</text:p>
          </table:table-cell>
        </table:table-row>
        <table:table-row table:style-name="ro1">
          <table:table-cell office:value-type="float" office:value="0.104405507445335" calcext:value-type="float">
            <text:p>0.104405507445335</text:p>
          </table:table-cell>
          <table:table-cell office:value-type="float" office:value="0.0508181005716324" calcext:value-type="float">
            <text:p>0.050818100571632</text:p>
          </table:table-cell>
        </table:table-row>
        <table:table-row table:style-name="ro1">
          <table:table-cell office:value-type="float" office:value="0.104079864919186" calcext:value-type="float">
            <text:p>0.104079864919186</text:p>
          </table:table-cell>
          <table:table-cell office:value-type="float" office:value="0.0505516640841961" calcext:value-type="float">
            <text:p>0.050551664084196</text:p>
          </table:table-cell>
        </table:table-row>
        <table:table-row table:style-name="ro1">
          <table:table-cell office:value-type="float" office:value="0.103754825890064" calcext:value-type="float">
            <text:p>0.103754825890064</text:p>
          </table:table-cell>
          <table:table-cell office:value-type="float" office:value="0.0502696000039578" calcext:value-type="float">
            <text:p>0.050269600003958</text:p>
          </table:table-cell>
        </table:table-row>
        <table:table-row table:style-name="ro1">
          <table:table-cell office:value-type="float" office:value="0.103429429233074" calcext:value-type="float">
            <text:p>0.103429429233074</text:p>
          </table:table-cell>
          <table:table-cell office:value-type="float" office:value="0.0500148646533489" calcext:value-type="float">
            <text:p>0.050014864653349</text:p>
          </table:table-cell>
        </table:table-row>
        <table:table-row table:style-name="ro1">
          <table:table-cell office:value-type="float" office:value="0.103105187416077" calcext:value-type="float">
            <text:p>0.103105187416077</text:p>
          </table:table-cell>
          <table:table-cell office:value-type="float" office:value="0.0497419014573097" calcext:value-type="float">
            <text:p>0.04974190145731</text:p>
          </table:table-cell>
        </table:table-row>
        <table:table-row table:style-name="ro1">
          <table:table-cell office:value-type="float" office:value="0.102782793343067" calcext:value-type="float">
            <text:p>0.102782793343067</text:p>
          </table:table-cell>
          <table:table-cell office:value-type="float" office:value="0.0494768619537354" calcext:value-type="float">
            <text:p>0.049476861953735</text:p>
          </table:table-cell>
        </table:table-row>
        <table:table-row table:style-name="ro1">
          <table:table-cell office:value-type="float" office:value="0.102461665868759" calcext:value-type="float">
            <text:p>0.102461665868759</text:p>
          </table:table-cell>
          <table:table-cell office:value-type="float" office:value="0.04921043664217" calcext:value-type="float">
            <text:p>0.04921043664217</text:p>
          </table:table-cell>
        </table:table-row>
        <table:table-row table:style-name="ro1">
          <table:table-cell office:value-type="float" office:value="0.102144464850426" calcext:value-type="float">
            <text:p>0.102144464850426</text:p>
          </table:table-cell>
          <table:table-cell office:value-type="float" office:value="0.0489424914121628" calcext:value-type="float">
            <text:p>0.048942491412163</text:p>
          </table:table-cell>
        </table:table-row>
        <table:table-row table:style-name="ro1">
          <table:table-cell office:value-type="float" office:value="0.101829268038273" calcext:value-type="float">
            <text:p>0.101829268038273</text:p>
          </table:table-cell>
          <table:table-cell office:value-type="float" office:value="0.0486918538808823" calcext:value-type="float">
            <text:p>0.048691853880882</text:p>
          </table:table-cell>
        </table:table-row>
        <table:table-row table:style-name="ro1">
          <table:table-cell office:value-type="float" office:value="0.101515755057335" calcext:value-type="float">
            <text:p>0.101515755057335</text:p>
          </table:table-cell>
          <table:table-cell office:value-type="float" office:value="0.0484263114631176" calcext:value-type="float">
            <text:p>0.048426311463118</text:p>
          </table:table-cell>
        </table:table-row>
        <table:table-row table:style-name="ro1">
          <table:table-cell office:value-type="float" office:value="0.101203940808773" calcext:value-type="float">
            <text:p>0.101203940808773</text:p>
          </table:table-cell>
          <table:table-cell office:value-type="float" office:value="0.0481863245368004" calcext:value-type="float">
            <text:p>0.0481863245368</text:p>
          </table:table-cell>
        </table:table-row>
        <table:table-row table:style-name="ro1">
          <table:table-cell office:value-type="float" office:value="0.100894063711166" calcext:value-type="float">
            <text:p>0.100894063711166</text:p>
          </table:table-cell>
          <table:table-cell office:value-type="float" office:value="0.0479172468185425" calcext:value-type="float">
            <text:p>0.047917246818543</text:p>
          </table:table-cell>
        </table:table-row>
        <table:table-row table:style-name="ro1">
          <table:table-cell office:value-type="float" office:value="0.100584954023361" calcext:value-type="float">
            <text:p>0.100584954023361</text:p>
          </table:table-cell>
          <table:table-cell office:value-type="float" office:value="0.0476588271558285" calcext:value-type="float">
            <text:p>0.047658827155829</text:p>
          </table:table-cell>
        </table:table-row>
        <table:table-row table:style-name="ro1">
          <table:table-cell office:value-type="float" office:value="0.100276671350002" calcext:value-type="float">
            <text:p>0.100276671350002</text:p>
          </table:table-cell>
          <table:table-cell office:value-type="float" office:value="0.0474067591130734" calcext:value-type="float">
            <text:p>0.047406759113073</text:p>
          </table:table-cell>
        </table:table-row>
        <table:table-row table:style-name="ro1">
          <table:table-cell office:value-type="float" office:value="0.0999711602926254" calcext:value-type="float">
            <text:p>0.099971160292626</text:p>
          </table:table-cell>
          <table:table-cell office:value-type="float" office:value="0.0471684858202934" calcext:value-type="float">
            <text:p>0.047168485820294</text:p>
          </table:table-cell>
        </table:table-row>
        <table:table-row table:style-name="ro1">
          <table:table-cell office:value-type="float" office:value="0.0996668487787247" calcext:value-type="float">
            <text:p>0.099666848778725</text:p>
          </table:table-cell>
          <table:table-cell office:value-type="float" office:value="0.0469349399209023" calcext:value-type="float">
            <text:p>0.046934939920902</text:p>
          </table:table-cell>
        </table:table-row>
        <table:table-row table:style-name="ro1">
          <table:table-cell office:value-type="float" office:value="0.0993636846542359" calcext:value-type="float">
            <text:p>0.099363684654236</text:p>
          </table:table-cell>
          <table:table-cell office:value-type="float" office:value="0.046668104827404" calcext:value-type="float">
            <text:p>0.046668104827404</text:p>
          </table:table-cell>
        </table:table-row>
        <table:table-row table:style-name="ro1">
          <table:table-cell office:value-type="float" office:value="0.099065363407135" calcext:value-type="float">
            <text:p>0.099065363407135</text:p>
          </table:table-cell>
          <table:table-cell office:value-type="float" office:value="0.0464181154966354" calcext:value-type="float">
            <text:p>0.046418115496636</text:p>
          </table:table-cell>
        </table:table-row>
        <table:table-row table:style-name="ro1">
          <table:table-cell office:value-type="float" office:value="0.0987663716077805" calcext:value-type="float">
            <text:p>0.098766371607781</text:p>
          </table:table-cell>
          <table:table-cell office:value-type="float" office:value="0.0461864955723286" calcext:value-type="float">
            <text:p>0.046186495572329</text:p>
          </table:table-cell>
        </table:table-row>
        <table:table-row table:style-name="ro1">
          <table:table-cell office:value-type="float" office:value="0.0984705537557602" calcext:value-type="float">
            <text:p>0.09847055375576</text:p>
          </table:table-cell>
          <table:table-cell office:value-type="float" office:value="0.0459408313035965" calcext:value-type="float">
            <text:p>0.045940831303597</text:p>
          </table:table-cell>
        </table:table-row>
        <table:table-row table:style-name="ro1">
          <table:table-cell office:value-type="float" office:value="0.098177433013916" calcext:value-type="float">
            <text:p>0.098177433013916</text:p>
          </table:table-cell>
          <table:table-cell office:value-type="float" office:value="0.0457075946033001" calcext:value-type="float">
            <text:p>0.0457075946033</text:p>
          </table:table-cell>
        </table:table-row>
        <table:table-row table:style-name="ro1">
          <table:table-cell office:value-type="float" office:value="0.0978857949376106" calcext:value-type="float">
            <text:p>0.097885794937611</text:p>
          </table:table-cell>
          <table:table-cell office:value-type="float" office:value="0.0454733520746231" calcext:value-type="float">
            <text:p>0.045473352074623</text:p>
          </table:table-cell>
        </table:table-row>
        <table:table-row table:style-name="ro1">
          <table:table-cell office:value-type="float" office:value="0.0975968316197395" calcext:value-type="float">
            <text:p>0.09759683161974</text:p>
          </table:table-cell>
          <table:table-cell office:value-type="float" office:value="0.0452349446713924" calcext:value-type="float">
            <text:p>0.045234944671393</text:p>
          </table:table-cell>
        </table:table-row>
        <table:table-row table:style-name="ro1">
          <table:table-cell office:value-type="float" office:value="0.0973076522350311" calcext:value-type="float">
            <text:p>0.097307652235031</text:p>
          </table:table-cell>
          <table:table-cell office:value-type="float" office:value="0.0450514703989029" calcext:value-type="float">
            <text:p>0.045051470398903</text:p>
          </table:table-cell>
        </table:table-row>
        <table:table-row table:style-name="ro1">
          <table:table-cell office:value-type="float" office:value="0.0970184281468391" calcext:value-type="float">
            <text:p>0.097018428146839</text:p>
          </table:table-cell>
          <table:table-cell office:value-type="float" office:value="0.0448354035615921" calcext:value-type="float">
            <text:p>0.044835403561592</text:p>
          </table:table-cell>
        </table:table-row>
        <table:table-row table:style-name="ro1">
          <table:table-cell office:value-type="float" office:value="0.0967315435409546" calcext:value-type="float">
            <text:p>0.096731543540955</text:p>
          </table:table-cell>
          <table:table-cell office:value-type="float" office:value="0.0445906072854996" calcext:value-type="float">
            <text:p>0.0445906072855</text:p>
          </table:table-cell>
        </table:table-row>
        <table:table-row table:style-name="ro1">
          <table:table-cell office:value-type="float" office:value="0.0964441448450089" calcext:value-type="float">
            <text:p>0.096444144845009</text:p>
          </table:table-cell>
          <table:table-cell office:value-type="float" office:value="0.044318925589323" calcext:value-type="float">
            <text:p>0.044318925589323</text:p>
          </table:table-cell>
        </table:table-row>
        <table:table-row table:style-name="ro1">
          <table:table-cell office:value-type="float" office:value="0.0961579009890557" calcext:value-type="float">
            <text:p>0.096157900989056</text:p>
          </table:table-cell>
          <table:table-cell office:value-type="float" office:value="0.044134795665741" calcext:value-type="float">
            <text:p>0.044134795665741</text:p>
          </table:table-cell>
        </table:table-row>
        <table:table-row table:style-name="ro1">
          <table:table-cell office:value-type="float" office:value="0.0958728119730949" calcext:value-type="float">
            <text:p>0.095872811973095</text:p>
          </table:table-cell>
          <table:table-cell office:value-type="float" office:value="0.0440106242895126" calcext:value-type="float">
            <text:p>0.044010624289513</text:p>
          </table:table-cell>
        </table:table-row>
        <table:table-row table:style-name="ro1">
          <table:table-cell office:value-type="float" office:value="0.0955885425209999" calcext:value-type="float">
            <text:p>0.095588542521</text:p>
          </table:table-cell>
          <table:table-cell office:value-type="float" office:value="0.0437256842851639" calcext:value-type="float">
            <text:p>0.043725684285164</text:p>
          </table:table-cell>
        </table:table-row>
        <table:table-row table:style-name="ro1">
          <table:table-cell office:value-type="float" office:value="0.0953048169612885" calcext:value-type="float">
            <text:p>0.095304816961289</text:p>
          </table:table-cell>
          <table:table-cell office:value-type="float" office:value="0.0434553809463978" calcext:value-type="float">
            <text:p>0.043455380946398</text:p>
          </table:table-cell>
        </table:table-row>
        <table:table-row table:style-name="ro1">
          <table:table-cell office:value-type="float" office:value="0.0950234532356262" calcext:value-type="float">
            <text:p>0.095023453235626</text:p>
          </table:table-cell>
          <table:table-cell office:value-type="float" office:value="0.0433974601328373" calcext:value-type="float">
            <text:p>0.043397460132837</text:p>
          </table:table-cell>
        </table:table-row>
        <table:table-row table:style-name="ro1">
          <table:table-cell office:value-type="float" office:value="0.0947435349225998" calcext:value-type="float">
            <text:p>0.0947435349226</text:p>
          </table:table-cell>
          <table:table-cell office:value-type="float" office:value="0.0431306883692742" calcext:value-type="float">
            <text:p>0.043130688369274</text:p>
          </table:table-cell>
        </table:table-row>
        <table:table-row table:style-name="ro1">
          <table:table-cell office:value-type="float" office:value="0.0944641679525376" calcext:value-type="float">
            <text:p>0.094464167952538</text:p>
          </table:table-cell>
          <table:table-cell office:value-type="float" office:value="0.0428094193339348" calcext:value-type="float">
            <text:p>0.042809419333935</text:p>
          </table:table-cell>
        </table:table-row>
        <table:table-row table:style-name="ro1">
          <table:table-cell office:value-type="float" office:value="0.0941872522234917" calcext:value-type="float">
            <text:p>0.094187252223492</text:p>
          </table:table-cell>
          <table:table-cell office:value-type="float" office:value="0.0427212379872799" calcext:value-type="float">
            <text:p>0.04272123798728</text:p>
          </table:table-cell>
        </table:table-row>
        <table:table-row table:style-name="ro1">
          <table:table-cell office:value-type="float" office:value="0.0939096510410309" calcext:value-type="float">
            <text:p>0.093909651041031</text:p>
          </table:table-cell>
          <table:table-cell office:value-type="float" office:value="0.0424617454409599" calcext:value-type="float">
            <text:p>0.04246174544096</text:p>
          </table:table-cell>
        </table:table-row>
        <table:table-row table:style-name="ro1">
          <table:table-cell office:value-type="float" office:value="0.0936322808265686" calcext:value-type="float">
            <text:p>0.093632280826569</text:p>
          </table:table-cell>
          <table:table-cell office:value-type="float" office:value="0.0422475673258305" calcext:value-type="float">
            <text:p>0.042247567325831</text:p>
          </table:table-cell>
        </table:table-row>
        <table:table-row table:style-name="ro1">
          <table:table-cell office:value-type="float" office:value="0.0933566093444824" calcext:value-type="float">
            <text:p>0.093356609344483</text:p>
          </table:table-cell>
          <table:table-cell office:value-type="float" office:value="0.0420253537595272" calcext:value-type="float">
            <text:p>0.042025353759527</text:p>
          </table:table-cell>
        </table:table-row>
        <table:table-row table:style-name="ro1">
          <table:table-cell office:value-type="float" office:value="0.0930815413594246" calcext:value-type="float">
            <text:p>0.093081541359425</text:p>
          </table:table-cell>
          <table:table-cell office:value-type="float" office:value="0.0418561473488808" calcext:value-type="float">
            <text:p>0.041856147348881</text:p>
          </table:table-cell>
        </table:table-row>
        <table:table-row table:style-name="ro1">
          <table:table-cell office:value-type="float" office:value="0.0928071290254593" calcext:value-type="float">
            <text:p>0.092807129025459</text:p>
          </table:table-cell>
          <table:table-cell office:value-type="float" office:value="0.041572492569685" calcext:value-type="float">
            <text:p>0.041572492569685</text:p>
          </table:table-cell>
        </table:table-row>
        <table:table-row table:style-name="ro1">
          <table:table-cell office:value-type="float" office:value="0.0925336256623268" calcext:value-type="float">
            <text:p>0.092533625662327</text:p>
          </table:table-cell>
          <table:table-cell office:value-type="float" office:value="0.0414246544241905" calcext:value-type="float">
            <text:p>0.041424654424191</text:p>
          </table:table-cell>
        </table:table-row>
        <table:table-row table:style-name="ro1">
          <table:table-cell office:value-type="float" office:value="0.0922610238194466" calcext:value-type="float">
            <text:p>0.092261023819447</text:p>
          </table:table-cell>
          <table:table-cell office:value-type="float" office:value="0.0411886051297188" calcext:value-type="float">
            <text:p>0.041188605129719</text:p>
          </table:table-cell>
        </table:table-row>
        <table:table-row table:style-name="ro1">
          <table:table-cell office:value-type="float" office:value="0.0919904038310051" calcext:value-type="float">
            <text:p>0.091990403831005</text:p>
          </table:table-cell>
          <table:table-cell office:value-type="float" office:value="0.0410031713545322" calcext:value-type="float">
            <text:p>0.041003171354532</text:p>
          </table:table-cell>
        </table:table-row>
        <table:table-row table:style-name="ro1">
          <table:table-cell office:value-type="float" office:value="0.0917215868830681" calcext:value-type="float">
            <text:p>0.091721586883068</text:p>
          </table:table-cell>
          <table:table-cell office:value-type="float" office:value="0.0407830402255058" calcext:value-type="float">
            <text:p>0.040783040225506</text:p>
          </table:table-cell>
        </table:table-row>
        <table:table-row table:style-name="ro1">
          <table:table-cell office:value-type="float" office:value="0.0914530456066132" calcext:value-type="float">
            <text:p>0.091453045606613</text:p>
          </table:table-cell>
          <table:table-cell office:value-type="float" office:value="0.0406142696738243" calcext:value-type="float">
            <text:p>0.040614269673824</text:p>
          </table:table-cell>
        </table:table-row>
        <table:table-row table:style-name="ro1">
          <table:table-cell office:value-type="float" office:value="0.0911860167980194" calcext:value-type="float">
            <text:p>0.091186016798019</text:p>
          </table:table-cell>
          <table:table-cell office:value-type="float" office:value="0.0404021590948105" calcext:value-type="float">
            <text:p>0.040402159094811</text:p>
          </table:table-cell>
        </table:table-row>
        <table:table-row table:style-name="ro1">
          <table:table-cell office:value-type="float" office:value="0.090918205678463" calcext:value-type="float">
            <text:p>0.090918205678463</text:p>
          </table:table-cell>
          <table:table-cell office:value-type="float" office:value="0.0401987172663212" calcext:value-type="float">
            <text:p>0.040198717266321</text:p>
          </table:table-cell>
        </table:table-row>
        <table:table-row table:style-name="ro1">
          <table:table-cell office:value-type="float" office:value="0.0906523391604424" calcext:value-type="float">
            <text:p>0.090652339160442</text:p>
          </table:table-cell>
          <table:table-cell office:value-type="float" office:value="0.0399891957640648" calcext:value-type="float">
            <text:p>0.039989195764065</text:p>
          </table:table-cell>
        </table:table-row>
        <table:table-row table:style-name="ro1">
          <table:table-cell office:value-type="float" office:value="0.0903855636715889" calcext:value-type="float">
            <text:p>0.090385563671589</text:p>
          </table:table-cell>
          <table:table-cell office:value-type="float" office:value="0.0397956371307373" calcext:value-type="float">
            <text:p>0.039795637130737</text:p>
          </table:table-cell>
        </table:table-row>
        <table:table-row table:style-name="ro1">
          <table:table-cell office:value-type="float" office:value="0.0901203826069832" calcext:value-type="float">
            <text:p>0.090120382606983</text:p>
          </table:table-cell>
          <table:table-cell office:value-type="float" office:value="0.0395931228995323" calcext:value-type="float">
            <text:p>0.039593122899532</text:p>
          </table:table-cell>
        </table:table-row>
        <table:table-row table:style-name="ro1">
          <table:table-cell office:value-type="float" office:value="0.0898567140102387" calcext:value-type="float">
            <text:p>0.089856714010239</text:p>
          </table:table-cell>
          <table:table-cell office:value-type="float" office:value="0.0394096449017525" calcext:value-type="float">
            <text:p>0.039409644901753</text:p>
          </table:table-cell>
        </table:table-row>
        <table:table-row table:style-name="ro1">
          <table:table-cell office:value-type="float" office:value="0.0895920470356941" calcext:value-type="float">
            <text:p>0.089592047035694</text:p>
          </table:table-cell>
          <table:table-cell office:value-type="float" office:value="0.039219856262207" calcext:value-type="float">
            <text:p>0.039219856262207</text:p>
          </table:table-cell>
        </table:table-row>
        <table:table-row table:style-name="ro1">
          <table:table-cell office:value-type="float" office:value="0.0893290191888809" calcext:value-type="float">
            <text:p>0.089329019188881</text:p>
          </table:table-cell>
          <table:table-cell office:value-type="float" office:value="0.0390233173966408" calcext:value-type="float">
            <text:p>0.039023317396641</text:p>
          </table:table-cell>
        </table:table-row>
        <table:table-row table:style-name="ro1">
          <table:table-cell office:value-type="float" office:value="0.0890671834349632" calcext:value-type="float">
            <text:p>0.089067183434963</text:p>
          </table:table-cell>
          <table:table-cell office:value-type="float" office:value="0.0388709530234337" calcext:value-type="float">
            <text:p>0.038870953023434</text:p>
          </table:table-cell>
        </table:table-row>
        <table:table-row table:style-name="ro1">
          <table:table-cell office:value-type="float" office:value="0.0888056755065918" calcext:value-type="float">
            <text:p>0.088805675506592</text:p>
          </table:table-cell>
          <table:table-cell office:value-type="float" office:value="0.0386580899357796" calcext:value-type="float">
            <text:p>0.03865808993578</text:p>
          </table:table-cell>
        </table:table-row>
        <table:table-row table:style-name="ro1">
          <table:table-cell office:value-type="float" office:value="0.0885470360517502" calcext:value-type="float">
            <text:p>0.08854703605175</text:p>
          </table:table-cell>
          <table:table-cell office:value-type="float" office:value="0.0385033003985882" calcext:value-type="float">
            <text:p>0.038503300398588</text:p>
          </table:table-cell>
        </table:table-row>
        <table:table-row table:style-name="ro1">
          <table:table-cell office:value-type="float" office:value="0.0882871001958847" calcext:value-type="float">
            <text:p>0.088287100195885</text:p>
          </table:table-cell>
          <table:table-cell office:value-type="float" office:value="0.0382759645581245" calcext:value-type="float">
            <text:p>0.038275964558125</text:p>
          </table:table-cell>
        </table:table-row>
        <table:table-row table:style-name="ro1">
          <table:table-cell office:value-type="float" office:value="0.0880287140607834" calcext:value-type="float">
            <text:p>0.088028714060783</text:p>
          </table:table-cell>
          <table:table-cell office:value-type="float" office:value="0.0381224229931831" calcext:value-type="float">
            <text:p>0.038122422993183</text:p>
          </table:table-cell>
        </table:table-row>
        <table:table-row table:style-name="ro1">
          <table:table-cell office:value-type="float" office:value="0.0877710059285164" calcext:value-type="float">
            <text:p>0.087771005928516</text:p>
          </table:table-cell>
          <table:table-cell office:value-type="float" office:value="0.0379373617470264" calcext:value-type="float">
            <text:p>0.037937361747027</text:p>
          </table:table-cell>
        </table:table-row>
        <table:table-row table:style-name="ro1">
          <table:table-cell office:value-type="float" office:value="0.0875153541564941" calcext:value-type="float">
            <text:p>0.087515354156494</text:p>
          </table:table-cell>
          <table:table-cell office:value-type="float" office:value="0.0377930179238319" calcext:value-type="float">
            <text:p>0.037793017923832</text:p>
          </table:table-cell>
        </table:table-row>
        <table:table-row table:style-name="ro1">
          <table:table-cell office:value-type="float" office:value="0.0872611925005913" calcext:value-type="float">
            <text:p>0.087261192500591</text:p>
          </table:table-cell>
          <table:table-cell office:value-type="float" office:value="0.0376150012016296" calcext:value-type="float">
            <text:p>0.03761500120163</text:p>
          </table:table-cell>
        </table:table-row>
        <table:table-row table:style-name="ro1">
          <table:table-cell office:value-type="float" office:value="0.0870071724057198" calcext:value-type="float">
            <text:p>0.08700717240572</text:p>
          </table:table-cell>
          <table:table-cell office:value-type="float" office:value="0.0374060831964016" calcext:value-type="float">
            <text:p>0.037406083196402</text:p>
          </table:table-cell>
        </table:table-row>
        <table:table-row table:style-name="ro1">
          <table:table-cell office:value-type="float" office:value="0.0867550149559975" calcext:value-type="float">
            <text:p>0.086755014955998</text:p>
          </table:table-cell>
          <table:table-cell office:value-type="float" office:value="0.0372600331902504" calcext:value-type="float">
            <text:p>0.03726003319025</text:p>
          </table:table-cell>
        </table:table-row>
        <table:table-row table:style-name="ro1">
          <table:table-cell office:value-type="float" office:value="0.0865040570497513" calcext:value-type="float">
            <text:p>0.086504057049751</text:p>
          </table:table-cell>
          <table:table-cell office:value-type="float" office:value="0.0370497219264507" calcext:value-type="float">
            <text:p>0.037049721926451</text:p>
          </table:table-cell>
        </table:table-row>
        <table:table-row table:style-name="ro1">
          <table:table-cell office:value-type="float" office:value="0.0862546712160111" calcext:value-type="float">
            <text:p>0.086254671216011</text:p>
          </table:table-cell>
          <table:table-cell office:value-type="float" office:value="0.0369197688996792" calcext:value-type="float">
            <text:p>0.036919768899679</text:p>
          </table:table-cell>
        </table:table-row>
        <table:table-row table:style-name="ro1">
          <table:table-cell office:value-type="float" office:value="0.086005724966526" calcext:value-type="float">
            <text:p>0.086005724966526</text:p>
          </table:table-cell>
          <table:table-cell office:value-type="float" office:value="0.0367022566497326" calcext:value-type="float">
            <text:p>0.036702256649733</text:p>
          </table:table-cell>
        </table:table-row>
        <table:table-row table:style-name="ro1">
          <table:table-cell office:value-type="float" office:value="0.085757851600647" calcext:value-type="float">
            <text:p>0.085757851600647</text:p>
          </table:table-cell>
          <table:table-cell office:value-type="float" office:value="0.0365602113306522" calcext:value-type="float">
            <text:p>0.036560211330652</text:p>
          </table:table-cell>
        </table:table-row>
        <table:table-row table:style-name="ro1">
          <table:table-cell office:value-type="float" office:value="0.0855113565921783" calcext:value-type="float">
            <text:p>0.085511356592178</text:p>
          </table:table-cell>
          <table:table-cell office:value-type="float" office:value="0.0363649949431419" calcext:value-type="float">
            <text:p>0.036364994943142</text:p>
          </table:table-cell>
        </table:table-row>
        <table:table-row table:style-name="ro1">
          <table:table-cell office:value-type="float" office:value="0.0852652862668037" calcext:value-type="float">
            <text:p>0.085265286266804</text:p>
          </table:table-cell>
          <table:table-cell office:value-type="float" office:value="0.0362126752734184" calcext:value-type="float">
            <text:p>0.036212675273419</text:p>
          </table:table-cell>
        </table:table-row>
        <table:table-row table:style-name="ro1">
          <table:table-cell office:value-type="float" office:value="0.0850222855806351" calcext:value-type="float">
            <text:p>0.085022285580635</text:p>
          </table:table-cell>
          <table:table-cell office:value-type="float" office:value="0.0360390581190586" calcext:value-type="float">
            <text:p>0.036039058119059</text:p>
          </table:table-cell>
        </table:table-row>
        <table:table-row table:style-name="ro1">
          <table:table-cell office:value-type="float" office:value="0.0847799628973007" calcext:value-type="float">
            <text:p>0.084779962897301</text:p>
          </table:table-cell>
          <table:table-cell office:value-type="float" office:value="0.0358654744923115" calcext:value-type="float">
            <text:p>0.035865474492312</text:p>
          </table:table-cell>
        </table:table-row>
        <table:table-row table:style-name="ro1">
          <table:table-cell office:value-type="float" office:value="0.0845387056469917" calcext:value-type="float">
            <text:p>0.084538705646992</text:p>
          </table:table-cell>
          <table:table-cell office:value-type="float" office:value="0.0357102304697037" calcext:value-type="float">
            <text:p>0.035710230469704</text:p>
          </table:table-cell>
        </table:table-row>
        <table:table-row table:style-name="ro1">
          <table:table-cell office:value-type="float" office:value="0.084298700094223" calcext:value-type="float">
            <text:p>0.084298700094223</text:p>
          </table:table-cell>
          <table:table-cell office:value-type="float" office:value="0.035524170845747" calcext:value-type="float">
            <text:p>0.035524170845747</text:p>
          </table:table-cell>
        </table:table-row>
        <table:table-row table:style-name="ro1">
          <table:table-cell office:value-type="float" office:value="0.0840584710240364" calcext:value-type="float">
            <text:p>0.084058471024037</text:p>
          </table:table-cell>
          <table:table-cell office:value-type="float" office:value="0.0353788584470749" calcext:value-type="float">
            <text:p>0.035378858447075</text:p>
          </table:table-cell>
        </table:table-row>
        <table:table-row table:style-name="ro1">
          <table:table-cell office:value-type="float" office:value="0.0838204249739647" calcext:value-type="float">
            <text:p>0.083820424973965</text:p>
          </table:table-cell>
          <table:table-cell office:value-type="float" office:value="0.0352002419531345" calcext:value-type="float">
            <text:p>0.035200241953135</text:p>
          </table:table-cell>
        </table:table-row>
        <table:table-row table:style-name="ro1">
          <table:table-cell office:value-type="float" office:value="0.0835839137434959" calcext:value-type="float">
            <text:p>0.083583913743496</text:p>
          </table:table-cell>
          <table:table-cell office:value-type="float" office:value="0.0350401028990746" calcext:value-type="float">
            <text:p>0.035040102899075</text:p>
          </table:table-cell>
        </table:table-row>
        <table:table-row table:style-name="ro1">
          <table:table-cell office:value-type="float" office:value="0.0833476111292839" calcext:value-type="float">
            <text:p>0.083347611129284</text:p>
          </table:table-cell>
          <table:table-cell office:value-type="float" office:value="0.034871943295002" calcext:value-type="float">
            <text:p>0.034871943295002</text:p>
          </table:table-cell>
        </table:table-row>
        <table:table-row table:style-name="ro1">
          <table:table-cell office:value-type="float" office:value="0.0831120237708092" calcext:value-type="float">
            <text:p>0.083112023770809</text:p>
          </table:table-cell>
          <table:table-cell office:value-type="float" office:value="0.0347120314836502" calcext:value-type="float">
            <text:p>0.03471203148365</text:p>
          </table:table-cell>
        </table:table-row>
        <table:table-row table:style-name="ro1">
          <table:table-cell office:value-type="float" office:value="0.0828776881098747" calcext:value-type="float">
            <text:p>0.082877688109875</text:p>
          </table:table-cell>
          <table:table-cell office:value-type="float" office:value="0.034557219594717" calcext:value-type="float">
            <text:p>0.034557219594717</text:p>
          </table:table-cell>
        </table:table-row>
        <table:table-row table:style-name="ro1">
          <table:table-cell office:value-type="float" office:value="0.0826448276638985" calcext:value-type="float">
            <text:p>0.082644827663899</text:p>
          </table:table-cell>
          <table:table-cell office:value-type="float" office:value="0.0343936942517757" calcext:value-type="float">
            <text:p>0.034393694251776</text:p>
          </table:table-cell>
        </table:table-row>
        <table:table-row table:style-name="ro1">
          <table:table-cell office:value-type="float" office:value="0.0824137851595879" calcext:value-type="float">
            <text:p>0.082413785159588</text:p>
          </table:table-cell>
          <table:table-cell office:value-type="float" office:value="0.034248374402523" calcext:value-type="float">
            <text:p>0.034248374402523</text:p>
          </table:table-cell>
        </table:table-row>
        <table:table-row table:style-name="ro1">
          <table:table-cell office:value-type="float" office:value="0.082183413207531" calcext:value-type="float">
            <text:p>0.082183413207531</text:p>
          </table:table-cell>
          <table:table-cell office:value-type="float" office:value="0.0340926200151444" calcext:value-type="float">
            <text:p>0.034092620015144</text:p>
          </table:table-cell>
        </table:table-row>
        <table:table-row table:style-name="ro1">
          <table:table-cell office:value-type="float" office:value="0.0819545164704323" calcext:value-type="float">
            <text:p>0.081954516470432</text:p>
          </table:table-cell>
          <table:table-cell office:value-type="float" office:value="0.0339421220123768" calcext:value-type="float">
            <text:p>0.033942122012377</text:p>
          </table:table-cell>
        </table:table-row>
        <table:table-row table:style-name="ro1">
          <table:table-cell office:value-type="float" office:value="0.0817256942391396" calcext:value-type="float">
            <text:p>0.08172569423914</text:p>
          </table:table-cell>
          <table:table-cell office:value-type="float" office:value="0.0338148549199104" calcext:value-type="float">
            <text:p>0.033814854919911</text:p>
          </table:table-cell>
        </table:table-row>
        <table:table-row table:style-name="ro1">
          <table:table-cell office:value-type="float" office:value="0.081498496234417" calcext:value-type="float">
            <text:p>0.081498496234417</text:p>
          </table:table-cell>
          <table:table-cell office:value-type="float" office:value="0.03363848477602" calcext:value-type="float">
            <text:p>0.03363848477602</text:p>
          </table:table-cell>
        </table:table-row>
        <table:table-row table:style-name="ro1">
          <table:table-cell office:value-type="float" office:value="0.0812718197703362" calcext:value-type="float">
            <text:p>0.081271819770336</text:p>
          </table:table-cell>
          <table:table-cell office:value-type="float" office:value="0.0334787555038929" calcext:value-type="float">
            <text:p>0.033478755503893</text:p>
          </table:table-cell>
        </table:table-row>
        <table:table-row table:style-name="ro1">
          <table:table-cell office:value-type="float" office:value="0.0810452625155449" calcext:value-type="float">
            <text:p>0.081045262515545</text:p>
          </table:table-cell>
          <table:table-cell office:value-type="float" office:value="0.0333067998290062" calcext:value-type="float">
            <text:p>0.033306799829006</text:p>
          </table:table-cell>
        </table:table-row>
        <table:table-row table:style-name="ro1">
          <table:table-cell office:value-type="float" office:value="0.0808199644088745" calcext:value-type="float">
            <text:p>0.080819964408875</text:p>
          </table:table-cell>
          <table:table-cell office:value-type="float" office:value="0.033157467842102" calcext:value-type="float">
            <text:p>0.033157467842102</text:p>
          </table:table-cell>
        </table:table-row>
        <table:table-row table:style-name="ro1">
          <table:table-cell office:value-type="float" office:value="0.0805976688861847" calcext:value-type="float">
            <text:p>0.080597668886185</text:p>
          </table:table-cell>
          <table:table-cell office:value-type="float" office:value="0.0330285988748074" calcext:value-type="float">
            <text:p>0.033028598874807</text:p>
          </table:table-cell>
        </table:table-row>
        <table:table-row table:style-name="ro1">
          <table:table-cell office:value-type="float" office:value="0.0803752765059471" calcext:value-type="float">
            <text:p>0.080375276505947</text:p>
          </table:table-cell>
          <table:table-cell office:value-type="float" office:value="0.0328766629099846" calcext:value-type="float">
            <text:p>0.032876662909985</text:p>
          </table:table-cell>
        </table:table-row>
        <table:table-row table:style-name="ro1">
          <table:table-cell office:value-type="float" office:value="0.0801521241664887" calcext:value-type="float">
            <text:p>0.080152124166489</text:p>
          </table:table-cell>
          <table:table-cell office:value-type="float" office:value="0.0327423363924026" calcext:value-type="float">
            <text:p>0.032742336392403</text:p>
          </table:table-cell>
        </table:table-row>
        <table:table-row table:style-name="ro1">
          <table:table-cell office:value-type="float" office:value="0.0799324214458466" calcext:value-type="float">
            <text:p>0.079932421445847</text:p>
          </table:table-cell>
          <table:table-cell office:value-type="float" office:value="0.0325640626251698" calcext:value-type="float">
            <text:p>0.03256406262517</text:p>
          </table:table-cell>
        </table:table-row>
        <table:table-row table:style-name="ro1">
          <table:table-cell office:value-type="float" office:value="0.0797122195363045" calcext:value-type="float">
            <text:p>0.079712219536305</text:p>
          </table:table-cell>
          <table:table-cell office:value-type="float" office:value="0.0324213542044163" calcext:value-type="float">
            <text:p>0.032421354204416</text:p>
          </table:table-cell>
        </table:table-row>
        <table:table-row table:style-name="ro1">
          <table:table-cell office:value-type="float" office:value="0.0794912725687027" calcext:value-type="float">
            <text:p>0.079491272568703</text:p>
          </table:table-cell>
          <table:table-cell office:value-type="float" office:value="0.032301302999258" calcext:value-type="float">
            <text:p>0.032301302999258</text:p>
          </table:table-cell>
        </table:table-row>
        <table:table-row table:style-name="ro1">
          <table:table-cell office:value-type="float" office:value="0.07927555590868" calcext:value-type="float">
            <text:p>0.07927555590868</text:p>
          </table:table-cell>
          <table:table-cell office:value-type="float" office:value="0.0321832112967968" calcext:value-type="float">
            <text:p>0.032183211296797</text:p>
          </table:table-cell>
        </table:table-row>
        <table:table-row table:style-name="ro1">
          <table:table-cell office:value-type="float" office:value="0.0790600180625916" calcext:value-type="float">
            <text:p>0.079060018062592</text:p>
          </table:table-cell>
          <table:table-cell office:value-type="float" office:value="0.0320413261651993" calcext:value-type="float">
            <text:p>0.032041326165199</text:p>
          </table:table-cell>
        </table:table-row>
        <table:table-row table:style-name="ro1">
          <table:table-cell office:value-type="float" office:value="0.0788443833589554" calcext:value-type="float">
            <text:p>0.078844383358955</text:p>
          </table:table-cell>
          <table:table-cell office:value-type="float" office:value="0.031850166618824" calcext:value-type="float">
            <text:p>0.031850166618824</text:p>
          </table:table-cell>
        </table:table-row>
        <table:table-row table:style-name="ro1">
          <table:table-cell office:value-type="float" office:value="0.0786305740475655" calcext:value-type="float">
            <text:p>0.078630574047566</text:p>
          </table:table-cell>
          <table:table-cell office:value-type="float" office:value="0.0317060947418213" calcext:value-type="float">
            <text:p>0.031706094741821</text:p>
          </table:table-cell>
        </table:table-row>
        <table:table-row table:style-name="ro1">
          <table:table-cell office:value-type="float" office:value="0.0784179195761681" calcext:value-type="float">
            <text:p>0.078417919576168</text:p>
          </table:table-cell>
          <table:table-cell office:value-type="float" office:value="0.0315997302532196" calcext:value-type="float">
            <text:p>0.03159973025322</text:p>
          </table:table-cell>
        </table:table-row>
        <table:table-row table:style-name="ro1">
          <table:table-cell office:value-type="float" office:value="0.0782053098082542" calcext:value-type="float">
            <text:p>0.078205309808254</text:p>
          </table:table-cell>
          <table:table-cell office:value-type="float" office:value="0.0314585343003273" calcext:value-type="float">
            <text:p>0.031458534300327</text:p>
          </table:table-cell>
        </table:table-row>
        <table:table-row table:style-name="ro1">
          <table:table-cell office:value-type="float" office:value="0.0779930949211121" calcext:value-type="float">
            <text:p>0.077993094921112</text:p>
          </table:table-cell>
          <table:table-cell office:value-type="float" office:value="0.0313163921236992" calcext:value-type="float">
            <text:p>0.031316392123699</text:p>
          </table:table-cell>
        </table:table-row>
        <table:table-row table:style-name="ro1">
          <table:table-cell office:value-type="float" office:value="0.0777812376618385" calcext:value-type="float">
            <text:p>0.077781237661839</text:p>
          </table:table-cell>
          <table:table-cell office:value-type="float" office:value="0.031143307685852" calcext:value-type="float">
            <text:p>0.031143307685852</text:p>
          </table:table-cell>
        </table:table-row>
        <table:table-row table:style-name="ro1">
          <table:table-cell office:value-type="float" office:value="0.0775678232312203" calcext:value-type="float">
            <text:p>0.07756782323122</text:p>
          </table:table-cell>
          <table:table-cell office:value-type="float" office:value="0.0310149826109409" calcext:value-type="float">
            <text:p>0.031014982610941</text:p>
          </table:table-cell>
        </table:table-row>
        <table:table-row table:style-name="ro1">
          <table:table-cell office:value-type="float" office:value="0.0773556083440781" calcext:value-type="float">
            <text:p>0.077355608344078</text:p>
          </table:table-cell>
          <table:table-cell office:value-type="float" office:value="0.030888507142663" calcext:value-type="float">
            <text:p>0.030888507142663</text:p>
          </table:table-cell>
        </table:table-row>
        <table:table-row table:style-name="ro1">
          <table:table-cell office:value-type="float" office:value="0.077142521739006" calcext:value-type="float">
            <text:p>0.077142521739006</text:p>
          </table:table-cell>
          <table:table-cell office:value-type="float" office:value="0.0307287350296974" calcext:value-type="float">
            <text:p>0.030728735029698</text:p>
          </table:table-cell>
        </table:table-row>
        <table:table-row table:style-name="ro1">
          <table:table-cell office:value-type="float" office:value="0.0769293680787087" calcext:value-type="float">
            <text:p>0.076929368078709</text:p>
          </table:table-cell>
          <table:table-cell office:value-type="float" office:value="0.0306010246276856" calcext:value-type="float">
            <text:p>0.030601024627686</text:p>
          </table:table-cell>
        </table:table-row>
        <table:table-row table:style-name="ro1">
          <table:table-cell office:value-type="float" office:value="0.0767181515693665" calcext:value-type="float">
            <text:p>0.076718151569367</text:p>
          </table:table-cell>
          <table:table-cell office:value-type="float" office:value="0.0304619409143925" calcext:value-type="float">
            <text:p>0.030461940914393</text:p>
          </table:table-cell>
        </table:table-row>
        <table:table-row table:style-name="ro1">
          <table:table-cell office:value-type="float" office:value="0.0765071213245392" calcext:value-type="float">
            <text:p>0.076507121324539</text:p>
          </table:table-cell>
          <table:table-cell office:value-type="float" office:value="0.0303219221532345" calcext:value-type="float">
            <text:p>0.030321922153235</text:p>
          </table:table-cell>
        </table:table-row>
        <table:table-row table:style-name="ro1">
          <table:table-cell office:value-type="float" office:value="0.0762946158647537" calcext:value-type="float">
            <text:p>0.076294615864754</text:p>
          </table:table-cell>
          <table:table-cell office:value-type="float" office:value="0.030193293467164" calcext:value-type="float">
            <text:p>0.030193293467164</text:p>
          </table:table-cell>
        </table:table-row>
        <table:table-row table:style-name="ro1">
          <table:table-cell office:value-type="float" office:value="0.0760832726955414" calcext:value-type="float">
            <text:p>0.076083272695541</text:p>
          </table:table-cell>
          <table:table-cell office:value-type="float" office:value="0.0300628449767828" calcext:value-type="float">
            <text:p>0.030062844976783</text:p>
          </table:table-cell>
        </table:table-row>
        <table:table-row table:style-name="ro1">
          <table:table-cell office:value-type="float" office:value="0.0758723095059395" calcext:value-type="float">
            <text:p>0.07587230950594</text:p>
          </table:table-cell>
          <table:table-cell office:value-type="float" office:value="0.0299285538494587" calcext:value-type="float">
            <text:p>0.029928553849459</text:p>
          </table:table-cell>
        </table:table-row>
        <table:table-row table:style-name="ro1">
          <table:table-cell office:value-type="float" office:value="0.0756614655256271" calcext:value-type="float">
            <text:p>0.075661465525627</text:p>
          </table:table-cell>
          <table:table-cell office:value-type="float" office:value="0.0297840479761362" calcext:value-type="float">
            <text:p>0.029784047976136</text:p>
          </table:table-cell>
        </table:table-row>
        <table:table-row table:style-name="ro1">
          <table:table-cell office:value-type="float" office:value="0.0754520744085312" calcext:value-type="float">
            <text:p>0.075452074408531</text:p>
          </table:table-cell>
          <table:table-cell office:value-type="float" office:value="0.0296699665486813" calcext:value-type="float">
            <text:p>0.029669966548681</text:p>
          </table:table-cell>
        </table:table-row>
        <table:table-row table:style-name="ro1">
          <table:table-cell office:value-type="float" office:value="0.0752442181110382" calcext:value-type="float">
            <text:p>0.075244218111038</text:p>
          </table:table-cell>
          <table:table-cell office:value-type="float" office:value="0.0295854508876801" calcext:value-type="float">
            <text:p>0.02958545088768</text:p>
          </table:table-cell>
        </table:table-row>
        <table:table-row table:style-name="ro1">
          <table:table-cell office:value-type="float" office:value="0.0750369504094124" calcext:value-type="float">
            <text:p>0.075036950409412</text:p>
          </table:table-cell>
          <table:table-cell office:value-type="float" office:value="0.0295217800885439" calcext:value-type="float">
            <text:p>0.029521780088544</text:p>
          </table:table-cell>
        </table:table-row>
        <table:table-row table:style-name="ro1">
          <table:table-cell office:value-type="float" office:value="0.0748305916786194" calcext:value-type="float">
            <text:p>0.074830591678619</text:p>
          </table:table-cell>
          <table:table-cell office:value-type="float" office:value="0.0293703805655241" calcext:value-type="float">
            <text:p>0.029370380565524</text:p>
          </table:table-cell>
        </table:table-row>
        <table:table-row table:style-name="ro1">
          <table:table-cell office:value-type="float" office:value="0.0746249631047249" calcext:value-type="float">
            <text:p>0.074624963104725</text:p>
          </table:table-cell>
          <table:table-cell office:value-type="float" office:value="0.0291766729205847" calcext:value-type="float">
            <text:p>0.029176672920585</text:p>
          </table:table-cell>
        </table:table-row>
        <table:table-row table:style-name="ro1">
          <table:table-cell office:value-type="float" office:value="0.0744186118245125" calcext:value-type="float">
            <text:p>0.074418611824513</text:p>
          </table:table-cell>
          <table:table-cell office:value-type="float" office:value="0.0290187690407038" calcext:value-type="float">
            <text:p>0.029018769040704</text:p>
          </table:table-cell>
        </table:table-row>
        <table:table-row table:style-name="ro1">
          <table:table-cell office:value-type="float" office:value="0.0742128640413284" calcext:value-type="float">
            <text:p>0.074212864041329</text:p>
          </table:table-cell>
          <table:table-cell office:value-type="float" office:value="0.0288846865296364" calcext:value-type="float">
            <text:p>0.028884686529636</text:p>
          </table:table-cell>
        </table:table-row>
        <table:table-row table:style-name="ro1">
          <table:table-cell office:value-type="float" office:value="0.0740086734294891" calcext:value-type="float">
            <text:p>0.074008673429489</text:p>
          </table:table-cell>
          <table:table-cell office:value-type="float" office:value="0.0287753716111183" calcext:value-type="float">
            <text:p>0.028775371611118</text:p>
          </table:table-cell>
        </table:table-row>
        <table:table-row table:style-name="ro1">
          <table:table-cell office:value-type="float" office:value="0.0738058388233185" calcext:value-type="float">
            <text:p>0.073805838823319</text:p>
          </table:table-cell>
          <table:table-cell office:value-type="float" office:value="0.0286890901625156" calcext:value-type="float">
            <text:p>0.028689090162516</text:p>
          </table:table-cell>
        </table:table-row>
        <table:table-row table:style-name="ro1">
          <table:table-cell office:value-type="float" office:value="0.073603168129921" calcext:value-type="float">
            <text:p>0.073603168129921</text:p>
          </table:table-cell>
          <table:table-cell office:value-type="float" office:value="0.0285759381949902" calcext:value-type="float">
            <text:p>0.02857593819499</text:p>
          </table:table-cell>
        </table:table-row>
        <table:table-row table:style-name="ro1">
          <table:table-cell office:value-type="float" office:value="0.0734004303812981" calcext:value-type="float">
            <text:p>0.073400430381298</text:p>
          </table:table-cell>
          <table:table-cell office:value-type="float" office:value="0.0284181777387857" calcext:value-type="float">
            <text:p>0.028418177738786</text:p>
          </table:table-cell>
        </table:table-row>
        <table:table-row table:style-name="ro1">
          <table:table-cell office:value-type="float" office:value="0.0731968954205513" calcext:value-type="float">
            <text:p>0.073196895420551</text:p>
          </table:table-cell>
          <table:table-cell office:value-type="float" office:value="0.02826845087111" calcext:value-type="float">
            <text:p>0.02826845087111</text:p>
          </table:table-cell>
        </table:table-row>
        <table:table-row table:style-name="ro1">
          <table:table-cell office:value-type="float" office:value="0.0729941725730896" calcext:value-type="float">
            <text:p>0.07299417257309</text:p>
          </table:table-cell>
          <table:table-cell office:value-type="float" office:value="0.0281305275857449" calcext:value-type="float">
            <text:p>0.028130527585745</text:p>
          </table:table-cell>
        </table:table-row>
        <table:table-row table:style-name="ro1">
          <table:table-cell office:value-type="float" office:value="0.0727934539318085" calcext:value-type="float">
            <text:p>0.072793453931809</text:p>
          </table:table-cell>
          <table:table-cell office:value-type="float" office:value="0.0280364062637091" calcext:value-type="float">
            <text:p>0.028036406263709</text:p>
          </table:table-cell>
        </table:table-row>
        <table:table-row table:style-name="ro1">
          <table:table-cell office:value-type="float" office:value="0.0725921019911766" calcext:value-type="float">
            <text:p>0.072592101991177</text:p>
          </table:table-cell>
          <table:table-cell office:value-type="float" office:value="0.0279642660170794" calcext:value-type="float">
            <text:p>0.027964266017079</text:p>
          </table:table-cell>
        </table:table-row>
        <table:table-row table:style-name="ro1">
          <table:table-cell office:value-type="float" office:value="0.0723926946520805" calcext:value-type="float">
            <text:p>0.072392694652081</text:p>
          </table:table-cell>
          <table:table-cell office:value-type="float" office:value="0.0278304852545261" calcext:value-type="float">
            <text:p>0.027830485254526</text:p>
          </table:table-cell>
        </table:table-row>
        <table:table-row table:style-name="ro1">
          <table:table-cell office:value-type="float" office:value="0.07219398021698" calcext:value-type="float">
            <text:p>0.07219398021698</text:p>
          </table:table-cell>
          <table:table-cell office:value-type="float" office:value="0.0276814065873623" calcext:value-type="float">
            <text:p>0.027681406587362</text:p>
          </table:table-cell>
        </table:table-row>
        <table:table-row table:style-name="ro1">
          <table:table-cell office:value-type="float" office:value="0.0719958245754242" calcext:value-type="float">
            <text:p>0.071995824575424</text:p>
          </table:table-cell>
          <table:table-cell office:value-type="float" office:value="0.0275242533534765" calcext:value-type="float">
            <text:p>0.027524253353477</text:p>
          </table:table-cell>
        </table:table-row>
        <table:table-row table:style-name="ro1">
          <table:table-cell office:value-type="float" office:value="0.0717984586954117" calcext:value-type="float">
            <text:p>0.071798458695412</text:p>
          </table:table-cell>
          <table:table-cell office:value-type="float" office:value="0.027459342032671" calcext:value-type="float">
            <text:p>0.027459342032671</text:p>
          </table:table-cell>
        </table:table-row>
        <table:table-row table:style-name="ro1">
          <table:table-cell office:value-type="float" office:value="0.0716041103005409" calcext:value-type="float">
            <text:p>0.071604110300541</text:p>
          </table:table-cell>
          <table:table-cell office:value-type="float" office:value="0.0273904427886009" calcext:value-type="float">
            <text:p>0.027390442788601</text:p>
          </table:table-cell>
        </table:table-row>
        <table:table-row table:style-name="ro1">
          <table:table-cell office:value-type="float" office:value="0.0714103132486343" calcext:value-type="float">
            <text:p>0.071410313248634</text:p>
          </table:table-cell>
          <table:table-cell office:value-type="float" office:value="0.0272483415901661" calcext:value-type="float">
            <text:p>0.027248341590166</text:p>
          </table:table-cell>
        </table:table-row>
        <table:table-row table:style-name="ro1">
          <table:table-cell office:value-type="float" office:value="0.0712177231907845" calcext:value-type="float">
            <text:p>0.071217723190785</text:p>
          </table:table-cell>
          <table:table-cell office:value-type="float" office:value="0.0270853694528341" calcext:value-type="float">
            <text:p>0.027085369452834</text:p>
          </table:table-cell>
        </table:table-row>
        <table:table-row table:style-name="ro1">
          <table:table-cell office:value-type="float" office:value="0.0710275545716286" calcext:value-type="float">
            <text:p>0.071027554571629</text:p>
          </table:table-cell>
          <table:table-cell office:value-type="float" office:value="0.0269406847655773" calcext:value-type="float">
            <text:p>0.026940684765577</text:p>
          </table:table-cell>
        </table:table-row>
        <table:table-row table:style-name="ro1">
          <table:table-cell office:value-type="float" office:value="0.0708357319235802" calcext:value-type="float">
            <text:p>0.07083573192358</text:p>
          </table:table-cell>
          <table:table-cell office:value-type="float" office:value="0.026867875829339" calcext:value-type="float">
            <text:p>0.026867875829339</text:p>
          </table:table-cell>
        </table:table-row>
        <table:table-row table:style-name="ro1">
          <table:table-cell office:value-type="float" office:value="0.070646695792675" calcext:value-type="float">
            <text:p>0.070646695792675</text:p>
          </table:table-cell>
          <table:table-cell office:value-type="float" office:value="0.0268117897212505" calcext:value-type="float">
            <text:p>0.026811789721251</text:p>
          </table:table-cell>
        </table:table-row>
        <table:table-row table:style-name="ro1">
          <table:table-cell office:value-type="float" office:value="0.0704567804932594" calcext:value-type="float">
            <text:p>0.07045678049326</text:p>
          </table:table-cell>
          <table:table-cell office:value-type="float" office:value="0.0266580954194069" calcext:value-type="float">
            <text:p>0.026658095419407</text:p>
          </table:table-cell>
        </table:table-row>
        <table:table-row table:style-name="ro1">
          <table:table-cell office:value-type="float" office:value="0.0702683478593826" calcext:value-type="float">
            <text:p>0.070268347859383</text:p>
          </table:table-cell>
          <table:table-cell office:value-type="float" office:value="0.0265113990753889" calcext:value-type="float">
            <text:p>0.026511399075389</text:p>
          </table:table-cell>
        </table:table-row>
        <table:table-row table:style-name="ro1">
          <table:table-cell office:value-type="float" office:value="0.0700807198882103" calcext:value-type="float">
            <text:p>0.07008071988821</text:p>
          </table:table-cell>
          <table:table-cell office:value-type="float" office:value="0.02638422511518" calcext:value-type="float">
            <text:p>0.02638422511518</text:p>
          </table:table-cell>
        </table:table-row>
        <table:table-row table:style-name="ro1">
          <table:table-cell office:value-type="float" office:value="0.0698933824896812" calcext:value-type="float">
            <text:p>0.069893382489681</text:p>
          </table:table-cell>
          <table:table-cell office:value-type="float" office:value="0.0263071209192276" calcext:value-type="float">
            <text:p>0.026307120919228</text:p>
          </table:table-cell>
        </table:table-row>
        <table:table-row table:style-name="ro1">
          <table:table-cell office:value-type="float" office:value="0.0697081834077835" calcext:value-type="float">
            <text:p>0.069708183407784</text:p>
          </table:table-cell>
          <table:table-cell office:value-type="float" office:value="0.0261942949146032" calcext:value-type="float">
            <text:p>0.026194294914603</text:p>
          </table:table-cell>
        </table:table-row>
        <table:table-row table:style-name="ro1">
          <table:table-cell office:value-type="float" office:value="0.0695220679044724" calcext:value-type="float">
            <text:p>0.069522067904472</text:p>
          </table:table-cell>
          <table:table-cell office:value-type="float" office:value="0.0260495059192181" calcext:value-type="float">
            <text:p>0.026049505919218</text:p>
          </table:table-cell>
        </table:table-row>
        <table:table-row table:style-name="ro1">
          <table:table-cell office:value-type="float" office:value="0.0693381577730179" calcext:value-type="float">
            <text:p>0.069338157773018</text:p>
          </table:table-cell>
          <table:table-cell office:value-type="float" office:value="0.0259352754801512" calcext:value-type="float">
            <text:p>0.025935275480151</text:p>
          </table:table-cell>
        </table:table-row>
        <table:table-row table:style-name="ro1">
          <table:table-cell office:value-type="float" office:value="0.0691544711589813" calcext:value-type="float">
            <text:p>0.069154471158981</text:p>
          </table:table-cell>
          <table:table-cell office:value-type="float" office:value="0.0258364584296942" calcext:value-type="float">
            <text:p>0.025836458429694</text:p>
          </table:table-cell>
        </table:table-row>
        <table:table-row table:style-name="ro1">
          <table:table-cell office:value-type="float" office:value="0.068969301879406" calcext:value-type="float">
            <text:p>0.068969301879406</text:p>
          </table:table-cell>
          <table:table-cell office:value-type="float" office:value="0.0257253739982843" calcext:value-type="float">
            <text:p>0.025725373998284</text:p>
          </table:table-cell>
        </table:table-row>
        <table:table-row table:style-name="ro1">
          <table:table-cell office:value-type="float" office:value="0.0687872171401978" calcext:value-type="float">
            <text:p>0.068787217140198</text:p>
          </table:table-cell>
          <table:table-cell office:value-type="float" office:value="0.0256464313715696" calcext:value-type="float">
            <text:p>0.02564643137157</text:p>
          </table:table-cell>
        </table:table-row>
        <table:table-row table:style-name="ro1">
          <table:table-cell office:value-type="float" office:value="0.0686057657003403" calcext:value-type="float">
            <text:p>0.06860576570034</text:p>
          </table:table-cell>
          <table:table-cell office:value-type="float" office:value="0.0255409814417362" calcext:value-type="float">
            <text:p>0.025540981441736</text:p>
          </table:table-cell>
        </table:table-row>
        <table:table-row table:style-name="ro1">
          <table:table-cell office:value-type="float" office:value="0.0684249624609947" calcext:value-type="float">
            <text:p>0.068424962460995</text:p>
          </table:table-cell>
          <table:table-cell office:value-type="float" office:value="0.025403032079339" calcext:value-type="float">
            <text:p>0.025403032079339</text:p>
          </table:table-cell>
        </table:table-row>
        <table:table-row table:style-name="ro1">
          <table:table-cell office:value-type="float" office:value="0.0682474598288536" calcext:value-type="float">
            <text:p>0.068247459828854</text:p>
          </table:table-cell>
          <table:table-cell office:value-type="float" office:value="0.0252876281738281" calcext:value-type="float">
            <text:p>0.025287628173828</text:p>
          </table:table-cell>
        </table:table-row>
        <table:table-row table:style-name="ro1">
          <table:table-cell office:value-type="float" office:value="0.0680691748857498" calcext:value-type="float">
            <text:p>0.06806917488575</text:p>
          </table:table-cell>
          <table:table-cell office:value-type="float" office:value="0.0252028405666351" calcext:value-type="float">
            <text:p>0.025202840566635</text:p>
          </table:table-cell>
        </table:table-row>
        <table:table-row table:style-name="ro1">
          <table:table-cell office:value-type="float" office:value="0.0678891465067864" calcext:value-type="float">
            <text:p>0.067889146506786</text:p>
          </table:table-cell>
          <table:table-cell office:value-type="float" office:value="0.0250765010714531" calcext:value-type="float">
            <text:p>0.025076501071453</text:p>
          </table:table-cell>
        </table:table-row>
        <table:table-row table:style-name="ro1">
          <table:table-cell office:value-type="float" office:value="0.0677129328250885" calcext:value-type="float">
            <text:p>0.067712932825089</text:p>
          </table:table-cell>
          <table:table-cell office:value-type="float" office:value="0.0249737296253443" calcext:value-type="float">
            <text:p>0.024973729625344</text:p>
          </table:table-cell>
        </table:table-row>
        <table:table-row table:style-name="ro1">
          <table:table-cell office:value-type="float" office:value="0.0675377249717712" calcext:value-type="float">
            <text:p>0.067537724971771</text:p>
          </table:table-cell>
          <table:table-cell office:value-type="float" office:value="0.0248805917799473" calcext:value-type="float">
            <text:p>0.024880591779947</text:p>
          </table:table-cell>
        </table:table-row>
        <table:table-row table:style-name="ro1">
          <table:table-cell office:value-type="float" office:value="0.0673624128103256" calcext:value-type="float">
            <text:p>0.067362412810326</text:p>
          </table:table-cell>
          <table:table-cell office:value-type="float" office:value="0.0247697290033102" calcext:value-type="float">
            <text:p>0.02476972900331</text:p>
          </table:table-cell>
        </table:table-row>
        <table:table-row table:style-name="ro1">
          <table:table-cell office:value-type="float" office:value="0.0671875327825546" calcext:value-type="float">
            <text:p>0.067187532782555</text:p>
          </table:table-cell>
          <table:table-cell office:value-type="float" office:value="0.0246776938438416" calcext:value-type="float">
            <text:p>0.024677693843842</text:p>
          </table:table-cell>
        </table:table-row>
        <table:table-row table:style-name="ro1">
          <table:table-cell office:value-type="float" office:value="0.0670143291354179" calcext:value-type="float">
            <text:p>0.067014329135418</text:p>
          </table:table-cell>
          <table:table-cell office:value-type="float" office:value="0.0246479567140341" calcext:value-type="float">
            <text:p>0.024647956714034</text:p>
          </table:table-cell>
        </table:table-row>
        <table:table-row table:style-name="ro1">
          <table:table-cell office:value-type="float" office:value="0.0668422430753708" calcext:value-type="float">
            <text:p>0.066842243075371</text:p>
          </table:table-cell>
          <table:table-cell office:value-type="float" office:value="0.0245280396193266" calcext:value-type="float">
            <text:p>0.024528039619327</text:p>
          </table:table-cell>
        </table:table-row>
        <table:table-row table:style-name="ro1">
          <table:table-cell office:value-type="float" office:value="0.0666717737913132" calcext:value-type="float">
            <text:p>0.066671773791313</text:p>
          </table:table-cell>
          <table:table-cell office:value-type="float" office:value="0.024440610781312" calcext:value-type="float">
            <text:p>0.024440610781312</text:p>
          </table:table-cell>
        </table:table-row>
        <table:table-row table:style-name="ro1">
          <table:table-cell office:value-type="float" office:value="0.0665012747049332" calcext:value-type="float">
            <text:p>0.066501274704933</text:p>
          </table:table-cell>
          <table:table-cell office:value-type="float" office:value="0.0243050642311573" calcext:value-type="float">
            <text:p>0.024305064231157</text:p>
          </table:table-cell>
        </table:table-row>
        <table:table-row table:style-name="ro1">
          <table:table-cell office:value-type="float" office:value="0.06633111089468" calcext:value-type="float">
            <text:p>0.06633111089468</text:p>
          </table:table-cell>
          <table:table-cell office:value-type="float" office:value="0.0241803955286741" calcext:value-type="float">
            <text:p>0.024180395528674</text:p>
          </table:table-cell>
        </table:table-row>
        <table:table-row table:style-name="ro1">
          <table:table-cell office:value-type="float" office:value="0.0661624744534493" calcext:value-type="float">
            <text:p>0.066162474453449</text:p>
          </table:table-cell>
          <table:table-cell office:value-type="float" office:value="0.0240759998559952" calcext:value-type="float">
            <text:p>0.024075999855995</text:p>
          </table:table-cell>
        </table:table-row>
        <table:table-row table:style-name="ro1">
          <table:table-cell office:value-type="float" office:value="0.0659944862127304" calcext:value-type="float">
            <text:p>0.065994486212731</text:p>
          </table:table-cell>
          <table:table-cell office:value-type="float" office:value="0.0239987540990114" calcext:value-type="float">
            <text:p>0.023998754099012</text:p>
          </table:table-cell>
        </table:table-row>
        <table:table-row table:style-name="ro1">
          <table:table-cell office:value-type="float" office:value="0.0658267885446549" calcext:value-type="float">
            <text:p>0.065826788544655</text:p>
          </table:table-cell>
          <table:table-cell office:value-type="float" office:value="0.023921325802803" calcext:value-type="float">
            <text:p>0.023921325802803</text:p>
          </table:table-cell>
        </table:table-row>
        <table:table-row table:style-name="ro1">
          <table:table-cell office:value-type="float" office:value="0.0656587854027748" calcext:value-type="float">
            <text:p>0.065658785402775</text:p>
          </table:table-cell>
          <table:table-cell office:value-type="float" office:value="0.0237929001450539" calcext:value-type="float">
            <text:p>0.023792900145054</text:p>
          </table:table-cell>
        </table:table-row>
        <table:table-row table:style-name="ro1">
          <table:table-cell office:value-type="float" office:value="0.0654910057783127" calcext:value-type="float">
            <text:p>0.065491005778313</text:p>
          </table:table-cell>
          <table:table-cell office:value-type="float" office:value="0.0236921589821577" calcext:value-type="float">
            <text:p>0.023692158982158</text:p>
          </table:table-cell>
        </table:table-row>
        <table:table-row table:style-name="ro1">
          <table:table-cell office:value-type="float" office:value="0.0653238371014595" calcext:value-type="float">
            <text:p>0.06532383710146</text:p>
          </table:table-cell>
          <table:table-cell office:value-type="float" office:value="0.0235981252044439" calcext:value-type="float">
            <text:p>0.023598125204444</text:p>
          </table:table-cell>
        </table:table-row>
        <table:table-row table:style-name="ro1">
          <table:table-cell office:value-type="float" office:value="0.0651566833257675" calcext:value-type="float">
            <text:p>0.065156683325768</text:p>
          </table:table-cell>
          <table:table-cell office:value-type="float" office:value="0.0235000550746918" calcext:value-type="float">
            <text:p>0.023500055074692</text:p>
          </table:table-cell>
        </table:table-row>
        <table:table-row table:style-name="ro1">
          <table:table-cell office:value-type="float" office:value="0.0649910047650337" calcext:value-type="float">
            <text:p>0.064991004765034</text:p>
          </table:table-cell>
          <table:table-cell office:value-type="float" office:value="0.0234201177954674" calcext:value-type="float">
            <text:p>0.023420117795467</text:p>
          </table:table-cell>
        </table:table-row>
        <table:table-row table:style-name="ro1">
          <table:table-cell office:value-type="float" office:value="0.0648258253931999" calcext:value-type="float">
            <text:p>0.0648258253932</text:p>
          </table:table-cell>
          <table:table-cell office:value-type="float" office:value="0.0233144853264093" calcext:value-type="float">
            <text:p>0.023314485326409</text:p>
          </table:table-cell>
        </table:table-row>
        <table:table-row table:style-name="ro1">
          <table:table-cell office:value-type="float" office:value="0.064661480486393" calcext:value-type="float">
            <text:p>0.064661480486393</text:p>
          </table:table-cell>
          <table:table-cell office:value-type="float" office:value="0.0232240483164787" calcext:value-type="float">
            <text:p>0.023224048316479</text:p>
          </table:table-cell>
        </table:table-row>
        <table:table-row table:style-name="ro1">
          <table:table-cell office:value-type="float" office:value="0.0644974187016487" calcext:value-type="float">
            <text:p>0.064497418701649</text:p>
          </table:table-cell>
          <table:table-cell office:value-type="float" office:value="0.0231303088366985" calcext:value-type="float">
            <text:p>0.023130308836699</text:p>
          </table:table-cell>
        </table:table-row>
        <table:table-row table:style-name="ro1">
          <table:table-cell office:value-type="float" office:value="0.064333513379097" calcext:value-type="float">
            <text:p>0.064333513379097</text:p>
          </table:table-cell>
          <table:table-cell office:value-type="float" office:value="0.0230392031371594" calcext:value-type="float">
            <text:p>0.023039203137159</text:p>
          </table:table-cell>
        </table:table-row>
        <table:table-row table:style-name="ro1">
          <table:table-cell office:value-type="float" office:value="0.0641714408993721" calcext:value-type="float">
            <text:p>0.064171440899372</text:p>
          </table:table-cell>
          <table:table-cell office:value-type="float" office:value="0.0229417663067579" calcext:value-type="float">
            <text:p>0.022941766306758</text:p>
          </table:table-cell>
        </table:table-row>
        <table:table-row table:style-name="ro1">
          <table:table-cell office:value-type="float" office:value="0.0640100091695786" calcext:value-type="float">
            <text:p>0.064010009169579</text:p>
          </table:table-cell>
          <table:table-cell office:value-type="float" office:value="0.0228645615279675" calcext:value-type="float">
            <text:p>0.022864561527968</text:p>
          </table:table-cell>
        </table:table-row>
        <table:table-row table:style-name="ro1">
          <table:table-cell office:value-type="float" office:value="0.0638511702418327" calcext:value-type="float">
            <text:p>0.063851170241833</text:p>
          </table:table-cell>
          <table:table-cell office:value-type="float" office:value="0.0228067766875029" calcext:value-type="float">
            <text:p>0.022806776687503</text:p>
          </table:table-cell>
        </table:table-row>
        <table:table-row table:style-name="ro1">
          <table:table-cell office:value-type="float" office:value="0.063691571354866" calcext:value-type="float">
            <text:p>0.063691571354866</text:p>
          </table:table-cell>
          <table:table-cell office:value-type="float" office:value="0.0227631330490112" calcext:value-type="float">
            <text:p>0.022763133049011</text:p>
          </table:table-cell>
        </table:table-row>
        <table:table-row table:style-name="ro1">
          <table:table-cell office:value-type="float" office:value="0.0635318532586098" calcext:value-type="float">
            <text:p>0.06353185325861</text:p>
          </table:table-cell>
          <table:table-cell office:value-type="float" office:value="0.0226709898561239" calcext:value-type="float">
            <text:p>0.022670989856124</text:p>
          </table:table-cell>
        </table:table-row>
        <table:table-row table:style-name="ro1">
          <table:table-cell office:value-type="float" office:value="0.06337571144104" calcext:value-type="float">
            <text:p>0.06337571144104</text:p>
          </table:table-cell>
          <table:table-cell office:value-type="float" office:value="0.0225725006312132" calcext:value-type="float">
            <text:p>0.022572500631213</text:p>
          </table:table-cell>
        </table:table-row>
        <table:table-row table:style-name="ro1">
          <table:table-cell office:value-type="float" office:value="0.0632185935974121" calcext:value-type="float">
            <text:p>0.063218593597412</text:p>
          </table:table-cell>
          <table:table-cell office:value-type="float" office:value="0.0224333181977272" calcext:value-type="float">
            <text:p>0.022433318197727</text:p>
          </table:table-cell>
        </table:table-row>
        <table:table-row table:style-name="ro1">
          <table:table-cell office:value-type="float" office:value="0.0630605965852737" calcext:value-type="float">
            <text:p>0.063060596585274</text:p>
          </table:table-cell>
          <table:table-cell office:value-type="float" office:value="0.0223389118909836" calcext:value-type="float">
            <text:p>0.022338911890984</text:p>
          </table:table-cell>
        </table:table-row>
        <table:table-row table:style-name="ro1">
          <table:table-cell office:value-type="float" office:value="0.0629056766629219" calcext:value-type="float">
            <text:p>0.062905676662922</text:p>
          </table:table-cell>
          <table:table-cell office:value-type="float" office:value="0.0222702622413635" calcext:value-type="float">
            <text:p>0.022270262241364</text:p>
          </table:table-cell>
        </table:table-row>
        <table:table-row table:style-name="ro1">
          <table:table-cell office:value-type="float" office:value="0.0627508535981178" calcext:value-type="float">
            <text:p>0.062750853598118</text:p>
          </table:table-cell>
          <table:table-cell office:value-type="float" office:value="0.0222163815051317" calcext:value-type="float">
            <text:p>0.022216381505132</text:p>
          </table:table-cell>
        </table:table-row>
        <table:table-row table:style-name="ro1">
          <table:table-cell office:value-type="float" office:value="0.0625958144664764" calcext:value-type="float">
            <text:p>0.062595814466477</text:p>
          </table:table-cell>
          <table:table-cell office:value-type="float" office:value="0.0221468452364206" calcext:value-type="float">
            <text:p>0.022146845236421</text:p>
          </table:table-cell>
        </table:table-row>
        <table:table-row table:style-name="ro1">
          <table:table-cell office:value-type="float" office:value="0.0624433718621731" calcext:value-type="float">
            <text:p>0.062443371862173</text:p>
          </table:table-cell>
          <table:table-cell office:value-type="float" office:value="0.0220073685050011" calcext:value-type="float">
            <text:p>0.022007368505001</text:p>
          </table:table-cell>
        </table:table-row>
        <table:table-row table:style-name="ro1">
          <table:table-cell office:value-type="float" office:value="0.0622911117970943" calcext:value-type="float">
            <text:p>0.062291111797094</text:p>
          </table:table-cell>
          <table:table-cell office:value-type="float" office:value="0.0219030492007732" calcext:value-type="float">
            <text:p>0.021903049200773</text:p>
          </table:table-cell>
        </table:table-row>
        <table:table-row table:style-name="ro1">
          <table:table-cell office:value-type="float" office:value="0.0621405690908432" calcext:value-type="float">
            <text:p>0.062140569090843</text:p>
          </table:table-cell>
          <table:table-cell office:value-type="float" office:value="0.0218518022447825" calcext:value-type="float">
            <text:p>0.021851802244783</text:p>
          </table:table-cell>
        </table:table-row>
        <table:table-row table:style-name="ro1">
          <table:table-cell office:value-type="float" office:value="0.0619903914630413" calcext:value-type="float">
            <text:p>0.061990391463041</text:p>
          </table:table-cell>
          <table:table-cell office:value-type="float" office:value="0.0217829905450344" calcext:value-type="float">
            <text:p>0.021782990545035</text:p>
          </table:table-cell>
        </table:table-row>
        <table:table-row table:style-name="ro1">
          <table:table-cell office:value-type="float" office:value="0.0618395432829857" calcext:value-type="float">
            <text:p>0.061839543282986</text:p>
          </table:table-cell>
          <table:table-cell office:value-type="float" office:value="0.0217192899435759" calcext:value-type="float">
            <text:p>0.021719289943576</text:p>
          </table:table-cell>
        </table:table-row>
        <table:table-row table:style-name="ro1">
          <table:table-cell office:value-type="float" office:value="0.0616886988282204" calcext:value-type="float">
            <text:p>0.06168869882822</text:p>
          </table:table-cell>
          <table:table-cell office:value-type="float" office:value="0.0215774923563004" calcext:value-type="float">
            <text:p>0.0215774923563</text:p>
          </table:table-cell>
        </table:table-row>
        <table:table-row table:style-name="ro1">
          <table:table-cell office:value-type="float" office:value="0.061539139598608" calcext:value-type="float">
            <text:p>0.061539139598608</text:p>
          </table:table-cell>
          <table:table-cell office:value-type="float" office:value="0.021484749391675" calcext:value-type="float">
            <text:p>0.021484749391675</text:p>
          </table:table-cell>
        </table:table-row>
        <table:table-row table:style-name="ro1">
          <table:table-cell office:value-type="float" office:value="0.0613904185593128" calcext:value-type="float">
            <text:p>0.061390418559313</text:p>
          </table:table-cell>
          <table:table-cell office:value-type="float" office:value="0.0213886983692646" calcext:value-type="float">
            <text:p>0.021388698369265</text:p>
          </table:table-cell>
        </table:table-row>
        <table:table-row table:style-name="ro1">
          <table:table-cell office:value-type="float" office:value="0.0612419471144676" calcext:value-type="float">
            <text:p>0.061241947114468</text:p>
          </table:table-cell>
          <table:table-cell office:value-type="float" office:value="0.0213115233927965" calcext:value-type="float">
            <text:p>0.021311523392797</text:p>
          </table:table-cell>
        </table:table-row>
        <table:table-row table:style-name="ro1">
          <table:table-cell office:value-type="float" office:value="0.0610942542552948" calcext:value-type="float">
            <text:p>0.061094254255295</text:p>
          </table:table-cell>
          <table:table-cell office:value-type="float" office:value="0.021269865334034" calcext:value-type="float">
            <text:p>0.021269865334034</text:p>
          </table:table-cell>
        </table:table-row>
        <table:table-row table:style-name="ro1">
          <table:table-cell office:value-type="float" office:value="0.0609473772346973" calcext:value-type="float">
            <text:p>0.060947377234697</text:p>
          </table:table-cell>
          <table:table-cell office:value-type="float" office:value="0.0211445484310389" calcext:value-type="float">
            <text:p>0.021144548431039</text:p>
          </table:table-cell>
        </table:table-row>
        <table:table-row table:style-name="ro1">
          <table:table-cell office:value-type="float" office:value="0.0608013086020947" calcext:value-type="float">
            <text:p>0.060801308602095</text:p>
          </table:table-cell>
          <table:table-cell office:value-type="float" office:value="0.0210568550974131" calcext:value-type="float">
            <text:p>0.021056855097413</text:p>
          </table:table-cell>
        </table:table-row>
        <table:table-row table:style-name="ro1">
          <table:table-cell office:value-type="float" office:value="0.0606555379927158" calcext:value-type="float">
            <text:p>0.060655537992716</text:p>
          </table:table-cell>
          <table:table-cell office:value-type="float" office:value="0.0209897123277187" calcext:value-type="float">
            <text:p>0.020989712327719</text:p>
          </table:table-cell>
        </table:table-row>
        <table:table-row table:style-name="ro1">
          <table:table-cell office:value-type="float" office:value="0.0605102330446243" calcext:value-type="float">
            <text:p>0.060510233044624</text:p>
          </table:table-cell>
          <table:table-cell office:value-type="float" office:value="0.0208900161087513" calcext:value-type="float">
            <text:p>0.020890016108751</text:p>
          </table:table-cell>
        </table:table-row>
        <table:table-row table:style-name="ro1">
          <table:table-cell office:value-type="float" office:value="0.0603657886385918" calcext:value-type="float">
            <text:p>0.060365788638592</text:p>
          </table:table-cell>
          <table:table-cell office:value-type="float" office:value="0.0208201687783003" calcext:value-type="float">
            <text:p>0.0208201687783</text:p>
          </table:table-cell>
        </table:table-row>
        <table:table-row table:style-name="ro1">
          <table:table-cell office:value-type="float" office:value="0.0602225065231323" calcext:value-type="float">
            <text:p>0.060222506523132</text:p>
          </table:table-cell>
          <table:table-cell office:value-type="float" office:value="0.0207449831068516" calcext:value-type="float">
            <text:p>0.020744983106852</text:p>
          </table:table-cell>
        </table:table-row>
        <table:table-row table:style-name="ro1">
          <table:table-cell office:value-type="float" office:value="0.0600793212652206" calcext:value-type="float">
            <text:p>0.060079321265221</text:p>
          </table:table-cell>
          <table:table-cell office:value-type="float" office:value="0.0206560045480728" calcext:value-type="float">
            <text:p>0.020656004548073</text:p>
          </table:table-cell>
        </table:table-row>
        <table:table-row table:style-name="ro1">
          <table:table-cell office:value-type="float" office:value="0.0599367916584015" calcext:value-type="float">
            <text:p>0.059936791658402</text:p>
          </table:table-cell>
          <table:table-cell office:value-type="float" office:value="0.0206108596175909" calcext:value-type="float">
            <text:p>0.020610859617591</text:p>
          </table:table-cell>
        </table:table-row>
        <table:table-row table:style-name="ro1">
          <table:table-cell office:value-type="float" office:value="0.0597953014075756" calcext:value-type="float">
            <text:p>0.059795301407576</text:p>
          </table:table-cell>
          <table:table-cell office:value-type="float" office:value="0.0205784514546394" calcext:value-type="float">
            <text:p>0.02057845145464</text:p>
          </table:table-cell>
        </table:table-row>
        <table:table-row table:style-name="ro1">
          <table:table-cell office:value-type="float" office:value="0.0596549548208714" calcext:value-type="float">
            <text:p>0.059654954820871</text:p>
          </table:table-cell>
          <table:table-cell office:value-type="float" office:value="0.0205130185931921" calcext:value-type="float">
            <text:p>0.020513018593192</text:p>
          </table:table-cell>
        </table:table-row>
        <table:table-row table:style-name="ro1">
          <table:table-cell office:value-type="float" office:value="0.0595152899622917" calcext:value-type="float">
            <text:p>0.059515289962292</text:p>
          </table:table-cell>
          <table:table-cell office:value-type="float" office:value="0.0203925780951977" calcext:value-type="float">
            <text:p>0.020392578095198</text:p>
          </table:table-cell>
        </table:table-row>
        <table:table-row table:style-name="ro1">
          <table:table-cell office:value-type="float" office:value="0.0593765527009964" calcext:value-type="float">
            <text:p>0.059376552700996</text:p>
          </table:table-cell>
          <table:table-cell office:value-type="float" office:value="0.0202557556331158" calcext:value-type="float">
            <text:p>0.020255755633116</text:p>
          </table:table-cell>
        </table:table-row>
        <table:table-row table:style-name="ro1">
          <table:table-cell office:value-type="float" office:value="0.0592391043901444" calcext:value-type="float">
            <text:p>0.059239104390144</text:p>
          </table:table-cell>
          <table:table-cell office:value-type="float" office:value="0.0201731584966183" calcext:value-type="float">
            <text:p>0.020173158496618</text:p>
          </table:table-cell>
        </table:table-row>
        <table:table-row table:style-name="ro1">
          <table:table-cell office:value-type="float" office:value="0.0591025240719319" calcext:value-type="float">
            <text:p>0.059102524071932</text:p>
          </table:table-cell>
          <table:table-cell office:value-type="float" office:value="0.0200891643762588" calcext:value-type="float">
            <text:p>0.020089164376259</text:p>
          </table:table-cell>
        </table:table-row>
        <table:table-row table:style-name="ro1">
          <table:table-cell office:value-type="float" office:value="0.0589659661054611" calcext:value-type="float">
            <text:p>0.058965966105461</text:p>
          </table:table-cell>
          <table:table-cell office:value-type="float" office:value="0.0200322344899178" calcext:value-type="float">
            <text:p>0.020032234489918</text:p>
          </table:table-cell>
        </table:table-row>
        <table:table-row table:style-name="ro1">
          <table:table-cell office:value-type="float" office:value="0.0588292926549912" calcext:value-type="float">
            <text:p>0.058829292654991</text:p>
          </table:table-cell>
          <table:table-cell office:value-type="float" office:value="0.0200054477900267" calcext:value-type="float">
            <text:p>0.020005447790027</text:p>
          </table:table-cell>
        </table:table-row>
        <table:table-row table:style-name="ro1">
          <table:table-cell office:value-type="float" office:value="0.0586927980184555" calcext:value-type="float">
            <text:p>0.058692798018456</text:p>
          </table:table-cell>
          <table:table-cell office:value-type="float" office:value="0.0199524778872728" calcext:value-type="float">
            <text:p>0.019952477887273</text:p>
          </table:table-cell>
        </table:table-row>
        <table:table-row table:style-name="ro1">
          <table:table-cell office:value-type="float" office:value="0.058556754142046" calcext:value-type="float">
            <text:p>0.058556754142046</text:p>
          </table:table-cell>
          <table:table-cell office:value-type="float" office:value="0.0198764335364103" calcext:value-type="float">
            <text:p>0.01987643353641</text:p>
          </table:table-cell>
        </table:table-row>
        <table:table-row table:style-name="ro1">
          <table:table-cell office:value-type="float" office:value="0.0584213212132454" calcext:value-type="float">
            <text:p>0.058421321213245</text:p>
          </table:table-cell>
          <table:table-cell office:value-type="float" office:value="0.0197273083031178" calcext:value-type="float">
            <text:p>0.019727308303118</text:p>
          </table:table-cell>
        </table:table-row>
        <table:table-row table:style-name="ro1">
          <table:table-cell office:value-type="float" office:value="0.0582861229777336" calcext:value-type="float">
            <text:p>0.058286122977734</text:p>
          </table:table-cell>
          <table:table-cell office:value-type="float" office:value="0.0196545347571373" calcext:value-type="float">
            <text:p>0.019654534757137</text:p>
          </table:table-cell>
        </table:table-row>
        <table:table-row table:style-name="ro1">
          <table:table-cell office:value-type="float" office:value="0.0581508874893189" calcext:value-type="float">
            <text:p>0.058150887489319</text:p>
          </table:table-cell>
          <table:table-cell office:value-type="float" office:value="0.0195563286542892" calcext:value-type="float">
            <text:p>0.019556328654289</text:p>
          </table:table-cell>
        </table:table-row>
        <table:table-row table:style-name="ro1">
          <table:table-cell office:value-type="float" office:value="0.0580154433846474" calcext:value-type="float">
            <text:p>0.058015443384647</text:p>
          </table:table-cell>
          <table:table-cell office:value-type="float" office:value="0.0194969307631254" calcext:value-type="float">
            <text:p>0.019496930763126</text:p>
          </table:table-cell>
        </table:table-row>
        <table:table-row table:style-name="ro1">
          <table:table-cell office:value-type="float" office:value="0.0578813366591931" calcext:value-type="float">
            <text:p>0.057881336659193</text:p>
          </table:table-cell>
          <table:table-cell office:value-type="float" office:value="0.0194772649556398" calcext:value-type="float">
            <text:p>0.01947726495564</text:p>
          </table:table-cell>
        </table:table-row>
        <table:table-row table:style-name="ro1">
          <table:table-cell office:value-type="float" office:value="0.0577474758028984" calcext:value-type="float">
            <text:p>0.057747475802899</text:p>
          </table:table-cell>
          <table:table-cell office:value-type="float" office:value="0.019391356036067" calcext:value-type="float">
            <text:p>0.019391356036067</text:p>
          </table:table-cell>
        </table:table-row>
        <table:table-row table:style-name="ro1">
          <table:table-cell office:value-type="float" office:value="0.0576139725744724" calcext:value-type="float">
            <text:p>0.057613972574473</text:p>
          </table:table-cell>
          <table:table-cell office:value-type="float" office:value="0.019343264400959" calcext:value-type="float">
            <text:p>0.019343264400959</text:p>
          </table:table-cell>
        </table:table-row>
        <table:table-row table:style-name="ro1">
          <table:table-cell office:value-type="float" office:value="0.0574818924069405" calcext:value-type="float">
            <text:p>0.057481892406941</text:p>
          </table:table-cell>
          <table:table-cell office:value-type="float" office:value="0.0192049127072096" calcext:value-type="float">
            <text:p>0.01920491270721</text:p>
          </table:table-cell>
        </table:table-row>
        <table:table-row table:style-name="ro1">
          <table:table-cell office:value-type="float" office:value="0.0573499538004398" calcext:value-type="float">
            <text:p>0.05734995380044</text:p>
          </table:table-cell>
          <table:table-cell office:value-type="float" office:value="0.0191473513841629" calcext:value-type="float">
            <text:p>0.019147351384163</text:p>
          </table:table-cell>
        </table:table-row>
        <table:table-row table:style-name="ro1">
          <table:table-cell office:value-type="float" office:value="0.0572201162576675" calcext:value-type="float">
            <text:p>0.057220116257668</text:p>
          </table:table-cell>
          <table:table-cell office:value-type="float" office:value="0.0190550424158573" calcext:value-type="float">
            <text:p>0.019055042415857</text:p>
          </table:table-cell>
        </table:table-row>
        <table:table-row table:style-name="ro1">
          <table:table-cell office:value-type="float" office:value="0.0570902638137341" calcext:value-type="float">
            <text:p>0.057090263813734</text:p>
          </table:table-cell>
          <table:table-cell office:value-type="float" office:value="0.0190209094434977" calcext:value-type="float">
            <text:p>0.019020909443498</text:p>
          </table:table-cell>
        </table:table-row>
        <table:table-row table:style-name="ro1">
          <table:table-cell office:value-type="float" office:value="0.0569603703916073" calcext:value-type="float">
            <text:p>0.056960370391607</text:p>
          </table:table-cell>
          <table:table-cell office:value-type="float" office:value="0.0189959947019815" calcext:value-type="float">
            <text:p>0.018995994701982</text:p>
          </table:table-cell>
        </table:table-row>
        <table:table-row table:style-name="ro1">
          <table:table-cell office:value-type="float" office:value="0.0568309836089611" calcext:value-type="float">
            <text:p>0.056830983608961</text:p>
          </table:table-cell>
          <table:table-cell office:value-type="float" office:value="0.0188872162252665" calcext:value-type="float">
            <text:p>0.018887216225267</text:p>
          </table:table-cell>
        </table:table-row>
        <table:table-row table:style-name="ro1">
          <table:table-cell office:value-type="float" office:value="0.0567017756402493" calcext:value-type="float">
            <text:p>0.056701775640249</text:p>
          </table:table-cell>
          <table:table-cell office:value-type="float" office:value="0.0188011433929205" calcext:value-type="float">
            <text:p>0.018801143392921</text:p>
          </table:table-cell>
        </table:table-row>
        <table:table-row table:style-name="ro1">
          <table:table-cell office:value-type="float" office:value="0.0565730519592762" calcext:value-type="float">
            <text:p>0.056573051959276</text:p>
          </table:table-cell>
          <table:table-cell office:value-type="float" office:value="0.0186884347349405" calcext:value-type="float">
            <text:p>0.018688434734941</text:p>
          </table:table-cell>
        </table:table-row>
        <table:table-row table:style-name="ro1">
          <table:table-cell office:value-type="float" office:value="0.0564459003508091" calcext:value-type="float">
            <text:p>0.056445900350809</text:p>
          </table:table-cell>
          <table:table-cell office:value-type="float" office:value="0.0187036376446486" calcext:value-type="float">
            <text:p>0.018703637644649</text:p>
          </table:table-cell>
        </table:table-row>
        <table:table-row table:style-name="ro1">
          <table:table-cell office:value-type="float" office:value="0.0563193596899509" calcext:value-type="float">
            <text:p>0.056319359689951</text:p>
          </table:table-cell>
          <table:table-cell office:value-type="float" office:value="0.0186278112232685" calcext:value-type="float">
            <text:p>0.018627811223269</text:p>
          </table:table-cell>
        </table:table-row>
        <table:table-row table:style-name="ro1">
          <table:table-cell office:value-type="float" office:value="0.0561929158866406" calcext:value-type="float">
            <text:p>0.056192915886641</text:p>
          </table:table-cell>
          <table:table-cell office:value-type="float" office:value="0.0185214690864086" calcext:value-type="float">
            <text:p>0.018521469086409</text:p>
          </table:table-cell>
        </table:table-row>
        <table:table-row table:style-name="ro1">
          <table:table-cell office:value-type="float" office:value="0.0560666285455227" calcext:value-type="float">
            <text:p>0.056066628545523</text:p>
          </table:table-cell>
          <table:table-cell office:value-type="float" office:value="0.0184300877153873" calcext:value-type="float">
            <text:p>0.018430087715387</text:p>
          </table:table-cell>
        </table:table-row>
        <table:table-row table:style-name="ro1">
          <table:table-cell office:value-type="float" office:value="0.0559410862624645" calcext:value-type="float">
            <text:p>0.055941086262465</text:p>
          </table:table-cell>
          <table:table-cell office:value-type="float" office:value="0.0183386150747538" calcext:value-type="float">
            <text:p>0.018338615074754</text:p>
          </table:table-cell>
        </table:table-row>
        <table:table-row table:style-name="ro1">
          <table:table-cell office:value-type="float" office:value="0.0558156482875347" calcext:value-type="float">
            <text:p>0.055815648287535</text:p>
          </table:table-cell>
          <table:table-cell office:value-type="float" office:value="0.0183179285377264" calcext:value-type="float">
            <text:p>0.018317928537726</text:p>
          </table:table-cell>
        </table:table-row>
        <table:table-row table:style-name="ro1">
          <table:table-cell office:value-type="float" office:value="0.0556904263794422" calcext:value-type="float">
            <text:p>0.055690426379442</text:p>
          </table:table-cell>
          <table:table-cell office:value-type="float" office:value="0.0182212591171265" calcext:value-type="float">
            <text:p>0.018221259117127</text:p>
          </table:table-cell>
        </table:table-row>
        <table:table-row table:style-name="ro1">
          <table:table-cell office:value-type="float" office:value="0.0555655062198639" calcext:value-type="float">
            <text:p>0.055565506219864</text:p>
          </table:table-cell>
          <table:table-cell office:value-type="float" office:value="0.01816869340837" calcext:value-type="float">
            <text:p>0.01816869340837</text:p>
          </table:table-cell>
        </table:table-row>
        <table:table-row table:style-name="ro1">
          <table:table-cell office:value-type="float" office:value="0.0554412193596363" calcext:value-type="float">
            <text:p>0.055441219359636</text:p>
          </table:table-cell>
          <table:table-cell office:value-type="float" office:value="0.0180704314261675" calcext:value-type="float">
            <text:p>0.018070431426168</text:p>
          </table:table-cell>
        </table:table-row>
        <table:table-row table:style-name="ro1">
          <table:table-cell office:value-type="float" office:value="0.0553166903555393" calcext:value-type="float">
            <text:p>0.055316690355539</text:p>
          </table:table-cell>
          <table:table-cell office:value-type="float" office:value="0.0179990120232105" calcext:value-type="float">
            <text:p>0.017999012023211</text:p>
          </table:table-cell>
        </table:table-row>
        <table:table-row table:style-name="ro1">
          <table:table-cell office:value-type="float" office:value="0.0551923550665379" calcext:value-type="float">
            <text:p>0.055192355066538</text:p>
          </table:table-cell>
          <table:table-cell office:value-type="float" office:value="0.0179451704025269" calcext:value-type="float">
            <text:p>0.017945170402527</text:p>
          </table:table-cell>
        </table:table-row>
        <table:table-row table:style-name="ro1">
          <table:table-cell office:value-type="float" office:value="0.0550696700811386" calcext:value-type="float">
            <text:p>0.055069670081139</text:p>
          </table:table-cell>
          <table:table-cell office:value-type="float" office:value="0.0178628098219633" calcext:value-type="float">
            <text:p>0.017862809821963</text:p>
          </table:table-cell>
        </table:table-row>
        <table:table-row table:style-name="ro1">
          <table:table-cell office:value-type="float" office:value="0.0549466013908386" calcext:value-type="float">
            <text:p>0.054946601390839</text:p>
          </table:table-cell>
          <table:table-cell office:value-type="float" office:value="0.0178231280297041" calcext:value-type="float">
            <text:p>0.017823128029704</text:p>
          </table:table-cell>
        </table:table-row>
        <table:table-row table:style-name="ro1">
          <table:table-cell office:value-type="float" office:value="0.0548247173428535" calcext:value-type="float">
            <text:p>0.054824717342854</text:p>
          </table:table-cell>
          <table:table-cell office:value-type="float" office:value="0.0177371744066477" calcext:value-type="float">
            <text:p>0.017737174406648</text:p>
          </table:table-cell>
        </table:table-row>
        <table:table-row table:style-name="ro1">
          <table:table-cell office:value-type="float" office:value="0.0547034591436386" calcext:value-type="float">
            <text:p>0.054703459143639</text:p>
          </table:table-cell>
          <table:table-cell office:value-type="float" office:value="0.0176710784435272" calcext:value-type="float">
            <text:p>0.017671078443527</text:p>
          </table:table-cell>
        </table:table-row>
        <table:table-row table:style-name="ro1">
          <table:table-cell office:value-type="float" office:value="0.0545823611319065" calcext:value-type="float">
            <text:p>0.054582361131907</text:p>
          </table:table-cell>
          <table:table-cell office:value-type="float" office:value="0.0176137015223503" calcext:value-type="float">
            <text:p>0.01761370152235</text:p>
          </table:table-cell>
        </table:table-row>
        <table:table-row table:style-name="ro1">
          <table:table-cell office:value-type="float" office:value="0.0544617176055908" calcext:value-type="float">
            <text:p>0.054461717605591</text:p>
          </table:table-cell>
          <table:table-cell office:value-type="float" office:value="0.0175244305282831" calcext:value-type="float">
            <text:p>0.017524430528283</text:p>
          </table:table-cell>
        </table:table-row>
        <table:table-row table:style-name="ro1">
          <table:table-cell office:value-type="float" office:value="0.0543410554528237" calcext:value-type="float">
            <text:p>0.054341055452824</text:p>
          </table:table-cell>
          <table:table-cell office:value-type="float" office:value="0.0174704603850842" calcext:value-type="float">
            <text:p>0.017470460385084</text:p>
          </table:table-cell>
        </table:table-row>
        <table:table-row table:style-name="ro1">
          <table:table-cell office:value-type="float" office:value="0.0542203560471535" calcext:value-type="float">
            <text:p>0.054220356047154</text:p>
          </table:table-cell>
          <table:table-cell office:value-type="float" office:value="0.0173867344856262" calcext:value-type="float">
            <text:p>0.017386734485626</text:p>
          </table:table-cell>
        </table:table-row>
        <table:table-row table:style-name="ro1">
          <table:table-cell office:value-type="float" office:value="0.0540995970368385" calcext:value-type="float">
            <text:p>0.054099597036839</text:p>
          </table:table-cell>
          <table:table-cell office:value-type="float" office:value="0.0173236113041639" calcext:value-type="float">
            <text:p>0.017323611304164</text:p>
          </table:table-cell>
        </table:table-row>
        <table:table-row table:style-name="ro1">
          <table:table-cell office:value-type="float" office:value="0.0539800003170967" calcext:value-type="float">
            <text:p>0.053980000317097</text:p>
          </table:table-cell>
          <table:table-cell office:value-type="float" office:value="0.0172771960496902" calcext:value-type="float">
            <text:p>0.01727719604969</text:p>
          </table:table-cell>
        </table:table-row>
        <table:table-row table:style-name="ro1">
          <table:table-cell office:value-type="float" office:value="0.0538599118590355" calcext:value-type="float">
            <text:p>0.053859911859036</text:p>
          </table:table-cell>
          <table:table-cell office:value-type="float" office:value="0.0171986129134893" calcext:value-type="float">
            <text:p>0.017198612913489</text:p>
          </table:table-cell>
        </table:table-row>
        <table:table-row table:style-name="ro1">
          <table:table-cell office:value-type="float" office:value="0.0537399649620056" calcext:value-type="float">
            <text:p>0.053739964962006</text:p>
          </table:table-cell>
          <table:table-cell office:value-type="float" office:value="0.0171610806137323" calcext:value-type="float">
            <text:p>0.017161080613732</text:p>
          </table:table-cell>
        </table:table-row>
        <table:table-row table:style-name="ro1">
          <table:table-cell office:value-type="float" office:value="0.0536206848919392" calcext:value-type="float">
            <text:p>0.053620684891939</text:p>
          </table:table-cell>
          <table:table-cell office:value-type="float" office:value="0.0170783847570419" calcext:value-type="float">
            <text:p>0.017078384757042</text:p>
          </table:table-cell>
        </table:table-row>
        <table:table-row table:style-name="ro1">
          <table:table-cell office:value-type="float" office:value="0.0535011142492294" calcext:value-type="float">
            <text:p>0.05350111424923</text:p>
          </table:table-cell>
          <table:table-cell office:value-type="float" office:value="0.016987532377243" calcext:value-type="float">
            <text:p>0.016987532377243</text:p>
          </table:table-cell>
        </table:table-row>
        <table:table-row table:style-name="ro1">
          <table:table-cell office:value-type="float" office:value="0.0533820800483227" calcext:value-type="float">
            <text:p>0.053382080048323</text:p>
          </table:table-cell>
          <table:table-cell office:value-type="float" office:value="0.016886293888092" calcext:value-type="float">
            <text:p>0.016886293888092</text:p>
          </table:table-cell>
        </table:table-row>
        <table:table-row table:style-name="ro1">
          <table:table-cell office:value-type="float" office:value="0.0532631501555443" calcext:value-type="float">
            <text:p>0.053263150155544</text:p>
          </table:table-cell>
          <table:table-cell office:value-type="float" office:value="0.016788873821497" calcext:value-type="float">
            <text:p>0.016788873821497</text:p>
          </table:table-cell>
        </table:table-row>
        <table:table-row table:style-name="ro1">
          <table:table-cell office:value-type="float" office:value="0.0531447045505047" calcext:value-type="float">
            <text:p>0.053144704550505</text:p>
          </table:table-cell>
          <table:table-cell office:value-type="float" office:value="0.0167315732687712" calcext:value-type="float">
            <text:p>0.016731573268771</text:p>
          </table:table-cell>
        </table:table-row>
        <table:table-row table:style-name="ro1">
          <table:table-cell office:value-type="float" office:value="0.0530263781547547" calcext:value-type="float">
            <text:p>0.053026378154755</text:p>
          </table:table-cell>
          <table:table-cell office:value-type="float" office:value="0.0166554301977158" calcext:value-type="float">
            <text:p>0.016655430197716</text:p>
          </table:table-cell>
        </table:table-row>
        <table:table-row table:style-name="ro1">
          <table:table-cell office:value-type="float" office:value="0.0529085360467434" calcext:value-type="float">
            <text:p>0.052908536046743</text:p>
          </table:table-cell>
          <table:table-cell office:value-type="float" office:value="0.0165871847420931" calcext:value-type="float">
            <text:p>0.016587184742093</text:p>
          </table:table-cell>
        </table:table-row>
        <table:table-row table:style-name="ro1">
          <table:table-cell office:value-type="float" office:value="0.0527916625142098" calcext:value-type="float">
            <text:p>0.05279166251421</text:p>
          </table:table-cell>
          <table:table-cell office:value-type="float" office:value="0.01653191447258" calcext:value-type="float">
            <text:p>0.01653191447258</text:p>
          </table:table-cell>
        </table:table-row>
        <table:table-row table:style-name="ro1">
          <table:table-cell office:value-type="float" office:value="0.0526744276285172" calcext:value-type="float">
            <text:p>0.052674427628517</text:p>
          </table:table-cell>
          <table:table-cell office:value-type="float" office:value="0.0164853613823652" calcext:value-type="float">
            <text:p>0.016485361382365</text:p>
          </table:table-cell>
        </table:table-row>
        <table:table-row table:style-name="ro1">
          <table:table-cell office:value-type="float" office:value="0.0525583252310753" calcext:value-type="float">
            <text:p>0.052558325231075</text:p>
          </table:table-cell>
          <table:table-cell office:value-type="float" office:value="0.0164162106812" calcext:value-type="float">
            <text:p>0.0164162106812</text:p>
          </table:table-cell>
        </table:table-row>
        <table:table-row table:style-name="ro1">
          <table:table-cell office:value-type="float" office:value="0.0524419359862804" calcext:value-type="float">
            <text:p>0.052441935986281</text:p>
          </table:table-cell>
          <table:table-cell office:value-type="float" office:value="0.016360841691494" calcext:value-type="float">
            <text:p>0.016360841691494</text:p>
          </table:table-cell>
        </table:table-row>
        <table:table-row table:style-name="ro1">
          <table:table-cell office:value-type="float" office:value="0.0523253418505192" calcext:value-type="float">
            <text:p>0.052325341850519</text:p>
          </table:table-cell>
          <table:table-cell office:value-type="float" office:value="0.0162847358733416" calcext:value-type="float">
            <text:p>0.016284735873342</text:p>
          </table:table-cell>
        </table:table-row>
        <table:table-row table:style-name="ro1">
          <table:table-cell office:value-type="float" office:value="0.0522095449268818" calcext:value-type="float">
            <text:p>0.052209544926882</text:p>
          </table:table-cell>
          <table:table-cell office:value-type="float" office:value="0.0162257198244333" calcext:value-type="float">
            <text:p>0.016225719824433</text:p>
          </table:table-cell>
        </table:table-row>
        <table:table-row table:style-name="ro1">
          <table:table-cell office:value-type="float" office:value="0.0520947724580765" calcext:value-type="float">
            <text:p>0.052094772458077</text:p>
          </table:table-cell>
          <table:table-cell office:value-type="float" office:value="0.0161652863025665" calcext:value-type="float">
            <text:p>0.016165286302567</text:p>
          </table:table-cell>
        </table:table-row>
        <table:table-row table:style-name="ro1">
          <table:table-cell office:value-type="float" office:value="0.0519788004457951" calcext:value-type="float">
            <text:p>0.051978800445795</text:p>
          </table:table-cell>
          <table:table-cell office:value-type="float" office:value="0.0161060467362404" calcext:value-type="float">
            <text:p>0.01610604673624</text:p>
          </table:table-cell>
        </table:table-row>
        <table:table-row table:style-name="ro1">
          <table:table-cell office:value-type="float" office:value="0.0518646650016308" calcext:value-type="float">
            <text:p>0.051864665001631</text:p>
          </table:table-cell>
          <table:table-cell office:value-type="float" office:value="0.0160459335893393" calcext:value-type="float">
            <text:p>0.016045933589339</text:p>
          </table:table-cell>
        </table:table-row>
        <table:table-row table:style-name="ro1">
          <table:table-cell office:value-type="float" office:value="0.0517509244382382" calcext:value-type="float">
            <text:p>0.051750924438238</text:p>
          </table:table-cell>
          <table:table-cell office:value-type="float" office:value="0.0159810278564692" calcext:value-type="float">
            <text:p>0.015981027856469</text:p>
          </table:table-cell>
        </table:table-row>
        <table:table-row table:style-name="ro1">
          <table:table-cell office:value-type="float" office:value="0.0516376420855522" calcext:value-type="float">
            <text:p>0.051637642085552</text:p>
          </table:table-cell>
          <table:table-cell office:value-type="float" office:value="0.015923984348774" calcext:value-type="float">
            <text:p>0.015923984348774</text:p>
          </table:table-cell>
        </table:table-row>
        <table:table-row table:style-name="ro1">
          <table:table-cell office:value-type="float" office:value="0.0515246912837029" calcext:value-type="float">
            <text:p>0.051524691283703</text:p>
          </table:table-cell>
          <table:table-cell office:value-type="float" office:value="0.0158465281128883" calcext:value-type="float">
            <text:p>0.015846528112888</text:p>
          </table:table-cell>
        </table:table-row>
        <table:table-row table:style-name="ro1">
          <table:table-cell office:value-type="float" office:value="0.0514120981097221" calcext:value-type="float">
            <text:p>0.051412098109722</text:p>
          </table:table-cell>
          <table:table-cell office:value-type="float" office:value="0.0158127062022686" calcext:value-type="float">
            <text:p>0.015812706202269</text:p>
          </table:table-cell>
        </table:table-row>
        <table:table-row table:style-name="ro1">
          <table:table-cell office:value-type="float" office:value="0.0512997731566429" calcext:value-type="float">
            <text:p>0.051299773156643</text:p>
          </table:table-cell>
          <table:table-cell office:value-type="float" office:value="0.0157560743391514" calcext:value-type="float">
            <text:p>0.015756074339151</text:p>
          </table:table-cell>
        </table:table-row>
        <table:table-row table:style-name="ro1">
          <table:table-cell office:value-type="float" office:value="0.0511875934898853" calcext:value-type="float">
            <text:p>0.051187593489885</text:p>
          </table:table-cell>
          <table:table-cell office:value-type="float" office:value="0.0157274007797241" calcext:value-type="float">
            <text:p>0.015727400779724</text:p>
          </table:table-cell>
        </table:table-row>
        <table:table-row table:style-name="ro1">
          <table:table-cell office:value-type="float" office:value="0.0510752126574516" calcext:value-type="float">
            <text:p>0.051075212657452</text:p>
          </table:table-cell>
          <table:table-cell office:value-type="float" office:value="0.0156959872692823" calcext:value-type="float">
            <text:p>0.015695987269282</text:p>
          </table:table-cell>
        </table:table-row>
        <table:table-row table:style-name="ro1">
          <table:table-cell office:value-type="float" office:value="0.0509628988802433" calcext:value-type="float">
            <text:p>0.050962898880243</text:p>
          </table:table-cell>
          <table:table-cell office:value-type="float" office:value="0.0156284589320421" calcext:value-type="float">
            <text:p>0.015628458932042</text:p>
          </table:table-cell>
        </table:table-row>
        <table:table-row table:style-name="ro1">
          <table:table-cell office:value-type="float" office:value="0.050851009786129" calcext:value-type="float">
            <text:p>0.050851009786129</text:p>
          </table:table-cell>
          <table:table-cell office:value-type="float" office:value="0.0155407376587391" calcext:value-type="float">
            <text:p>0.015540737658739</text:p>
          </table:table-cell>
        </table:table-row>
        <table:table-row table:style-name="ro1">
          <table:table-cell office:value-type="float" office:value="0.0507391467690468" calcext:value-type="float">
            <text:p>0.050739146769047</text:p>
          </table:table-cell>
          <table:table-cell office:value-type="float" office:value="0.0154728144407272" calcext:value-type="float">
            <text:p>0.015472814440727</text:p>
          </table:table-cell>
        </table:table-row>
        <table:table-row table:style-name="ro1">
          <table:table-cell office:value-type="float" office:value="0.0506283938884735" calcext:value-type="float">
            <text:p>0.050628393888474</text:p>
          </table:table-cell>
          <table:table-cell office:value-type="float" office:value="0.0154066635295749" calcext:value-type="float">
            <text:p>0.015406663529575</text:p>
          </table:table-cell>
        </table:table-row>
        <table:table-row table:style-name="ro1">
          <table:table-cell office:value-type="float" office:value="0.0505172461271286" calcext:value-type="float">
            <text:p>0.050517246127129</text:p>
          </table:table-cell>
          <table:table-cell office:value-type="float" office:value="0.0153888734057546" calcext:value-type="float">
            <text:p>0.015388873405755</text:p>
          </table:table-cell>
        </table:table-row>
        <table:table-row table:style-name="ro1">
          <table:table-cell office:value-type="float" office:value="0.0504064150154591" calcext:value-type="float">
            <text:p>0.050406415015459</text:p>
          </table:table-cell>
          <table:table-cell office:value-type="float" office:value="0.0153217436745763" calcext:value-type="float">
            <text:p>0.015321743674576</text:p>
          </table:table-cell>
        </table:table-row>
        <table:table-row table:style-name="ro1">
          <table:table-cell office:value-type="float" office:value="0.0502956248819828" calcext:value-type="float">
            <text:p>0.050295624881983</text:p>
          </table:table-cell>
          <table:table-cell office:value-type="float" office:value="0.0152437034994364" calcext:value-type="float">
            <text:p>0.015243703499436</text:p>
          </table:table-cell>
        </table:table-row>
        <table:table-row table:style-name="ro1">
          <table:table-cell office:value-type="float" office:value="0.0501852333545685" calcext:value-type="float">
            <text:p>0.050185233354569</text:p>
          </table:table-cell>
          <table:table-cell office:value-type="float" office:value="0.0152061600238085" calcext:value-type="float">
            <text:p>0.015206160023809</text:p>
          </table:table-cell>
        </table:table-row>
        <table:table-row table:style-name="ro1">
          <table:table-cell office:value-type="float" office:value="0.0500753559172154" calcext:value-type="float">
            <text:p>0.050075355917215</text:p>
          </table:table-cell>
          <table:table-cell office:value-type="float" office:value="0.0151198338717222" calcext:value-type="float">
            <text:p>0.015119833871722</text:p>
          </table:table-cell>
        </table:table-row>
        <table:table-row table:style-name="ro1">
          <table:table-cell office:value-type="float" office:value="0.0499651879072189" calcext:value-type="float">
            <text:p>0.049965187907219</text:p>
          </table:table-cell>
          <table:table-cell office:value-type="float" office:value="0.015097632072866" calcext:value-type="float">
            <text:p>0.015097632072866</text:p>
          </table:table-cell>
        </table:table-row>
        <table:table-row table:style-name="ro1">
          <table:table-cell office:value-type="float" office:value="0.0498549491167069" calcext:value-type="float">
            <text:p>0.049854949116707</text:p>
          </table:table-cell>
          <table:table-cell office:value-type="float" office:value="0.015024084597826" calcext:value-type="float">
            <text:p>0.015024084597826</text:p>
          </table:table-cell>
        </table:table-row>
        <table:table-row table:style-name="ro1">
          <table:table-cell office:value-type="float" office:value="0.0497454665601254" calcext:value-type="float">
            <text:p>0.049745466560125</text:p>
          </table:table-cell>
          <table:table-cell office:value-type="float" office:value="0.0149613041430712" calcext:value-type="float">
            <text:p>0.014961304143071</text:p>
          </table:table-cell>
        </table:table-row>
        <table:table-row table:style-name="ro1">
          <table:table-cell office:value-type="float" office:value="0.0496358163654804" calcext:value-type="float">
            <text:p>0.049635816365481</text:p>
          </table:table-cell>
          <table:table-cell office:value-type="float" office:value="0.0148992324247956" calcext:value-type="float">
            <text:p>0.014899232424796</text:p>
          </table:table-cell>
        </table:table-row>
        <table:table-row table:style-name="ro1">
          <table:table-cell office:value-type="float" office:value="0.0495260134339333" calcext:value-type="float">
            <text:p>0.049526013433933</text:p>
          </table:table-cell>
          <table:table-cell office:value-type="float" office:value="0.0148386741057038" calcext:value-type="float">
            <text:p>0.014838674105704</text:p>
          </table:table-cell>
        </table:table-row>
        <table:table-row table:style-name="ro1">
          <table:table-cell office:value-type="float" office:value="0.049416795372963" calcext:value-type="float">
            <text:p>0.049416795372963</text:p>
          </table:table-cell>
          <table:table-cell office:value-type="float" office:value="0.014807116240263" calcext:value-type="float">
            <text:p>0.014807116240263</text:p>
          </table:table-cell>
        </table:table-row>
        <table:table-row table:style-name="ro1">
          <table:table-cell office:value-type="float" office:value="0.0493074357509613" calcext:value-type="float">
            <text:p>0.049307435750961</text:p>
          </table:table-cell>
          <table:table-cell office:value-type="float" office:value="0.0147511092945933" calcext:value-type="float">
            <text:p>0.014751109294593</text:p>
          </table:table-cell>
        </table:table-row>
        <table:table-row table:style-name="ro1">
          <table:table-cell office:value-type="float" office:value="0.0491983368992806" calcext:value-type="float">
            <text:p>0.049198336899281</text:p>
          </table:table-cell>
          <table:table-cell office:value-type="float" office:value="0.0147206103429198" calcext:value-type="float">
            <text:p>0.01472061034292</text:p>
          </table:table-cell>
        </table:table-row>
        <table:table-row table:style-name="ro1">
          <table:table-cell office:value-type="float" office:value="0.0490899570286274" calcext:value-type="float">
            <text:p>0.049089957028627</text:p>
          </table:table-cell>
          <table:table-cell office:value-type="float" office:value="0.0146445240825415" calcext:value-type="float">
            <text:p>0.014644524082542</text:p>
          </table:table-cell>
        </table:table-row>
        <table:table-row table:style-name="ro1">
          <table:table-cell office:value-type="float" office:value="0.0489815734326839" calcext:value-type="float">
            <text:p>0.048981573432684</text:p>
          </table:table-cell>
          <table:table-cell office:value-type="float" office:value="0.0145649528130889" calcext:value-type="float">
            <text:p>0.014564952813089</text:p>
          </table:table-cell>
        </table:table-row>
        <table:table-row table:style-name="ro1">
          <table:table-cell office:value-type="float" office:value="0.0488740727305412" calcext:value-type="float">
            <text:p>0.048874072730541</text:p>
          </table:table-cell>
          <table:table-cell office:value-type="float" office:value="0.0145094180479646" calcext:value-type="float">
            <text:p>0.014509418047965</text:p>
          </table:table-cell>
        </table:table-row>
        <table:table-row table:style-name="ro1">
          <table:table-cell office:value-type="float" office:value="0.0487664267420769" calcext:value-type="float">
            <text:p>0.048766426742077</text:p>
          </table:table-cell>
          <table:table-cell office:value-type="float" office:value="0.0145035265013576" calcext:value-type="float">
            <text:p>0.014503526501358</text:p>
          </table:table-cell>
        </table:table-row>
        <table:table-row table:style-name="ro1">
          <table:table-cell office:value-type="float" office:value="0.048659723252058" calcext:value-type="float">
            <text:p>0.048659723252058</text:p>
          </table:table-cell>
          <table:table-cell office:value-type="float" office:value="0.0144478911533952" calcext:value-type="float">
            <text:p>0.014447891153395</text:p>
          </table:table-cell>
        </table:table-row>
        <table:table-row table:style-name="ro1">
          <table:table-cell office:value-type="float" office:value="0.0485531575977802" calcext:value-type="float">
            <text:p>0.04855315759778</text:p>
          </table:table-cell>
          <table:table-cell office:value-type="float" office:value="0.0143709629774094" calcext:value-type="float">
            <text:p>0.014370962977409</text:p>
          </table:table-cell>
        </table:table-row>
        <table:table-row table:style-name="ro1">
          <table:table-cell office:value-type="float" office:value="0.0484463088214397" calcext:value-type="float">
            <text:p>0.04844630882144</text:p>
          </table:table-cell>
          <table:table-cell office:value-type="float" office:value="0.0142884263768792" calcext:value-type="float">
            <text:p>0.014288426376879</text:p>
          </table:table-cell>
        </table:table-row>
        <table:table-row table:style-name="ro1">
          <table:table-cell office:value-type="float" office:value="0.0483393780887127" calcext:value-type="float">
            <text:p>0.048339378088713</text:p>
          </table:table-cell>
          <table:table-cell office:value-type="float" office:value="0.0142444623634219" calcext:value-type="float">
            <text:p>0.014244462363422</text:p>
          </table:table-cell>
        </table:table-row>
        <table:table-row table:style-name="ro1">
          <table:table-cell office:value-type="float" office:value="0.0482333973050118" calcext:value-type="float">
            <text:p>0.048233397305012</text:p>
          </table:table-cell>
          <table:table-cell office:value-type="float" office:value="0.0142262559384108" calcext:value-type="float">
            <text:p>0.014226255938411</text:p>
          </table:table-cell>
        </table:table-row>
        <table:table-row table:style-name="ro1">
          <table:table-cell office:value-type="float" office:value="0.0481275543570519" calcext:value-type="float">
            <text:p>0.048127554357052</text:p>
          </table:table-cell>
          <table:table-cell office:value-type="float" office:value="0.0141694955527782" calcext:value-type="float">
            <text:p>0.014169495552778</text:p>
          </table:table-cell>
        </table:table-row>
        <table:table-row table:style-name="ro1">
          <table:table-cell office:value-type="float" office:value="0.0480219647288323" calcext:value-type="float">
            <text:p>0.048021964728832</text:p>
          </table:table-cell>
          <table:table-cell office:value-type="float" office:value="0.0140927424654365" calcext:value-type="float">
            <text:p>0.014092742465437</text:p>
          </table:table-cell>
        </table:table-row>
        <table:table-row table:style-name="ro1">
          <table:table-cell office:value-type="float" office:value="0.047916404902935" calcext:value-type="float">
            <text:p>0.047916404902935</text:p>
          </table:table-cell>
          <table:table-cell office:value-type="float" office:value="0.0140239028260112" calcext:value-type="float">
            <text:p>0.014023902826011</text:p>
          </table:table-cell>
        </table:table-row>
        <table:table-row table:style-name="ro1">
          <table:table-cell office:value-type="float" office:value="0.0478109121322632" calcext:value-type="float">
            <text:p>0.047810912132263</text:p>
          </table:table-cell>
          <table:table-cell office:value-type="float" office:value="0.0139961522072554" calcext:value-type="float">
            <text:p>0.013996152207255</text:p>
          </table:table-cell>
        </table:table-row>
        <table:table-row table:style-name="ro1">
          <table:table-cell office:value-type="float" office:value="0.0477067418396473" calcext:value-type="float">
            <text:p>0.047706741839647</text:p>
          </table:table-cell>
          <table:table-cell office:value-type="float" office:value="0.0139600681141019" calcext:value-type="float">
            <text:p>0.013960068114102</text:p>
          </table:table-cell>
        </table:table-row>
        <table:table-row table:style-name="ro1">
          <table:table-cell office:value-type="float" office:value="0.0476016514003277" calcext:value-type="float">
            <text:p>0.047601651400328</text:p>
          </table:table-cell>
          <table:table-cell office:value-type="float" office:value="0.0138948736712337" calcext:value-type="float">
            <text:p>0.013894873671234</text:p>
          </table:table-cell>
        </table:table-row>
        <table:table-row table:style-name="ro1">
          <table:table-cell office:value-type="float" office:value="0.0474973618984222" calcext:value-type="float">
            <text:p>0.047497361898422</text:p>
          </table:table-cell>
          <table:table-cell office:value-type="float" office:value="0.0138339065015316" calcext:value-type="float">
            <text:p>0.013833906501532</text:p>
          </table:table-cell>
        </table:table-row>
        <table:table-row table:style-name="ro1">
          <table:table-cell office:value-type="float" office:value="0.0473936796188355" calcext:value-type="float">
            <text:p>0.047393679618836</text:p>
          </table:table-cell>
          <table:table-cell office:value-type="float" office:value="0.0137758692726493" calcext:value-type="float">
            <text:p>0.013775869272649</text:p>
          </table:table-cell>
        </table:table-row>
        <table:table-row table:style-name="ro1">
          <table:table-cell office:value-type="float" office:value="0.0472902245819569" calcext:value-type="float">
            <text:p>0.047290224581957</text:p>
          </table:table-cell>
          <table:table-cell office:value-type="float" office:value="0.0137415695935488" calcext:value-type="float">
            <text:p>0.013741569593549</text:p>
          </table:table-cell>
        </table:table-row>
        <table:table-row table:style-name="ro1">
          <table:table-cell office:value-type="float" office:value="0.0471867471933365" calcext:value-type="float">
            <text:p>0.047186747193337</text:p>
          </table:table-cell>
          <table:table-cell office:value-type="float" office:value="0.0136915743350983" calcext:value-type="float">
            <text:p>0.013691574335098</text:p>
          </table:table-cell>
        </table:table-row>
        <table:table-row table:style-name="ro1">
          <table:table-cell office:value-type="float" office:value="0.0470836833119393" calcext:value-type="float">
            <text:p>0.047083683311939</text:p>
          </table:table-cell>
          <table:table-cell office:value-type="float" office:value="0.0136409876868129" calcext:value-type="float">
            <text:p>0.013640987686813</text:p>
          </table:table-cell>
        </table:table-row>
        <table:table-row table:style-name="ro1">
          <table:table-cell office:value-type="float" office:value="0.0469819232821465" calcext:value-type="float">
            <text:p>0.046981923282147</text:p>
          </table:table-cell>
          <table:table-cell office:value-type="float" office:value="0.0135934771969914" calcext:value-type="float">
            <text:p>0.013593477196992</text:p>
          </table:table-cell>
        </table:table-row>
        <table:table-row table:style-name="ro1">
          <table:table-cell office:value-type="float" office:value="0.0468794070184231" calcext:value-type="float">
            <text:p>0.046879407018423</text:p>
          </table:table-cell>
          <table:table-cell office:value-type="float" office:value="0.0135360714048147" calcext:value-type="float">
            <text:p>0.013536071404815</text:p>
          </table:table-cell>
        </table:table-row>
        <table:table-row table:style-name="ro1">
          <table:table-cell office:value-type="float" office:value="0.0467770732939243" calcext:value-type="float">
            <text:p>0.046777073293924</text:p>
          </table:table-cell>
          <table:table-cell office:value-type="float" office:value="0.0134891401976347" calcext:value-type="float">
            <text:p>0.013489140197635</text:p>
          </table:table-cell>
        </table:table-row>
        <table:table-row table:style-name="ro1">
          <table:table-cell office:value-type="float" office:value="0.046675305813551" calcext:value-type="float">
            <text:p>0.046675305813551</text:p>
          </table:table-cell>
          <table:table-cell office:value-type="float" office:value="0.0134443528950214" calcext:value-type="float">
            <text:p>0.013444352895022</text:p>
          </table:table-cell>
        </table:table-row>
        <table:table-row table:style-name="ro1">
          <table:table-cell office:value-type="float" office:value="0.0465735234320164" calcext:value-type="float">
            <text:p>0.046573523432016</text:p>
          </table:table-cell>
          <table:table-cell office:value-type="float" office:value="0.0133922332897782" calcext:value-type="float">
            <text:p>0.013392233289778</text:p>
          </table:table-cell>
        </table:table-row>
        <table:table-row table:style-name="ro1">
          <table:table-cell office:value-type="float" office:value="0.0464727580547333" calcext:value-type="float">
            <text:p>0.046472758054733</text:p>
          </table:table-cell>
          <table:table-cell office:value-type="float" office:value="0.0133542818948627" calcext:value-type="float">
            <text:p>0.013354281894863</text:p>
          </table:table-cell>
        </table:table-row>
        <table:table-row table:style-name="ro1">
          <table:table-cell office:value-type="float" office:value="0.0463719554245472" calcext:value-type="float">
            <text:p>0.046371955424547</text:p>
          </table:table-cell>
          <table:table-cell office:value-type="float" office:value="0.0133127896115184" calcext:value-type="float">
            <text:p>0.013312789611518</text:p>
          </table:table-cell>
        </table:table-row>
        <table:table-row table:style-name="ro1">
          <table:table-cell office:value-type="float" office:value="0.0462715588510037" calcext:value-type="float">
            <text:p>0.046271558851004</text:p>
          </table:table-cell>
          <table:table-cell office:value-type="float" office:value="0.0132679883390665" calcext:value-type="float">
            <text:p>0.013267988339067</text:p>
          </table:table-cell>
        </table:table-row>
        <table:table-row table:style-name="ro1">
          <table:table-cell office:value-type="float" office:value="0.0461715050041676" calcext:value-type="float">
            <text:p>0.046171505004168</text:p>
          </table:table-cell>
          <table:table-cell office:value-type="float" office:value="0.0132569298148155" calcext:value-type="float">
            <text:p>0.013256929814816</text:p>
          </table:table-cell>
        </table:table-row>
        <table:table-row table:style-name="ro1">
          <table:table-cell office:value-type="float" office:value="0.0460714176297188" calcext:value-type="float">
            <text:p>0.046071417629719</text:p>
          </table:table-cell>
          <table:table-cell office:value-type="float" office:value="0.0132301868870854" calcext:value-type="float">
            <text:p>0.013230186887086</text:p>
          </table:table-cell>
        </table:table-row>
        <table:table-row table:style-name="ro1">
          <table:table-cell office:value-type="float" office:value="0.0459718406200409" calcext:value-type="float">
            <text:p>0.045971840620041</text:p>
          </table:table-cell>
          <table:table-cell office:value-type="float" office:value="0.0131453489884734" calcext:value-type="float">
            <text:p>0.013145348988474</text:p>
          </table:table-cell>
        </table:table-row>
        <table:table-row table:style-name="ro1">
          <table:table-cell office:value-type="float" office:value="0.0458730682730675" calcext:value-type="float">
            <text:p>0.045873068273068</text:p>
          </table:table-cell>
          <table:table-cell office:value-type="float" office:value="0.0131006641313434" calcext:value-type="float">
            <text:p>0.013100664131343</text:p>
          </table:table-cell>
        </table:table-row>
        <table:table-row table:style-name="ro1">
          <table:table-cell office:value-type="float" office:value="0.0457749962806702" calcext:value-type="float">
            <text:p>0.04577499628067</text:p>
          </table:table-cell>
          <table:table-cell office:value-type="float" office:value="0.0130317471921444" calcext:value-type="float">
            <text:p>0.013031747192144</text:p>
          </table:table-cell>
        </table:table-row>
        <table:table-row table:style-name="ro1">
          <table:table-cell office:value-type="float" office:value="0.0456769727170467" calcext:value-type="float">
            <text:p>0.045676972717047</text:p>
          </table:table-cell>
          <table:table-cell office:value-type="float" office:value="0.0129922982305288" calcext:value-type="float">
            <text:p>0.012992298230529</text:p>
          </table:table-cell>
        </table:table-row>
        <table:table-row table:style-name="ro1">
          <table:table-cell office:value-type="float" office:value="0.0455796793103218" calcext:value-type="float">
            <text:p>0.045579679310322</text:p>
          </table:table-cell>
          <table:table-cell office:value-type="float" office:value="0.0129431020468473" calcext:value-type="float">
            <text:p>0.012943102046847</text:p>
          </table:table-cell>
        </table:table-row>
        <table:table-row table:style-name="ro1">
          <table:table-cell office:value-type="float" office:value="0.0454822666943073" calcext:value-type="float">
            <text:p>0.045482266694307</text:p>
          </table:table-cell>
          <table:table-cell office:value-type="float" office:value="0.0129064386710525" calcext:value-type="float">
            <text:p>0.012906438671053</text:p>
          </table:table-cell>
        </table:table-row>
        <table:table-row table:style-name="ro1">
          <table:table-cell office:value-type="float" office:value="0.0453854240477085" calcext:value-type="float">
            <text:p>0.045385424047709</text:p>
          </table:table-cell>
          <table:table-cell office:value-type="float" office:value="0.0128865987062454" calcext:value-type="float">
            <text:p>0.012886598706246</text:p>
          </table:table-cell>
        </table:table-row>
        <table:table-row table:style-name="ro1">
          <table:table-cell office:value-type="float" office:value="0.0452884249389172" calcext:value-type="float">
            <text:p>0.045288424938917</text:p>
          </table:table-cell>
          <table:table-cell office:value-type="float" office:value="0.0128248520195484" calcext:value-type="float">
            <text:p>0.012824852019549</text:p>
          </table:table-cell>
        </table:table-row>
        <table:table-row table:style-name="ro1">
          <table:table-cell office:value-type="float" office:value="0.0451929047703743" calcext:value-type="float">
            <text:p>0.045192904770374</text:p>
          </table:table-cell>
          <table:table-cell office:value-type="float" office:value="0.0128077119588852" calcext:value-type="float">
            <text:p>0.012807711958885</text:p>
          </table:table-cell>
        </table:table-row>
        <table:table-row table:style-name="ro1">
          <table:table-cell office:value-type="float" office:value="0.0450978502631187" calcext:value-type="float">
            <text:p>0.045097850263119</text:p>
          </table:table-cell>
          <table:table-cell office:value-type="float" office:value="0.0127406632527709" calcext:value-type="float">
            <text:p>0.012740663252771</text:p>
          </table:table-cell>
        </table:table-row>
        <table:table-row table:style-name="ro1">
          <table:table-cell office:value-type="float" office:value="0.0450027026236057" calcext:value-type="float">
            <text:p>0.045002702623606</text:p>
          </table:table-cell>
          <table:table-cell office:value-type="float" office:value="0.0127133214846253" calcext:value-type="float">
            <text:p>0.012713321484625</text:p>
          </table:table-cell>
        </table:table-row>
        <table:table-row table:style-name="ro1">
          <table:table-cell office:value-type="float" office:value="0.0449084490537643" calcext:value-type="float">
            <text:p>0.044908449053764</text:p>
          </table:table-cell>
          <table:table-cell office:value-type="float" office:value="0.0126549303531647" calcext:value-type="float">
            <text:p>0.012654930353165</text:p>
          </table:table-cell>
        </table:table-row>
        <table:table-row table:style-name="ro1">
          <table:table-cell office:value-type="float" office:value="0.0448153018951416" calcext:value-type="float">
            <text:p>0.044815301895142</text:p>
          </table:table-cell>
          <table:table-cell office:value-type="float" office:value="0.0125999450683594" calcext:value-type="float">
            <text:p>0.012599945068359</text:p>
          </table:table-cell>
        </table:table-row>
        <table:table-row table:style-name="ro1">
          <table:table-cell office:value-type="float" office:value="0.0447215661406517" calcext:value-type="float">
            <text:p>0.044721566140652</text:p>
          </table:table-cell>
          <table:table-cell office:value-type="float" office:value="0.0125424116849899" calcext:value-type="float">
            <text:p>0.01254241168499</text:p>
          </table:table-cell>
        </table:table-row>
        <table:table-row table:style-name="ro1">
          <table:table-cell office:value-type="float" office:value="0.0446293652057648" calcext:value-type="float">
            <text:p>0.044629365205765</text:p>
          </table:table-cell>
          <table:table-cell office:value-type="float" office:value="0.0124969743192196" calcext:value-type="float">
            <text:p>0.01249697431922</text:p>
          </table:table-cell>
        </table:table-row>
        <table:table-row table:style-name="ro1">
          <table:table-cell office:value-type="float" office:value="0.0445370525121689" calcext:value-type="float">
            <text:p>0.044537052512169</text:p>
          </table:table-cell>
          <table:table-cell office:value-type="float" office:value="0.0124673033133149" calcext:value-type="float">
            <text:p>0.012467303313315</text:p>
          </table:table-cell>
        </table:table-row>
        <table:table-row table:style-name="ro1">
          <table:table-cell office:value-type="float" office:value="0.0444445200264454" calcext:value-type="float">
            <text:p>0.044444520026445</text:p>
          </table:table-cell>
          <table:table-cell office:value-type="float" office:value="0.0124406674876809" calcext:value-type="float">
            <text:p>0.012440667487681</text:p>
          </table:table-cell>
        </table:table-row>
        <table:table-row table:style-name="ro1">
          <table:table-cell office:value-type="float" office:value="0.0443533211946487" calcext:value-type="float">
            <text:p>0.044353321194649</text:p>
          </table:table-cell>
          <table:table-cell office:value-type="float" office:value="0.0124353570863605" calcext:value-type="float">
            <text:p>0.012435357086361</text:p>
          </table:table-cell>
        </table:table-row>
        <table:table-row table:style-name="ro1">
          <table:table-cell office:value-type="float" office:value="0.0442620627582073" calcext:value-type="float">
            <text:p>0.044262062758207</text:p>
          </table:table-cell>
          <table:table-cell office:value-type="float" office:value="0.012401039712131" calcext:value-type="float">
            <text:p>0.012401039712131</text:p>
          </table:table-cell>
        </table:table-row>
        <table:table-row table:style-name="ro1">
          <table:table-cell office:value-type="float" office:value="0.0441712588071823" calcext:value-type="float">
            <text:p>0.044171258807182</text:p>
          </table:table-cell>
          <table:table-cell office:value-type="float" office:value="0.0123593118041754" calcext:value-type="float">
            <text:p>0.012359311804175</text:p>
          </table:table-cell>
        </table:table-row>
        <table:table-row table:style-name="ro1">
          <table:table-cell office:value-type="float" office:value="0.0440813638269901" calcext:value-type="float">
            <text:p>0.04408136382699</text:p>
          </table:table-cell>
          <table:table-cell office:value-type="float" office:value="0.012283799238503" calcext:value-type="float">
            <text:p>0.012283799238503</text:p>
          </table:table-cell>
        </table:table-row>
        <table:table-row table:style-name="ro1">
          <table:table-cell office:value-type="float" office:value="0.0439912416040897" calcext:value-type="float">
            <text:p>0.04399124160409</text:p>
          </table:table-cell>
          <table:table-cell office:value-type="float" office:value="0.0122141754254699" calcext:value-type="float">
            <text:p>0.01221417542547</text:p>
          </table:table-cell>
        </table:table-row>
        <table:table-row table:style-name="ro1">
          <table:table-cell office:value-type="float" office:value="0.0439007505774498" calcext:value-type="float">
            <text:p>0.04390075057745</text:p>
          </table:table-cell>
          <table:table-cell office:value-type="float" office:value="0.0121642705053091" calcext:value-type="float">
            <text:p>0.012164270505309</text:p>
          </table:table-cell>
        </table:table-row>
        <table:table-row table:style-name="ro1">
          <table:table-cell office:value-type="float" office:value="0.0438111610710621" calcext:value-type="float">
            <text:p>0.043811161071062</text:p>
          </table:table-cell>
          <table:table-cell office:value-type="float" office:value="0.0121356472373009" calcext:value-type="float">
            <text:p>0.012135647237301</text:p>
          </table:table-cell>
        </table:table-row>
        <table:table-row table:style-name="ro1">
          <table:table-cell office:value-type="float" office:value="0.0437218360602856" calcext:value-type="float">
            <text:p>0.043721836060286</text:p>
          </table:table-cell>
          <table:table-cell office:value-type="float" office:value="0.0121172638610005" calcext:value-type="float">
            <text:p>0.012117263861001</text:p>
          </table:table-cell>
        </table:table-row>
        <table:table-row table:style-name="ro1">
          <table:table-cell office:value-type="float" office:value="0.0436327867209911" calcext:value-type="float">
            <text:p>0.043632786720991</text:p>
          </table:table-cell>
          <table:table-cell office:value-type="float" office:value="0.0120771210640669" calcext:value-type="float">
            <text:p>0.012077121064067</text:p>
          </table:table-cell>
        </table:table-row>
        <table:table-row table:style-name="ro1">
          <table:table-cell office:value-type="float" office:value="0.0435437001287937" calcext:value-type="float">
            <text:p>0.043543700128794</text:p>
          </table:table-cell>
          <table:table-cell office:value-type="float" office:value="0.0120296441018581" calcext:value-type="float">
            <text:p>0.012029644101858</text:p>
          </table:table-cell>
        </table:table-row>
        <table:table-row table:style-name="ro1">
          <table:table-cell office:value-type="float" office:value="0.043454609811306" calcext:value-type="float">
            <text:p>0.043454609811306</text:p>
          </table:table-cell>
          <table:table-cell office:value-type="float" office:value="0.0119696389883757" calcext:value-type="float">
            <text:p>0.011969638988376</text:p>
          </table:table-cell>
        </table:table-row>
        <table:table-row table:style-name="ro1">
          <table:table-cell office:value-type="float" office:value="0.0433658175170422" calcext:value-type="float">
            <text:p>0.043365817517042</text:p>
          </table:table-cell>
          <table:table-cell office:value-type="float" office:value="0.0119214868173003" calcext:value-type="float">
            <text:p>0.0119214868173</text:p>
          </table:table-cell>
        </table:table-row>
        <table:table-row table:style-name="ro1">
          <table:table-cell office:value-type="float" office:value="0.0432772263884544" calcext:value-type="float">
            <text:p>0.043277226388455</text:p>
          </table:table-cell>
          <table:table-cell office:value-type="float" office:value="0.0118977017700672" calcext:value-type="float">
            <text:p>0.011897701770067</text:p>
          </table:table-cell>
        </table:table-row>
        <table:table-row table:style-name="ro1">
          <table:table-cell office:value-type="float" office:value="0.0431887023150921" calcext:value-type="float">
            <text:p>0.043188702315092</text:p>
          </table:table-cell>
          <table:table-cell office:value-type="float" office:value="0.0118886465206742" calcext:value-type="float">
            <text:p>0.011888646520674</text:p>
          </table:table-cell>
        </table:table-row>
        <table:table-row table:style-name="ro1">
          <table:table-cell office:value-type="float" office:value="0.0431004427373409" calcext:value-type="float">
            <text:p>0.043100442737341</text:p>
          </table:table-cell>
          <table:table-cell office:value-type="float" office:value="0.0119018470868468" calcext:value-type="float">
            <text:p>0.011901847086847</text:p>
          </table:table-cell>
        </table:table-row>
        <table:table-row table:style-name="ro1">
          <table:table-cell office:value-type="float" office:value="0.0430126488208771" calcext:value-type="float">
            <text:p>0.043012648820877</text:p>
          </table:table-cell>
          <table:table-cell office:value-type="float" office:value="0.011872299015522" calcext:value-type="float">
            <text:p>0.011872299015522</text:p>
          </table:table-cell>
        </table:table-row>
        <table:table-row table:style-name="ro1">
          <table:table-cell office:value-type="float" office:value="0.0429253727197647" calcext:value-type="float">
            <text:p>0.042925372719765</text:p>
          </table:table-cell>
          <table:table-cell office:value-type="float" office:value="0.0118038104847074" calcext:value-type="float">
            <text:p>0.011803810484707</text:p>
          </table:table-cell>
        </table:table-row>
        <table:table-row table:style-name="ro1">
          <table:table-cell office:value-type="float" office:value="0.0428378619253635" calcext:value-type="float">
            <text:p>0.042837861925364</text:p>
          </table:table-cell>
          <table:table-cell office:value-type="float" office:value="0.0117128444835544" calcext:value-type="float">
            <text:p>0.011712844483554</text:p>
          </table:table-cell>
        </table:table-row>
        <table:table-row table:style-name="ro1">
          <table:table-cell office:value-type="float" office:value="0.0427502244710922" calcext:value-type="float">
            <text:p>0.042750224471092</text:p>
          </table:table-cell>
          <table:table-cell office:value-type="float" office:value="0.0116570182144642" calcext:value-type="float">
            <text:p>0.011657018214464</text:p>
          </table:table-cell>
        </table:table-row>
        <table:table-row table:style-name="ro1">
          <table:table-cell office:value-type="float" office:value="0.042662687599659" calcext:value-type="float">
            <text:p>0.042662687599659</text:p>
          </table:table-cell>
          <table:table-cell office:value-type="float" office:value="0.0116150490939617" calcext:value-type="float">
            <text:p>0.011615049093962</text:p>
          </table:table-cell>
        </table:table-row>
        <table:table-row table:style-name="ro1">
          <table:table-cell office:value-type="float" office:value="0.0425750352442265" calcext:value-type="float">
            <text:p>0.042575035244227</text:p>
          </table:table-cell>
          <table:table-cell office:value-type="float" office:value="0.0115833198651671" calcext:value-type="float">
            <text:p>0.011583319865167</text:p>
          </table:table-cell>
        </table:table-row>
        <table:table-row table:style-name="ro1">
          <table:table-cell office:value-type="float" office:value="0.042488232254982" calcext:value-type="float">
            <text:p>0.042488232254982</text:p>
          </table:table-cell>
          <table:table-cell office:value-type="float" office:value="0.0115656526759267" calcext:value-type="float">
            <text:p>0.011565652675927</text:p>
          </table:table-cell>
        </table:table-row>
        <table:table-row table:style-name="ro1">
          <table:table-cell office:value-type="float" office:value="0.0424017757177353" calcext:value-type="float">
            <text:p>0.042401775717735</text:p>
          </table:table-cell>
          <table:table-cell office:value-type="float" office:value="0.0115511957556009" calcext:value-type="float">
            <text:p>0.011551195755601</text:p>
          </table:table-cell>
        </table:table-row>
        <table:table-row table:style-name="ro1">
          <table:table-cell office:value-type="float" office:value="0.042315848171711" calcext:value-type="float">
            <text:p>0.042315848171711</text:p>
          </table:table-cell>
          <table:table-cell office:value-type="float" office:value="0.0115330861881375" calcext:value-type="float">
            <text:p>0.011533086188138</text:p>
          </table:table-cell>
        </table:table-row>
        <table:table-row table:style-name="ro1">
          <table:table-cell office:value-type="float" office:value="0.0422299057245255" calcext:value-type="float">
            <text:p>0.042229905724526</text:p>
          </table:table-cell>
          <table:table-cell office:value-type="float" office:value="0.0114707294851542" calcext:value-type="float">
            <text:p>0.011470729485154</text:p>
          </table:table-cell>
        </table:table-row>
        <table:table-row table:style-name="ro1">
          <table:table-cell office:value-type="float" office:value="0.042144425213337" calcext:value-type="float">
            <text:p>0.042144425213337</text:p>
          </table:table-cell>
          <table:table-cell office:value-type="float" office:value="0.0114164743572474" calcext:value-type="float">
            <text:p>0.011416474357247</text:p>
          </table:table-cell>
        </table:table-row>
        <table:table-row table:style-name="ro1">
          <table:table-cell office:value-type="float" office:value="0.0420597456395626" calcext:value-type="float">
            <text:p>0.042059745639563</text:p>
          </table:table-cell>
          <table:table-cell office:value-type="float" office:value="0.0113602420315146" calcext:value-type="float">
            <text:p>0.011360242031515</text:p>
          </table:table-cell>
        </table:table-row>
        <table:table-row table:style-name="ro1">
          <table:table-cell office:value-type="float" office:value="0.0419755503535271" calcext:value-type="float">
            <text:p>0.041975550353527</text:p>
          </table:table-cell>
          <table:table-cell office:value-type="float" office:value="0.0113140856847167" calcext:value-type="float">
            <text:p>0.011314085684717</text:p>
          </table:table-cell>
        </table:table-row>
        <table:table-row table:style-name="ro1">
          <table:table-cell office:value-type="float" office:value="0.0418914780020714" calcext:value-type="float">
            <text:p>0.041891478002071</text:p>
          </table:table-cell>
          <table:table-cell office:value-type="float" office:value="0.0112893357872963" calcext:value-type="float">
            <text:p>0.011289335787296</text:p>
          </table:table-cell>
        </table:table-row>
        <table:table-row table:style-name="ro1">
          <table:table-cell office:value-type="float" office:value="0.0418077893555164" calcext:value-type="float">
            <text:p>0.041807789355517</text:p>
          </table:table-cell>
          <table:table-cell office:value-type="float" office:value="0.0112663386389613" calcext:value-type="float">
            <text:p>0.011266338638961</text:p>
          </table:table-cell>
        </table:table-row>
        <table:table-row table:style-name="ro1">
          <table:table-cell office:value-type="float" office:value="0.0417243950068951" calcext:value-type="float">
            <text:p>0.041724395006895</text:p>
          </table:table-cell>
          <table:table-cell office:value-type="float" office:value="0.011259077116847" calcext:value-type="float">
            <text:p>0.011259077116847</text:p>
          </table:table-cell>
        </table:table-row>
        <table:table-row table:style-name="ro1">
          <table:table-cell office:value-type="float" office:value="0.041641928255558" calcext:value-type="float">
            <text:p>0.041641928255558</text:p>
          </table:table-cell>
          <table:table-cell office:value-type="float" office:value="0.0112317306920886" calcext:value-type="float">
            <text:p>0.011231730692089</text:p>
          </table:table-cell>
        </table:table-row>
        <table:table-row table:style-name="ro1">
          <table:table-cell office:value-type="float" office:value="0.0415597818791866" calcext:value-type="float">
            <text:p>0.041559781879187</text:p>
          </table:table-cell>
          <table:table-cell office:value-type="float" office:value="0.011198197491467" calcext:value-type="float">
            <text:p>0.011198197491467</text:p>
          </table:table-cell>
        </table:table-row>
        <table:table-row table:style-name="ro1">
          <table:table-cell office:value-type="float" office:value="0.0414774641394615" calcext:value-type="float">
            <text:p>0.041477464139462</text:p>
          </table:table-cell>
          <table:table-cell office:value-type="float" office:value="0.0111421626061201" calcext:value-type="float">
            <text:p>0.01114216260612</text:p>
          </table:table-cell>
        </table:table-row>
        <table:table-row table:style-name="ro1">
          <table:table-cell office:value-type="float" office:value="0.0413965173065663" calcext:value-type="float">
            <text:p>0.041396517306566</text:p>
          </table:table-cell>
          <table:table-cell office:value-type="float" office:value="0.0110889719799161" calcext:value-type="float">
            <text:p>0.011088971979916</text:p>
          </table:table-cell>
        </table:table-row>
        <table:table-row table:style-name="ro1">
          <table:table-cell office:value-type="float" office:value="0.0413156747817993" calcext:value-type="float">
            <text:p>0.041315674781799</text:p>
          </table:table-cell>
          <table:table-cell office:value-type="float" office:value="0.0110324304550886" calcext:value-type="float">
            <text:p>0.011032430455089</text:p>
          </table:table-cell>
        </table:table-row>
        <table:table-row table:style-name="ro1">
          <table:table-cell office:value-type="float" office:value="0.041234876960516" calcext:value-type="float">
            <text:p>0.041234876960516</text:p>
          </table:table-cell>
          <table:table-cell office:value-type="float" office:value="0.0109919728711247" calcext:value-type="float">
            <text:p>0.010991972871125</text:p>
          </table:table-cell>
        </table:table-row>
        <table:table-row table:style-name="ro1">
          <table:table-cell office:value-type="float" office:value="0.0411548614501953" calcext:value-type="float">
            <text:p>0.041154861450195</text:p>
          </table:table-cell>
          <table:table-cell office:value-type="float" office:value="0.0109605528414249" calcext:value-type="float">
            <text:p>0.010960552841425</text:p>
          </table:table-cell>
        </table:table-row>
        <table:table-row table:style-name="ro1">
          <table:table-cell office:value-type="float" office:value="0.0410753823816776" calcext:value-type="float">
            <text:p>0.041075382381678</text:p>
          </table:table-cell>
          <table:table-cell office:value-type="float" office:value="0.0109361670911312" calcext:value-type="float">
            <text:p>0.010936167091131</text:p>
          </table:table-cell>
        </table:table-row>
        <table:table-row table:style-name="ro1">
          <table:table-cell office:value-type="float" office:value="0.0409954972565174" calcext:value-type="float">
            <text:p>0.040995497256517</text:p>
          </table:table-cell>
          <table:table-cell office:value-type="float" office:value="0.0109310848638415" calcext:value-type="float">
            <text:p>0.010931084863842</text:p>
          </table:table-cell>
        </table:table-row>
        <table:table-row table:style-name="ro1">
          <table:table-cell office:value-type="float" office:value="0.0409168265759945" calcext:value-type="float">
            <text:p>0.040916826575995</text:p>
          </table:table-cell>
          <table:table-cell office:value-type="float" office:value="0.0109166707843542" calcext:value-type="float">
            <text:p>0.010916670784354</text:p>
          </table:table-cell>
        </table:table-row>
        <table:table-row table:style-name="ro1">
          <table:table-cell office:value-type="float" office:value="0.0408385433256626" calcext:value-type="float">
            <text:p>0.040838543325663</text:p>
          </table:table-cell>
          <table:table-cell office:value-type="float" office:value="0.0108933281153441" calcext:value-type="float">
            <text:p>0.010893328115344</text:p>
          </table:table-cell>
        </table:table-row>
        <table:table-row table:style-name="ro1">
          <table:table-cell office:value-type="float" office:value="0.0407602041959763" calcext:value-type="float">
            <text:p>0.040760204195976</text:p>
          </table:table-cell>
          <table:table-cell office:value-type="float" office:value="0.0108410529792309" calcext:value-type="float">
            <text:p>0.010841052979231</text:p>
          </table:table-cell>
        </table:table-row>
        <table:table-row table:style-name="ro1">
          <table:table-cell office:value-type="float" office:value="0.0406825728714466" calcext:value-type="float">
            <text:p>0.040682572871447</text:p>
          </table:table-cell>
          <table:table-cell office:value-type="float" office:value="0.0107755633071065" calcext:value-type="float">
            <text:p>0.010775563307107</text:p>
          </table:table-cell>
        </table:table-row>
        <table:table-row table:style-name="ro1">
          <table:table-cell office:value-type="float" office:value="0.0406055860221386" calcext:value-type="float">
            <text:p>0.040605586022139</text:p>
          </table:table-cell>
          <table:table-cell office:value-type="float" office:value="0.0107222646474838" calcext:value-type="float">
            <text:p>0.010722264647484</text:p>
          </table:table-cell>
        </table:table-row>
        <table:table-row table:style-name="ro1">
          <table:table-cell office:value-type="float" office:value="0.0405288562178612" calcext:value-type="float">
            <text:p>0.040528856217861</text:p>
          </table:table-cell>
          <table:table-cell office:value-type="float" office:value="0.0106817400082946" calcext:value-type="float">
            <text:p>0.010681740008295</text:p>
          </table:table-cell>
        </table:table-row>
        <table:table-row table:style-name="ro1">
          <table:table-cell office:value-type="float" office:value="0.0404526069760323" calcext:value-type="float">
            <text:p>0.040452606976032</text:p>
          </table:table-cell>
          <table:table-cell office:value-type="float" office:value="0.0106594329699874" calcext:value-type="float">
            <text:p>0.010659432969987</text:p>
          </table:table-cell>
        </table:table-row>
        <table:table-row table:style-name="ro1">
          <table:table-cell office:value-type="float" office:value="0.040376678109169" calcext:value-type="float">
            <text:p>0.040376678109169</text:p>
          </table:table-cell>
          <table:table-cell office:value-type="float" office:value="0.0106489565223455" calcext:value-type="float">
            <text:p>0.010648956522346</text:p>
          </table:table-cell>
        </table:table-row>
        <table:table-row table:style-name="ro1">
          <table:table-cell office:value-type="float" office:value="0.0403007008135319" calcext:value-type="float">
            <text:p>0.040300700813532</text:p>
          </table:table-cell>
          <table:table-cell office:value-type="float" office:value="0.0106488484889269" calcext:value-type="float">
            <text:p>0.010648848488927</text:p>
          </table:table-cell>
        </table:table-row>
        <table:table-row table:style-name="ro1">
          <table:table-cell office:value-type="float" office:value="0.0402262397110462" calcext:value-type="float">
            <text:p>0.040226239711046</text:p>
          </table:table-cell>
          <table:table-cell office:value-type="float" office:value="0.0106175504624844" calcext:value-type="float">
            <text:p>0.010617550462484</text:p>
          </table:table-cell>
        </table:table-row>
        <table:table-row table:style-name="ro1">
          <table:table-cell office:value-type="float" office:value="0.0401515103876591" calcext:value-type="float">
            <text:p>0.040151510387659</text:p>
          </table:table-cell>
          <table:table-cell office:value-type="float" office:value="0.0105769317597151" calcext:value-type="float">
            <text:p>0.010576931759715</text:p>
          </table:table-cell>
        </table:table-row>
        <table:table-row table:style-name="ro1">
          <table:table-cell office:value-type="float" office:value="0.0400761514902115" calcext:value-type="float">
            <text:p>0.040076151490212</text:p>
          </table:table-cell>
          <table:table-cell office:value-type="float" office:value="0.0105147762224078" calcext:value-type="float">
            <text:p>0.010514776222408</text:p>
          </table:table-cell>
        </table:table-row>
        <table:table-row table:style-name="ro1">
          <table:table-cell office:value-type="float" office:value="0.0400016792118549" calcext:value-type="float">
            <text:p>0.040001679211855</text:p>
          </table:table-cell>
          <table:table-cell office:value-type="float" office:value="0.0104585159569979" calcext:value-type="float">
            <text:p>0.010458515956998</text:p>
          </table:table-cell>
        </table:table-row>
        <table:table-row table:style-name="ro1">
          <table:table-cell office:value-type="float" office:value="0.0399275682866573" calcext:value-type="float">
            <text:p>0.039927568286657</text:p>
          </table:table-cell>
          <table:table-cell office:value-type="float" office:value="0.0104143554344773" calcext:value-type="float">
            <text:p>0.010414355434477</text:p>
          </table:table-cell>
        </table:table-row>
        <table:table-row table:style-name="ro1">
          <table:table-cell office:value-type="float" office:value="0.0398530662059784" calcext:value-type="float">
            <text:p>0.039853066205978</text:p>
          </table:table-cell>
          <table:table-cell office:value-type="float" office:value="0.010380164720118" calcext:value-type="float">
            <text:p>0.010380164720118</text:p>
          </table:table-cell>
        </table:table-row>
        <table:table-row table:style-name="ro1">
          <table:table-cell office:value-type="float" office:value="0.0397788994014263" calcext:value-type="float">
            <text:p>0.039778899401426</text:p>
          </table:table-cell>
          <table:table-cell office:value-type="float" office:value="0.0103571806102991" calcext:value-type="float">
            <text:p>0.010357180610299</text:p>
          </table:table-cell>
        </table:table-row>
        <table:table-row table:style-name="ro1">
          <table:table-cell office:value-type="float" office:value="0.0397057011723518" calcext:value-type="float">
            <text:p>0.039705701172352</text:p>
          </table:table-cell>
          <table:table-cell office:value-type="float" office:value="0.0103464107960463" calcext:value-type="float">
            <text:p>0.010346410796046</text:p>
          </table:table-cell>
        </table:table-row>
        <table:table-row table:style-name="ro1">
          <table:table-cell office:value-type="float" office:value="0.0396320708096027" calcext:value-type="float">
            <text:p>0.039632070809603</text:p>
          </table:table-cell>
          <table:table-cell office:value-type="float" office:value="0.0103326337412" calcext:value-type="float">
            <text:p>0.0103326337412</text:p>
          </table:table-cell>
        </table:table-row>
        <table:table-row table:style-name="ro1">
          <table:table-cell office:value-type="float" office:value="0.0395582281053066" calcext:value-type="float">
            <text:p>0.039558228105307</text:p>
          </table:table-cell>
          <table:table-cell office:value-type="float" office:value="0.0102990949526429" calcext:value-type="float">
            <text:p>0.010299094952643</text:p>
          </table:table-cell>
        </table:table-row>
        <table:table-row table:style-name="ro1">
          <table:table-cell office:value-type="float" office:value="0.0394850112497807" calcext:value-type="float">
            <text:p>0.039485011249781</text:p>
          </table:table-cell>
          <table:table-cell office:value-type="float" office:value="0.010256583802402" calcext:value-type="float">
            <text:p>0.010256583802402</text:p>
          </table:table-cell>
        </table:table-row>
        <table:table-row table:style-name="ro1">
          <table:table-cell office:value-type="float" office:value="0.0394112281501293" calcext:value-type="float">
            <text:p>0.039411228150129</text:p>
          </table:table-cell>
          <table:table-cell office:value-type="float" office:value="0.0102007584646344" calcext:value-type="float">
            <text:p>0.010200758464635</text:p>
          </table:table-cell>
        </table:table-row>
        <table:table-row table:style-name="ro1">
          <table:table-cell office:value-type="float" office:value="0.039336770772934" calcext:value-type="float">
            <text:p>0.039336770772934</text:p>
          </table:table-cell>
          <table:table-cell office:value-type="float" office:value="0.0101508796215057" calcext:value-type="float">
            <text:p>0.010150879621506</text:p>
          </table:table-cell>
        </table:table-row>
        <table:table-row table:style-name="ro1">
          <table:table-cell office:value-type="float" office:value="0.0392628274857998" calcext:value-type="float">
            <text:p>0.0392628274858</text:p>
          </table:table-cell>
          <table:table-cell office:value-type="float" office:value="0.01011420506984" calcext:value-type="float">
            <text:p>0.01011420506984</text:p>
          </table:table-cell>
        </table:table-row>
        <table:table-row table:style-name="ro1">
          <table:table-cell office:value-type="float" office:value="0.0391884408891201" calcext:value-type="float">
            <text:p>0.03918844088912</text:p>
          </table:table-cell>
          <table:table-cell office:value-type="float" office:value="0.0100874742493033" calcext:value-type="float">
            <text:p>0.010087474249303</text:p>
          </table:table-cell>
        </table:table-row>
        <table:table-row table:style-name="ro1">
          <table:table-cell office:value-type="float" office:value="0.0391143262386322" calcext:value-type="float">
            <text:p>0.039114326238632</text:p>
          </table:table-cell>
          <table:table-cell office:value-type="float" office:value="0.0100700547918677" calcext:value-type="float">
            <text:p>0.010070054791868</text:p>
          </table:table-cell>
        </table:table-row>
        <table:table-row table:style-name="ro1">
          <table:table-cell office:value-type="float" office:value="0.0390404313802719" calcext:value-type="float">
            <text:p>0.039040431380272</text:p>
          </table:table-cell>
          <table:table-cell office:value-type="float" office:value="0.0100617073476315" calcext:value-type="float">
            <text:p>0.010061707347632</text:p>
          </table:table-cell>
        </table:table-row>
        <table:table-row table:style-name="ro1">
          <table:table-cell office:value-type="float" office:value="0.0389671362936497" calcext:value-type="float">
            <text:p>0.03896713629365</text:p>
          </table:table-cell>
          <table:table-cell office:value-type="float" office:value="0.0100676910951734" calcext:value-type="float">
            <text:p>0.010067691095173</text:p>
          </table:table-cell>
        </table:table-row>
        <table:table-row table:style-name="ro1">
          <table:table-cell office:value-type="float" office:value="0.0388943143188953" calcext:value-type="float">
            <text:p>0.038894314318895</text:p>
          </table:table-cell>
          <table:table-cell office:value-type="float" office:value="0.0100480150431395" calcext:value-type="float">
            <text:p>0.01004801504314</text:p>
          </table:table-cell>
        </table:table-row>
        <table:table-row table:style-name="ro1">
          <table:table-cell office:value-type="float" office:value="0.0388212688267231" calcext:value-type="float">
            <text:p>0.038821268826723</text:p>
          </table:table-cell>
          <table:table-cell office:value-type="float" office:value="0.010007917881012" calcext:value-type="float">
            <text:p>0.010007917881012</text:p>
          </table:table-cell>
        </table:table-row>
        <table:table-row table:style-name="ro1">
          <table:table-cell office:value-type="float" office:value="0.0387482792139053" calcext:value-type="float">
            <text:p>0.038748279213905</text:p>
          </table:table-cell>
          <table:table-cell office:value-type="float" office:value="0.00992641877382994" calcext:value-type="float">
            <text:p>0.00992641877383</text:p>
          </table:table-cell>
        </table:table-row>
        <table:table-row table:style-name="ro1">
          <table:table-cell office:value-type="float" office:value="0.038675993680954" calcext:value-type="float">
            <text:p>0.038675993680954</text:p>
          </table:table-cell>
          <table:table-cell office:value-type="float" office:value="0.00987941958010197" calcext:value-type="float">
            <text:p>0.009879419580102</text:p>
          </table:table-cell>
        </table:table-row>
        <table:table-row table:style-name="ro1">
          <table:table-cell office:value-type="float" office:value="0.0386035442352295" calcext:value-type="float">
            <text:p>0.03860354423523</text:p>
          </table:table-cell>
          <table:table-cell office:value-type="float" office:value="0.00983501318842173" calcext:value-type="float">
            <text:p>0.009835013188422</text:p>
          </table:table-cell>
        </table:table-row>
        <table:table-row table:style-name="ro1">
          <table:table-cell office:value-type="float" office:value="0.0385320819914341" calcext:value-type="float">
            <text:p>0.038532081991434</text:p>
          </table:table-cell>
          <table:table-cell office:value-type="float" office:value="0.00980265717953444" calcext:value-type="float">
            <text:p>0.009802657179534</text:p>
          </table:table-cell>
        </table:table-row>
        <table:table-row table:style-name="ro1">
          <table:table-cell office:value-type="float" office:value="0.0384606346487999" calcext:value-type="float">
            <text:p>0.0384606346488</text:p>
          </table:table-cell>
          <table:table-cell office:value-type="float" office:value="0.00977487489581108" calcext:value-type="float">
            <text:p>0.009774874895811</text:p>
          </table:table-cell>
        </table:table-row>
        <table:table-row table:style-name="ro1">
          <table:table-cell office:value-type="float" office:value="0.0383886955678463" calcext:value-type="float">
            <text:p>0.038388695567846</text:p>
          </table:table-cell>
          <table:table-cell office:value-type="float" office:value="0.0097634345293045" calcext:value-type="float">
            <text:p>0.009763434529305</text:p>
          </table:table-cell>
        </table:table-row>
        <table:table-row table:style-name="ro1">
          <table:table-cell office:value-type="float" office:value="0.038317397236824" calcext:value-type="float">
            <text:p>0.038317397236824</text:p>
          </table:table-cell>
          <table:table-cell office:value-type="float" office:value="0.009774349629879" calcext:value-type="float">
            <text:p>0.009774349629879</text:p>
          </table:table-cell>
        </table:table-row>
        <table:table-row table:style-name="ro1">
          <table:table-cell office:value-type="float" office:value="0.0382458418607712" calcext:value-type="float">
            <text:p>0.038245841860771</text:p>
          </table:table-cell>
          <table:table-cell office:value-type="float" office:value="0.00974791962653399" calcext:value-type="float">
            <text:p>0.009747919626534</text:p>
          </table:table-cell>
        </table:table-row>
        <table:table-row table:style-name="ro1">
          <table:table-cell office:value-type="float" office:value="0.0381747223436832" calcext:value-type="float">
            <text:p>0.038174722343683</text:p>
          </table:table-cell>
          <table:table-cell office:value-type="float" office:value="0.00972998980432749" calcext:value-type="float">
            <text:p>0.009729989804327</text:p>
          </table:table-cell>
        </table:table-row>
        <table:table-row table:style-name="ro1">
          <table:table-cell office:value-type="float" office:value="0.0381034724414349" calcext:value-type="float">
            <text:p>0.038103472441435</text:p>
          </table:table-cell>
          <table:table-cell office:value-type="float" office:value="0.00966618955135346" calcext:value-type="float">
            <text:p>0.009666189551353</text:p>
          </table:table-cell>
        </table:table-row>
        <table:table-row table:style-name="ro1">
          <table:table-cell office:value-type="float" office:value="0.0380327589809895" calcext:value-type="float">
            <text:p>0.03803275898099</text:p>
          </table:table-cell>
          <table:table-cell office:value-type="float" office:value="0.00961898546665907" calcext:value-type="float">
            <text:p>0.009618985466659</text:p>
          </table:table-cell>
        </table:table-row>
        <table:table-row table:style-name="ro1">
          <table:table-cell office:value-type="float" office:value="0.0379622913897037" calcext:value-type="float">
            <text:p>0.037962291389704</text:p>
          </table:table-cell>
          <table:table-cell office:value-type="float" office:value="0.00956717785447836" calcext:value-type="float">
            <text:p>0.009567177854478</text:p>
          </table:table-cell>
        </table:table-row>
        <table:table-row table:style-name="ro1">
          <table:table-cell office:value-type="float" office:value="0.0378923118114471" calcext:value-type="float">
            <text:p>0.037892311811447</text:p>
          </table:table-cell>
          <table:table-cell office:value-type="float" office:value="0.00953135173767805" calcext:value-type="float">
            <text:p>0.009531351737678</text:p>
          </table:table-cell>
        </table:table-row>
        <table:table-row table:style-name="ro1">
          <table:table-cell office:value-type="float" office:value="0.0378225855529308" calcext:value-type="float">
            <text:p>0.037822585552931</text:p>
          </table:table-cell>
          <table:table-cell office:value-type="float" office:value="0.00949383247643709" calcext:value-type="float">
            <text:p>0.009493832476437</text:p>
          </table:table-cell>
        </table:table-row>
        <table:table-row table:style-name="ro1">
          <table:table-cell office:value-type="float" office:value="0.0377531908452511" calcext:value-type="float">
            <text:p>0.037753190845251</text:p>
          </table:table-cell>
          <table:table-cell office:value-type="float" office:value="0.00946773868054152" calcext:value-type="float">
            <text:p>0.009467738680542</text:p>
          </table:table-cell>
        </table:table-row>
        <table:table-row table:style-name="ro1">
          <table:table-cell office:value-type="float" office:value="0.0376840271055698" calcext:value-type="float">
            <text:p>0.03768402710557</text:p>
          </table:table-cell>
          <table:table-cell office:value-type="float" office:value="0.00944687891751528" calcext:value-type="float">
            <text:p>0.009446878917515</text:p>
          </table:table-cell>
        </table:table-row>
        <table:table-row table:style-name="ro1">
          <table:table-cell office:value-type="float" office:value="0.0376151613891125" calcext:value-type="float">
            <text:p>0.037615161389113</text:p>
          </table:table-cell>
          <table:table-cell office:value-type="float" office:value="0.00942175183445215" calcext:value-type="float">
            <text:p>0.009421751834452</text:p>
          </table:table-cell>
        </table:table-row>
        <table:table-row table:style-name="ro1">
          <table:table-cell office:value-type="float" office:value="0.0375462919473648" calcext:value-type="float">
            <text:p>0.037546291947365</text:p>
          </table:table-cell>
          <table:table-cell office:value-type="float" office:value="0.00941597856581211" calcext:value-type="float">
            <text:p>0.009415978565812</text:p>
          </table:table-cell>
        </table:table-row>
        <table:table-row table:style-name="ro1">
          <table:table-cell office:value-type="float" office:value="0.037477619946003" calcext:value-type="float">
            <text:p>0.037477619946003</text:p>
          </table:table-cell>
          <table:table-cell office:value-type="float" office:value="0.00939437467604876" calcext:value-type="float">
            <text:p>0.009394374676049</text:p>
          </table:table-cell>
        </table:table-row>
        <table:table-row table:style-name="ro1">
          <table:table-cell office:value-type="float" office:value="0.037408921867609" calcext:value-type="float">
            <text:p>0.037408921867609</text:p>
          </table:table-cell>
          <table:table-cell office:value-type="float" office:value="0.00938316620886326" calcext:value-type="float">
            <text:p>0.009383166208863</text:p>
          </table:table-cell>
        </table:table-row>
        <table:table-row table:style-name="ro1">
          <table:table-cell office:value-type="float" office:value="0.0373405776917934" calcext:value-type="float">
            <text:p>0.037340577691794</text:p>
          </table:table-cell>
          <table:table-cell office:value-type="float" office:value="0.00934104435145855" calcext:value-type="float">
            <text:p>0.009341044351459</text:p>
          </table:table-cell>
        </table:table-row>
        <table:table-row table:style-name="ro1">
          <table:table-cell office:value-type="float" office:value="0.0372726731002331" calcext:value-type="float">
            <text:p>0.037272673100233</text:p>
          </table:table-cell>
          <table:table-cell office:value-type="float" office:value="0.00929884891957045" calcext:value-type="float">
            <text:p>0.00929884891957</text:p>
          </table:table-cell>
        </table:table-row>
        <table:table-row table:style-name="ro1">
          <table:table-cell office:value-type="float" office:value="0.037204883992672" calcext:value-type="float">
            <text:p>0.037204883992672</text:p>
          </table:table-cell>
          <table:table-cell office:value-type="float" office:value="0.00924335978925228" calcext:value-type="float">
            <text:p>0.009243359789252</text:p>
          </table:table-cell>
        </table:table-row>
        <table:table-row table:style-name="ro1">
          <table:table-cell office:value-type="float" office:value="0.0371372289955616" calcext:value-type="float">
            <text:p>0.037137228995562</text:p>
          </table:table-cell>
          <table:table-cell office:value-type="float" office:value="0.00920022930949927" calcext:value-type="float">
            <text:p>0.009200229309499</text:p>
          </table:table-cell>
        </table:table-row>
        <table:table-row table:style-name="ro1">
          <table:table-cell office:value-type="float" office:value="0.0370704829692841" calcext:value-type="float">
            <text:p>0.037070482969284</text:p>
          </table:table-cell>
          <table:table-cell office:value-type="float" office:value="0.00915840268135071" calcext:value-type="float">
            <text:p>0.009158402681351</text:p>
          </table:table-cell>
        </table:table-row>
        <table:table-row table:style-name="ro1">
          <table:table-cell office:value-type="float" office:value="0.0370037704706192" calcext:value-type="float">
            <text:p>0.037003770470619</text:p>
          </table:table-cell>
          <table:table-cell office:value-type="float" office:value="0.00913223717361689" calcext:value-type="float">
            <text:p>0.009132237173617</text:p>
          </table:table-cell>
        </table:table-row>
        <table:table-row table:style-name="ro1">
          <table:table-cell office:value-type="float" office:value="0.0369371995329857" calcext:value-type="float">
            <text:p>0.036937199532986</text:p>
          </table:table-cell>
          <table:table-cell office:value-type="float" office:value="0.00910133216530085" calcext:value-type="float">
            <text:p>0.009101332165301</text:p>
          </table:table-cell>
        </table:table-row>
        <table:table-row table:style-name="ro1">
          <table:table-cell office:value-type="float" office:value="0.036870688199997" calcext:value-type="float">
            <text:p>0.036870688199997</text:p>
          </table:table-cell>
          <table:table-cell office:value-type="float" office:value="0.00906736310571432" calcext:value-type="float">
            <text:p>0.009067363105714</text:p>
          </table:table-cell>
        </table:table-row>
        <table:table-row table:style-name="ro1">
          <table:table-cell office:value-type="float" office:value="0.0368046648800373" calcext:value-type="float">
            <text:p>0.036804664880037</text:p>
          </table:table-cell>
          <table:table-cell office:value-type="float" office:value="0.00904585886746645" calcext:value-type="float">
            <text:p>0.009045858867466</text:p>
          </table:table-cell>
        </table:table-row>
        <table:table-row table:style-name="ro1">
          <table:table-cell office:value-type="float" office:value="0.036739032715559" calcext:value-type="float">
            <text:p>0.036739032715559</text:p>
          </table:table-cell>
          <table:table-cell office:value-type="float" office:value="0.00902490317821503" calcext:value-type="float">
            <text:p>0.009024903178215</text:p>
          </table:table-cell>
        </table:table-row>
        <table:table-row table:style-name="ro1">
          <table:table-cell office:value-type="float" office:value="0.0366736650466919" calcext:value-type="float">
            <text:p>0.036673665046692</text:p>
          </table:table-cell>
          <table:table-cell office:value-type="float" office:value="0.00904537364840508" calcext:value-type="float">
            <text:p>0.009045373648405</text:p>
          </table:table-cell>
        </table:table-row>
        <table:table-row table:style-name="ro1">
          <table:table-cell office:value-type="float" office:value="0.0366084985435009" calcext:value-type="float">
            <text:p>0.036608498543501</text:p>
          </table:table-cell>
          <table:table-cell office:value-type="float" office:value="0.00907242950052023" calcext:value-type="float">
            <text:p>0.00907242950052</text:p>
          </table:table-cell>
        </table:table-row>
        <table:table-row table:style-name="ro1">
          <table:table-cell office:value-type="float" office:value="0.0365435853600502" calcext:value-type="float">
            <text:p>0.03654358536005</text:p>
          </table:table-cell>
          <table:table-cell office:value-type="float" office:value="0.00907383114099503" calcext:value-type="float">
            <text:p>0.009073831140995</text:p>
          </table:table-cell>
        </table:table-row>
        <table:table-row table:style-name="ro1">
          <table:table-cell office:value-type="float" office:value="0.0364788696169853" calcext:value-type="float">
            <text:p>0.036478869616985</text:p>
          </table:table-cell>
          <table:table-cell office:value-type="float" office:value="0.00900398846715689" calcext:value-type="float">
            <text:p>0.009003988467157</text:p>
          </table:table-cell>
        </table:table-row>
        <table:table-row table:style-name="ro1">
          <table:table-cell office:value-type="float" office:value="0.0364145934581757" calcext:value-type="float">
            <text:p>0.036414593458176</text:p>
          </table:table-cell>
          <table:table-cell office:value-type="float" office:value="0.00892012193799019" calcext:value-type="float">
            <text:p>0.00892012193799</text:p>
          </table:table-cell>
        </table:table-row>
        <table:table-row table:style-name="ro1">
          <table:table-cell office:value-type="float" office:value="0.0363508351147175" calcext:value-type="float">
            <text:p>0.036350835114718</text:p>
          </table:table-cell>
          <table:table-cell office:value-type="float" office:value="0.00884899962693453" calcext:value-type="float">
            <text:p>0.008848999626935</text:p>
          </table:table-cell>
        </table:table-row>
        <table:table-row table:style-name="ro1">
          <table:table-cell office:value-type="float" office:value="0.0362875312566757" calcext:value-type="float">
            <text:p>0.036287531256676</text:p>
          </table:table-cell>
          <table:table-cell office:value-type="float" office:value="0.00883292499929667" calcext:value-type="float">
            <text:p>0.008832924999297</text:p>
          </table:table-cell>
        </table:table-row>
        <table:table-row table:style-name="ro1">
          <table:table-cell office:value-type="float" office:value="0.0362240299582481" calcext:value-type="float">
            <text:p>0.036224029958248</text:p>
          </table:table-cell>
          <table:table-cell office:value-type="float" office:value="0.008854272775352" calcext:value-type="float">
            <text:p>0.008854272775352</text:p>
          </table:table-cell>
        </table:table-row>
        <table:table-row table:style-name="ro1">
          <table:table-cell office:value-type="float" office:value="0.0361607447266579" calcext:value-type="float">
            <text:p>0.036160744726658</text:p>
          </table:table-cell>
          <table:table-cell office:value-type="float" office:value="0.00888403598219156" calcext:value-type="float">
            <text:p>0.008884035982192</text:p>
          </table:table-cell>
        </table:table-row>
        <table:table-row table:style-name="ro1">
          <table:table-cell office:value-type="float" office:value="0.0360976867377758" calcext:value-type="float">
            <text:p>0.036097686737776</text:p>
          </table:table-cell>
          <table:table-cell office:value-type="float" office:value="0.00885615404695272" calcext:value-type="float">
            <text:p>0.008856154046953</text:p>
          </table:table-cell>
        </table:table-row>
        <table:table-row table:style-name="ro1">
          <table:table-cell office:value-type="float" office:value="0.0360354445874691" calcext:value-type="float">
            <text:p>0.036035444587469</text:p>
          </table:table-cell>
          <table:table-cell office:value-type="float" office:value="0.00877438578754664" calcext:value-type="float">
            <text:p>0.008774385787547</text:p>
          </table:table-cell>
        </table:table-row>
        <table:table-row table:style-name="ro1">
          <table:table-cell office:value-type="float" office:value="0.0359727740287781" calcext:value-type="float">
            <text:p>0.035972774028778</text:p>
          </table:table-cell>
          <table:table-cell office:value-type="float" office:value="0.00870684068650007" calcext:value-type="float">
            <text:p>0.0087068406865</text:p>
          </table:table-cell>
        </table:table-row>
        <table:table-row table:style-name="ro1">
          <table:table-cell office:value-type="float" office:value="0.0359105132520199" calcext:value-type="float">
            <text:p>0.03591051325202</text:p>
          </table:table-cell>
          <table:table-cell office:value-type="float" office:value="0.00866485107690096" calcext:value-type="float">
            <text:p>0.008664851076901</text:p>
          </table:table-cell>
        </table:table-row>
        <table:table-row table:style-name="ro1">
          <table:table-cell office:value-type="float" office:value="0.0358479246497154" calcext:value-type="float">
            <text:p>0.035847924649716</text:p>
          </table:table-cell>
          <table:table-cell office:value-type="float" office:value="0.00865303445607424" calcext:value-type="float">
            <text:p>0.008653034456074</text:p>
          </table:table-cell>
        </table:table-row>
        <table:table-row table:style-name="ro1">
          <table:table-cell office:value-type="float" office:value="0.0357860289514065" calcext:value-type="float">
            <text:p>0.035786028951407</text:p>
          </table:table-cell>
          <table:table-cell office:value-type="float" office:value="0.00866161473095417" calcext:value-type="float">
            <text:p>0.008661614730954</text:p>
          </table:table-cell>
        </table:table-row>
        <table:table-row table:style-name="ro1">
          <table:table-cell office:value-type="float" office:value="0.0357236340641975" calcext:value-type="float">
            <text:p>0.035723634064198</text:p>
          </table:table-cell>
          <table:table-cell office:value-type="float" office:value="0.00864469259977341" calcext:value-type="float">
            <text:p>0.008644692599773</text:p>
          </table:table-cell>
        </table:table-row>
        <table:table-row table:style-name="ro1">
          <table:table-cell office:value-type="float" office:value="0.0356625504791737" calcext:value-type="float">
            <text:p>0.035662550479174</text:p>
          </table:table-cell>
          <table:table-cell office:value-type="float" office:value="0.00862592272460461" calcext:value-type="float">
            <text:p>0.008625922724605</text:p>
          </table:table-cell>
        </table:table-row>
        <table:table-row table:style-name="ro1">
          <table:table-cell office:value-type="float" office:value="0.0356015041470528" calcext:value-type="float">
            <text:p>0.035601504147053</text:p>
          </table:table-cell>
          <table:table-cell office:value-type="float" office:value="0.0085813207551837" calcext:value-type="float">
            <text:p>0.008581320755184</text:p>
          </table:table-cell>
        </table:table-row>
        <table:table-row table:style-name="ro1">
          <table:table-cell office:value-type="float" office:value="0.0355401635169983" calcext:value-type="float">
            <text:p>0.035540163516998</text:p>
          </table:table-cell>
          <table:table-cell office:value-type="float" office:value="0.00853062234818935" calcext:value-type="float">
            <text:p>0.008530622348189</text:p>
          </table:table-cell>
        </table:table-row>
        <table:table-row table:style-name="ro1">
          <table:table-cell office:value-type="float" office:value="0.0354798845946789" calcext:value-type="float">
            <text:p>0.035479884594679</text:p>
          </table:table-cell>
          <table:table-cell office:value-type="float" office:value="0.00848287250846624" calcext:value-type="float">
            <text:p>0.008482872508466</text:p>
          </table:table-cell>
        </table:table-row>
        <table:table-row table:style-name="ro1">
          <table:table-cell office:value-type="float" office:value="0.0354204513132572" calcext:value-type="float">
            <text:p>0.035420451313257</text:p>
          </table:table-cell>
          <table:table-cell office:value-type="float" office:value="0.00846328027546406" calcext:value-type="float">
            <text:p>0.008463280275464</text:p>
          </table:table-cell>
        </table:table-row>
        <table:table-row table:style-name="ro1">
          <table:table-cell office:value-type="float" office:value="0.0353596433997154" calcext:value-type="float">
            <text:p>0.035359643399716</text:p>
          </table:table-cell>
          <table:table-cell office:value-type="float" office:value="0.00844584591686726" calcext:value-type="float">
            <text:p>0.008445845916867</text:p>
          </table:table-cell>
        </table:table-row>
        <table:table-row table:style-name="ro1">
          <table:table-cell office:value-type="float" office:value="0.0352998711168766" calcext:value-type="float">
            <text:p>0.035299871116877</text:p>
          </table:table-cell>
          <table:table-cell office:value-type="float" office:value="0.00843022856861353" calcext:value-type="float">
            <text:p>0.008430228568614</text:p>
          </table:table-cell>
        </table:table-row>
        <table:table-row table:style-name="ro1">
          <table:table-cell office:value-type="float" office:value="0.0352401435375214" calcext:value-type="float">
            <text:p>0.035240143537521</text:p>
          </table:table-cell>
          <table:table-cell office:value-type="float" office:value="0.0084286006167531" calcext:value-type="float">
            <text:p>0.008428600616753</text:p>
          </table:table-cell>
        </table:table-row>
        <table:table-row table:style-name="ro1">
          <table:table-cell office:value-type="float" office:value="0.0351805686950684" calcext:value-type="float">
            <text:p>0.035180568695068</text:p>
          </table:table-cell>
          <table:table-cell office:value-type="float" office:value="0.00840777438133955" calcext:value-type="float">
            <text:p>0.00840777438134</text:p>
          </table:table-cell>
        </table:table-row>
        <table:table-row table:style-name="ro1">
          <table:table-cell office:value-type="float" office:value="0.0351212546229363" calcext:value-type="float">
            <text:p>0.035121254622936</text:p>
          </table:table-cell>
          <table:table-cell office:value-type="float" office:value="0.00838231854140759" calcext:value-type="float">
            <text:p>0.008382318541408</text:p>
          </table:table-cell>
        </table:table-row>
        <table:table-row table:style-name="ro1">
          <table:table-cell office:value-type="float" office:value="0.0350616946816444" calcext:value-type="float">
            <text:p>0.035061694681645</text:p>
          </table:table-cell>
          <table:table-cell office:value-type="float" office:value="0.00835096277296543" calcext:value-type="float">
            <text:p>0.008350962772965</text:p>
          </table:table-cell>
        </table:table-row>
        <table:table-row table:style-name="ro1">
          <table:table-cell office:value-type="float" office:value="0.0350031703710556" calcext:value-type="float">
            <text:p>0.035003170371056</text:p>
          </table:table-cell>
          <table:table-cell office:value-type="float" office:value="0.00831893645226955" calcext:value-type="float">
            <text:p>0.00831893645227</text:p>
          </table:table-cell>
        </table:table-row>
        <table:table-row table:style-name="ro1">
          <table:table-cell office:value-type="float" office:value="0.0349446907639504" calcext:value-type="float">
            <text:p>0.03494469076395</text:p>
          </table:table-cell>
          <table:table-cell office:value-type="float" office:value="0.00827760621905327" calcext:value-type="float">
            <text:p>0.008277606219053</text:p>
          </table:table-cell>
        </table:table-row>
        <table:table-row table:style-name="ro1">
          <table:table-cell office:value-type="float" office:value="0.0348861925303936" calcext:value-type="float">
            <text:p>0.034886192530394</text:p>
          </table:table-cell>
          <table:table-cell office:value-type="float" office:value="0.00824057031422854" calcext:value-type="float">
            <text:p>0.008240570314229</text:p>
          </table:table-cell>
        </table:table-row>
        <table:table-row table:style-name="ro1">
          <table:table-cell office:value-type="float" office:value="0.0348284244537354" calcext:value-type="float">
            <text:p>0.034828424453735</text:p>
          </table:table-cell>
          <table:table-cell office:value-type="float" office:value="0.0082111107185483" calcext:value-type="float">
            <text:p>0.008211110718548</text:p>
          </table:table-cell>
        </table:table-row>
        <table:table-row table:style-name="ro1">
          <table:table-cell office:value-type="float" office:value="0.0347699150443077" calcext:value-type="float">
            <text:p>0.034769915044308</text:p>
          </table:table-cell>
          <table:table-cell office:value-type="float" office:value="0.00819723960012198" calcext:value-type="float">
            <text:p>0.008197239600122</text:p>
          </table:table-cell>
        </table:table-row>
        <table:table-row table:style-name="ro1">
          <table:table-cell office:value-type="float" office:value="0.034712303429842" calcext:value-type="float">
            <text:p>0.034712303429842</text:p>
          </table:table-cell>
          <table:table-cell office:value-type="float" office:value="0.00819435436278582" calcext:value-type="float">
            <text:p>0.008194354362786</text:p>
          </table:table-cell>
        </table:table-row>
        <table:table-row table:style-name="ro1">
          <table:table-cell office:value-type="float" office:value="0.0346544682979584" calcext:value-type="float">
            <text:p>0.034654468297958</text:p>
          </table:table-cell>
          <table:table-cell office:value-type="float" office:value="0.0082024559378624" calcext:value-type="float">
            <text:p>0.008202455937862</text:p>
          </table:table-cell>
        </table:table-row>
        <table:table-row table:style-name="ro1">
          <table:table-cell office:value-type="float" office:value="0.0345979258418083" calcext:value-type="float">
            <text:p>0.034597925841808</text:p>
          </table:table-cell>
          <table:table-cell office:value-type="float" office:value="0.00823296420276165" calcext:value-type="float">
            <text:p>0.008232964202762</text:p>
          </table:table-cell>
        </table:table-row>
        <table:table-row table:style-name="ro1">
          <table:table-cell office:value-type="float" office:value="0.0345399416983128" calcext:value-type="float">
            <text:p>0.034539941698313</text:p>
          </table:table-cell>
          <table:table-cell office:value-type="float" office:value="0.0082080876454711" calcext:value-type="float">
            <text:p>0.008208087645471</text:p>
          </table:table-cell>
        </table:table-row>
        <table:table-row table:style-name="ro1">
          <table:table-cell office:value-type="float" office:value="0.0344832427799702" calcext:value-type="float">
            <text:p>0.03448324277997</text:p>
          </table:table-cell>
          <table:table-cell office:value-type="float" office:value="0.00815670844167471" calcext:value-type="float">
            <text:p>0.008156708441675</text:p>
          </table:table-cell>
        </table:table-row>
        <table:table-row table:style-name="ro1">
          <table:table-cell office:value-type="float" office:value="0.0344264656305313" calcext:value-type="float">
            <text:p>0.034426465630531</text:p>
          </table:table-cell>
          <table:table-cell office:value-type="float" office:value="0.00807416532188654" calcext:value-type="float">
            <text:p>0.008074165321887</text:p>
          </table:table-cell>
        </table:table-row>
        <table:table-row table:style-name="ro1">
          <table:table-cell office:value-type="float" office:value="0.0343693532049656" calcext:value-type="float">
            <text:p>0.034369353204966</text:p>
          </table:table-cell>
          <table:table-cell office:value-type="float" office:value="0.00802346132695675" calcext:value-type="float">
            <text:p>0.008023461326957</text:p>
          </table:table-cell>
        </table:table-row>
        <table:table-row table:style-name="ro1">
          <table:table-cell office:value-type="float" office:value="0.0343128964304924" calcext:value-type="float">
            <text:p>0.034312896430492</text:p>
          </table:table-cell>
          <table:table-cell office:value-type="float" office:value="0.00799365621060133" calcext:value-type="float">
            <text:p>0.007993656210601</text:p>
          </table:table-cell>
        </table:table-row>
        <table:table-row table:style-name="ro1">
          <table:table-cell office:value-type="float" office:value="0.0342567674815655" calcext:value-type="float">
            <text:p>0.034256767481566</text:p>
          </table:table-cell>
          <table:table-cell office:value-type="float" office:value="0.00798324123024941" calcext:value-type="float">
            <text:p>0.007983241230249</text:p>
          </table:table-cell>
        </table:table-row>
        <table:table-row table:style-name="ro1">
          <table:table-cell office:value-type="float" office:value="0.0342000648379326" calcext:value-type="float">
            <text:p>0.034200064837933</text:p>
          </table:table-cell>
          <table:table-cell office:value-type="float" office:value="0.00797974970191717" calcext:value-type="float">
            <text:p>0.007979749701917</text:p>
          </table:table-cell>
        </table:table-row>
        <table:table-row table:style-name="ro1">
          <table:table-cell office:value-type="float" office:value="0.0341445133090019" calcext:value-type="float">
            <text:p>0.034144513309002</text:p>
          </table:table-cell>
          <table:table-cell office:value-type="float" office:value="0.00797834526747465" calcext:value-type="float">
            <text:p>0.007978345267475</text:p>
          </table:table-cell>
        </table:table-row>
        <table:table-row table:style-name="ro1">
          <table:table-cell office:value-type="float" office:value="0.034088522195816" calcext:value-type="float">
            <text:p>0.034088522195816</text:p>
          </table:table-cell>
          <table:table-cell office:value-type="float" office:value="0.00797359552234411" calcext:value-type="float">
            <text:p>0.007973595522344</text:p>
          </table:table-cell>
        </table:table-row>
        <table:table-row table:style-name="ro1">
          <table:table-cell office:value-type="float" office:value="0.0340328030288219" calcext:value-type="float">
            <text:p>0.034032803028822</text:p>
          </table:table-cell>
          <table:table-cell office:value-type="float" office:value="0.00793580338358879" calcext:value-type="float">
            <text:p>0.007935803383589</text:p>
          </table:table-cell>
        </table:table-row>
        <table:table-row table:style-name="ro1">
          <table:table-cell office:value-type="float" office:value="0.0339776501059532" calcext:value-type="float">
            <text:p>0.033977650105953</text:p>
          </table:table-cell>
          <table:table-cell office:value-type="float" office:value="0.00789681263267994" calcext:value-type="float">
            <text:p>0.00789681263268</text:p>
          </table:table-cell>
        </table:table-row>
        <table:table-row table:style-name="ro1">
          <table:table-cell office:value-type="float" office:value="0.0339221842586994" calcext:value-type="float">
            <text:p>0.0339221842587</text:p>
          </table:table-cell>
          <table:table-cell office:value-type="float" office:value="0.00784715544432402" calcext:value-type="float">
            <text:p>0.007847155444324</text:p>
          </table:table-cell>
        </table:table-row>
        <table:table-row table:style-name="ro1">
          <table:table-cell office:value-type="float" office:value="0.033867210149765" calcext:value-type="float">
            <text:p>0.033867210149765</text:p>
          </table:table-cell>
          <table:table-cell office:value-type="float" office:value="0.00780848553404212" calcext:value-type="float">
            <text:p>0.007808485534042</text:p>
          </table:table-cell>
        </table:table-row>
        <table:table-row table:style-name="ro1">
          <table:table-cell office:value-type="float" office:value="0.0338123477995396" calcext:value-type="float">
            <text:p>0.03381234779954</text:p>
          </table:table-cell>
          <table:table-cell office:value-type="float" office:value="0.00778012815862894" calcext:value-type="float">
            <text:p>0.007780128158629</text:p>
          </table:table-cell>
        </table:table-row>
        <table:table-row table:style-name="ro1">
          <table:table-cell office:value-type="float" office:value="0.0337574854493141" calcext:value-type="float">
            <text:p>0.033757485449314</text:p>
          </table:table-cell>
          <table:table-cell office:value-type="float" office:value="0.00776637298986316" calcext:value-type="float">
            <text:p>0.007766372989863</text:p>
          </table:table-cell>
        </table:table-row>
        <table:table-row table:style-name="ro1">
          <table:table-cell office:value-type="float" office:value="0.033702727407217" calcext:value-type="float">
            <text:p>0.033702727407217</text:p>
          </table:table-cell>
          <table:table-cell office:value-type="float" office:value="0.00775827560573816" calcext:value-type="float">
            <text:p>0.007758275605738</text:p>
          </table:table-cell>
        </table:table-row>
        <table:table-row table:style-name="ro1">
          <table:table-cell office:value-type="float" office:value="0.0336480773985386" calcext:value-type="float">
            <text:p>0.033648077398539</text:p>
          </table:table-cell>
          <table:table-cell office:value-type="float" office:value="0.00775382621213794" calcext:value-type="float">
            <text:p>0.007753826212138</text:p>
          </table:table-cell>
        </table:table-row>
        <table:table-row table:style-name="ro1">
          <table:table-cell office:value-type="float" office:value="0.0335937701165676" calcext:value-type="float">
            <text:p>0.033593770116568</text:p>
          </table:table-cell>
          <table:table-cell office:value-type="float" office:value="0.00778064038604498" calcext:value-type="float">
            <text:p>0.007780640386045</text:p>
          </table:table-cell>
        </table:table-row>
        <table:table-row table:style-name="ro1">
          <table:table-cell office:value-type="float" office:value="0.0335396565496922" calcext:value-type="float">
            <text:p>0.033539656549692</text:p>
          </table:table-cell>
          <table:table-cell office:value-type="float" office:value="0.00777421705424786" calcext:value-type="float">
            <text:p>0.007774217054248</text:p>
          </table:table-cell>
        </table:table-row>
        <table:table-row table:style-name="ro1">
          <table:table-cell office:value-type="float" office:value="0.0334855988621712" calcext:value-type="float">
            <text:p>0.033485598862171</text:p>
          </table:table-cell>
          <table:table-cell office:value-type="float" office:value="0.00773582980036736" calcext:value-type="float">
            <text:p>0.007735829800367</text:p>
          </table:table-cell>
        </table:table-row>
        <table:table-row table:style-name="ro1">
          <table:table-cell office:value-type="float" office:value="0.0334310829639435" calcext:value-type="float">
            <text:p>0.033431082963944</text:p>
          </table:table-cell>
          <table:table-cell office:value-type="float" office:value="0.00766364485025406" calcext:value-type="float">
            <text:p>0.007663644850254</text:p>
          </table:table-cell>
        </table:table-row>
        <table:table-row table:style-name="ro1">
          <table:table-cell office:value-type="float" office:value="0.0333769209682941" calcext:value-type="float">
            <text:p>0.033376920968294</text:p>
          </table:table-cell>
          <table:table-cell office:value-type="float" office:value="0.00760843651369214" calcext:value-type="float">
            <text:p>0.007608436513692</text:p>
          </table:table-cell>
        </table:table-row>
        <table:table-row table:style-name="ro1">
          <table:table-cell office:value-type="float" office:value="0.0333227664232254" calcext:value-type="float">
            <text:p>0.033322766423225</text:p>
          </table:table-cell>
          <table:table-cell office:value-type="float" office:value="0.00757441157475114" calcext:value-type="float">
            <text:p>0.007574411574751</text:p>
          </table:table-cell>
        </table:table-row>
        <table:table-row table:style-name="ro1">
          <table:table-cell office:value-type="float" office:value="0.0332693532109261" calcext:value-type="float">
            <text:p>0.033269353210926</text:p>
          </table:table-cell>
          <table:table-cell office:value-type="float" office:value="0.00755328265950084" calcext:value-type="float">
            <text:p>0.007553282659501</text:p>
          </table:table-cell>
        </table:table-row>
        <table:table-row table:style-name="ro1">
          <table:table-cell office:value-type="float" office:value="0.0332158282399178" calcext:value-type="float">
            <text:p>0.033215828239918</text:p>
          </table:table-cell>
          <table:table-cell office:value-type="float" office:value="0.00754128722473979" calcext:value-type="float">
            <text:p>0.00754128722474</text:p>
          </table:table-cell>
        </table:table-row>
        <table:table-row table:style-name="ro1">
          <table:table-cell office:value-type="float" office:value="0.0331627242267132" calcext:value-type="float">
            <text:p>0.033162724226713</text:p>
          </table:table-cell>
          <table:table-cell office:value-type="float" office:value="0.00754803977906704" calcext:value-type="float">
            <text:p>0.007548039779067</text:p>
          </table:table-cell>
        </table:table-row>
        <table:table-row table:style-name="ro1">
          <table:table-cell office:value-type="float" office:value="0.0331097021698952" calcext:value-type="float">
            <text:p>0.033109702169895</text:p>
          </table:table-cell>
          <table:table-cell office:value-type="float" office:value="0.00758164981380105" calcext:value-type="float">
            <text:p>0.007581649813801</text:p>
          </table:table-cell>
        </table:table-row>
        <table:table-row table:style-name="ro1">
          <table:table-cell office:value-type="float" office:value="0.0330567099153996" calcext:value-type="float">
            <text:p>0.0330567099154</text:p>
          </table:table-cell>
          <table:table-cell office:value-type="float" office:value="0.00758406845852733" calcext:value-type="float">
            <text:p>0.007584068458527</text:p>
          </table:table-cell>
        </table:table-row>
        <table:table-row table:style-name="ro1">
          <table:table-cell office:value-type="float" office:value="0.0330038405954838" calcext:value-type="float">
            <text:p>0.033003840595484</text:p>
          </table:table-cell>
          <table:table-cell office:value-type="float" office:value="0.00756525201722979" calcext:value-type="float">
            <text:p>0.00756525201723</text:p>
          </table:table-cell>
        </table:table-row>
        <table:table-row table:style-name="ro1">
          <table:table-cell office:value-type="float" office:value="0.0329511128365993" calcext:value-type="float">
            <text:p>0.032951112836599</text:p>
          </table:table-cell>
          <table:table-cell office:value-type="float" office:value="0.00749380746856332" calcext:value-type="float">
            <text:p>0.007493807468563</text:p>
          </table:table-cell>
        </table:table-row>
        <table:table-row table:style-name="ro1">
          <table:table-cell office:value-type="float" office:value="0.0328986123204231" calcext:value-type="float">
            <text:p>0.032898612320423</text:p>
          </table:table-cell>
          <table:table-cell office:value-type="float" office:value="0.00744038773700595" calcext:value-type="float">
            <text:p>0.007440387737006</text:p>
          </table:table-cell>
        </table:table-row>
        <table:table-row table:style-name="ro1">
          <table:table-cell office:value-type="float" office:value="0.0328460969030857" calcext:value-type="float">
            <text:p>0.032846096903086</text:p>
          </table:table-cell>
          <table:table-cell office:value-type="float" office:value="0.00739269936457276" calcext:value-type="float">
            <text:p>0.007392699364573</text:p>
          </table:table-cell>
        </table:table-row>
        <table:table-row table:style-name="ro1">
          <table:table-cell office:value-type="float" office:value="0.0327937267720699" calcext:value-type="float">
            <text:p>0.03279372677207</text:p>
          </table:table-cell>
          <table:table-cell office:value-type="float" office:value="0.0073581924661994" calcext:value-type="float">
            <text:p>0.007358192466199</text:p>
          </table:table-cell>
        </table:table-row>
        <table:table-row table:style-name="ro1">
          <table:table-cell office:value-type="float" office:value="0.0327415801584721" calcext:value-type="float">
            <text:p>0.032741580158472</text:p>
          </table:table-cell>
          <table:table-cell office:value-type="float" office:value="0.00734239770099521" calcext:value-type="float">
            <text:p>0.007342397700995</text:p>
          </table:table-cell>
        </table:table-row>
        <table:table-row table:style-name="ro1">
          <table:table-cell office:value-type="float" office:value="0.0326895192265511" calcext:value-type="float">
            <text:p>0.032689519226551</text:p>
          </table:table-cell>
          <table:table-cell office:value-type="float" office:value="0.0073525495827198" calcext:value-type="float">
            <text:p>0.00735254958272</text:p>
          </table:table-cell>
        </table:table-row>
        <table:table-row table:style-name="ro1">
          <table:table-cell office:value-type="float" office:value="0.0326375067234039" calcext:value-type="float">
            <text:p>0.032637506723404</text:p>
          </table:table-cell>
          <table:table-cell office:value-type="float" office:value="0.00737241236492991" calcext:value-type="float">
            <text:p>0.00737241236493</text:p>
          </table:table-cell>
        </table:table-row>
        <table:table-row table:style-name="ro1">
          <table:table-cell office:value-type="float" office:value="0.0325856283307075" calcext:value-type="float">
            <text:p>0.032585628330708</text:p>
          </table:table-cell>
          <table:table-cell office:value-type="float" office:value="0.00736556854099035" calcext:value-type="float">
            <text:p>0.00736556854099</text:p>
          </table:table-cell>
        </table:table-row>
        <table:table-row table:style-name="ro1">
          <table:table-cell office:value-type="float" office:value="0.0325341187417507" calcext:value-type="float">
            <text:p>0.032534118741751</text:p>
          </table:table-cell>
          <table:table-cell office:value-type="float" office:value="0.00734522705897689" calcext:value-type="float">
            <text:p>0.007345227058977</text:p>
          </table:table-cell>
        </table:table-row>
        <table:table-row table:style-name="ro1">
          <table:table-cell office:value-type="float" office:value="0.032482847571373" calcext:value-type="float">
            <text:p>0.032482847571373</text:p>
          </table:table-cell>
          <table:table-cell office:value-type="float" office:value="0.0072819022461772" calcext:value-type="float">
            <text:p>0.007281902246177</text:p>
          </table:table-cell>
        </table:table-row>
        <table:table-row table:style-name="ro1">
          <table:table-cell office:value-type="float" office:value="0.0324316173791885" calcext:value-type="float">
            <text:p>0.032431617379189</text:p>
          </table:table-cell>
          <table:table-cell office:value-type="float" office:value="0.00723336869850755" calcext:value-type="float">
            <text:p>0.007233368698508</text:p>
          </table:table-cell>
        </table:table-row>
        <table:table-row table:style-name="ro1">
          <table:table-cell office:value-type="float" office:value="0.0323805846273899" calcext:value-type="float">
            <text:p>0.03238058462739</text:p>
          </table:table-cell>
          <table:table-cell office:value-type="float" office:value="0.00719411997124553" calcext:value-type="float">
            <text:p>0.007194119971246</text:p>
          </table:table-cell>
        </table:table-row>
        <table:table-row table:style-name="ro1">
          <table:table-cell office:value-type="float" office:value="0.032329861074686" calcext:value-type="float">
            <text:p>0.032329861074686</text:p>
          </table:table-cell>
          <table:table-cell office:value-type="float" office:value="0.00717064971104264" calcext:value-type="float">
            <text:p>0.007170649711043</text:p>
          </table:table-cell>
        </table:table-row>
        <table:table-row table:style-name="ro1">
          <table:table-cell office:value-type="float" office:value="0.0322790816426277" calcext:value-type="float">
            <text:p>0.032279081642628</text:p>
          </table:table-cell>
          <table:table-cell office:value-type="float" office:value="0.00716329459100962" calcext:value-type="float">
            <text:p>0.00716329459101</text:p>
          </table:table-cell>
        </table:table-row>
        <table:table-row table:style-name="ro1">
          <table:table-cell office:value-type="float" office:value="0.0322281531989574" calcext:value-type="float">
            <text:p>0.032228153198958</text:p>
          </table:table-cell>
          <table:table-cell office:value-type="float" office:value="0.00716903386637569" calcext:value-type="float">
            <text:p>0.007169033866376</text:p>
          </table:table-cell>
        </table:table-row>
        <table:table-row table:style-name="ro1">
          <table:table-cell office:value-type="float" office:value="0.0321782305836678" calcext:value-type="float">
            <text:p>0.032178230583668</text:p>
          </table:table-cell>
          <table:table-cell office:value-type="float" office:value="0.00717943767085671" calcext:value-type="float">
            <text:p>0.007179437670857</text:p>
          </table:table-cell>
        </table:table-row>
        <table:table-row table:style-name="ro1">
          <table:table-cell office:value-type="float" office:value="0.0321273356676102" calcext:value-type="float">
            <text:p>0.03212733566761</text:p>
          </table:table-cell>
          <table:table-cell office:value-type="float" office:value="0.0071632070466876" calcext:value-type="float">
            <text:p>0.007163207046688</text:p>
          </table:table-cell>
        </table:table-row>
        <table:table-row table:style-name="ro1">
          <table:table-cell office:value-type="float" office:value="0.0320768356323242" calcext:value-type="float">
            <text:p>0.032076835632324</text:p>
          </table:table-cell>
          <table:table-cell office:value-type="float" office:value="0.00714133679866791" calcext:value-type="float">
            <text:p>0.007141336798668</text:p>
          </table:table-cell>
        </table:table-row>
        <table:table-row table:style-name="ro1">
          <table:table-cell office:value-type="float" office:value="0.0320268049836159" calcext:value-type="float">
            <text:p>0.032026804983616</text:p>
          </table:table-cell>
          <table:table-cell office:value-type="float" office:value="0.00709447078406811" calcext:value-type="float">
            <text:p>0.007094470784068</text:p>
          </table:table-cell>
        </table:table-row>
        <table:table-row table:style-name="ro1">
          <table:table-cell office:value-type="float" office:value="0.0319767482578754" calcext:value-type="float">
            <text:p>0.031976748257876</text:p>
          </table:table-cell>
          <table:table-cell office:value-type="float" office:value="0.00705193635076284" calcext:value-type="float">
            <text:p>0.007051936350763</text:p>
          </table:table-cell>
        </table:table-row>
        <table:table-row table:style-name="ro1">
          <table:table-cell office:value-type="float" office:value="0.0319269075989723" calcext:value-type="float">
            <text:p>0.031926907598972</text:p>
          </table:table-cell>
          <table:table-cell office:value-type="float" office:value="0.00701718591153622" calcext:value-type="float">
            <text:p>0.007017185911536</text:p>
          </table:table-cell>
        </table:table-row>
        <table:table-row table:style-name="ro1">
          <table:table-cell office:value-type="float" office:value="0.0318770408630371" calcext:value-type="float">
            <text:p>0.031877040863037</text:p>
          </table:table-cell>
          <table:table-cell office:value-type="float" office:value="0.00698945159092546" calcext:value-type="float">
            <text:p>0.006989451590925</text:p>
          </table:table-cell>
        </table:table-row>
        <table:table-row table:style-name="ro1">
          <table:table-cell office:value-type="float" office:value="0.0318270772695541" calcext:value-type="float">
            <text:p>0.031827077269554</text:p>
          </table:table-cell>
          <table:table-cell office:value-type="float" office:value="0.00696776481345296" calcext:value-type="float">
            <text:p>0.006967764813453</text:p>
          </table:table-cell>
        </table:table-row>
        <table:table-row table:style-name="ro1">
          <table:table-cell office:value-type="float" office:value="0.0317778140306473" calcext:value-type="float">
            <text:p>0.031777814030647</text:p>
          </table:table-cell>
          <table:table-cell office:value-type="float" office:value="0.00695615028962493" calcext:value-type="float">
            <text:p>0.006956150289625</text:p>
          </table:table-cell>
        </table:table-row>
        <table:table-row table:style-name="ro1">
          <table:table-cell office:value-type="float" office:value="0.0317285805940628" calcext:value-type="float">
            <text:p>0.031728580594063</text:p>
          </table:table-cell>
          <table:table-cell office:value-type="float" office:value="0.00694763706997037" calcext:value-type="float">
            <text:p>0.00694763706997</text:p>
          </table:table-cell>
        </table:table-row>
        <table:table-row table:style-name="ro1">
          <table:table-cell office:value-type="float" office:value="0.0316795073449612" calcext:value-type="float">
            <text:p>0.031679507344961</text:p>
          </table:table-cell>
          <table:table-cell office:value-type="float" office:value="0.00694551877677441" calcext:value-type="float">
            <text:p>0.006945518776774</text:p>
          </table:table-cell>
        </table:table-row>
        <table:table-row table:style-name="ro1">
          <table:table-cell office:value-type="float" office:value="0.0316303819417953" calcext:value-type="float">
            <text:p>0.031630381941795</text:p>
          </table:table-cell>
          <table:table-cell office:value-type="float" office:value="0.00696958787739277" calcext:value-type="float">
            <text:p>0.006969587877393</text:p>
          </table:table-cell>
        </table:table-row>
        <table:table-row table:style-name="ro1">
          <table:table-cell office:value-type="float" office:value="0.0315814353525639" calcext:value-type="float">
            <text:p>0.031581435352564</text:p>
          </table:table-cell>
          <table:table-cell office:value-type="float" office:value="0.00699112378060818" calcext:value-type="float">
            <text:p>0.006991123780608</text:p>
          </table:table-cell>
        </table:table-row>
        <table:table-row table:style-name="ro1">
          <table:table-cell office:value-type="float" office:value="0.03153270855546" calcext:value-type="float">
            <text:p>0.03153270855546</text:p>
          </table:table-cell>
          <table:table-cell office:value-type="float" office:value="0.00699476478621364" calcext:value-type="float">
            <text:p>0.006994764786214</text:p>
          </table:table-cell>
        </table:table-row>
        <table:table-row table:style-name="ro1">
          <table:table-cell office:value-type="float" office:value="0.0314843691885471" calcext:value-type="float">
            <text:p>0.031484369188547</text:p>
          </table:table-cell>
          <table:table-cell office:value-type="float" office:value="0.00694372598081827" calcext:value-type="float">
            <text:p>0.006943725980818</text:p>
          </table:table-cell>
        </table:table-row>
        <table:table-row table:style-name="ro1">
          <table:table-cell office:value-type="float" office:value="0.031436376273632" calcext:value-type="float">
            <text:p>0.031436376273632</text:p>
          </table:table-cell>
          <table:table-cell office:value-type="float" office:value="0.00688341772183776" calcext:value-type="float">
            <text:p>0.006883417721838</text:p>
          </table:table-cell>
        </table:table-row>
        <table:table-row table:style-name="ro1">
          <table:table-cell office:value-type="float" office:value="0.0313885882496834" calcext:value-type="float">
            <text:p>0.031388588249683</text:p>
          </table:table-cell>
          <table:table-cell office:value-type="float" office:value="0.00681504001840949" calcext:value-type="float">
            <text:p>0.00681504001841</text:p>
          </table:table-cell>
        </table:table-row>
        <table:table-row table:style-name="ro1">
          <table:table-cell office:value-type="float" office:value="0.0313408970832825" calcext:value-type="float">
            <text:p>0.031340897083283</text:p>
          </table:table-cell>
          <table:table-cell office:value-type="float" office:value="0.00677763018757105" calcext:value-type="float">
            <text:p>0.006777630187571</text:p>
          </table:table-cell>
        </table:table-row>
        <table:table-row table:style-name="ro1">
          <table:table-cell office:value-type="float" office:value="0.0312934964895248" calcext:value-type="float">
            <text:p>0.031293496489525</text:p>
          </table:table-cell>
          <table:table-cell office:value-type="float" office:value="0.00676547829061747" calcext:value-type="float">
            <text:p>0.006765478290617</text:p>
          </table:table-cell>
        </table:table-row>
        <table:table-row table:style-name="ro1">
          <table:table-cell office:value-type="float" office:value="0.0312467608600855" calcext:value-type="float">
            <text:p>0.031246760860086</text:p>
          </table:table-cell>
          <table:table-cell office:value-type="float" office:value="0.00676921335980296" calcext:value-type="float">
            <text:p>0.006769213359803</text:p>
          </table:table-cell>
        </table:table-row>
        <table:table-row table:style-name="ro1">
          <table:table-cell office:value-type="float" office:value="0.0311999786645174" calcext:value-type="float">
            <text:p>0.031199978664517</text:p>
          </table:table-cell>
          <table:table-cell office:value-type="float" office:value="0.00678589940071106" calcext:value-type="float">
            <text:p>0.006785899400711</text:p>
          </table:table-cell>
        </table:table-row>
        <table:table-row table:style-name="ro1">
          <table:table-cell office:value-type="float" office:value="0.0311532262712717" calcext:value-type="float">
            <text:p>0.031153226271272</text:p>
          </table:table-cell>
          <table:table-cell office:value-type="float" office:value="0.00678611593320966" calcext:value-type="float">
            <text:p>0.00678611593321</text:p>
          </table:table-cell>
        </table:table-row>
        <table:table-row table:style-name="ro1">
          <table:table-cell office:value-type="float" office:value="0.0311069060117006" calcext:value-type="float">
            <text:p>0.031106906011701</text:p>
          </table:table-cell>
          <table:table-cell office:value-type="float" office:value="0.00675859348848462" calcext:value-type="float">
            <text:p>0.006758593488485</text:p>
          </table:table-cell>
        </table:table-row>
        <table:table-row table:style-name="ro1">
          <table:table-cell office:value-type="float" office:value="0.0310605373233557" calcext:value-type="float">
            <text:p>0.031060537323356</text:p>
          </table:table-cell>
          <table:table-cell office:value-type="float" office:value="0.00670864712446928" calcext:value-type="float">
            <text:p>0.006708647124469</text:p>
          </table:table-cell>
        </table:table-row>
        <table:table-row table:style-name="ro1">
          <table:table-cell office:value-type="float" office:value="0.0310149863362312" calcext:value-type="float">
            <text:p>0.031014986336231</text:p>
          </table:table-cell>
          <table:table-cell office:value-type="float" office:value="0.0066663627512753" calcext:value-type="float">
            <text:p>0.006666362751275</text:p>
          </table:table-cell>
        </table:table-row>
        <table:table-row table:style-name="ro1">
          <table:table-cell office:value-type="float" office:value="0.0309685878455639" calcext:value-type="float">
            <text:p>0.030968587845564</text:p>
          </table:table-cell>
          <table:table-cell office:value-type="float" office:value="0.00663300836458802" calcext:value-type="float">
            <text:p>0.006633008364588</text:p>
          </table:table-cell>
        </table:table-row>
        <table:table-row table:style-name="ro1">
          <table:table-cell office:value-type="float" office:value="0.030922818928957" calcext:value-type="float">
            <text:p>0.030922818928957</text:p>
          </table:table-cell>
          <table:table-cell office:value-type="float" office:value="0.00661481870338321" calcext:value-type="float">
            <text:p>0.006614818703383</text:p>
          </table:table-cell>
        </table:table-row>
        <table:table-row table:style-name="ro1">
          <table:table-cell office:value-type="float" office:value="0.0308774281293154" calcext:value-type="float">
            <text:p>0.030877428129315</text:p>
          </table:table-cell>
          <table:table-cell office:value-type="float" office:value="0.006606699898839" calcext:value-type="float">
            <text:p>0.006606699898839</text:p>
          </table:table-cell>
        </table:table-row>
        <table:table-row table:style-name="ro1">
          <table:table-cell office:value-type="float" office:value="0.0308317542076111" calcext:value-type="float">
            <text:p>0.030831754207611</text:p>
          </table:table-cell>
          <table:table-cell office:value-type="float" office:value="0.0066086407750845" calcext:value-type="float">
            <text:p>0.006608640775085</text:p>
          </table:table-cell>
        </table:table-row>
        <table:table-row table:style-name="ro1">
          <table:table-cell office:value-type="float" office:value="0.0307868141680956" calcext:value-type="float">
            <text:p>0.030786814168096</text:p>
          </table:table-cell>
          <table:table-cell office:value-type="float" office:value="0.0066174897365272" calcext:value-type="float">
            <text:p>0.006617489736527</text:p>
          </table:table-cell>
        </table:table-row>
        <table:table-row table:style-name="ro1">
          <table:table-cell office:value-type="float" office:value="0.0307412035763264" calcext:value-type="float">
            <text:p>0.030741203576326</text:p>
          </table:table-cell>
          <table:table-cell office:value-type="float" office:value="0.00661783572286367" calcext:value-type="float">
            <text:p>0.006617835722864</text:p>
          </table:table-cell>
        </table:table-row>
        <table:table-row table:style-name="ro1">
          <table:table-cell office:value-type="float" office:value="0.030696377158165" calcext:value-type="float">
            <text:p>0.030696377158165</text:p>
          </table:table-cell>
          <table:table-cell office:value-type="float" office:value="0.00662110978737474" calcext:value-type="float">
            <text:p>0.006621109787375</text:p>
          </table:table-cell>
        </table:table-row>
        <table:table-row table:style-name="ro1">
          <table:table-cell office:value-type="float" office:value="0.0306514501571655" calcext:value-type="float">
            <text:p>0.030651450157166</text:p>
          </table:table-cell>
          <table:table-cell office:value-type="float" office:value="0.0065984814427793" calcext:value-type="float">
            <text:p>0.006598481442779</text:p>
          </table:table-cell>
        </table:table-row>
        <table:table-row table:style-name="ro1">
          <table:table-cell office:value-type="float" office:value="0.0306070297956467" calcext:value-type="float">
            <text:p>0.030607029795647</text:p>
          </table:table-cell>
          <table:table-cell office:value-type="float" office:value="0.00655713304877281" calcext:value-type="float">
            <text:p>0.006557133048773</text:p>
          </table:table-cell>
        </table:table-row>
        <table:table-row table:style-name="ro1">
          <table:table-cell office:value-type="float" office:value="0.0305621605366468" calcext:value-type="float">
            <text:p>0.030562160536647</text:p>
          </table:table-cell>
          <table:table-cell office:value-type="float" office:value="0.00650822557508946" calcext:value-type="float">
            <text:p>0.006508225575089</text:p>
          </table:table-cell>
        </table:table-row>
        <table:table-row table:style-name="ro1">
          <table:table-cell office:value-type="float" office:value="0.0305180717259645" calcext:value-type="float">
            <text:p>0.030518071725965</text:p>
          </table:table-cell>
          <table:table-cell office:value-type="float" office:value="0.00646471465006471" calcext:value-type="float">
            <text:p>0.006464714650065</text:p>
          </table:table-cell>
        </table:table-row>
        <table:table-row table:style-name="ro1">
          <table:table-cell office:value-type="float" office:value="0.0304738283157349" calcext:value-type="float">
            <text:p>0.030473828315735</text:p>
          </table:table-cell>
          <table:table-cell office:value-type="float" office:value="0.00643919128924608" calcext:value-type="float">
            <text:p>0.006439191289246</text:p>
          </table:table-cell>
        </table:table-row>
        <table:table-row table:style-name="ro1">
          <table:table-cell office:value-type="float" office:value="0.0304294731467962" calcext:value-type="float">
            <text:p>0.030429473146796</text:p>
          </table:table-cell>
          <table:table-cell office:value-type="float" office:value="0.00643025897443295" calcext:value-type="float">
            <text:p>0.006430258974433</text:p>
          </table:table-cell>
        </table:table-row>
        <table:table-row table:style-name="ro1">
          <table:table-cell office:value-type="float" office:value="0.0303858853876591" calcext:value-type="float">
            <text:p>0.030385885387659</text:p>
          </table:table-cell>
          <table:table-cell office:value-type="float" office:value="0.00641999300569296" calcext:value-type="float">
            <text:p>0.006419993005693</text:p>
          </table:table-cell>
        </table:table-row>
        <table:table-row table:style-name="ro1">
          <table:table-cell office:value-type="float" office:value="0.0303417518734932" calcext:value-type="float">
            <text:p>0.030341751873493</text:p>
          </table:table-cell>
          <table:table-cell office:value-type="float" office:value="0.0064182486385107" calcext:value-type="float">
            <text:p>0.006418248638511</text:p>
          </table:table-cell>
        </table:table-row>
        <table:table-row table:style-name="ro1">
          <table:table-cell office:value-type="float" office:value="0.0302984528243542" calcext:value-type="float">
            <text:p>0.030298452824354</text:p>
          </table:table-cell>
          <table:table-cell office:value-type="float" office:value="0.00642095739021897" calcext:value-type="float">
            <text:p>0.006420957390219</text:p>
          </table:table-cell>
        </table:table-row>
        <table:table-row table:style-name="ro1">
          <table:table-cell office:value-type="float" office:value="0.0302548799663782" calcext:value-type="float">
            <text:p>0.030254879966378</text:p>
          </table:table-cell>
          <table:table-cell office:value-type="float" office:value="0.00641768425703049" calcext:value-type="float">
            <text:p>0.00641768425703</text:p>
          </table:table-cell>
        </table:table-row>
        <table:table-row table:style-name="ro1">
          <table:table-cell office:value-type="float" office:value="0.0302110221236944" calcext:value-type="float">
            <text:p>0.030211022123695</text:p>
          </table:table-cell>
          <table:table-cell office:value-type="float" office:value="0.0064034559763968" calcext:value-type="float">
            <text:p>0.006403455976397</text:p>
          </table:table-cell>
        </table:table-row>
        <table:table-row table:style-name="ro1">
          <table:table-cell office:value-type="float" office:value="0.0301676001399756" calcext:value-type="float">
            <text:p>0.030167600139976</text:p>
          </table:table-cell>
          <table:table-cell office:value-type="float" office:value="0.0063728429377079" calcext:value-type="float">
            <text:p>0.006372842937708</text:p>
          </table:table-cell>
        </table:table-row>
        <table:table-row table:style-name="ro1">
          <table:table-cell office:value-type="float" office:value="0.0301241707056761" calcext:value-type="float">
            <text:p>0.030124170705676</text:p>
          </table:table-cell>
          <table:table-cell office:value-type="float" office:value="0.00634973403066397" calcext:value-type="float">
            <text:p>0.006349734030664</text:p>
          </table:table-cell>
        </table:table-row>
        <table:table-row table:style-name="ro1">
          <table:table-cell office:value-type="float" office:value="0.0300811938941479" calcext:value-type="float">
            <text:p>0.030081193894148</text:p>
          </table:table-cell>
          <table:table-cell office:value-type="float" office:value="0.0063186502084136" calcext:value-type="float">
            <text:p>0.006318650208414</text:p>
          </table:table-cell>
        </table:table-row>
        <table:table-row table:style-name="ro1">
          <table:table-cell office:value-type="float" office:value="0.0300382114946842" calcext:value-type="float">
            <text:p>0.030038211494684</text:p>
          </table:table-cell>
          <table:table-cell office:value-type="float" office:value="0.00628054654225707" calcext:value-type="float">
            <text:p>0.006280546542257</text:p>
          </table:table-cell>
        </table:table-row>
        <table:table-row table:style-name="ro1">
          <table:table-cell office:value-type="float" office:value="0.0299952514469624" calcext:value-type="float">
            <text:p>0.029995251446962</text:p>
          </table:table-cell>
          <table:table-cell office:value-type="float" office:value="0.00625432841479778" calcext:value-type="float">
            <text:p>0.006254328414798</text:p>
          </table:table-cell>
        </table:table-row>
        <table:table-row table:style-name="ro1">
          <table:table-cell office:value-type="float" office:value="0.0299527421593666" calcext:value-type="float">
            <text:p>0.029952742159367</text:p>
          </table:table-cell>
          <table:table-cell office:value-type="float" office:value="0.00623942166566849" calcext:value-type="float">
            <text:p>0.006239421665668</text:p>
          </table:table-cell>
        </table:table-row>
        <table:table-row table:style-name="ro1">
          <table:table-cell office:value-type="float" office:value="0.0299101229757071" calcext:value-type="float">
            <text:p>0.029910122975707</text:p>
          </table:table-cell>
          <table:table-cell office:value-type="float" office:value="0.0062229591421783" calcext:value-type="float">
            <text:p>0.006222959142178</text:p>
          </table:table-cell>
        </table:table-row>
        <table:table-row table:style-name="ro1">
          <table:table-cell office:value-type="float" office:value="0.0298676695674658" calcext:value-type="float">
            <text:p>0.029867669567466</text:p>
          </table:table-cell>
          <table:table-cell office:value-type="float" office:value="0.00620961887761951" calcext:value-type="float">
            <text:p>0.00620961887762</text:p>
          </table:table-cell>
        </table:table-row>
        <table:table-row table:style-name="ro1">
          <table:table-cell office:value-type="float" office:value="0.0298250690102577" calcext:value-type="float">
            <text:p>0.029825069010258</text:p>
          </table:table-cell>
          <table:table-cell office:value-type="float" office:value="0.00620085280388594" calcext:value-type="float">
            <text:p>0.006200852803886</text:p>
          </table:table-cell>
        </table:table-row>
        <table:table-row table:style-name="ro1">
          <table:table-cell office:value-type="float" office:value="0.0297824498265982" calcext:value-type="float">
            <text:p>0.029782449826598</text:p>
          </table:table-cell>
          <table:table-cell office:value-type="float" office:value="0.00617977743968368" calcext:value-type="float">
            <text:p>0.006179777439684</text:p>
          </table:table-cell>
        </table:table-row>
        <table:table-row table:style-name="ro1">
          <table:table-cell office:value-type="float" office:value="0.0297404397279024" calcext:value-type="float">
            <text:p>0.029740439727902</text:p>
          </table:table-cell>
          <table:table-cell office:value-type="float" office:value="0.00616769306361675" calcext:value-type="float">
            <text:p>0.006167693063617</text:p>
          </table:table-cell>
        </table:table-row>
        <table:table-row table:style-name="ro1">
          <table:table-cell office:value-type="float" office:value="0.0296986717730761" calcext:value-type="float">
            <text:p>0.029698671773076</text:p>
          </table:table-cell>
          <table:table-cell office:value-type="float" office:value="0.00617008423432708" calcext:value-type="float">
            <text:p>0.006170084234327</text:p>
          </table:table-cell>
        </table:table-row>
        <table:table-row table:style-name="ro1">
          <table:table-cell office:value-type="float" office:value="0.0296561550348997" calcext:value-type="float">
            <text:p>0.0296561550349</text:p>
          </table:table-cell>
          <table:table-cell office:value-type="float" office:value="0.00619429675862193" calcext:value-type="float">
            <text:p>0.006194296758622</text:p>
          </table:table-cell>
        </table:table-row>
        <table:table-row table:style-name="ro1">
          <table:table-cell office:value-type="float" office:value="0.0296147167682648" calcext:value-type="float">
            <text:p>0.029614716768265</text:p>
          </table:table-cell>
          <table:table-cell office:value-type="float" office:value="0.00622983416542411" calcext:value-type="float">
            <text:p>0.006229834165424</text:p>
          </table:table-cell>
        </table:table-row>
        <table:table-row table:style-name="ro1">
          <table:table-cell office:value-type="float" office:value="0.0295734517276287" calcext:value-type="float">
            <text:p>0.029573451727629</text:p>
          </table:table-cell>
          <table:table-cell office:value-type="float" office:value="0.00624863989651203" calcext:value-type="float">
            <text:p>0.006248639896512</text:p>
          </table:table-cell>
        </table:table-row>
        <table:table-row table:style-name="ro1">
          <table:table-cell office:value-type="float" office:value="0.0295318253338337" calcext:value-type="float">
            <text:p>0.029531825333834</text:p>
          </table:table-cell>
          <table:table-cell office:value-type="float" office:value="0.00622736336663365" calcext:value-type="float">
            <text:p>0.006227363366634</text:p>
          </table:table-cell>
        </table:table-row>
        <table:table-row table:style-name="ro1">
          <table:table-cell office:value-type="float" office:value="0.0294899437576532" calcext:value-type="float">
            <text:p>0.029489943757653</text:p>
          </table:table-cell>
          <table:table-cell office:value-type="float" office:value="0.00617156643420458" calcext:value-type="float">
            <text:p>0.006171566434205</text:p>
          </table:table-cell>
        </table:table-row>
        <table:table-row table:style-name="ro1">
          <table:table-cell office:value-type="float" office:value="0.0294487047940493" calcext:value-type="float">
            <text:p>0.029448704794049</text:p>
          </table:table-cell>
          <table:table-cell office:value-type="float" office:value="0.00609078630805016" calcext:value-type="float">
            <text:p>0.00609078630805</text:p>
          </table:table-cell>
        </table:table-row>
        <table:table-row table:style-name="ro1">
          <table:table-cell office:value-type="float" office:value="0.029407961294055" calcext:value-type="float">
            <text:p>0.029407961294055</text:p>
          </table:table-cell>
          <table:table-cell office:value-type="float" office:value="0.00604051584377885" calcext:value-type="float">
            <text:p>0.006040515843779</text:p>
          </table:table-cell>
        </table:table-row>
        <table:table-row table:style-name="ro1">
          <table:table-cell office:value-type="float" office:value="0.0293660964816809" calcext:value-type="float">
            <text:p>0.029366096481681</text:p>
          </table:table-cell>
          <table:table-cell office:value-type="float" office:value="0.00601874990388751" calcext:value-type="float">
            <text:p>0.006018749903888</text:p>
          </table:table-cell>
        </table:table-row>
        <table:table-row table:style-name="ro1">
          <table:table-cell office:value-type="float" office:value="0.0293252691626549" calcext:value-type="float">
            <text:p>0.029325269162655</text:p>
          </table:table-cell>
          <table:table-cell office:value-type="float" office:value="0.00602279556915164" calcext:value-type="float">
            <text:p>0.006022795569152</text:p>
          </table:table-cell>
        </table:table-row>
        <table:table-row table:style-name="ro1">
          <table:table-cell office:value-type="float" office:value="0.0292846150696278" calcext:value-type="float">
            <text:p>0.029284615069628</text:p>
          </table:table-cell>
          <table:table-cell office:value-type="float" office:value="0.00603185733780265" calcext:value-type="float">
            <text:p>0.006031857337803</text:p>
          </table:table-cell>
        </table:table-row>
        <table:table-row table:style-name="ro1">
          <table:table-cell office:value-type="float" office:value="0.0292438827455044" calcext:value-type="float">
            <text:p>0.029243882745504</text:p>
          </table:table-cell>
          <table:table-cell office:value-type="float" office:value="0.00604717014357448" calcext:value-type="float">
            <text:p>0.006047170143574</text:p>
          </table:table-cell>
        </table:table-row>
        <table:table-row table:style-name="ro1">
          <table:table-cell office:value-type="float" office:value="0.0292030517011881" calcext:value-type="float">
            <text:p>0.029203051701188</text:p>
          </table:table-cell>
          <table:table-cell office:value-type="float" office:value="0.00605268543586135" calcext:value-type="float">
            <text:p>0.006052685435861</text:p>
          </table:table-cell>
        </table:table-row>
        <table:table-row table:style-name="ro1">
          <table:table-cell office:value-type="float" office:value="0.0291624646633863" calcext:value-type="float">
            <text:p>0.029162464663386</text:p>
          </table:table-cell>
          <table:table-cell office:value-type="float" office:value="0.00601883605122566" calcext:value-type="float">
            <text:p>0.006018836051226</text:p>
          </table:table-cell>
        </table:table-row>
        <table:table-row table:style-name="ro1">
          <table:table-cell office:value-type="float" office:value="0.0291224420070648" calcext:value-type="float">
            <text:p>0.029122442007065</text:p>
          </table:table-cell>
          <table:table-cell office:value-type="float" office:value="0.00597784761339426" calcext:value-type="float">
            <text:p>0.005977847613394</text:p>
          </table:table-cell>
        </table:table-row>
        <table:table-row table:style-name="ro1">
          <table:table-cell office:value-type="float" office:value="0.0290819127112627" calcext:value-type="float">
            <text:p>0.029081912711263</text:p>
          </table:table-cell>
          <table:table-cell office:value-type="float" office:value="0.00593591807410121" calcext:value-type="float">
            <text:p>0.005935918074101</text:p>
          </table:table-cell>
        </table:table-row>
        <table:table-row table:style-name="ro1">
          <table:table-cell office:value-type="float" office:value="0.0290419105440378" calcext:value-type="float">
            <text:p>0.029041910544038</text:p>
          </table:table-cell>
          <table:table-cell office:value-type="float" office:value="0.00590050965547562" calcext:value-type="float">
            <text:p>0.005900509655476</text:p>
          </table:table-cell>
        </table:table-row>
        <table:table-row table:style-name="ro1">
          <table:table-cell office:value-type="float" office:value="0.0290020052343607" calcext:value-type="float">
            <text:p>0.029002005234361</text:p>
          </table:table-cell>
          <table:table-cell office:value-type="float" office:value="0.00588489416986704" calcext:value-type="float">
            <text:p>0.005884894169867</text:p>
          </table:table-cell>
        </table:table-row>
        <table:table-row table:style-name="ro1">
          <table:table-cell office:value-type="float" office:value="0.0289626084268093" calcext:value-type="float">
            <text:p>0.028962608426809</text:p>
          </table:table-cell>
          <table:table-cell office:value-type="float" office:value="0.00587399629876018" calcext:value-type="float">
            <text:p>0.00587399629876</text:p>
          </table:table-cell>
        </table:table-row>
        <table:table-row table:style-name="ro1">
          <table:table-cell office:value-type="float" office:value="0.0289230402559042" calcext:value-type="float">
            <text:p>0.028923040255904</text:p>
          </table:table-cell>
          <table:table-cell office:value-type="float" office:value="0.00586843769997358" calcext:value-type="float">
            <text:p>0.005868437699974</text:p>
          </table:table-cell>
        </table:table-row>
        <table:table-row table:style-name="ro1">
          <table:table-cell office:value-type="float" office:value="0.0288832373917103" calcext:value-type="float">
            <text:p>0.02888323739171</text:p>
          </table:table-cell>
          <table:table-cell office:value-type="float" office:value="0.00587453925982118" calcext:value-type="float">
            <text:p>0.005874539259821</text:p>
          </table:table-cell>
        </table:table-row>
        <table:table-row table:style-name="ro1">
          <table:table-cell office:value-type="float" office:value="0.0288439188152552" calcext:value-type="float">
            <text:p>0.028843918815255</text:p>
          </table:table-cell>
          <table:table-cell office:value-type="float" office:value="0.00587967270985246" calcext:value-type="float">
            <text:p>0.005879672709852</text:p>
          </table:table-cell>
        </table:table-row>
        <table:table-row table:style-name="ro1">
          <table:table-cell office:value-type="float" office:value="0.0288044307380915" calcext:value-type="float">
            <text:p>0.028804430738092</text:p>
          </table:table-cell>
          <table:table-cell office:value-type="float" office:value="0.00588248716667295" calcext:value-type="float">
            <text:p>0.005882487166673</text:p>
          </table:table-cell>
        </table:table-row>
        <table:table-row table:style-name="ro1">
          <table:table-cell office:value-type="float" office:value="0.0287650134414434" calcext:value-type="float">
            <text:p>0.028765013441444</text:p>
          </table:table-cell>
          <table:table-cell office:value-type="float" office:value="0.00587422121316195" calcext:value-type="float">
            <text:p>0.005874221213162</text:p>
          </table:table-cell>
        </table:table-row>
        <table:table-row table:style-name="ro1">
          <table:table-cell office:value-type="float" office:value="0.0287259593605995" calcext:value-type="float">
            <text:p>0.0287259593606</text:p>
          </table:table-cell>
          <table:table-cell office:value-type="float" office:value="0.00586331589147449" calcext:value-type="float">
            <text:p>0.005863315891474</text:p>
          </table:table-cell>
        </table:table-row>
        <table:table-row table:style-name="ro1">
          <table:table-cell office:value-type="float" office:value="0.0286869797855616" calcext:value-type="float">
            <text:p>0.028686979785562</text:p>
          </table:table-cell>
          <table:table-cell office:value-type="float" office:value="0.00583500787615776" calcext:value-type="float">
            <text:p>0.005835007876158</text:p>
          </table:table-cell>
        </table:table-row>
        <table:table-row table:style-name="ro1">
          <table:table-cell office:value-type="float" office:value="0.0286480877548456" calcext:value-type="float">
            <text:p>0.028648087754846</text:p>
          </table:table-cell>
          <table:table-cell office:value-type="float" office:value="0.00579342385753989" calcext:value-type="float">
            <text:p>0.00579342385754</text:p>
          </table:table-cell>
        </table:table-row>
        <table:table-row table:style-name="ro1">
          <table:table-cell office:value-type="float" office:value="0.0286090206354857" calcext:value-type="float">
            <text:p>0.028609020635486</text:p>
          </table:table-cell>
          <table:table-cell office:value-type="float" office:value="0.00575997726991773" calcext:value-type="float">
            <text:p>0.005759977269918</text:p>
          </table:table-cell>
        </table:table-row>
        <table:table-row table:style-name="ro1">
          <table:table-cell office:value-type="float" office:value="0.0285708699375391" calcext:value-type="float">
            <text:p>0.028570869937539</text:p>
          </table:table-cell>
          <table:table-cell office:value-type="float" office:value="0.00572383822873235" calcext:value-type="float">
            <text:p>0.005723838228732</text:p>
          </table:table-cell>
        </table:table-row>
        <table:table-row table:style-name="ro1">
          <table:table-cell office:value-type="float" office:value="0.0285317972302437" calcext:value-type="float">
            <text:p>0.028531797230244</text:p>
          </table:table-cell>
          <table:table-cell office:value-type="float" office:value="0.00568977417424321" calcext:value-type="float">
            <text:p>0.005689774174243</text:p>
          </table:table-cell>
        </table:table-row>
        <table:table-row table:style-name="ro1">
          <table:table-cell office:value-type="float" office:value="0.0284935403615236" calcext:value-type="float">
            <text:p>0.028493540361524</text:p>
          </table:table-cell>
          <table:table-cell office:value-type="float" office:value="0.00566260842606425" calcext:value-type="float">
            <text:p>0.005662608426064</text:p>
          </table:table-cell>
        </table:table-row>
        <table:table-row table:style-name="ro1">
          <table:table-cell office:value-type="float" office:value="0.0284550804644823" calcext:value-type="float">
            <text:p>0.028455080464482</text:p>
          </table:table-cell>
          <table:table-cell office:value-type="float" office:value="0.00564789911732078" calcext:value-type="float">
            <text:p>0.005647899117321</text:p>
          </table:table-cell>
        </table:table-row>
        <table:table-row table:style-name="ro1">
          <table:table-cell office:value-type="float" office:value="0.0284165032207966" calcext:value-type="float">
            <text:p>0.028416503220797</text:p>
          </table:table-cell>
          <table:table-cell office:value-type="float" office:value="0.00563837587833405" calcext:value-type="float">
            <text:p>0.005638375878334</text:p>
          </table:table-cell>
        </table:table-row>
        <table:table-row table:style-name="ro1">
          <table:table-cell office:value-type="float" office:value="0.0283781159669161" calcext:value-type="float">
            <text:p>0.028378115966916</text:p>
          </table:table-cell>
          <table:table-cell office:value-type="float" office:value="0.00563829718157649" calcext:value-type="float">
            <text:p>0.005638297181576</text:p>
          </table:table-cell>
        </table:table-row>
        <table:table-row table:style-name="ro1">
          <table:table-cell office:value-type="float" office:value="0.0283400043845177" calcext:value-type="float">
            <text:p>0.028340004384518</text:p>
          </table:table-cell>
          <table:table-cell office:value-type="float" office:value="0.00566367153078318" calcext:value-type="float">
            <text:p>0.005663671530783</text:p>
          </table:table-cell>
        </table:table-row>
        <table:table-row table:style-name="ro1">
          <table:table-cell office:value-type="float" office:value="0.02830177731812" calcext:value-type="float">
            <text:p>0.02830177731812</text:p>
          </table:table-cell>
          <table:table-cell office:value-type="float" office:value="0.00570555170997977" calcext:value-type="float">
            <text:p>0.00570555170998</text:p>
          </table:table-cell>
        </table:table-row>
        <table:table-row table:style-name="ro1">
          <table:table-cell office:value-type="float" office:value="0.0282638985663652" calcext:value-type="float">
            <text:p>0.028263898566365</text:p>
          </table:table-cell>
          <table:table-cell office:value-type="float" office:value="0.00572984991595149" calcext:value-type="float">
            <text:p>0.005729849915951</text:p>
          </table:table-cell>
        </table:table-row>
        <table:table-row table:style-name="ro1">
          <table:table-cell office:value-type="float" office:value="0.0282258931547403" calcext:value-type="float">
            <text:p>0.02822589315474</text:p>
          </table:table-cell>
          <table:table-cell office:value-type="float" office:value="0.0056960042566061" calcext:value-type="float">
            <text:p>0.005696004256606</text:p>
          </table:table-cell>
        </table:table-row>
        <table:table-row table:style-name="ro1">
          <table:table-cell office:value-type="float" office:value="0.0281880535185337" calcext:value-type="float">
            <text:p>0.028188053518534</text:p>
          </table:table-cell>
          <table:table-cell office:value-type="float" office:value="0.00562412291765213" calcext:value-type="float">
            <text:p>0.005624122917652</text:p>
          </table:table-cell>
        </table:table-row>
        <table:table-row table:style-name="ro1">
          <table:table-cell office:value-type="float" office:value="0.0281510129570961" calcext:value-type="float">
            <text:p>0.028151012957096</text:p>
          </table:table-cell>
          <table:table-cell office:value-type="float" office:value="0.00555792171508074" calcext:value-type="float">
            <text:p>0.005557921715081</text:p>
          </table:table-cell>
        </table:table-row>
        <table:table-row table:style-name="ro1">
          <table:table-cell office:value-type="float" office:value="0.0281127989292145" calcext:value-type="float">
            <text:p>0.028112798929215</text:p>
          </table:table-cell>
          <table:table-cell office:value-type="float" office:value="0.0055157458409667" calcext:value-type="float">
            <text:p>0.005515745840967</text:p>
          </table:table-cell>
        </table:table-row>
        <table:table-row table:style-name="ro1">
          <table:table-cell office:value-type="float" office:value="0.0280763674527407" calcext:value-type="float">
            <text:p>0.028076367452741</text:p>
          </table:table-cell>
          <table:table-cell office:value-type="float" office:value="0.00550405029207468" calcext:value-type="float">
            <text:p>0.005504050292075</text:p>
          </table:table-cell>
        </table:table-row>
        <table:table-row table:style-name="ro1">
          <table:table-cell office:value-type="float" office:value="0.0280386321246624" calcext:value-type="float">
            <text:p>0.028038632124662</text:p>
          </table:table-cell>
          <table:table-cell office:value-type="float" office:value="0.00551430601626635" calcext:value-type="float">
            <text:p>0.005514306016266</text:p>
          </table:table-cell>
        </table:table-row>
        <table:table-row table:style-name="ro1">
          <table:table-cell office:value-type="float" office:value="0.0280012097209692" calcext:value-type="float">
            <text:p>0.028001209720969</text:p>
          </table:table-cell>
          <table:table-cell office:value-type="float" office:value="0.00552462320774794" calcext:value-type="float">
            <text:p>0.005524623207748</text:p>
          </table:table-cell>
        </table:table-row>
        <table:table-row table:style-name="ro1">
          <table:table-cell office:value-type="float" office:value="0.0279639773070812" calcext:value-type="float">
            <text:p>0.027963977307081</text:p>
          </table:table-cell>
          <table:table-cell office:value-type="float" office:value="0.00553167937323451" calcext:value-type="float">
            <text:p>0.005531679373235</text:p>
          </table:table-cell>
        </table:table-row>
        <table:table-row table:style-name="ro1">
          <table:table-cell office:value-type="float" office:value="0.027927091345191" calcext:value-type="float">
            <text:p>0.027927091345191</text:p>
          </table:table-cell>
          <table:table-cell office:value-type="float" office:value="0.00553308660164475" calcext:value-type="float">
            <text:p>0.005533086601645</text:p>
          </table:table-cell>
        </table:table-row>
        <table:table-row table:style-name="ro1">
          <table:table-cell office:value-type="float" office:value="0.0278903320431709" calcext:value-type="float">
            <text:p>0.027890332043171</text:p>
          </table:table-cell>
          <table:table-cell office:value-type="float" office:value="0.0055131851695478" calcext:value-type="float">
            <text:p>0.005513185169548</text:p>
          </table:table-cell>
        </table:table-row>
        <table:table-row table:style-name="ro1">
          <table:table-cell office:value-type="float" office:value="0.0278531294316053" calcext:value-type="float">
            <text:p>0.027853129431605</text:p>
          </table:table-cell>
          <table:table-cell office:value-type="float" office:value="0.00547566404566169" calcext:value-type="float">
            <text:p>0.005475664045662</text:p>
          </table:table-cell>
        </table:table-row>
        <table:table-row table:style-name="ro1">
          <table:table-cell office:value-type="float" office:value="0.0278156567364931" calcext:value-type="float">
            <text:p>0.027815656736493</text:p>
          </table:table-cell>
          <table:table-cell office:value-type="float" office:value="0.00543199805542827" calcext:value-type="float">
            <text:p>0.005431998055428</text:p>
          </table:table-cell>
        </table:table-row>
        <table:table-row table:style-name="ro1">
          <table:table-cell office:value-type="float" office:value="0.0277788229286671" calcext:value-type="float">
            <text:p>0.027778822928667</text:p>
          </table:table-cell>
          <table:table-cell office:value-type="float" office:value="0.00539822084829211" calcext:value-type="float">
            <text:p>0.005398220848292</text:p>
          </table:table-cell>
        </table:table-row>
        <table:table-row table:style-name="ro1">
          <table:table-cell office:value-type="float" office:value="0.0277426261454821" calcext:value-type="float">
            <text:p>0.027742626145482</text:p>
          </table:table-cell>
          <table:table-cell office:value-type="float" office:value="0.00538039254024625" calcext:value-type="float">
            <text:p>0.005380392540246</text:p>
          </table:table-cell>
        </table:table-row>
        <table:table-row table:style-name="ro1">
          <table:table-cell office:value-type="float" office:value="0.0277049224823713" calcext:value-type="float">
            <text:p>0.027704922482371</text:p>
          </table:table-cell>
          <table:table-cell office:value-type="float" office:value="0.00537486001849175" calcext:value-type="float">
            <text:p>0.005374860018492</text:p>
          </table:table-cell>
        </table:table-row>
        <table:table-row table:style-name="ro1">
          <table:table-cell office:value-type="float" office:value="0.0276685785502195" calcext:value-type="float">
            <text:p>0.02766857855022</text:p>
          </table:table-cell>
          <table:table-cell office:value-type="float" office:value="0.00537687074393034" calcext:value-type="float">
            <text:p>0.00537687074393</text:p>
          </table:table-cell>
        </table:table-row>
        <table:table-row table:style-name="ro1">
          <table:table-cell office:value-type="float" office:value="0.0276321545243263" calcext:value-type="float">
            <text:p>0.027632154524326</text:p>
          </table:table-cell>
          <table:table-cell office:value-type="float" office:value="0.00538275390863419" calcext:value-type="float">
            <text:p>0.005382753908634</text:p>
          </table:table-cell>
        </table:table-row>
        <table:table-row table:style-name="ro1">
          <table:table-cell office:value-type="float" office:value="0.0275956783443689" calcext:value-type="float">
            <text:p>0.027595678344369</text:p>
          </table:table-cell>
          <table:table-cell office:value-type="float" office:value="0.00538638466969132" calcext:value-type="float">
            <text:p>0.005386384669691</text:p>
          </table:table-cell>
        </table:table-row>
        <table:table-row table:style-name="ro1">
          <table:table-cell office:value-type="float" office:value="0.0275591164827347" calcext:value-type="float">
            <text:p>0.027559116482735</text:p>
          </table:table-cell>
          <table:table-cell office:value-type="float" office:value="0.00539517402648926" calcext:value-type="float">
            <text:p>0.005395174026489</text:p>
          </table:table-cell>
        </table:table-row>
        <table:table-row table:style-name="ro1">
          <table:table-cell office:value-type="float" office:value="0.0275226440280676" calcext:value-type="float">
            <text:p>0.027522644028068</text:p>
          </table:table-cell>
          <table:table-cell office:value-type="float" office:value="0.00539358332753182" calcext:value-type="float">
            <text:p>0.005393583327532</text:p>
          </table:table-cell>
        </table:table-row>
        <table:table-row table:style-name="ro1">
          <table:table-cell office:value-type="float" office:value="0.0274856351315975" calcext:value-type="float">
            <text:p>0.027485635131598</text:p>
          </table:table-cell>
          <table:table-cell office:value-type="float" office:value="0.00538179324939847" calcext:value-type="float">
            <text:p>0.005381793249398</text:p>
          </table:table-cell>
        </table:table-row>
        <table:table-row table:style-name="ro1">
          <table:table-cell office:value-type="float" office:value="0.02744953148067" calcext:value-type="float">
            <text:p>0.02744953148067</text:p>
          </table:table-cell>
          <table:table-cell office:value-type="float" office:value="0.00534687284380198" calcext:value-type="float">
            <text:p>0.005346872843802</text:p>
          </table:table-cell>
        </table:table-row>
        <table:table-row table:style-name="ro1">
          <table:table-cell office:value-type="float" office:value="0.0274132769554853" calcext:value-type="float">
            <text:p>0.027413276955485</text:p>
          </table:table-cell>
          <table:table-cell office:value-type="float" office:value="0.00530729116871953" calcext:value-type="float">
            <text:p>0.00530729116872</text:p>
          </table:table-cell>
        </table:table-row>
        <table:table-row table:style-name="ro1">
          <table:table-cell office:value-type="float" office:value="0.0273768529295921" calcext:value-type="float">
            <text:p>0.027376852929592</text:p>
          </table:table-cell>
          <table:table-cell office:value-type="float" office:value="0.00526238419115543" calcext:value-type="float">
            <text:p>0.005262384191155</text:p>
          </table:table-cell>
        </table:table-row>
        <table:table-row table:style-name="ro1">
          <table:table-cell office:value-type="float" office:value="0.0273405387997627" calcext:value-type="float">
            <text:p>0.027340538799763</text:p>
          </table:table-cell>
          <table:table-cell office:value-type="float" office:value="0.0052385120652616" calcext:value-type="float">
            <text:p>0.005238512065262</text:p>
          </table:table-cell>
        </table:table-row>
        <table:table-row table:style-name="ro1">
          <table:table-cell office:value-type="float" office:value="0.0273042879998684" calcext:value-type="float">
            <text:p>0.027304287999868</text:p>
          </table:table-cell>
          <table:table-cell office:value-type="float" office:value="0.00523822335526347" calcext:value-type="float">
            <text:p>0.005238223355263</text:p>
          </table:table-cell>
        </table:table-row>
        <table:table-row table:style-name="ro1">
          <table:table-cell office:value-type="float" office:value="0.0272682961076498" calcext:value-type="float">
            <text:p>0.02726829610765</text:p>
          </table:table-cell>
          <table:table-cell office:value-type="float" office:value="0.00524897081777453" calcext:value-type="float">
            <text:p>0.005248970817775</text:p>
          </table:table-cell>
        </table:table-row>
        <table:table-row table:style-name="ro1">
          <table:table-cell office:value-type="float" office:value="0.0272325612604618" calcext:value-type="float">
            <text:p>0.027232561260462</text:p>
          </table:table-cell>
          <table:table-cell office:value-type="float" office:value="0.00526659656316042" calcext:value-type="float">
            <text:p>0.00526659656316</text:p>
          </table:table-cell>
        </table:table-row>
        <table:table-row table:style-name="ro1">
          <table:table-cell office:value-type="float" office:value="0.0271968729794025" calcext:value-type="float">
            <text:p>0.027196872979403</text:p>
          </table:table-cell>
          <table:table-cell office:value-type="float" office:value="0.00528915366157889" calcext:value-type="float">
            <text:p>0.005289153661579</text:p>
          </table:table-cell>
        </table:table-row>
        <table:table-row table:style-name="ro1">
          <table:table-cell office:value-type="float" office:value="0.0271607581526041" calcext:value-type="float">
            <text:p>0.027160758152604</text:p>
          </table:table-cell>
          <table:table-cell office:value-type="float" office:value="0.00529043050482869" calcext:value-type="float">
            <text:p>0.005290430504829</text:p>
          </table:table-cell>
        </table:table-row>
        <table:table-row table:style-name="ro1">
          <table:table-cell office:value-type="float" office:value="0.0271250568330288" calcext:value-type="float">
            <text:p>0.027125056833029</text:p>
          </table:table-cell>
          <table:table-cell office:value-type="float" office:value="0.0052596558816731" calcext:value-type="float">
            <text:p>0.005259655881673</text:p>
          </table:table-cell>
        </table:table-row>
        <table:table-row table:style-name="ro1">
          <table:table-cell office:value-type="float" office:value="0.027089262381196" calcext:value-type="float">
            <text:p>0.027089262381196</text:p>
          </table:table-cell>
          <table:table-cell office:value-type="float" office:value="0.00521020404994488" calcext:value-type="float">
            <text:p>0.005210204049945</text:p>
          </table:table-cell>
        </table:table-row>
        <table:table-row table:style-name="ro1">
          <table:table-cell office:value-type="float" office:value="0.0270540621131659" calcext:value-type="float">
            <text:p>0.027054062113166</text:p>
          </table:table-cell>
          <table:table-cell office:value-type="float" office:value="0.00517081702128053" calcext:value-type="float">
            <text:p>0.005170817021281</text:p>
          </table:table-cell>
        </table:table-row>
        <table:table-row table:style-name="ro1">
          <table:table-cell office:value-type="float" office:value="0.0270181950181723" calcext:value-type="float">
            <text:p>0.027018195018172</text:p>
          </table:table-cell>
          <table:table-cell office:value-type="float" office:value="0.00513692852109671" calcext:value-type="float">
            <text:p>0.005136928521097</text:p>
          </table:table-cell>
        </table:table-row>
        <table:table-row table:style-name="ro1">
          <table:table-cell office:value-type="float" office:value="0.0269826930016279" calcext:value-type="float">
            <text:p>0.026982693001628</text:p>
          </table:table-cell>
          <table:table-cell office:value-type="float" office:value="0.00511693442240357" calcext:value-type="float">
            <text:p>0.005116934422404</text:p>
          </table:table-cell>
        </table:table-row>
        <table:table-row table:style-name="ro1">
          <table:table-cell office:value-type="float" office:value="0.0269473399966955" calcext:value-type="float">
            <text:p>0.026947339996696</text:p>
          </table:table-cell>
          <table:table-cell office:value-type="float" office:value="0.00511518865823746" calcext:value-type="float">
            <text:p>0.005115188658237</text:p>
          </table:table-cell>
        </table:table-row>
        <table:table-row table:style-name="ro1">
          <table:table-cell office:value-type="float" office:value="0.0269122030586004" calcext:value-type="float">
            <text:p>0.026912203058601</text:p>
          </table:table-cell>
          <table:table-cell office:value-type="float" office:value="0.00512266112491489" calcext:value-type="float">
            <text:p>0.005122661124915</text:p>
          </table:table-cell>
        </table:table-row>
        <table:table-row table:style-name="ro1">
          <table:table-cell office:value-type="float" office:value="0.0268770400434732" calcext:value-type="float">
            <text:p>0.026877040043473</text:p>
          </table:table-cell>
          <table:table-cell office:value-type="float" office:value="0.00513157108798623" calcext:value-type="float">
            <text:p>0.005131571087986</text:p>
          </table:table-cell>
        </table:table-row>
        <table:table-row table:style-name="ro1">
          <table:table-cell office:value-type="float" office:value="0.0268420856446028" calcext:value-type="float">
            <text:p>0.026842085644603</text:p>
          </table:table-cell>
          <table:table-cell office:value-type="float" office:value="0.00513332849368453" calcext:value-type="float">
            <text:p>0.005133328493685</text:p>
          </table:table-cell>
        </table:table-row>
        <table:table-row table:style-name="ro1">
          <table:table-cell office:value-type="float" office:value="0.0268069338053465" calcext:value-type="float">
            <text:p>0.026806933805347</text:p>
          </table:table-cell>
          <table:table-cell office:value-type="float" office:value="0.00512840645387769" calcext:value-type="float">
            <text:p>0.005128406453878</text:p>
          </table:table-cell>
        </table:table-row>
        <table:table-row table:style-name="ro1">
          <table:table-cell office:value-type="float" office:value="0.0267722625285387" calcext:value-type="float">
            <text:p>0.026772262528539</text:p>
          </table:table-cell>
          <table:table-cell office:value-type="float" office:value="0.00510734412819147" calcext:value-type="float">
            <text:p>0.005107344128191</text:p>
          </table:table-cell>
        </table:table-row>
        <table:table-row table:style-name="ro1">
          <table:table-cell office:value-type="float" office:value="0.0267376322299242" calcext:value-type="float">
            <text:p>0.026737632229924</text:p>
          </table:table-cell>
          <table:table-cell office:value-type="float" office:value="0.00508401822298765" calcext:value-type="float">
            <text:p>0.005084018222988</text:p>
          </table:table-cell>
        </table:table-row>
        <table:table-row table:style-name="ro1">
          <table:table-cell office:value-type="float" office:value="0.0267029237002134" calcext:value-type="float">
            <text:p>0.026702923700214</text:p>
          </table:table-cell>
          <table:table-cell office:value-type="float" office:value="0.00504727335646749" calcext:value-type="float">
            <text:p>0.005047273356467</text:p>
          </table:table-cell>
        </table:table-row>
        <table:table-row table:style-name="ro1">
          <table:table-cell office:value-type="float" office:value="0.0266683362424374" calcext:value-type="float">
            <text:p>0.026668336242437</text:p>
          </table:table-cell>
          <table:table-cell office:value-type="float" office:value="0.0050166305154562" calcext:value-type="float">
            <text:p>0.005016630515456</text:p>
          </table:table-cell>
        </table:table-row>
        <table:table-row table:style-name="ro1">
          <table:table-cell office:value-type="float" office:value="0.0266342423856258" calcext:value-type="float">
            <text:p>0.026634242385626</text:p>
          </table:table-cell>
          <table:table-cell office:value-type="float" office:value="0.00499871093779802" calcext:value-type="float">
            <text:p>0.004998710937798</text:p>
          </table:table-cell>
        </table:table-row>
        <table:table-row table:style-name="ro1">
          <table:table-cell office:value-type="float" office:value="0.0266000889241695" calcext:value-type="float">
            <text:p>0.02660008892417</text:p>
          </table:table-cell>
          <table:table-cell office:value-type="float" office:value="0.00499905459582806" calcext:value-type="float">
            <text:p>0.004999054595828</text:p>
          </table:table-cell>
        </table:table-row>
        <table:table-row table:style-name="ro1">
          <table:table-cell office:value-type="float" office:value="0.026565857231617" calcext:value-type="float">
            <text:p>0.026565857231617</text:p>
          </table:table-cell>
          <table:table-cell office:value-type="float" office:value="0.00500825932249427" calcext:value-type="float">
            <text:p>0.005008259322494</text:p>
          </table:table-cell>
        </table:table-row>
        <table:table-row table:style-name="ro1">
          <table:table-cell office:value-type="float" office:value="0.0265320148319006" calcext:value-type="float">
            <text:p>0.026532014831901</text:p>
          </table:table-cell>
          <table:table-cell office:value-type="float" office:value="0.00501213688403368" calcext:value-type="float">
            <text:p>0.005012136884034</text:p>
          </table:table-cell>
        </table:table-row>
        <table:table-row table:style-name="ro1">
          <table:table-cell office:value-type="float" office:value="0.02649818174541" calcext:value-type="float">
            <text:p>0.02649818174541</text:p>
          </table:table-cell>
          <table:table-cell office:value-type="float" office:value="0.00502084661275149" calcext:value-type="float">
            <text:p>0.005020846612751</text:p>
          </table:table-cell>
        </table:table-row>
        <table:table-row table:style-name="ro1">
          <table:table-cell office:value-type="float" office:value="0.0264643989503384" calcext:value-type="float">
            <text:p>0.026464398950338</text:p>
          </table:table-cell>
          <table:table-cell office:value-type="float" office:value="0.00502213649451733" calcext:value-type="float">
            <text:p>0.005022136494517</text:p>
          </table:table-cell>
        </table:table-row>
        <table:table-row table:style-name="ro1">
          <table:table-cell office:value-type="float" office:value="0.0264306422322988" calcext:value-type="float">
            <text:p>0.026430642232299</text:p>
          </table:table-cell>
          <table:table-cell office:value-type="float" office:value="0.0050130165182054" calcext:value-type="float">
            <text:p>0.005013016518205</text:p>
          </table:table-cell>
        </table:table-row>
        <table:table-row table:style-name="ro1">
          <table:table-cell office:value-type="float" office:value="0.0263973753899336" calcext:value-type="float">
            <text:p>0.026397375389934</text:p>
          </table:table-cell>
          <table:table-cell office:value-type="float" office:value="0.0049865753389895" calcext:value-type="float">
            <text:p>0.00498657533899</text:p>
          </table:table-cell>
        </table:table-row>
        <table:table-row table:style-name="ro1">
          <table:table-cell office:value-type="float" office:value="0.026364142075181" calcext:value-type="float">
            <text:p>0.026364142075181</text:p>
          </table:table-cell>
          <table:table-cell office:value-type="float" office:value="0.00495814858004451" calcext:value-type="float">
            <text:p>0.004958148580045</text:p>
          </table:table-cell>
        </table:table-row>
        <table:table-row table:style-name="ro1">
          <table:table-cell office:value-type="float" office:value="0.0263311583548784" calcext:value-type="float">
            <text:p>0.026331158354879</text:p>
          </table:table-cell>
          <table:table-cell office:value-type="float" office:value="0.00491720577701926" calcext:value-type="float">
            <text:p>0.004917205777019</text:p>
          </table:table-cell>
        </table:table-row>
        <table:table-row table:style-name="ro1">
          <table:table-cell office:value-type="float" office:value="0.0262978672981262" calcext:value-type="float">
            <text:p>0.026297867298126</text:p>
          </table:table-cell>
          <table:table-cell office:value-type="float" office:value="0.00488608563318849" calcext:value-type="float">
            <text:p>0.004886085633188</text:p>
          </table:table-cell>
        </table:table-row>
        <table:table-row table:style-name="ro1">
          <table:table-cell office:value-type="float" office:value="0.026264475658536" calcext:value-type="float">
            <text:p>0.026264475658536</text:p>
          </table:table-cell>
          <table:table-cell office:value-type="float" office:value="0.00487598590552807" calcext:value-type="float">
            <text:p>0.004875985905528</text:p>
          </table:table-cell>
        </table:table-row>
        <table:table-row table:style-name="ro1">
          <table:table-cell office:value-type="float" office:value="0.0262320097535849" calcext:value-type="float">
            <text:p>0.026232009753585</text:p>
          </table:table-cell>
          <table:table-cell office:value-type="float" office:value="0.00487963296473026" calcext:value-type="float">
            <text:p>0.00487963296473</text:p>
          </table:table-cell>
        </table:table-row>
        <table:table-row table:style-name="ro1">
          <table:table-cell office:value-type="float" office:value="0.0261986963450909" calcext:value-type="float">
            <text:p>0.026198696345091</text:p>
          </table:table-cell>
          <table:table-cell office:value-type="float" office:value="0.00488523999229074" calcext:value-type="float">
            <text:p>0.004885239992291</text:p>
          </table:table-cell>
        </table:table-row>
        <table:table-row table:style-name="ro1">
          <table:table-cell office:value-type="float" office:value="0.0261657293885946" calcext:value-type="float">
            <text:p>0.026165729388595</text:p>
          </table:table-cell>
          <table:table-cell office:value-type="float" office:value="0.00487734330818057" calcext:value-type="float">
            <text:p>0.004877343308181</text:p>
          </table:table-cell>
        </table:table-row>
        <table:table-row table:style-name="ro1">
          <table:table-cell office:value-type="float" office:value="0.0261328052729368" calcext:value-type="float">
            <text:p>0.026132805272937</text:p>
          </table:table-cell>
          <table:table-cell office:value-type="float" office:value="0.00486996583640575" calcext:value-type="float">
            <text:p>0.004869965836406</text:p>
          </table:table-cell>
        </table:table-row>
        <table:table-row table:style-name="ro1">
          <table:table-cell office:value-type="float" office:value="0.0261002108454704" calcext:value-type="float">
            <text:p>0.026100210845471</text:p>
          </table:table-cell>
          <table:table-cell office:value-type="float" office:value="0.0048498623073101" calcext:value-type="float">
            <text:p>0.00484986230731</text:p>
          </table:table-cell>
        </table:table-row>
        <table:table-row table:style-name="ro1">
          <table:table-cell office:value-type="float" office:value="0.026067478582263" calcext:value-type="float">
            <text:p>0.026067478582263</text:p>
          </table:table-cell>
          <table:table-cell office:value-type="float" office:value="0.00482849776744843" calcext:value-type="float">
            <text:p>0.004828497767448</text:p>
          </table:table-cell>
        </table:table-row>
        <table:table-row table:style-name="ro1">
          <table:table-cell office:value-type="float" office:value="0.0260352231562138" calcext:value-type="float">
            <text:p>0.026035223156214</text:p>
          </table:table-cell>
          <table:table-cell office:value-type="float" office:value="0.00480372365564108" calcext:value-type="float">
            <text:p>0.004803723655641</text:p>
          </table:table-cell>
        </table:table-row>
        <table:table-row table:style-name="ro1">
          <table:table-cell office:value-type="float" office:value="0.026002436876297" calcext:value-type="float">
            <text:p>0.026002436876297</text:p>
          </table:table-cell>
          <table:table-cell office:value-type="float" office:value="0.00478234142065048" calcext:value-type="float">
            <text:p>0.00478234142065</text:p>
          </table:table-cell>
        </table:table-row>
        <table:table-row table:style-name="ro1">
          <table:table-cell office:value-type="float" office:value="0.0259701050817966" calcext:value-type="float">
            <text:p>0.025970105081797</text:p>
          </table:table-cell>
          <table:table-cell office:value-type="float" office:value="0.00476907100528479" calcext:value-type="float">
            <text:p>0.004769071005285</text:p>
          </table:table-cell>
        </table:table-row>
        <table:table-row table:style-name="ro1">
          <table:table-cell office:value-type="float" office:value="0.0259385220706463" calcext:value-type="float">
            <text:p>0.025938522070646</text:p>
          </table:table-cell>
          <table:table-cell office:value-type="float" office:value="0.00476336432620883" calcext:value-type="float">
            <text:p>0.004763364326209</text:p>
          </table:table-cell>
        </table:table-row>
        <table:table-row table:style-name="ro1">
          <table:table-cell office:value-type="float" office:value="0.0259061567485333" calcext:value-type="float">
            <text:p>0.025906156748533</text:p>
          </table:table-cell>
          <table:table-cell office:value-type="float" office:value="0.00476611405611038" calcext:value-type="float">
            <text:p>0.00476611405611</text:p>
          </table:table-cell>
        </table:table-row>
        <table:table-row table:style-name="ro1">
          <table:table-cell office:value-type="float" office:value="0.0258733592927456" calcext:value-type="float">
            <text:p>0.025873359292746</text:p>
          </table:table-cell>
          <table:table-cell office:value-type="float" office:value="0.00478929188102484" calcext:value-type="float">
            <text:p>0.004789291881025</text:p>
          </table:table-cell>
        </table:table-row>
        <table:table-row table:style-name="ro1">
          <table:table-cell office:value-type="float" office:value="0.0258413031697273" calcext:value-type="float">
            <text:p>0.025841303169727</text:p>
          </table:table-cell>
          <table:table-cell office:value-type="float" office:value="0.00483850389719009" calcext:value-type="float">
            <text:p>0.00483850389719</text:p>
          </table:table-cell>
        </table:table-row>
        <table:table-row table:style-name="ro1">
          <table:table-cell office:value-type="float" office:value="0.025808684527874" calcext:value-type="float">
            <text:p>0.025808684527874</text:p>
          </table:table-cell>
          <table:table-cell office:value-type="float" office:value="0.0048930267803371" calcext:value-type="float">
            <text:p>0.004893026780337</text:p>
          </table:table-cell>
        </table:table-row>
        <table:table-row table:style-name="ro1">
          <table:table-cell office:value-type="float" office:value="0.0257763992995024" calcext:value-type="float">
            <text:p>0.025776399299502</text:p>
          </table:table-cell>
          <table:table-cell office:value-type="float" office:value="0.00488889217376709" calcext:value-type="float">
            <text:p>0.004888892173767</text:p>
          </table:table-cell>
        </table:table-row>
        <table:table-row table:style-name="ro1">
          <table:table-cell office:value-type="float" office:value="0.0257441308349371" calcext:value-type="float">
            <text:p>0.025744130834937</text:p>
          </table:table-cell>
          <table:table-cell office:value-type="float" office:value="0.00483437580987811" calcext:value-type="float">
            <text:p>0.004834375809878</text:p>
          </table:table-cell>
        </table:table-row>
        <table:table-row table:style-name="ro1">
          <table:table-cell office:value-type="float" office:value="0.0257119685411453" calcext:value-type="float">
            <text:p>0.025711968541145</text:p>
          </table:table-cell>
          <table:table-cell office:value-type="float" office:value="0.00475119194015861" calcext:value-type="float">
            <text:p>0.004751191940159</text:p>
          </table:table-cell>
        </table:table-row>
        <table:table-row table:style-name="ro1">
          <table:table-cell office:value-type="float" office:value="0.0256802961230278" calcext:value-type="float">
            <text:p>0.025680296123028</text:p>
          </table:table-cell>
          <table:table-cell office:value-type="float" office:value="0.00469166692346335" calcext:value-type="float">
            <text:p>0.004691666923463</text:p>
          </table:table-cell>
        </table:table-row>
        <table:table-row table:style-name="ro1">
          <table:table-cell office:value-type="float" office:value="0.0256480071693659" calcext:value-type="float">
            <text:p>0.025648007169366</text:p>
          </table:table-cell>
          <table:table-cell office:value-type="float" office:value="0.0046636899933219" calcext:value-type="float">
            <text:p>0.004663689993322</text:p>
          </table:table-cell>
        </table:table-row>
        <table:table-row table:style-name="ro1">
          <table:table-cell office:value-type="float" office:value="0.0256161596626043" calcext:value-type="float">
            <text:p>0.025616159662604</text:p>
          </table:table-cell>
          <table:table-cell office:value-type="float" office:value="0.00466427113860846" calcext:value-type="float">
            <text:p>0.004664271138608</text:p>
          </table:table-cell>
        </table:table-row>
        <table:table-row table:style-name="ro1">
          <table:table-cell office:value-type="float" office:value="0.0255837645381689" calcext:value-type="float">
            <text:p>0.025583764538169</text:p>
          </table:table-cell>
          <table:table-cell office:value-type="float" office:value="0.00467908987775445" calcext:value-type="float">
            <text:p>0.004679089877754</text:p>
          </table:table-cell>
        </table:table-row>
        <table:table-row table:style-name="ro1">
          <table:table-cell office:value-type="float" office:value="0.0255516860634089" calcext:value-type="float">
            <text:p>0.025551686063409</text:p>
          </table:table-cell>
          <table:table-cell office:value-type="float" office:value="0.00470759673044086" calcext:value-type="float">
            <text:p>0.004707596730441</text:p>
          </table:table-cell>
        </table:table-row>
        <table:table-row table:style-name="ro1">
          <table:table-cell office:value-type="float" office:value="0.0255197510123253" calcext:value-type="float">
            <text:p>0.025519751012325</text:p>
          </table:table-cell>
          <table:table-cell office:value-type="float" office:value="0.00472183618694544" calcext:value-type="float">
            <text:p>0.004721836186945</text:p>
          </table:table-cell>
        </table:table-row>
        <table:table-row table:style-name="ro1">
          <table:table-cell office:value-type="float" office:value="0.0254877116531134" calcext:value-type="float">
            <text:p>0.025487711653113</text:p>
          </table:table-cell>
          <table:table-cell office:value-type="float" office:value="0.00470995670184493" calcext:value-type="float">
            <text:p>0.004709956701845</text:p>
          </table:table-cell>
        </table:table-row>
        <table:table-row table:style-name="ro1">
          <table:table-cell office:value-type="float" office:value="0.0254557188600302" calcext:value-type="float">
            <text:p>0.02545571886003</text:p>
          </table:table-cell>
          <table:table-cell office:value-type="float" office:value="0.00467983586713672" calcext:value-type="float">
            <text:p>0.004679835867137</text:p>
          </table:table-cell>
        </table:table-row>
        <table:table-row table:style-name="ro1">
          <table:table-cell office:value-type="float" office:value="0.0254235826432705" calcext:value-type="float">
            <text:p>0.025423582643271</text:p>
          </table:table-cell>
          <table:table-cell office:value-type="float" office:value="0.00463558593764901" calcext:value-type="float">
            <text:p>0.004635585937649</text:p>
          </table:table-cell>
        </table:table-row>
        <table:table-row table:style-name="ro1">
          <table:table-cell office:value-type="float" office:value="0.0253916103392839" calcext:value-type="float">
            <text:p>0.025391610339284</text:p>
          </table:table-cell>
          <table:table-cell office:value-type="float" office:value="0.00459186593070626" calcext:value-type="float">
            <text:p>0.004591865930706</text:p>
          </table:table-cell>
        </table:table-row>
        <table:table-row table:style-name="ro1">
          <table:table-cell office:value-type="float" office:value="0.0253594722598791" calcext:value-type="float">
            <text:p>0.025359472259879</text:p>
          </table:table-cell>
          <table:table-cell office:value-type="float" office:value="0.00457429792732" calcext:value-type="float">
            <text:p>0.00457429792732</text:p>
          </table:table-cell>
        </table:table-row>
        <table:table-row table:style-name="ro1">
          <table:table-cell office:value-type="float" office:value="0.025327255949378" calcext:value-type="float">
            <text:p>0.025327255949378</text:p>
          </table:table-cell>
          <table:table-cell office:value-type="float" office:value="0.00457150721922517" calcext:value-type="float">
            <text:p>0.004571507219225</text:p>
          </table:table-cell>
        </table:table-row>
        <table:table-row table:style-name="ro1">
          <table:table-cell office:value-type="float" office:value="0.0252952668815851" calcext:value-type="float">
            <text:p>0.025295266881585</text:p>
          </table:table-cell>
          <table:table-cell office:value-type="float" office:value="0.0045725810341537" calcext:value-type="float">
            <text:p>0.004572581034154</text:p>
          </table:table-cell>
        </table:table-row>
        <table:table-row table:style-name="ro1">
          <table:table-cell office:value-type="float" office:value="0.0252631083130837" calcext:value-type="float">
            <text:p>0.025263108313084</text:p>
          </table:table-cell>
          <table:table-cell office:value-type="float" office:value="0.00458154687657952" calcext:value-type="float">
            <text:p>0.00458154687658</text:p>
          </table:table-cell>
        </table:table-row>
        <table:table-row table:style-name="ro1">
          <table:table-cell office:value-type="float" office:value="0.025231258943677" calcext:value-type="float">
            <text:p>0.025231258943677</text:p>
          </table:table-cell>
          <table:table-cell office:value-type="float" office:value="0.00458405259996653" calcext:value-type="float">
            <text:p>0.004584052599967</text:p>
          </table:table-cell>
        </table:table-row>
        <table:table-row table:style-name="ro1">
          <table:table-cell office:value-type="float" office:value="0.0251991637051106" calcext:value-type="float">
            <text:p>0.025199163705111</text:p>
          </table:table-cell>
          <table:table-cell office:value-type="float" office:value="0.00457329861819744" calcext:value-type="float">
            <text:p>0.004573298618197</text:p>
          </table:table-cell>
        </table:table-row>
        <table:table-row table:style-name="ro1">
          <table:table-cell office:value-type="float" office:value="0.025167178362608" calcext:value-type="float">
            <text:p>0.025167178362608</text:p>
          </table:table-cell>
          <table:table-cell office:value-type="float" office:value="0.00455327797681093" calcext:value-type="float">
            <text:p>0.004553277976811</text:p>
          </table:table-cell>
        </table:table-row>
        <table:table-row table:style-name="ro1">
          <table:table-cell office:value-type="float" office:value="0.0251349564641714" calcext:value-type="float">
            <text:p>0.025134956464172</text:p>
          </table:table-cell>
          <table:table-cell office:value-type="float" office:value="0.0045420746318996" calcext:value-type="float">
            <text:p>0.0045420746319</text:p>
          </table:table-cell>
        </table:table-row>
        <table:table-row table:style-name="ro1">
          <table:table-cell office:value-type="float" office:value="0.0251033250242472" calcext:value-type="float">
            <text:p>0.025103325024247</text:p>
          </table:table-cell>
          <table:table-cell office:value-type="float" office:value="0.00451493356376886" calcext:value-type="float">
            <text:p>0.004514933563769</text:p>
          </table:table-cell>
        </table:table-row>
        <table:table-row table:style-name="ro1">
          <table:table-cell office:value-type="float" office:value="0.0250711608678103" calcext:value-type="float">
            <text:p>0.02507116086781</text:p>
          </table:table-cell>
          <table:table-cell office:value-type="float" office:value="0.00449327938258648" calcext:value-type="float">
            <text:p>0.004493279382586</text:p>
          </table:table-cell>
        </table:table-row>
        <table:table-row table:style-name="ro1">
          <table:table-cell office:value-type="float" office:value="0.0250387862324715" calcext:value-type="float">
            <text:p>0.025038786232472</text:p>
          </table:table-cell>
          <table:table-cell office:value-type="float" office:value="0.00447328900918365" calcext:value-type="float">
            <text:p>0.004473289009184</text:p>
          </table:table-cell>
        </table:table-row>
        <table:table-row table:style-name="ro1">
          <table:table-cell office:value-type="float" office:value="0.0250065643340349" calcext:value-type="float">
            <text:p>0.025006564334035</text:p>
          </table:table-cell>
          <table:table-cell office:value-type="float" office:value="0.0044578593224287" calcext:value-type="float">
            <text:p>0.004457859322429</text:p>
          </table:table-cell>
        </table:table-row>
        <table:table-row table:style-name="ro1">
          <table:table-cell office:value-type="float" office:value="0.0249737668782473" calcext:value-type="float">
            <text:p>0.024973766878247</text:p>
          </table:table-cell>
          <table:table-cell office:value-type="float" office:value="0.00444786390289664" calcext:value-type="float">
            <text:p>0.004447863902897</text:p>
          </table:table-cell>
        </table:table-row>
        <table:table-row table:style-name="ro1">
          <table:table-cell office:value-type="float" office:value="0.024942135438323" calcext:value-type="float">
            <text:p>0.024942135438323</text:p>
          </table:table-cell>
          <table:table-cell office:value-type="float" office:value="0.0044473591260612" calcext:value-type="float">
            <text:p>0.004447359126061</text:p>
          </table:table-cell>
        </table:table-row>
        <table:table-row table:style-name="ro1">
          <table:table-cell office:value-type="float" office:value="0.0249096602201462" calcext:value-type="float">
            <text:p>0.024909660220146</text:p>
          </table:table-cell>
          <table:table-cell office:value-type="float" office:value="0.00445847492665052" calcext:value-type="float">
            <text:p>0.004458474926651</text:p>
          </table:table-cell>
        </table:table-row>
        <table:table-row table:style-name="ro1">
          <table:table-cell office:value-type="float" office:value="0.0248768497258425" calcext:value-type="float">
            <text:p>0.024876849725843</text:p>
          </table:table-cell>
          <table:table-cell office:value-type="float" office:value="0.0044836588203907" calcext:value-type="float">
            <text:p>0.004483658820391</text:p>
          </table:table-cell>
        </table:table-row>
        <table:table-row table:style-name="ro1">
          <table:table-cell office:value-type="float" office:value="0.0248445328325033" calcext:value-type="float">
            <text:p>0.024844532832503</text:p>
          </table:table-cell>
          <table:table-cell office:value-type="float" office:value="0.0045083723962307" calcext:value-type="float">
            <text:p>0.004508372396231</text:p>
          </table:table-cell>
        </table:table-row>
        <table:table-row table:style-name="ro1">
          <table:table-cell office:value-type="float" office:value="0.024812825024128" calcext:value-type="float">
            <text:p>0.024812825024128</text:p>
          </table:table-cell>
          <table:table-cell office:value-type="float" office:value="0.00455315923318267" calcext:value-type="float">
            <text:p>0.004553159233183</text:p>
          </table:table-cell>
        </table:table-row>
        <table:table-row table:style-name="ro1">
          <table:table-cell office:value-type="float" office:value="0.0247808173298836" calcext:value-type="float">
            <text:p>0.024780817329884</text:p>
          </table:table-cell>
          <table:table-cell office:value-type="float" office:value="0.00455689104273915" calcext:value-type="float">
            <text:p>0.004556891042739</text:p>
          </table:table-cell>
        </table:table-row>
        <table:table-row table:style-name="ro1">
          <table:table-cell office:value-type="float" office:value="0.0247485302388668" calcext:value-type="float">
            <text:p>0.024748530238867</text:p>
          </table:table-cell>
          <table:table-cell office:value-type="float" office:value="0.00451185926795006" calcext:value-type="float">
            <text:p>0.00451185926795</text:p>
          </table:table-cell>
        </table:table-row>
        <table:table-row table:style-name="ro1">
          <table:table-cell office:value-type="float" office:value="0.0247175768017769" calcext:value-type="float">
            <text:p>0.024717576801777</text:p>
          </table:table-cell>
          <table:table-cell office:value-type="float" office:value="0.00444599846377969" calcext:value-type="float">
            <text:p>0.00444599846378</text:p>
          </table:table-cell>
        </table:table-row>
        <table:table-row table:style-name="ro1">
          <table:table-cell office:value-type="float" office:value="0.024685263633728" calcext:value-type="float">
            <text:p>0.024685263633728</text:p>
          </table:table-cell>
          <table:table-cell office:value-type="float" office:value="0.00438383128494024" calcext:value-type="float">
            <text:p>0.00438383128494</text:p>
          </table:table-cell>
        </table:table-row>
        <table:table-row table:style-name="ro1">
          <table:table-cell office:value-type="float" office:value="0.0246537327766418" calcext:value-type="float">
            <text:p>0.024653732776642</text:p>
          </table:table-cell>
          <table:table-cell office:value-type="float" office:value="0.00434877537190914" calcext:value-type="float">
            <text:p>0.004348775371909</text:p>
          </table:table-cell>
        </table:table-row>
        <table:table-row table:style-name="ro1">
          <table:table-cell office:value-type="float" office:value="0.0246225316077471" calcext:value-type="float">
            <text:p>0.024622531607747</text:p>
          </table:table-cell>
          <table:table-cell office:value-type="float" office:value="0.00435640662908554" calcext:value-type="float">
            <text:p>0.004356406629086</text:p>
          </table:table-cell>
        </table:table-row>
        <table:table-row table:style-name="ro1">
          <table:table-cell office:value-type="float" office:value="0.0245910547673702" calcext:value-type="float">
            <text:p>0.02459105476737</text:p>
          </table:table-cell>
          <table:table-cell office:value-type="float" office:value="0.00438907882198691" calcext:value-type="float">
            <text:p>0.004389078821987</text:p>
          </table:table-cell>
        </table:table-row>
        <table:table-row table:style-name="ro1">
          <table:table-cell office:value-type="float" office:value="0.0245599318295717" calcext:value-type="float">
            <text:p>0.024559931829572</text:p>
          </table:table-cell>
          <table:table-cell office:value-type="float" office:value="0.00442422740161419" calcext:value-type="float">
            <text:p>0.004424227401614</text:p>
          </table:table-cell>
        </table:table-row>
        <table:table-row table:style-name="ro1">
          <table:table-cell office:value-type="float" office:value="0.0245287586003542" calcext:value-type="float">
            <text:p>0.024528758600354</text:p>
          </table:table-cell>
          <table:table-cell office:value-type="float" office:value="0.0044468455016613" calcext:value-type="float">
            <text:p>0.004446845501661</text:p>
          </table:table-cell>
        </table:table-row>
        <table:table-row table:style-name="ro1">
          <table:table-cell office:value-type="float" office:value="0.0244977083057165" calcext:value-type="float">
            <text:p>0.024497708305717</text:p>
          </table:table-cell>
          <table:table-cell office:value-type="float" office:value="0.00442507676780224" calcext:value-type="float">
            <text:p>0.004425076767802</text:p>
          </table:table-cell>
        </table:table-row>
        <table:table-row table:style-name="ro1">
          <table:table-cell office:value-type="float" office:value="0.0244662035256624" calcext:value-type="float">
            <text:p>0.024466203525663</text:p>
          </table:table-cell>
          <table:table-cell office:value-type="float" office:value="0.00436637597158551" calcext:value-type="float">
            <text:p>0.004366375971586</text:p>
          </table:table-cell>
        </table:table-row>
        <table:table-row table:style-name="ro1">
          <table:table-cell office:value-type="float" office:value="0.0244355760514736" calcext:value-type="float">
            <text:p>0.024435576051474</text:p>
          </table:table-cell>
          <table:table-cell office:value-type="float" office:value="0.00431456416845322" calcext:value-type="float">
            <text:p>0.004314564168453</text:p>
          </table:table-cell>
        </table:table-row>
        <table:table-row table:style-name="ro1">
          <table:table-cell office:value-type="float" office:value="0.0244041550904512" calcext:value-type="float">
            <text:p>0.024404155090451</text:p>
          </table:table-cell>
          <table:table-cell office:value-type="float" office:value="0.00427521439269185" calcext:value-type="float">
            <text:p>0.004275214392692</text:p>
          </table:table-cell>
        </table:table-row>
        <table:table-row table:style-name="ro1">
          <table:table-cell office:value-type="float" office:value="0.0243733692914248" calcext:value-type="float">
            <text:p>0.024373369291425</text:p>
          </table:table-cell>
          <table:table-cell office:value-type="float" office:value="0.00426350953057408" calcext:value-type="float">
            <text:p>0.004263509530574</text:p>
          </table:table-cell>
        </table:table-row>
        <table:table-row table:style-name="ro1">
          <table:table-cell office:value-type="float" office:value="0.024342043325305" calcext:value-type="float">
            <text:p>0.024342043325305</text:p>
          </table:table-cell>
          <table:table-cell office:value-type="float" office:value="0.00427121762186289" calcext:value-type="float">
            <text:p>0.004271217621863</text:p>
          </table:table-cell>
        </table:table-row>
        <table:table-row table:style-name="ro1">
          <table:table-cell office:value-type="float" office:value="0.0243119988590479" calcext:value-type="float">
            <text:p>0.024311998859048</text:p>
          </table:table-cell>
          <table:table-cell office:value-type="float" office:value="0.0042870594188571" calcext:value-type="float">
            <text:p>0.004287059418857</text:p>
          </table:table-cell>
        </table:table-row>
        <table:table-row table:style-name="ro1">
          <table:table-cell office:value-type="float" office:value="0.0242810975760221" calcext:value-type="float">
            <text:p>0.024281097576022</text:p>
          </table:table-cell>
          <table:table-cell office:value-type="float" office:value="0.00428774859756231" calcext:value-type="float">
            <text:p>0.004287748597562</text:p>
          </table:table-cell>
        </table:table-row>
        <table:table-row table:style-name="ro1">
          <table:table-cell office:value-type="float" office:value="0.024251913651824" calcext:value-type="float">
            <text:p>0.024251913651824</text:p>
          </table:table-cell>
          <table:table-cell office:value-type="float" office:value="0.00427919812500477" calcext:value-type="float">
            <text:p>0.004279198125005</text:p>
          </table:table-cell>
        </table:table-row>
        <table:table-row table:style-name="ro1">
          <table:table-cell office:value-type="float" office:value="0.0242215618491173" calcext:value-type="float">
            <text:p>0.024221561849117</text:p>
          </table:table-cell>
          <table:table-cell office:value-type="float" office:value="0.00426100613549352" calcext:value-type="float">
            <text:p>0.004261006135494</text:p>
          </table:table-cell>
        </table:table-row>
        <table:table-row table:style-name="ro1">
          <table:table-cell office:value-type="float" office:value="0.0241910088807344" calcext:value-type="float">
            <text:p>0.024191008880735</text:p>
          </table:table-cell>
          <table:table-cell office:value-type="float" office:value="0.00423154979944229" calcext:value-type="float">
            <text:p>0.004231549799442</text:p>
          </table:table-cell>
        </table:table-row>
        <table:table-row table:style-name="ro1">
          <table:table-cell office:value-type="float" office:value="0.0241610556840897" calcext:value-type="float">
            <text:p>0.02416105568409</text:p>
          </table:table-cell>
          <table:table-cell office:value-type="float" office:value="0.00420381780713797" calcext:value-type="float">
            <text:p>0.004203817807138</text:p>
          </table:table-cell>
        </table:table-row>
        <table:table-row table:style-name="ro1">
          <table:table-cell office:value-type="float" office:value="0.0241305157542229" calcext:value-type="float">
            <text:p>0.024130515754223</text:p>
          </table:table-cell>
          <table:table-cell office:value-type="float" office:value="0.00418377108871937" calcext:value-type="float">
            <text:p>0.004183771088719</text:p>
          </table:table-cell>
        </table:table-row>
        <table:table-row table:style-name="ro1">
          <table:table-cell office:value-type="float" office:value="0.0241002514958382" calcext:value-type="float">
            <text:p>0.024100251495838</text:p>
          </table:table-cell>
          <table:table-cell office:value-type="float" office:value="0.00417603366076946" calcext:value-type="float">
            <text:p>0.004176033660769</text:p>
          </table:table-cell>
        </table:table-row>
        <table:table-row table:style-name="ro1">
          <table:table-cell office:value-type="float" office:value="0.0240703132003546" calcext:value-type="float">
            <text:p>0.024070313200355</text:p>
          </table:table-cell>
          <table:table-cell office:value-type="float" office:value="0.00417723460122943" calcext:value-type="float">
            <text:p>0.004177234601229</text:p>
          </table:table-cell>
        </table:table-row>
        <table:table-row table:style-name="ro1">
          <table:table-cell office:value-type="float" office:value="0.0240405071526766" calcext:value-type="float">
            <text:p>0.024040507152677</text:p>
          </table:table-cell>
          <table:table-cell office:value-type="float" office:value="0.00418053846806288" calcext:value-type="float">
            <text:p>0.004180538468063</text:p>
          </table:table-cell>
        </table:table-row>
        <table:table-row table:style-name="ro1">
          <table:table-cell office:value-type="float" office:value="0.0240106619894505" calcext:value-type="float">
            <text:p>0.024010661989451</text:p>
          </table:table-cell>
          <table:table-cell office:value-type="float" office:value="0.00419782428070903" calcext:value-type="float">
            <text:p>0.004197824280709</text:p>
          </table:table-cell>
        </table:table-row>
        <table:table-row table:style-name="ro1">
          <table:table-cell office:value-type="float" office:value="0.0239810440689325" calcext:value-type="float">
            <text:p>0.023981044068933</text:p>
          </table:table-cell>
          <table:table-cell office:value-type="float" office:value="0.00422834092751145" calcext:value-type="float">
            <text:p>0.004228340927511</text:p>
          </table:table-cell>
        </table:table-row>
        <table:table-row table:style-name="ro1">
          <table:table-cell office:value-type="float" office:value="0.0239515472203493" calcext:value-type="float">
            <text:p>0.023951547220349</text:p>
          </table:table-cell>
          <table:table-cell office:value-type="float" office:value="0.00426255725324154" calcext:value-type="float">
            <text:p>0.004262557253242</text:p>
          </table:table-cell>
        </table:table-row>
        <table:table-row table:style-name="ro1">
          <table:table-cell office:value-type="float" office:value="0.0239220410585403" calcext:value-type="float">
            <text:p>0.02392204105854</text:p>
          </table:table-cell>
          <table:table-cell office:value-type="float" office:value="0.00429709302261472" calcext:value-type="float">
            <text:p>0.004297093022615</text:p>
          </table:table-cell>
        </table:table-row>
        <table:table-row table:style-name="ro1">
          <table:table-cell office:value-type="float" office:value="0.0238923523575068" calcext:value-type="float">
            <text:p>0.023892352357507</text:p>
          </table:table-cell>
          <table:table-cell office:value-type="float" office:value="0.00429354142397642" calcext:value-type="float">
            <text:p>0.004293541423976</text:p>
          </table:table-cell>
        </table:table-row>
        <table:table-row table:style-name="ro1">
          <table:table-cell office:value-type="float" office:value="0.0238626431673765" calcext:value-type="float">
            <text:p>0.023862643167377</text:p>
          </table:table-cell>
          <table:table-cell office:value-type="float" office:value="0.00425185821950436" calcext:value-type="float">
            <text:p>0.004251858219504</text:p>
          </table:table-cell>
        </table:table-row>
        <table:table-row table:style-name="ro1">
          <table:table-cell office:value-type="float" office:value="0.0238330643624067" calcext:value-type="float">
            <text:p>0.023833064362407</text:p>
          </table:table-cell>
          <table:table-cell office:value-type="float" office:value="0.00418333616107702" calcext:value-type="float">
            <text:p>0.004183336161077</text:p>
          </table:table-cell>
        </table:table-row>
        <table:table-row table:style-name="ro1">
          <table:table-cell office:value-type="float" office:value="0.0238039009273052" calcext:value-type="float">
            <text:p>0.023803900927305</text:p>
          </table:table-cell>
          <table:table-cell office:value-type="float" office:value="0.00411419756710529" calcext:value-type="float">
            <text:p>0.004114197567105</text:p>
          </table:table-cell>
        </table:table-row>
        <table:table-row table:style-name="ro1">
          <table:table-cell office:value-type="float" office:value="0.0237746052443981" calcext:value-type="float">
            <text:p>0.023774605244398</text:p>
          </table:table-cell>
          <table:table-cell office:value-type="float" office:value="0.0040780738927424" calcext:value-type="float">
            <text:p>0.004078073892742</text:p>
          </table:table-cell>
        </table:table-row>
        <table:table-row table:style-name="ro1">
          <table:table-cell office:value-type="float" office:value="0.0237443838268518" calcext:value-type="float">
            <text:p>0.023744383826852</text:p>
          </table:table-cell>
          <table:table-cell office:value-type="float" office:value="0.00407866900786758" calcext:value-type="float">
            <text:p>0.004078669007868</text:p>
          </table:table-cell>
        </table:table-row>
        <table:table-row table:style-name="ro1">
          <table:table-cell office:value-type="float" office:value="0.0237157326191664" calcext:value-type="float">
            <text:p>0.023715732619166</text:p>
          </table:table-cell>
          <table:table-cell office:value-type="float" office:value="0.00409252755343914" calcext:value-type="float">
            <text:p>0.004092527553439</text:p>
          </table:table-cell>
        </table:table-row>
        <table:table-row table:style-name="ro1">
          <table:table-cell office:value-type="float" office:value="0.0236855894327164" calcext:value-type="float">
            <text:p>0.023685589432716</text:p>
          </table:table-cell>
          <table:table-cell office:value-type="float" office:value="0.00410480983555317" calcext:value-type="float">
            <text:p>0.004104809835553</text:p>
          </table:table-cell>
        </table:table-row>
        <table:table-row table:style-name="ro1">
          <table:table-cell office:value-type="float" office:value="0.023656478151679" calcext:value-type="float">
            <text:p>0.023656478151679</text:p>
          </table:table-cell>
          <table:table-cell office:value-type="float" office:value="0.00410094857215881" calcext:value-type="float">
            <text:p>0.004100948572159</text:p>
          </table:table-cell>
        </table:table-row>
        <table:table-row table:style-name="ro1">
          <table:table-cell office:value-type="float" office:value="0.0236272308975458" calcext:value-type="float">
            <text:p>0.023627230897546</text:p>
          </table:table-cell>
          <table:table-cell office:value-type="float" office:value="0.00409019412472844" calcext:value-type="float">
            <text:p>0.004090194124728</text:p>
          </table:table-cell>
        </table:table-row>
        <table:table-row table:style-name="ro1">
          <table:table-cell office:value-type="float" office:value="0.0235982872545719" calcext:value-type="float">
            <text:p>0.023598287254572</text:p>
          </table:table-cell>
          <table:table-cell office:value-type="float" office:value="0.00406365329399705" calcext:value-type="float">
            <text:p>0.004063653293997</text:p>
          </table:table-cell>
        </table:table-row>
        <table:table-row table:style-name="ro1">
          <table:table-cell office:value-type="float" office:value="0.0235696099698544" calcext:value-type="float">
            <text:p>0.023569609969854</text:p>
          </table:table-cell>
          <table:table-cell office:value-type="float" office:value="0.00403498485684395" calcext:value-type="float">
            <text:p>0.004034984856844</text:p>
          </table:table-cell>
        </table:table-row>
        <table:table-row table:style-name="ro1">
          <table:table-cell office:value-type="float" office:value="0.0235406327992678" calcext:value-type="float">
            <text:p>0.023540632799268</text:p>
          </table:table-cell>
          <table:table-cell office:value-type="float" office:value="0.00401082122698426" calcext:value-type="float">
            <text:p>0.004010821226984</text:p>
          </table:table-cell>
        </table:table-row>
        <table:table-row table:style-name="ro1">
          <table:table-cell office:value-type="float" office:value="0.0235120132565498" calcext:value-type="float">
            <text:p>0.02351201325655</text:p>
          </table:table-cell>
          <table:table-cell office:value-type="float" office:value="0.00399530353024602" calcext:value-type="float">
            <text:p>0.003995303530246</text:p>
          </table:table-cell>
        </table:table-row>
        <table:table-row table:style-name="ro1">
          <table:table-cell office:value-type="float" office:value="0.0234833899885416" calcext:value-type="float">
            <text:p>0.023483389988542</text:p>
          </table:table-cell>
          <table:table-cell office:value-type="float" office:value="0.00398782547563314" calcext:value-type="float">
            <text:p>0.003987825475633</text:p>
          </table:table-cell>
        </table:table-row>
        <table:table-row table:style-name="ro1">
          <table:table-cell office:value-type="float" office:value="0.0234544090926647" calcext:value-type="float">
            <text:p>0.023454409092665</text:p>
          </table:table-cell>
          <table:table-cell office:value-type="float" office:value="0.00398566434159875" calcext:value-type="float">
            <text:p>0.003985664341599</text:p>
          </table:table-cell>
        </table:table-row>
        <table:table-row table:style-name="ro1">
          <table:table-cell office:value-type="float" office:value="0.0234260614961386" calcext:value-type="float">
            <text:p>0.023426061496139</text:p>
          </table:table-cell>
          <table:table-cell office:value-type="float" office:value="0.00398164801299572" calcext:value-type="float">
            <text:p>0.003981648012996</text:p>
          </table:table-cell>
        </table:table-row>
        <table:table-row table:style-name="ro1">
          <table:table-cell office:value-type="float" office:value="0.023397583514452" calcext:value-type="float">
            <text:p>0.023397583514452</text:p>
          </table:table-cell>
          <table:table-cell office:value-type="float" office:value="0.00397671386599541" calcext:value-type="float">
            <text:p>0.003976713865995</text:p>
          </table:table-cell>
        </table:table-row>
        <table:table-row table:style-name="ro1">
          <table:table-cell office:value-type="float" office:value="0.0233692526817322" calcext:value-type="float">
            <text:p>0.023369252681732</text:p>
          </table:table-cell>
          <table:table-cell office:value-type="float" office:value="0.0039759804494679" calcext:value-type="float">
            <text:p>0.003975980449468</text:p>
          </table:table-cell>
        </table:table-row>
        <table:table-row table:style-name="ro1">
          <table:table-cell office:value-type="float" office:value="0.023340979591012" calcext:value-type="float">
            <text:p>0.023340979591012</text:p>
          </table:table-cell>
          <table:table-cell office:value-type="float" office:value="0.00398305850103498" calcext:value-type="float">
            <text:p>0.003983058501035</text:p>
          </table:table-cell>
        </table:table-row>
        <table:table-row table:style-name="ro1">
          <table:table-cell office:value-type="float" office:value="0.0233126729726791" calcext:value-type="float">
            <text:p>0.023312672972679</text:p>
          </table:table-cell>
          <table:table-cell office:value-type="float" office:value="0.00400637276470661" calcext:value-type="float">
            <text:p>0.004006372764707</text:p>
          </table:table-cell>
        </table:table-row>
        <table:table-row table:style-name="ro1">
          <table:table-cell office:value-type="float" office:value="0.0232844892889261" calcext:value-type="float">
            <text:p>0.023284489288926</text:p>
          </table:table-cell>
          <table:table-cell office:value-type="float" office:value="0.00404960615560412" calcext:value-type="float">
            <text:p>0.004049606155604</text:p>
          </table:table-cell>
        </table:table-row>
        <table:table-row table:style-name="ro1">
          <table:table-cell office:value-type="float" office:value="0.0232563782483339" calcext:value-type="float">
            <text:p>0.023256378248334</text:p>
          </table:table-cell>
          <table:table-cell office:value-type="float" office:value="0.00407944526523352" calcext:value-type="float">
            <text:p>0.004079445265234</text:p>
          </table:table-cell>
        </table:table-row>
        <table:table-row table:style-name="ro1">
          <table:table-cell office:value-type="float" office:value="0.0232285000383854" calcext:value-type="float">
            <text:p>0.023228500038385</text:p>
          </table:table-cell>
          <table:table-cell office:value-type="float" office:value="0.00408753100782633" calcext:value-type="float">
            <text:p>0.004087531007826</text:p>
          </table:table-cell>
        </table:table-row>
        <table:table-row table:style-name="ro1">
          <table:table-cell office:value-type="float" office:value="0.0232001598924398" calcext:value-type="float">
            <text:p>0.02320015989244</text:p>
          </table:table-cell>
          <table:table-cell office:value-type="float" office:value="0.00404256395995617" calcext:value-type="float">
            <text:p>0.004042563959956</text:p>
          </table:table-cell>
        </table:table-row>
        <table:table-row table:style-name="ro1">
          <table:table-cell office:value-type="float" office:value="0.0231714751571417" calcext:value-type="float">
            <text:p>0.023171475157142</text:p>
          </table:table-cell>
          <table:table-cell office:value-type="float" office:value="0.00398064032196999" calcext:value-type="float">
            <text:p>0.00398064032197</text:p>
          </table:table-cell>
        </table:table-row>
        <table:table-row table:style-name="ro1">
          <table:table-cell office:value-type="float" office:value="0.0231434032320976" calcext:value-type="float">
            <text:p>0.023143403232098</text:p>
          </table:table-cell>
          <table:table-cell office:value-type="float" office:value="0.00392321078106761" calcext:value-type="float">
            <text:p>0.003923210781068</text:p>
          </table:table-cell>
        </table:table-row>
        <table:table-row table:style-name="ro1">
          <table:table-cell office:value-type="float" office:value="0.0231152791529894" calcext:value-type="float">
            <text:p>0.023115279152989</text:p>
          </table:table-cell>
          <table:table-cell office:value-type="float" office:value="0.00388410966843367" calcext:value-type="float">
            <text:p>0.003884109668434</text:p>
          </table:table-cell>
        </table:table-row>
        <table:table-row table:style-name="ro1">
          <table:table-cell office:value-type="float" office:value="0.0230871289968491" calcext:value-type="float">
            <text:p>0.023087128996849</text:p>
          </table:table-cell>
          <table:table-cell office:value-type="float" office:value="0.00387057499028742" calcext:value-type="float">
            <text:p>0.003870574990287</text:p>
          </table:table-cell>
        </table:table-row>
        <table:table-row table:style-name="ro1">
          <table:table-cell office:value-type="float" office:value="0.02305868268013" calcext:value-type="float">
            <text:p>0.02305868268013</text:p>
          </table:table-cell>
          <table:table-cell office:value-type="float" office:value="0.00388780562207103" calcext:value-type="float">
            <text:p>0.003887805622071</text:p>
          </table:table-cell>
        </table:table-row>
        <table:table-row table:style-name="ro1">
          <table:table-cell office:value-type="float" office:value="0.0230305697768927" calcext:value-type="float">
            <text:p>0.023030569776893</text:p>
          </table:table-cell>
          <table:table-cell office:value-type="float" office:value="0.00391760421916843" calcext:value-type="float">
            <text:p>0.003917604219168</text:p>
          </table:table-cell>
        </table:table-row>
        <table:table-row table:style-name="ro1">
          <table:table-cell office:value-type="float" office:value="0.0230025760829449" calcext:value-type="float">
            <text:p>0.023002576082945</text:p>
          </table:table-cell>
          <table:table-cell office:value-type="float" office:value="0.0039280503988266" calcext:value-type="float">
            <text:p>0.003928050398827</text:p>
          </table:table-cell>
        </table:table-row>
        <table:table-row table:style-name="ro1">
          <table:table-cell office:value-type="float" office:value="0.0229747965931892" calcext:value-type="float">
            <text:p>0.022974796593189</text:p>
          </table:table-cell>
          <table:table-cell office:value-type="float" office:value="0.00393093377351761" calcext:value-type="float">
            <text:p>0.003930933773518</text:p>
          </table:table-cell>
        </table:table-row>
        <table:table-row table:style-name="ro1">
          <table:table-cell office:value-type="float" office:value="0.0229470040649176" calcext:value-type="float">
            <text:p>0.022947004064918</text:p>
          </table:table-cell>
          <table:table-cell office:value-type="float" office:value="0.0039160973392427" calcext:value-type="float">
            <text:p>0.003916097339243</text:p>
          </table:table-cell>
        </table:table-row>
        <table:table-row table:style-name="ro1">
          <table:table-cell office:value-type="float" office:value="0.0229190718382597" calcext:value-type="float">
            <text:p>0.02291907183826</text:p>
          </table:table-cell>
          <table:table-cell office:value-type="float" office:value="0.00387711613439024" calcext:value-type="float">
            <text:p>0.00387711613439</text:p>
          </table:table-cell>
        </table:table-row>
        <table:table-row table:style-name="ro1">
          <table:table-cell office:value-type="float" office:value="0.0228910520672798" calcext:value-type="float">
            <text:p>0.02289105206728</text:p>
          </table:table-cell>
          <table:table-cell office:value-type="float" office:value="0.00383917219005525" calcext:value-type="float">
            <text:p>0.003839172190055</text:p>
          </table:table-cell>
        </table:table-row>
        <table:table-row table:style-name="ro1">
          <table:table-cell office:value-type="float" office:value="0.0228635743260384" calcext:value-type="float">
            <text:p>0.022863574326038</text:p>
          </table:table-cell>
          <table:table-cell office:value-type="float" office:value="0.00381202693097293" calcext:value-type="float">
            <text:p>0.003812026930973</text:p>
          </table:table-cell>
        </table:table-row>
        <table:table-row table:style-name="ro1">
          <table:table-cell office:value-type="float" office:value="0.0228358022868633" calcext:value-type="float">
            <text:p>0.022835802286863</text:p>
          </table:table-cell>
          <table:table-cell office:value-type="float" office:value="0.00379738234914839" calcext:value-type="float">
            <text:p>0.003797382349148</text:p>
          </table:table-cell>
        </table:table-row>
        <table:table-row table:style-name="ro1">
          <table:table-cell office:value-type="float" office:value="0.0228082481771708" calcext:value-type="float">
            <text:p>0.022808248177171</text:p>
          </table:table-cell>
          <table:table-cell office:value-type="float" office:value="0.00379863451234996" calcext:value-type="float">
            <text:p>0.00379863451235</text:p>
          </table:table-cell>
        </table:table-row>
        <table:table-row table:style-name="ro1">
          <table:table-cell office:value-type="float" office:value="0.0227807238698006" calcext:value-type="float">
            <text:p>0.022780723869801</text:p>
          </table:table-cell>
          <table:table-cell office:value-type="float" office:value="0.00380895496346056" calcext:value-type="float">
            <text:p>0.003808954963461</text:p>
          </table:table-cell>
        </table:table-row>
        <table:table-row table:style-name="ro1">
          <table:table-cell office:value-type="float" office:value="0.0227535907179117" calcext:value-type="float">
            <text:p>0.022753590717912</text:p>
          </table:table-cell>
          <table:table-cell office:value-type="float" office:value="0.00381758343428373" calcext:value-type="float">
            <text:p>0.003817583434284</text:p>
          </table:table-cell>
        </table:table-row>
        <table:table-row table:style-name="ro1">
          <table:table-cell office:value-type="float" office:value="0.0227259527891874" calcext:value-type="float">
            <text:p>0.022725952789188</text:p>
          </table:table-cell>
          <table:table-cell office:value-type="float" office:value="0.00383126828819513" calcext:value-type="float">
            <text:p>0.003831268288195</text:p>
          </table:table-cell>
        </table:table-row>
        <table:table-row table:style-name="ro1">
          <table:table-cell office:value-type="float" office:value="0.0226988214999437" calcext:value-type="float">
            <text:p>0.022698821499944</text:p>
          </table:table-cell>
          <table:table-cell office:value-type="float" office:value="0.00383507809601724" calcext:value-type="float">
            <text:p>0.003835078096017</text:p>
          </table:table-cell>
        </table:table-row>
        <table:table-row table:style-name="ro1">
          <table:table-cell office:value-type="float" office:value="0.0226717498153448" calcext:value-type="float">
            <text:p>0.022671749815345</text:p>
          </table:table-cell>
          <table:table-cell office:value-type="float" office:value="0.00383550324477255" calcext:value-type="float">
            <text:p>0.003835503244773</text:p>
          </table:table-cell>
        </table:table-row>
        <table:table-row table:style-name="ro1">
          <table:table-cell office:value-type="float" office:value="0.0226443987339735" calcext:value-type="float">
            <text:p>0.022644398733974</text:p>
          </table:table-cell>
          <table:table-cell office:value-type="float" office:value="0.00382192013785243" calcext:value-type="float">
            <text:p>0.003821920137852</text:p>
          </table:table-cell>
        </table:table-row>
        <table:table-row table:style-name="ro1">
          <table:table-cell office:value-type="float" office:value="0.0226174220442772" calcext:value-type="float">
            <text:p>0.022617422044277</text:p>
          </table:table-cell>
          <table:table-cell office:value-type="float" office:value="0.00380311929620802" calcext:value-type="float">
            <text:p>0.003803119296208</text:p>
          </table:table-cell>
        </table:table-row>
        <table:table-row table:style-name="ro1">
          <table:table-cell office:value-type="float" office:value="0.022590596228838" calcext:value-type="float">
            <text:p>0.022590596228838</text:p>
          </table:table-cell>
          <table:table-cell office:value-type="float" office:value="0.00377152883447707" calcext:value-type="float">
            <text:p>0.003771528834477</text:p>
          </table:table-cell>
        </table:table-row>
        <table:table-row table:style-name="ro1">
          <table:table-cell office:value-type="float" office:value="0.0225635282695293" calcext:value-type="float">
            <text:p>0.022563528269529</text:p>
          </table:table-cell>
          <table:table-cell office:value-type="float" office:value="0.00373674766160548" calcext:value-type="float">
            <text:p>0.003736747661605</text:p>
          </table:table-cell>
        </table:table-row>
        <table:table-row table:style-name="ro1">
          <table:table-cell office:value-type="float" office:value="0.0225368831306696" calcext:value-type="float">
            <text:p>0.02253688313067</text:p>
          </table:table-cell>
          <table:table-cell office:value-type="float" office:value="0.00371121475473046" calcext:value-type="float">
            <text:p>0.00371121475473</text:p>
          </table:table-cell>
        </table:table-row>
        <table:table-row table:style-name="ro1">
          <table:table-cell office:value-type="float" office:value="0.0225100480020046" calcext:value-type="float">
            <text:p>0.022510048002005</text:p>
          </table:table-cell>
          <table:table-cell office:value-type="float" office:value="0.00370228919200599" calcext:value-type="float">
            <text:p>0.003702289192006</text:p>
          </table:table-cell>
        </table:table-row>
        <table:table-row table:style-name="ro1">
          <table:table-cell office:value-type="float" office:value="0.0224835891276598" calcext:value-type="float">
            <text:p>0.02248358912766</text:p>
          </table:table-cell>
          <table:table-cell office:value-type="float" office:value="0.00370670738629997" calcext:value-type="float">
            <text:p>0.0037067073863</text:p>
          </table:table-cell>
        </table:table-row>
        <table:table-row table:style-name="ro1">
          <table:table-cell office:value-type="float" office:value="0.0224571209400892" calcext:value-type="float">
            <text:p>0.022457120940089</text:p>
          </table:table-cell>
          <table:table-cell office:value-type="float" office:value="0.00371133396402001" calcext:value-type="float">
            <text:p>0.00371133396402</text:p>
          </table:table-cell>
        </table:table-row>
        <table:table-row table:style-name="ro1">
          <table:table-cell office:value-type="float" office:value="0.0224305652081966" calcext:value-type="float">
            <text:p>0.022430565208197</text:p>
          </table:table-cell>
          <table:table-cell office:value-type="float" office:value="0.00371364038437605" calcext:value-type="float">
            <text:p>0.003713640384376</text:p>
          </table:table-cell>
        </table:table-row>
        <table:table-row table:style-name="ro1">
          <table:table-cell office:value-type="float" office:value="0.0224041026085615" calcext:value-type="float">
            <text:p>0.022404102608562</text:p>
          </table:table-cell>
          <table:table-cell office:value-type="float" office:value="0.00371310883201659" calcext:value-type="float">
            <text:p>0.003713108832017</text:p>
          </table:table-cell>
        </table:table-row>
        <table:table-row table:style-name="ro1">
          <table:table-cell office:value-type="float" office:value="0.0223781690001488" calcext:value-type="float">
            <text:p>0.022378169000149</text:p>
          </table:table-cell>
          <table:table-cell office:value-type="float" office:value="0.00371401966549456" calcext:value-type="float">
            <text:p>0.003714019665495</text:p>
          </table:table-cell>
        </table:table-row>
        <table:table-row table:style-name="ro1">
          <table:table-cell office:value-type="float" office:value="0.0223515965044498" calcext:value-type="float">
            <text:p>0.02235159650445</text:p>
          </table:table-cell>
          <table:table-cell office:value-type="float" office:value="0.00371595146134496" calcext:value-type="float">
            <text:p>0.003715951461345</text:p>
          </table:table-cell>
        </table:table-row>
        <table:table-row table:style-name="ro1">
          <table:table-cell office:value-type="float" office:value="0.0223257746547461" calcext:value-type="float">
            <text:p>0.022325774654746</text:p>
          </table:table-cell>
          <table:table-cell office:value-type="float" office:value="0.00371383642777801" calcext:value-type="float">
            <text:p>0.003713836427778</text:p>
          </table:table-cell>
        </table:table-row>
        <table:table-row table:style-name="ro1">
          <table:table-cell office:value-type="float" office:value="0.0222995635122061" calcext:value-type="float">
            <text:p>0.022299563512206</text:p>
          </table:table-cell>
          <table:table-cell office:value-type="float" office:value="0.00370257324539125" calcext:value-type="float">
            <text:p>0.003702573245391</text:p>
          </table:table-cell>
        </table:table-row>
        <table:table-row table:style-name="ro1">
          <table:table-cell office:value-type="float" office:value="0.0222735591232777" calcext:value-type="float">
            <text:p>0.022273559123278</text:p>
          </table:table-cell>
          <table:table-cell office:value-type="float" office:value="0.00369851430878043" calcext:value-type="float">
            <text:p>0.00369851430878</text:p>
          </table:table-cell>
        </table:table-row>
        <table:table-row table:style-name="ro1">
          <table:table-cell office:value-type="float" office:value="0.0222476720809936" calcext:value-type="float">
            <text:p>0.022247672080994</text:p>
          </table:table-cell>
          <table:table-cell office:value-type="float" office:value="0.0036804664414376" calcext:value-type="float">
            <text:p>0.003680466441438</text:p>
          </table:table-cell>
        </table:table-row>
        <table:table-row table:style-name="ro1">
          <table:table-cell office:value-type="float" office:value="0.0222218818962574" calcext:value-type="float">
            <text:p>0.022221881896257</text:p>
          </table:table-cell>
          <table:table-cell office:value-type="float" office:value="0.00365757197141647" calcext:value-type="float">
            <text:p>0.003657571971416</text:p>
          </table:table-cell>
        </table:table-row>
        <table:table-row table:style-name="ro1">
          <table:table-cell office:value-type="float" office:value="0.0221961531788111" calcext:value-type="float">
            <text:p>0.022196153178811</text:p>
          </table:table-cell>
          <table:table-cell office:value-type="float" office:value="0.00363118061795831" calcext:value-type="float">
            <text:p>0.003631180617958</text:p>
          </table:table-cell>
        </table:table-row>
        <table:table-row table:style-name="ro1">
          <table:table-cell office:value-type="float" office:value="0.0221704915165901" calcext:value-type="float">
            <text:p>0.02217049151659</text:p>
          </table:table-cell>
          <table:table-cell office:value-type="float" office:value="0.00361480819992721" calcext:value-type="float">
            <text:p>0.003614808199927</text:p>
          </table:table-cell>
        </table:table-row>
        <table:table-row table:style-name="ro1">
          <table:table-cell office:value-type="float" office:value="0.0221445634961128" calcext:value-type="float">
            <text:p>0.022144563496113</text:p>
          </table:table-cell>
          <table:table-cell office:value-type="float" office:value="0.00359931495040655" calcext:value-type="float">
            <text:p>0.003599314950407</text:p>
          </table:table-cell>
        </table:table-row>
        <table:table-row table:style-name="ro1">
          <table:table-cell office:value-type="float" office:value="0.0221188422292471" calcext:value-type="float">
            <text:p>0.022118842229247</text:p>
          </table:table-cell>
          <table:table-cell office:value-type="float" office:value="0.00359033513814211" calcext:value-type="float">
            <text:p>0.003590335138142</text:p>
          </table:table-cell>
        </table:table-row>
        <table:table-row table:style-name="ro1">
          <table:table-cell office:value-type="float" office:value="0.022093353793025" calcext:value-type="float">
            <text:p>0.022093353793025</text:p>
          </table:table-cell>
          <table:table-cell office:value-type="float" office:value="0.00359286740422249" calcext:value-type="float">
            <text:p>0.003592867404222</text:p>
          </table:table-cell>
        </table:table-row>
        <table:table-row table:style-name="ro1">
          <table:table-cell office:value-type="float" office:value="0.0220677871257067" calcext:value-type="float">
            <text:p>0.022067787125707</text:p>
          </table:table-cell>
          <table:table-cell office:value-type="float" office:value="0.00359606393612921" calcext:value-type="float">
            <text:p>0.003596063936129</text:p>
          </table:table-cell>
        </table:table-row>
        <table:table-row table:style-name="ro1">
          <table:table-cell office:value-type="float" office:value="0.0220424961298704" calcext:value-type="float">
            <text:p>0.022042496129871</text:p>
          </table:table-cell>
          <table:table-cell office:value-type="float" office:value="0.00360083137638867" calcext:value-type="float">
            <text:p>0.003600831376389</text:p>
          </table:table-cell>
        </table:table-row>
        <table:table-row table:style-name="ro1">
          <table:table-cell office:value-type="float" office:value="0.0220171883702278" calcext:value-type="float">
            <text:p>0.022017188370228</text:p>
          </table:table-cell>
          <table:table-cell office:value-type="float" office:value="0.00361286010593176" calcext:value-type="float">
            <text:p>0.003612860105932</text:p>
          </table:table-cell>
        </table:table-row>
        <table:table-row table:style-name="ro1">
          <table:table-cell office:value-type="float" office:value="0.0219916608184576" calcext:value-type="float">
            <text:p>0.021991660818458</text:p>
          </table:table-cell>
          <table:table-cell office:value-type="float" office:value="0.0036483071744442" calcext:value-type="float">
            <text:p>0.003648307174444</text:p>
          </table:table-cell>
        </table:table-row>
        <table:table-row table:style-name="ro1">
          <table:table-cell office:value-type="float" office:value="0.0219665504992008" calcext:value-type="float">
            <text:p>0.021966550499201</text:p>
          </table:table-cell>
          <table:table-cell office:value-type="float" office:value="0.00367792323231697" calcext:value-type="float">
            <text:p>0.003677923232317</text:p>
          </table:table-cell>
        </table:table-row>
        <table:table-row table:style-name="ro1">
          <table:table-cell office:value-type="float" office:value="0.0219413507729769" calcext:value-type="float">
            <text:p>0.021941350772977</text:p>
          </table:table-cell>
          <table:table-cell office:value-type="float" office:value="0.00370481051504612" calcext:value-type="float">
            <text:p>0.003704810515046</text:p>
          </table:table-cell>
        </table:table-row>
        <table:table-row table:style-name="ro1">
          <table:table-cell office:value-type="float" office:value="0.0219160858541727" calcext:value-type="float">
            <text:p>0.021916085854173</text:p>
          </table:table-cell>
          <table:table-cell office:value-type="float" office:value="0.00370144634507597" calcext:value-type="float">
            <text:p>0.003701446345076</text:p>
          </table:table-cell>
        </table:table-row>
        <table:table-row table:style-name="ro1">
          <table:table-cell office:value-type="float" office:value="0.0218909848481417" calcext:value-type="float">
            <text:p>0.021890984848142</text:p>
          </table:table-cell>
          <table:table-cell office:value-type="float" office:value="0.00366831687279046" calcext:value-type="float">
            <text:p>0.00366831687279</text:p>
          </table:table-cell>
        </table:table-row>
        <table:table-row table:style-name="ro1">
          <table:table-cell office:value-type="float" office:value="0.0218659676611424" calcext:value-type="float">
            <text:p>0.021865967661142</text:p>
          </table:table-cell>
          <table:table-cell office:value-type="float" office:value="0.00361063843593001" calcext:value-type="float">
            <text:p>0.00361063843593</text:p>
          </table:table-cell>
        </table:table-row>
        <table:table-row table:style-name="ro1">
          <table:table-cell office:value-type="float" office:value="0.0218410231173039" calcext:value-type="float">
            <text:p>0.021841023117304</text:p>
          </table:table-cell>
          <table:table-cell office:value-type="float" office:value="0.00355189433321357" calcext:value-type="float">
            <text:p>0.003551894333214</text:p>
          </table:table-cell>
        </table:table-row>
        <table:table-row table:style-name="ro1">
          <table:table-cell office:value-type="float" office:value="0.0218160171061754" calcext:value-type="float">
            <text:p>0.021816017106176</text:p>
          </table:table-cell>
          <table:table-cell office:value-type="float" office:value="0.00350840832106769" calcext:value-type="float">
            <text:p>0.003508408321068</text:p>
          </table:table-cell>
        </table:table-row>
        <table:table-row table:style-name="ro1">
          <table:table-cell office:value-type="float" office:value="0.0217914115637541" calcext:value-type="float">
            <text:p>0.021791411563754</text:p>
          </table:table-cell>
          <table:table-cell office:value-type="float" office:value="0.00350337335839868" calcext:value-type="float">
            <text:p>0.003503373358399</text:p>
          </table:table-cell>
        </table:table-row>
        <table:table-row table:style-name="ro1">
          <table:table-cell office:value-type="float" office:value="0.0217664930969477" calcext:value-type="float">
            <text:p>0.021766493096948</text:p>
          </table:table-cell>
          <table:table-cell office:value-type="float" office:value="0.00352775678038597" calcext:value-type="float">
            <text:p>0.003527756780386</text:p>
          </table:table-cell>
        </table:table-row>
        <table:table-row table:style-name="ro1">
          <table:table-cell office:value-type="float" office:value="0.0217417739331722" calcext:value-type="float">
            <text:p>0.021741773933172</text:p>
          </table:table-cell>
          <table:table-cell office:value-type="float" office:value="0.00355372950434685" calcext:value-type="float">
            <text:p>0.003553729504347</text:p>
          </table:table-cell>
        </table:table-row>
        <table:table-row table:style-name="ro1">
          <table:table-cell office:value-type="float" office:value="0.0217170473188162" calcext:value-type="float">
            <text:p>0.021717047318816</text:p>
          </table:table-cell>
          <table:table-cell office:value-type="float" office:value="0.00358131784014404" calcext:value-type="float">
            <text:p>0.003581317840144</text:p>
          </table:table-cell>
        </table:table-row>
        <table:table-row table:style-name="ro1">
          <table:table-cell office:value-type="float" office:value="0.0216924697160721" calcext:value-type="float">
            <text:p>0.021692469716072</text:p>
          </table:table-cell>
          <table:table-cell office:value-type="float" office:value="0.00358069920912385" calcext:value-type="float">
            <text:p>0.003580699209124</text:p>
          </table:table-cell>
        </table:table-row>
        <table:table-row table:style-name="ro1">
          <table:table-cell office:value-type="float" office:value="0.0216682832688093" calcext:value-type="float">
            <text:p>0.021668283268809</text:p>
          </table:table-cell>
          <table:table-cell office:value-type="float" office:value="0.00356469489634037" calcext:value-type="float">
            <text:p>0.00356469489634</text:p>
          </table:table-cell>
        </table:table-row>
        <table:table-row table:style-name="ro1">
          <table:table-cell office:value-type="float" office:value="0.0216439384967089" calcext:value-type="float">
            <text:p>0.021643938496709</text:p>
          </table:table-cell>
          <table:table-cell office:value-type="float" office:value="0.00352494278922677" calcext:value-type="float">
            <text:p>0.003524942789227</text:p>
          </table:table-cell>
        </table:table-row>
        <table:table-row table:style-name="ro1">
          <table:table-cell office:value-type="float" office:value="0.0216197185218334" calcext:value-type="float">
            <text:p>0.021619718521834</text:p>
          </table:table-cell>
          <table:table-cell office:value-type="float" office:value="0.00348093966022134" calcext:value-type="float">
            <text:p>0.003480939660221</text:p>
          </table:table-cell>
        </table:table-row>
        <table:table-row table:style-name="ro1">
          <table:table-cell office:value-type="float" office:value="0.0215950161218643" calcext:value-type="float">
            <text:p>0.021595016121864</text:p>
          </table:table-cell>
          <table:table-cell office:value-type="float" office:value="0.00344738294370472" calcext:value-type="float">
            <text:p>0.003447382943705</text:p>
          </table:table-cell>
        </table:table-row>
        <table:table-row table:style-name="ro1">
          <table:table-cell office:value-type="float" office:value="0.0215712338685989" calcext:value-type="float">
            <text:p>0.021571233868599</text:p>
          </table:table-cell>
          <table:table-cell office:value-type="float" office:value="0.00344167044386268" calcext:value-type="float">
            <text:p>0.003441670443863</text:p>
          </table:table-cell>
        </table:table-row>
        <table:table-row table:style-name="ro1">
          <table:table-cell office:value-type="float" office:value="0.0215467009693384" calcext:value-type="float">
            <text:p>0.021546700969339</text:p>
          </table:table-cell>
          <table:table-cell office:value-type="float" office:value="0.00345878978259861" calcext:value-type="float">
            <text:p>0.003458789782599</text:p>
          </table:table-cell>
        </table:table-row>
        <table:table-row table:style-name="ro1">
          <table:table-cell office:value-type="float" office:value="0.0215227175503969" calcext:value-type="float">
            <text:p>0.021522717550397</text:p>
          </table:table-cell>
          <table:table-cell office:value-type="float" office:value="0.00347657944075763" calcext:value-type="float">
            <text:p>0.003476579440758</text:p>
          </table:table-cell>
        </table:table-row>
        <table:table-row table:style-name="ro1">
          <table:table-cell office:value-type="float" office:value="0.0214985311031342" calcext:value-type="float">
            <text:p>0.021498531103134</text:p>
          </table:table-cell>
          <table:table-cell office:value-type="float" office:value="0.00349006685428321" calcext:value-type="float">
            <text:p>0.003490066854283</text:p>
          </table:table-cell>
        </table:table-row>
        <table:table-row table:style-name="ro1">
          <table:table-cell office:value-type="float" office:value="0.021475100889802" calcext:value-type="float">
            <text:p>0.021475100889802</text:p>
          </table:table-cell>
          <table:table-cell office:value-type="float" office:value="0.00348627986386418" calcext:value-type="float">
            <text:p>0.003486279863864</text:p>
          </table:table-cell>
        </table:table-row>
        <table:table-row table:style-name="ro1">
          <table:table-cell office:value-type="float" office:value="0.0214508939534426" calcext:value-type="float">
            <text:p>0.021450893953443</text:p>
          </table:table-cell>
          <table:table-cell office:value-type="float" office:value="0.00347047159448266" calcext:value-type="float">
            <text:p>0.003470471594483</text:p>
          </table:table-cell>
        </table:table-row>
        <table:table-row table:style-name="ro1">
          <table:table-cell office:value-type="float" office:value="0.0214270912110805" calcext:value-type="float">
            <text:p>0.021427091211081</text:p>
          </table:table-cell>
          <table:table-cell office:value-type="float" office:value="0.00344403670169413" calcext:value-type="float">
            <text:p>0.003444036701694</text:p>
          </table:table-cell>
        </table:table-row>
        <table:table-row table:style-name="ro1">
          <table:table-cell office:value-type="float" office:value="0.0214038472622633" calcext:value-type="float">
            <text:p>0.021403847262263</text:p>
          </table:table-cell>
          <table:table-cell office:value-type="float" office:value="0.00340658728964627" calcext:value-type="float">
            <text:p>0.003406587289646</text:p>
          </table:table-cell>
        </table:table-row>
        <table:table-row table:style-name="ro1">
          <table:table-cell office:value-type="float" office:value="0.0213796366006136" calcext:value-type="float">
            <text:p>0.021379636600614</text:p>
          </table:table-cell>
          <table:table-cell office:value-type="float" office:value="0.00338296755217016" calcext:value-type="float">
            <text:p>0.00338296755217</text:p>
          </table:table-cell>
        </table:table-row>
        <table:table-row table:style-name="ro1">
          <table:table-cell office:value-type="float" office:value="0.0213560108095408" calcext:value-type="float">
            <text:p>0.021356010809541</text:p>
          </table:table-cell>
          <table:table-cell office:value-type="float" office:value="0.00337962061166763" calcext:value-type="float">
            <text:p>0.003379620611668</text:p>
          </table:table-cell>
        </table:table-row>
        <table:table-row table:style-name="ro1">
          <table:table-cell office:value-type="float" office:value="0.0213327426463366" calcext:value-type="float">
            <text:p>0.021332742646337</text:p>
          </table:table-cell>
          <table:table-cell office:value-type="float" office:value="0.00339871412143111" calcext:value-type="float">
            <text:p>0.003398714121431</text:p>
          </table:table-cell>
        </table:table-row>
        <table:table-row table:style-name="ro1">
          <table:table-cell office:value-type="float" office:value="0.0213089697062969" calcext:value-type="float">
            <text:p>0.021308969706297</text:p>
          </table:table-cell>
          <table:table-cell office:value-type="float" office:value="0.00341960997320712" calcext:value-type="float">
            <text:p>0.003419609973207</text:p>
          </table:table-cell>
        </table:table-row>
        <table:table-row table:style-name="ro1">
          <table:table-cell office:value-type="float" office:value="0.0212855655699968" calcext:value-type="float">
            <text:p>0.021285565569997</text:p>
          </table:table-cell>
          <table:table-cell office:value-type="float" office:value="0.00345620140433311" calcext:value-type="float">
            <text:p>0.003456201404333</text:p>
          </table:table-cell>
        </table:table-row>
        <table:table-row table:style-name="ro1">
          <table:table-cell office:value-type="float" office:value="0.0212621185928583" calcext:value-type="float">
            <text:p>0.021262118592858</text:p>
          </table:table-cell>
          <table:table-cell office:value-type="float" office:value="0.00347669213078916" calcext:value-type="float">
            <text:p>0.003476692130789</text:p>
          </table:table-cell>
        </table:table-row>
        <table:table-row table:style-name="ro1">
          <table:table-cell office:value-type="float" office:value="0.0212388075888157" calcext:value-type="float">
            <text:p>0.021238807588816</text:p>
          </table:table-cell>
          <table:table-cell office:value-type="float" office:value="0.00348031870089471" calcext:value-type="float">
            <text:p>0.003480318700895</text:p>
          </table:table-cell>
        </table:table-row>
        <table:table-row table:style-name="ro1">
          <table:table-cell office:value-type="float" office:value="0.0212153270840645" calcext:value-type="float">
            <text:p>0.021215327084065</text:p>
          </table:table-cell>
          <table:table-cell office:value-type="float" office:value="0.00346299330703914" calcext:value-type="float">
            <text:p>0.003462993307039</text:p>
          </table:table-cell>
        </table:table-row>
        <table:table-row table:style-name="ro1">
          <table:table-cell office:value-type="float" office:value="0.0211921315640211" calcext:value-type="float">
            <text:p>0.021192131564021</text:p>
          </table:table-cell>
          <table:table-cell office:value-type="float" office:value="0.0034255760256201" calcext:value-type="float">
            <text:p>0.00342557602562</text:p>
          </table:table-cell>
        </table:table-row>
        <table:table-row table:style-name="ro1">
          <table:table-cell office:value-type="float" office:value="0.0211688783019781" calcext:value-type="float">
            <text:p>0.021168878301978</text:p>
          </table:table-cell>
          <table:table-cell office:value-type="float" office:value="0.00337785226292908" calcext:value-type="float">
            <text:p>0.003377852262929</text:p>
          </table:table-cell>
        </table:table-row>
        <table:table-row table:style-name="ro1">
          <table:table-cell office:value-type="float" office:value="0.0211460385471582" calcext:value-type="float">
            <text:p>0.021146038547158</text:p>
          </table:table-cell>
          <table:table-cell office:value-type="float" office:value="0.00333758862689137" calcext:value-type="float">
            <text:p>0.003337588626891</text:p>
          </table:table-cell>
        </table:table-row>
        <table:table-row table:style-name="ro1">
          <table:table-cell office:value-type="float" office:value="0.0211227368563414" calcext:value-type="float">
            <text:p>0.021122736856341</text:p>
          </table:table-cell>
          <table:table-cell office:value-type="float" office:value="0.00331183965317905" calcext:value-type="float">
            <text:p>0.003311839653179</text:p>
          </table:table-cell>
        </table:table-row>
        <table:table-row table:style-name="ro1">
          <table:table-cell office:value-type="float" office:value="0.0210996977984905" calcext:value-type="float">
            <text:p>0.021099697798491</text:p>
          </table:table-cell>
          <table:table-cell office:value-type="float" office:value="0.00331884645856917" calcext:value-type="float">
            <text:p>0.003318846458569</text:p>
          </table:table-cell>
        </table:table-row>
        <table:table-row table:style-name="ro1">
          <table:table-cell office:value-type="float" office:value="0.0210765805095434" calcext:value-type="float">
            <text:p>0.021076580509544</text:p>
          </table:table-cell>
          <table:table-cell office:value-type="float" office:value="0.00334324897266924" calcext:value-type="float">
            <text:p>0.003343248972669</text:p>
          </table:table-cell>
        </table:table-row>
        <table:table-row table:style-name="ro1">
          <table:table-cell office:value-type="float" office:value="0.0210535898804665" calcext:value-type="float">
            <text:p>0.021053589880467</text:p>
          </table:table-cell>
          <table:table-cell office:value-type="float" office:value="0.00335921486839652" calcext:value-type="float">
            <text:p>0.003359214868397</text:p>
          </table:table-cell>
        </table:table-row>
        <table:table-row table:style-name="ro1">
          <table:table-cell office:value-type="float" office:value="0.0210308246314526" calcext:value-type="float">
            <text:p>0.021030824631453</text:p>
          </table:table-cell>
          <table:table-cell office:value-type="float" office:value="0.003367118537426" calcext:value-type="float">
            <text:p>0.003367118537426</text:p>
          </table:table-cell>
        </table:table-row>
        <table:table-row table:style-name="ro1">
          <table:table-cell office:value-type="float" office:value="0.0210079643875361" calcext:value-type="float">
            <text:p>0.021007964387536</text:p>
          </table:table-cell>
          <table:table-cell office:value-type="float" office:value="0.00336371385492384" calcext:value-type="float">
            <text:p>0.003363713854924</text:p>
          </table:table-cell>
        </table:table-row>
        <table:table-row table:style-name="ro1">
          <table:table-cell office:value-type="float" office:value="0.0209853108972311" calcext:value-type="float">
            <text:p>0.020985310897231</text:p>
          </table:table-cell>
          <table:table-cell office:value-type="float" office:value="0.00333630037494004" calcext:value-type="float">
            <text:p>0.00333630037494</text:p>
          </table:table-cell>
        </table:table-row>
        <table:table-row table:style-name="ro1">
          <table:table-cell office:value-type="float" office:value="0.0209626276046038" calcext:value-type="float">
            <text:p>0.020962627604604</text:p>
          </table:table-cell>
          <table:table-cell office:value-type="float" office:value="0.00330101302824914" calcext:value-type="float">
            <text:p>0.003301013028249</text:p>
          </table:table-cell>
        </table:table-row>
        <table:table-row table:style-name="ro1">
          <table:table-cell office:value-type="float" office:value="0.0209397859871387" calcext:value-type="float">
            <text:p>0.020939785987139</text:p>
          </table:table-cell>
          <table:table-cell office:value-type="float" office:value="0.00327027798630297" calcext:value-type="float">
            <text:p>0.003270277986303</text:p>
          </table:table-cell>
        </table:table-row>
        <table:table-row table:style-name="ro1">
          <table:table-cell office:value-type="float" office:value="0.0209176074713469" calcext:value-type="float">
            <text:p>0.020917607471347</text:p>
          </table:table-cell>
          <table:table-cell office:value-type="float" office:value="0.00325658591464162" calcext:value-type="float">
            <text:p>0.003256585914642</text:p>
          </table:table-cell>
        </table:table-row>
        <table:table-row table:style-name="ro1">
          <table:table-cell office:value-type="float" office:value="0.0208944249898195" calcext:value-type="float">
            <text:p>0.02089442498982</text:p>
          </table:table-cell>
          <table:table-cell office:value-type="float" office:value="0.00325924530625343" calcext:value-type="float">
            <text:p>0.003259245306253</text:p>
          </table:table-cell>
        </table:table-row>
        <table:table-row table:style-name="ro1">
          <table:table-cell office:value-type="float" office:value="0.0208729356527329" calcext:value-type="float">
            <text:p>0.020872935652733</text:p>
          </table:table-cell>
          <table:table-cell office:value-type="float" office:value="0.00327352294698358" calcext:value-type="float">
            <text:p>0.003273522946984</text:p>
          </table:table-cell>
        </table:table-row>
        <table:table-row table:style-name="ro1">
          <table:table-cell office:value-type="float" office:value="0.0208500400185585" calcext:value-type="float">
            <text:p>0.020850040018559</text:p>
          </table:table-cell>
          <table:table-cell office:value-type="float" office:value="0.00328280939720571" calcext:value-type="float">
            <text:p>0.003282809397206</text:p>
          </table:table-cell>
        </table:table-row>
        <table:table-row table:style-name="ro1">
          <table:table-cell office:value-type="float" office:value="0.0208269357681274" calcext:value-type="float">
            <text:p>0.020826935768128</text:p>
          </table:table-cell>
          <table:table-cell office:value-type="float" office:value="0.0032846531830728" calcext:value-type="float">
            <text:p>0.003284653183073</text:p>
          </table:table-cell>
        </table:table-row>
        <table:table-row table:style-name="ro1">
          <table:table-cell office:value-type="float" office:value="0.0208052676171064" calcext:value-type="float">
            <text:p>0.020805267617107</text:p>
          </table:table-cell>
          <table:table-cell office:value-type="float" office:value="0.00327535881660879" calcext:value-type="float">
            <text:p>0.003275358816609</text:p>
          </table:table-cell>
        </table:table-row>
        <table:table-row table:style-name="ro1">
          <table:table-cell office:value-type="float" office:value="0.0207818448543549" calcext:value-type="float">
            <text:p>0.020781844854355</text:p>
          </table:table-cell>
          <table:table-cell office:value-type="float" office:value="0.00326179387047887" calcext:value-type="float">
            <text:p>0.003261793870479</text:p>
          </table:table-cell>
        </table:table-row>
        <table:table-row table:style-name="ro1">
          <table:table-cell office:value-type="float" office:value="0.0207600947469473" calcext:value-type="float">
            <text:p>0.020760094746947</text:p>
          </table:table-cell>
          <table:table-cell office:value-type="float" office:value="0.00323904980905354" calcext:value-type="float">
            <text:p>0.003239049809054</text:p>
          </table:table-cell>
        </table:table-row>
        <table:table-row table:style-name="ro1">
          <table:table-cell office:value-type="float" office:value="0.0207377541810274" calcext:value-type="float">
            <text:p>0.020737754181027</text:p>
          </table:table-cell>
          <table:table-cell office:value-type="float" office:value="0.00322015513665974" calcext:value-type="float">
            <text:p>0.00322015513666</text:p>
          </table:table-cell>
        </table:table-row>
        <table:table-row table:style-name="ro1">
          <table:table-cell office:value-type="float" office:value="0.0207145754247904" calcext:value-type="float">
            <text:p>0.02071457542479</text:p>
          </table:table-cell>
          <table:table-cell office:value-type="float" office:value="0.00320135173387826" calcext:value-type="float">
            <text:p>0.003201351733878</text:p>
          </table:table-cell>
        </table:table-row>
        <table:table-row table:style-name="ro1">
          <table:table-cell office:value-type="float" office:value="0.0206936951726675" calcext:value-type="float">
            <text:p>0.020693695172668</text:p>
          </table:table-cell>
          <table:table-cell office:value-type="float" office:value="0.00319042638875544" calcext:value-type="float">
            <text:p>0.003190426388755</text:p>
          </table:table-cell>
        </table:table-row>
        <table:table-row table:style-name="ro1">
          <table:table-cell office:value-type="float" office:value="0.0206711273640394" calcext:value-type="float">
            <text:p>0.02067112736404</text:p>
          </table:table-cell>
          <table:table-cell office:value-type="float" office:value="0.00318942731246352" calcext:value-type="float">
            <text:p>0.003189427312464</text:p>
          </table:table-cell>
        </table:table-row>
        <table:table-row table:style-name="ro1">
          <table:table-cell office:value-type="float" office:value="0.0206479746848345" calcext:value-type="float">
            <text:p>0.020647974684835</text:p>
          </table:table-cell>
          <table:table-cell office:value-type="float" office:value="0.00319283432327211" calcext:value-type="float">
            <text:p>0.003192834323272</text:p>
          </table:table-cell>
        </table:table-row>
        <table:table-row table:style-name="ro1">
          <table:table-cell office:value-type="float" office:value="0.0206262730062008" calcext:value-type="float">
            <text:p>0.020626273006201</text:p>
          </table:table-cell>
          <table:table-cell office:value-type="float" office:value="0.00320679787546396" calcext:value-type="float">
            <text:p>0.003206797875464</text:p>
          </table:table-cell>
        </table:table-row>
        <table:table-row table:style-name="ro1">
          <table:table-cell office:value-type="float" office:value="0.0206038299947977" calcext:value-type="float">
            <text:p>0.020603829994798</text:p>
          </table:table-cell>
          <table:table-cell office:value-type="float" office:value="0.00322548183612525" calcext:value-type="float">
            <text:p>0.003225481836125</text:p>
          </table:table-cell>
        </table:table-row>
        <table:table-row table:style-name="ro1">
          <table:table-cell office:value-type="float" office:value="0.0205816477537155" calcext:value-type="float">
            <text:p>0.020581647753716</text:p>
          </table:table-cell>
          <table:table-cell office:value-type="float" office:value="0.0032599656842649" calcext:value-type="float">
            <text:p>0.003259965684265</text:p>
          </table:table-cell>
        </table:table-row>
        <table:table-row table:style-name="ro1">
          <table:table-cell office:value-type="float" office:value="0.0205595809966326" calcext:value-type="float">
            <text:p>0.020559580996633</text:p>
          </table:table-cell>
          <table:table-cell office:value-type="float" office:value="0.00331690302118659" calcext:value-type="float">
            <text:p>0.003316903021187</text:p>
          </table:table-cell>
        </table:table-row>
        <table:table-row table:style-name="ro1">
          <table:table-cell office:value-type="float" office:value="0.0205383989959955" calcext:value-type="float">
            <text:p>0.020538398995996</text:p>
          </table:table-cell>
          <table:table-cell office:value-type="float" office:value="0.0033671734854579" calcext:value-type="float">
            <text:p>0.003367173485458</text:p>
          </table:table-cell>
        </table:table-row>
        <table:table-row table:style-name="ro1">
          <table:table-cell office:value-type="float" office:value="0.0205166339874268" calcext:value-type="float">
            <text:p>0.020516633987427</text:p>
          </table:table-cell>
          <table:table-cell office:value-type="float" office:value="0.00336333247832954" calcext:value-type="float">
            <text:p>0.00336333247833</text:p>
          </table:table-cell>
        </table:table-row>
        <table:table-row table:style-name="ro1">
          <table:table-cell office:value-type="float" office:value="0.0204939991235733" calcext:value-type="float">
            <text:p>0.020493999123573</text:p>
          </table:table-cell>
          <table:table-cell office:value-type="float" office:value="0.00329443183727562" calcext:value-type="float">
            <text:p>0.003294431837276</text:p>
          </table:table-cell>
        </table:table-row>
        <table:table-row table:style-name="ro1">
          <table:table-cell office:value-type="float" office:value="0.0204726457595825" calcext:value-type="float">
            <text:p>0.020472645759583</text:p>
          </table:table-cell>
          <table:table-cell office:value-type="float" office:value="0.00321747781708837" calcext:value-type="float">
            <text:p>0.003217477817088</text:p>
          </table:table-cell>
        </table:table-row>
        <table:table-row table:style-name="ro1">
          <table:table-cell office:value-type="float" office:value="0.0204504430294037" calcext:value-type="float">
            <text:p>0.020450443029404</text:p>
          </table:table-cell>
          <table:table-cell office:value-type="float" office:value="0.00315340748056769" calcext:value-type="float">
            <text:p>0.003153407480568</text:p>
          </table:table-cell>
        </table:table-row>
        <table:table-row table:style-name="ro1">
          <table:table-cell office:value-type="float" office:value="0.0204286444932222" calcext:value-type="float">
            <text:p>0.020428644493222</text:p>
          </table:table-cell>
          <table:table-cell office:value-type="float" office:value="0.0031212754547596" calcext:value-type="float">
            <text:p>0.00312127545476</text:p>
          </table:table-cell>
        </table:table-row>
        <table:table-row table:style-name="ro1">
          <table:table-cell office:value-type="float" office:value="0.0204070266336203" calcext:value-type="float">
            <text:p>0.02040702663362</text:p>
          </table:table-cell>
          <table:table-cell office:value-type="float" office:value="0.00312619539909065" calcext:value-type="float">
            <text:p>0.003126195399091</text:p>
          </table:table-cell>
        </table:table-row>
        <table:table-row table:style-name="ro1">
          <table:table-cell office:value-type="float" office:value="0.0203854534775019" calcext:value-type="float">
            <text:p>0.020385453477502</text:p>
          </table:table-cell>
          <table:table-cell office:value-type="float" office:value="0.00315494183450937" calcext:value-type="float">
            <text:p>0.003154941834509</text:p>
          </table:table-cell>
        </table:table-row>
        <table:table-row table:style-name="ro1">
          <table:table-cell office:value-type="float" office:value="0.0203638542443514" calcext:value-type="float">
            <text:p>0.020363854244351</text:p>
          </table:table-cell>
          <table:table-cell office:value-type="float" office:value="0.00317785236984491" calcext:value-type="float">
            <text:p>0.003177852369845</text:p>
          </table:table-cell>
        </table:table-row>
        <table:table-row table:style-name="ro1">
          <table:table-cell office:value-type="float" office:value="0.0203420761972666" calcext:value-type="float">
            <text:p>0.020342076197267</text:p>
          </table:table-cell>
          <table:table-cell office:value-type="float" office:value="0.00318383565172553" calcext:value-type="float">
            <text:p>0.003183835651726</text:p>
          </table:table-cell>
        </table:table-row>
        <table:table-row table:style-name="ro1">
          <table:table-cell office:value-type="float" office:value="0.0203201938420534" calcext:value-type="float">
            <text:p>0.020320193842054</text:p>
          </table:table-cell>
          <table:table-cell office:value-type="float" office:value="0.00317353685386479" calcext:value-type="float">
            <text:p>0.003173536853865</text:p>
          </table:table-cell>
        </table:table-row>
        <table:table-row table:style-name="ro1">
          <table:table-cell office:value-type="float" office:value="0.0202984213829041" calcext:value-type="float">
            <text:p>0.020298421382904</text:p>
          </table:table-cell>
          <table:table-cell office:value-type="float" office:value="0.00314122135750949" calcext:value-type="float">
            <text:p>0.00314122135751</text:p>
          </table:table-cell>
        </table:table-row>
        <table:table-row table:style-name="ro1">
          <table:table-cell office:value-type="float" office:value="0.0202766750007868" calcext:value-type="float">
            <text:p>0.020276675000787</text:p>
          </table:table-cell>
          <table:table-cell office:value-type="float" office:value="0.00310377776622772" calcext:value-type="float">
            <text:p>0.003103777766228</text:p>
          </table:table-cell>
        </table:table-row>
        <table:table-row table:style-name="ro1">
          <table:table-cell office:value-type="float" office:value="0.0202555283904076" calcext:value-type="float">
            <text:p>0.020255528390408</text:p>
          </table:table-cell>
          <table:table-cell office:value-type="float" office:value="0.00307603925466537" calcext:value-type="float">
            <text:p>0.003076039254665</text:p>
          </table:table-cell>
        </table:table-row>
        <table:table-row table:style-name="ro1">
          <table:table-cell office:value-type="float" office:value="0.0202337503433228" calcext:value-type="float">
            <text:p>0.020233750343323</text:p>
          </table:table-cell>
          <table:table-cell office:value-type="float" office:value="0.00307151186279953" calcext:value-type="float">
            <text:p>0.0030715118628</text:p>
          </table:table-cell>
        </table:table-row>
        <table:table-row table:style-name="ro1">
          <table:table-cell office:value-type="float" office:value="0.0202121455222368" calcext:value-type="float">
            <text:p>0.020212145522237</text:p>
          </table:table-cell>
          <table:table-cell office:value-type="float" office:value="0.00307790003716946" calcext:value-type="float">
            <text:p>0.003077900037169</text:p>
          </table:table-cell>
        </table:table-row>
        <table:table-row table:style-name="ro1">
          <table:table-cell office:value-type="float" office:value="0.0201903842389584" calcext:value-type="float">
            <text:p>0.020190384238958</text:p>
          </table:table-cell>
          <table:table-cell office:value-type="float" office:value="0.00309050315991044" calcext:value-type="float">
            <text:p>0.00309050315991</text:p>
          </table:table-cell>
        </table:table-row>
        <table:table-row table:style-name="ro1">
          <table:table-cell office:value-type="float" office:value="0.0201687607914209" calcext:value-type="float">
            <text:p>0.020168760791421</text:p>
          </table:table-cell>
          <table:table-cell office:value-type="float" office:value="0.00308768823742867" calcext:value-type="float">
            <text:p>0.003087688237429</text:p>
          </table:table-cell>
        </table:table-row>
        <table:table-row table:style-name="ro1">
          <table:table-cell office:value-type="float" office:value="0.0201470740139484" calcext:value-type="float">
            <text:p>0.020147074013949</text:p>
          </table:table-cell>
          <table:table-cell office:value-type="float" office:value="0.00306958868168294" calcext:value-type="float">
            <text:p>0.003069588681683</text:p>
          </table:table-cell>
        </table:table-row>
        <table:table-row table:style-name="ro1">
          <table:table-cell office:value-type="float" office:value="0.0201257076114416" calcext:value-type="float">
            <text:p>0.020125707611442</text:p>
          </table:table-cell>
          <table:table-cell office:value-type="float" office:value="0.00305007980205119" calcext:value-type="float">
            <text:p>0.003050079802051</text:p>
          </table:table-cell>
        </table:table-row>
        <table:table-row table:style-name="ro1">
          <table:table-cell office:value-type="float" office:value="0.0201039668172598" calcext:value-type="float">
            <text:p>0.02010396681726</text:p>
          </table:table-cell>
          <table:table-cell office:value-type="float" office:value="0.00303415185771883" calcext:value-type="float">
            <text:p>0.003034151857719</text:p>
          </table:table-cell>
        </table:table-row>
        <table:table-row table:style-name="ro1">
          <table:table-cell office:value-type="float" office:value="0.0200824961066246" calcext:value-type="float">
            <text:p>0.020082496106625</text:p>
          </table:table-cell>
          <table:table-cell office:value-type="float" office:value="0.00302618113346398" calcext:value-type="float">
            <text:p>0.003026181133464</text:p>
          </table:table-cell>
        </table:table-row>
        <table:table-row table:style-name="ro1">
          <table:table-cell office:value-type="float" office:value="0.020060820505023" calcext:value-type="float">
            <text:p>0.020060820505023</text:p>
          </table:table-cell>
          <table:table-cell office:value-type="float" office:value="0.00303050270304084" calcext:value-type="float">
            <text:p>0.003030502703041</text:p>
          </table:table-cell>
        </table:table-row>
        <table:table-row table:style-name="ro1">
          <table:table-cell office:value-type="float" office:value="0.0200401060283184" calcext:value-type="float">
            <text:p>0.020040106028318</text:p>
          </table:table-cell>
          <table:table-cell office:value-type="float" office:value="0.00303882756270468" calcext:value-type="float">
            <text:p>0.003038827562705</text:p>
          </table:table-cell>
        </table:table-row>
        <table:table-row table:style-name="ro1">
          <table:table-cell office:value-type="float" office:value="0.0200183317065239" calcext:value-type="float">
            <text:p>0.020018331706524</text:p>
          </table:table-cell>
          <table:table-cell office:value-type="float" office:value="0.00305311707779765" calcext:value-type="float">
            <text:p>0.003053117077798</text:p>
          </table:table-cell>
        </table:table-row>
        <table:table-row table:style-name="ro1">
          <table:table-cell office:value-type="float" office:value="0.0199969671666622" calcext:value-type="float">
            <text:p>0.019996967166662</text:p>
          </table:table-cell>
          <table:table-cell office:value-type="float" office:value="0.00307577638886869" calcext:value-type="float">
            <text:p>0.003075776388869</text:p>
          </table:table-cell>
        </table:table-row>
        <table:table-row table:style-name="ro1">
          <table:table-cell office:value-type="float" office:value="0.0199755299836397" calcext:value-type="float">
            <text:p>0.01997552998364</text:p>
          </table:table-cell>
          <table:table-cell office:value-type="float" office:value="0.00310211908072233" calcext:value-type="float">
            <text:p>0.003102119080722</text:p>
          </table:table-cell>
        </table:table-row>
        <table:table-row table:style-name="ro1">
          <table:table-cell office:value-type="float" office:value="0.0199545994400978" calcext:value-type="float">
            <text:p>0.019954599440098</text:p>
          </table:table-cell>
          <table:table-cell office:value-type="float" office:value="0.00310705788433552" calcext:value-type="float">
            <text:p>0.003107057884336</text:p>
          </table:table-cell>
        </table:table-row>
        <table:table-row table:style-name="ro1">
          <table:table-cell office:value-type="float" office:value="0.0199331380426884" calcext:value-type="float">
            <text:p>0.019933138042688</text:p>
          </table:table-cell>
          <table:table-cell office:value-type="float" office:value="0.00311073823831975" calcext:value-type="float">
            <text:p>0.00311073823832</text:p>
          </table:table-cell>
        </table:table-row>
        <table:table-row table:style-name="ro1">
          <table:table-cell office:value-type="float" office:value="0.0199123807251453" calcext:value-type="float">
            <text:p>0.019912380725145</text:p>
          </table:table-cell>
          <table:table-cell office:value-type="float" office:value="0.00309853488579392" calcext:value-type="float">
            <text:p>0.003098534885794</text:p>
          </table:table-cell>
        </table:table-row>
        <table:table-row table:style-name="ro1">
          <table:table-cell office:value-type="float" office:value="0.0198912154883146" calcext:value-type="float">
            <text:p>0.019891215488315</text:p>
          </table:table-cell>
          <table:table-cell office:value-type="float" office:value="0.00307433679699898" calcext:value-type="float">
            <text:p>0.003074336796999</text:p>
          </table:table-cell>
        </table:table-row>
        <table:table-row table:style-name="ro1">
          <table:table-cell office:value-type="float" office:value="0.0198696181178093" calcext:value-type="float">
            <text:p>0.019869618117809</text:p>
          </table:table-cell>
          <table:table-cell office:value-type="float" office:value="0.00304090860299766" calcext:value-type="float">
            <text:p>0.003040908602998</text:p>
          </table:table-cell>
        </table:table-row>
        <table:table-row table:style-name="ro1">
          <table:table-cell office:value-type="float" office:value="0.0198486726731062" calcext:value-type="float">
            <text:p>0.019848672673106</text:p>
          </table:table-cell>
          <table:table-cell office:value-type="float" office:value="0.00299652060493827" calcext:value-type="float">
            <text:p>0.002996520604938</text:p>
          </table:table-cell>
        </table:table-row>
        <table:table-row table:style-name="ro1">
          <table:table-cell office:value-type="float" office:value="0.01982750184834" calcext:value-type="float">
            <text:p>0.01982750184834</text:p>
          </table:table-cell>
          <table:table-cell office:value-type="float" office:value="0.00296078389510512" calcext:value-type="float">
            <text:p>0.002960783895105</text:p>
          </table:table-cell>
        </table:table-row>
        <table:table-row table:style-name="ro1">
          <table:table-cell office:value-type="float" office:value="0.0198065303266048" calcext:value-type="float">
            <text:p>0.019806530326605</text:p>
          </table:table-cell>
          <table:table-cell office:value-type="float" office:value="0.00294801383279264" calcext:value-type="float">
            <text:p>0.002948013832793</text:p>
          </table:table-cell>
        </table:table-row>
        <table:table-row table:style-name="ro1">
          <table:table-cell office:value-type="float" office:value="0.0197855085134506" calcext:value-type="float">
            <text:p>0.019785508513451</text:p>
          </table:table-cell>
          <table:table-cell office:value-type="float" office:value="0.0029549072496593" calcext:value-type="float">
            <text:p>0.002954907249659</text:p>
          </table:table-cell>
        </table:table-row>
        <table:table-row table:style-name="ro1">
          <table:table-cell office:value-type="float" office:value="0.0197646301239729" calcext:value-type="float">
            <text:p>0.019764630123973</text:p>
          </table:table-cell>
          <table:table-cell office:value-type="float" office:value="0.00297194928862155" calcext:value-type="float">
            <text:p>0.002971949288622</text:p>
          </table:table-cell>
        </table:table-row>
        <table:table-row table:style-name="ro1">
          <table:table-cell office:value-type="float" office:value="0.0197436269372702" calcext:value-type="float">
            <text:p>0.01974362693727</text:p>
          </table:table-cell>
          <table:table-cell office:value-type="float" office:value="0.0029898111242801" calcext:value-type="float">
            <text:p>0.00298981112428</text:p>
          </table:table-cell>
        </table:table-row>
        <table:table-row table:style-name="ro1">
          <table:table-cell office:value-type="float" office:value="0.0197227839380503" calcext:value-type="float">
            <text:p>0.01972278393805</text:p>
          </table:table-cell>
          <table:table-cell office:value-type="float" office:value="0.00300100585445762" calcext:value-type="float">
            <text:p>0.003001005854458</text:p>
          </table:table-cell>
        </table:table-row>
        <table:table-row table:style-name="ro1">
          <table:table-cell office:value-type="float" office:value="0.0197018533945084" calcext:value-type="float">
            <text:p>0.019701853394508</text:p>
          </table:table-cell>
          <table:table-cell office:value-type="float" office:value="0.00300782104022801" calcext:value-type="float">
            <text:p>0.003007821040228</text:p>
          </table:table-cell>
        </table:table-row>
        <table:table-row table:style-name="ro1">
          <table:table-cell office:value-type="float" office:value="0.0196812991052866" calcext:value-type="float">
            <text:p>0.019681299105287</text:p>
          </table:table-cell>
          <table:table-cell office:value-type="float" office:value="0.0029999075923115" calcext:value-type="float">
            <text:p>0.002999907592312</text:p>
          </table:table-cell>
        </table:table-row>
        <table:table-row table:style-name="ro1">
          <table:table-cell office:value-type="float" office:value="0.0196602679789066" calcext:value-type="float">
            <text:p>0.019660267978907</text:p>
          </table:table-cell>
          <table:table-cell office:value-type="float" office:value="0.00297606620006263" calcext:value-type="float">
            <text:p>0.002976066200063</text:p>
          </table:table-cell>
        </table:table-row>
        <table:table-row table:style-name="ro1">
          <table:table-cell office:value-type="float" office:value="0.019639752805233" calcext:value-type="float">
            <text:p>0.019639752805233</text:p>
          </table:table-cell>
          <table:table-cell office:value-type="float" office:value="0.00294464267790318" calcext:value-type="float">
            <text:p>0.002944642677903</text:p>
          </table:table-cell>
        </table:table-row>
        <table:table-row table:style-name="ro1">
          <table:table-cell office:value-type="float" office:value="0.0196188446134329" calcext:value-type="float">
            <text:p>0.019618844613433</text:p>
          </table:table-cell>
          <table:table-cell office:value-type="float" office:value="0.00290846754796803" calcext:value-type="float">
            <text:p>0.002908467547968</text:p>
          </table:table-cell>
        </table:table-row>
        <table:table-row table:style-name="ro1">
          <table:table-cell office:value-type="float" office:value="0.019598750397563" calcext:value-type="float">
            <text:p>0.019598750397563</text:p>
          </table:table-cell>
          <table:table-cell office:value-type="float" office:value="0.0028915498405695" calcext:value-type="float">
            <text:p>0.00289154984057</text:p>
          </table:table-cell>
        </table:table-row>
        <table:table-row table:style-name="ro1">
          <table:table-cell office:value-type="float" office:value="0.0195776559412479" calcext:value-type="float">
            <text:p>0.019577655941248</text:p>
          </table:table-cell>
          <table:table-cell office:value-type="float" office:value="0.0028975096065551" calcext:value-type="float">
            <text:p>0.002897509606555</text:p>
          </table:table-cell>
        </table:table-row>
        <table:table-row table:style-name="ro1">
          <table:table-cell office:value-type="float" office:value="0.0195571333169937" calcext:value-type="float">
            <text:p>0.019557133316994</text:p>
          </table:table-cell>
          <table:table-cell office:value-type="float" office:value="0.00291531928814948" calcext:value-type="float">
            <text:p>0.002915319288149</text:p>
          </table:table-cell>
        </table:table-row>
        <table:table-row table:style-name="ro1">
          <table:table-cell office:value-type="float" office:value="0.0195365529507399" calcext:value-type="float">
            <text:p>0.01953655295074</text:p>
          </table:table-cell>
          <table:table-cell office:value-type="float" office:value="0.00294078630395234" calcext:value-type="float">
            <text:p>0.002940786303952</text:p>
          </table:table-cell>
        </table:table-row>
        <table:table-row table:style-name="ro1">
          <table:table-cell office:value-type="float" office:value="0.0195162016898394" calcext:value-type="float">
            <text:p>0.019516201689839</text:p>
          </table:table-cell>
          <table:table-cell office:value-type="float" office:value="0.00297374580986798" calcext:value-type="float">
            <text:p>0.002973745809868</text:p>
          </table:table-cell>
        </table:table-row>
        <table:table-row table:style-name="ro1">
          <table:table-cell office:value-type="float" office:value="0.0194962248206139" calcext:value-type="float">
            <text:p>0.019496224820614</text:p>
          </table:table-cell>
          <table:table-cell office:value-type="float" office:value="0.00300371926277876" calcext:value-type="float">
            <text:p>0.003003719262779</text:p>
          </table:table-cell>
        </table:table-row>
        <table:table-row table:style-name="ro1">
          <table:table-cell office:value-type="float" office:value="0.0194755792617798" calcext:value-type="float">
            <text:p>0.01947557926178</text:p>
          </table:table-cell>
          <table:table-cell office:value-type="float" office:value="0.00302398949861527" calcext:value-type="float">
            <text:p>0.003023989498615</text:p>
          </table:table-cell>
        </table:table-row>
        <table:table-row table:style-name="ro1">
          <table:table-cell office:value-type="float" office:value="0.0194556023925543" calcext:value-type="float">
            <text:p>0.019455602392554</text:p>
          </table:table-cell>
          <table:table-cell office:value-type="float" office:value="0.00300107290968299" calcext:value-type="float">
            <text:p>0.003001072909683</text:p>
          </table:table-cell>
        </table:table-row>
        <table:table-row table:style-name="ro1">
          <table:table-cell office:value-type="float" office:value="0.0194348227232695" calcext:value-type="float">
            <text:p>0.01943482272327</text:p>
          </table:table-cell>
          <table:table-cell office:value-type="float" office:value="0.00294936145655811" calcext:value-type="float">
            <text:p>0.002949361456558</text:p>
          </table:table-cell>
        </table:table-row>
        <table:table-row table:style-name="ro1">
          <table:table-cell office:value-type="float" office:value="0.0194151811301708" calcext:value-type="float">
            <text:p>0.019415181130171</text:p>
          </table:table-cell>
          <table:table-cell office:value-type="float" office:value="0.00289068324491382" calcext:value-type="float">
            <text:p>0.002890683244914</text:p>
          </table:table-cell>
        </table:table-row>
        <table:table-row table:style-name="ro1">
          <table:table-cell office:value-type="float" office:value="0.0193952489644289" calcext:value-type="float">
            <text:p>0.019395248964429</text:p>
          </table:table-cell>
          <table:table-cell office:value-type="float" office:value="0.00284552574157715" calcext:value-type="float">
            <text:p>0.002845525741577</text:p>
          </table:table-cell>
        </table:table-row>
        <table:table-row table:style-name="ro1">
          <table:table-cell office:value-type="float" office:value="0.0193743091076613" calcext:value-type="float">
            <text:p>0.019374309107661</text:p>
          </table:table-cell>
          <table:table-cell office:value-type="float" office:value="0.00284196482971311" calcext:value-type="float">
            <text:p>0.002841964829713</text:p>
          </table:table-cell>
        </table:table-row>
        <table:table-row table:style-name="ro1">
          <table:table-cell office:value-type="float" office:value="0.0193541329354048" calcext:value-type="float">
            <text:p>0.019354132935405</text:p>
          </table:table-cell>
          <table:table-cell office:value-type="float" office:value="0.00286559131927788" calcext:value-type="float">
            <text:p>0.002865591319278</text:p>
          </table:table-cell>
        </table:table-row>
        <table:table-row table:style-name="ro1">
          <table:table-cell office:value-type="float" office:value="0.0193336587399244" calcext:value-type="float">
            <text:p>0.019333658739925</text:p>
          </table:table-cell>
          <table:table-cell office:value-type="float" office:value="0.00288623035885394" calcext:value-type="float">
            <text:p>0.002886230358854</text:p>
          </table:table-cell>
        </table:table-row>
        <table:table-row table:style-name="ro1">
          <table:table-cell office:value-type="float" office:value="0.019313495606184" calcext:value-type="float">
            <text:p>0.019313495606184</text:p>
          </table:table-cell>
          <table:table-cell office:value-type="float" office:value="0.00289215007796884" calcext:value-type="float">
            <text:p>0.002892150077969</text:p>
          </table:table-cell>
        </table:table-row>
        <table:table-row table:style-name="ro1">
          <table:table-cell office:value-type="float" office:value="0.0192933287471533" calcext:value-type="float">
            <text:p>0.019293328747153</text:p>
          </table:table-cell>
          <table:table-cell office:value-type="float" office:value="0.00287882285192609" calcext:value-type="float">
            <text:p>0.002878822851926</text:p>
          </table:table-cell>
        </table:table-row>
        <table:table-row table:style-name="ro1">
          <table:table-cell office:value-type="float" office:value="0.019273217767477" calcext:value-type="float">
            <text:p>0.019273217767477</text:p>
          </table:table-cell>
          <table:table-cell office:value-type="float" office:value="0.00285130389966071" calcext:value-type="float">
            <text:p>0.002851303899661</text:p>
          </table:table-cell>
        </table:table-row>
        <table:table-row table:style-name="ro1">
          <table:table-cell office:value-type="float" office:value="0.0192532893270254" calcext:value-type="float">
            <text:p>0.019253289327026</text:p>
          </table:table-cell>
          <table:table-cell office:value-type="float" office:value="0.00281821633689106" calcext:value-type="float">
            <text:p>0.002818216336891</text:p>
          </table:table-cell>
        </table:table-row>
        <table:table-row table:style-name="ro1">
          <table:table-cell office:value-type="float" office:value="0.0192331820726395" calcext:value-type="float">
            <text:p>0.01923318207264</text:p>
          </table:table-cell>
          <table:table-cell office:value-type="float" office:value="0.0027980727609247" calcext:value-type="float">
            <text:p>0.002798072760925</text:p>
          </table:table-cell>
        </table:table-row>
        <table:table-row table:style-name="ro1">
          <table:table-cell office:value-type="float" office:value="0.0192132145166397" calcext:value-type="float">
            <text:p>0.01921321451664</text:p>
          </table:table-cell>
          <table:table-cell office:value-type="float" office:value="0.00280126719735563" calcext:value-type="float">
            <text:p>0.002801267197356</text:p>
          </table:table-cell>
        </table:table-row>
        <table:table-row table:style-name="ro1">
          <table:table-cell office:value-type="float" office:value="0.0191928297281265" calcext:value-type="float">
            <text:p>0.019192829728127</text:p>
          </table:table-cell>
          <table:table-cell office:value-type="float" office:value="0.0028155567124486" calcext:value-type="float">
            <text:p>0.002815556712449</text:p>
          </table:table-cell>
        </table:table-row>
        <table:table-row table:style-name="ro1">
          <table:table-cell office:value-type="float" office:value="0.0191736873239279" calcext:value-type="float">
            <text:p>0.019173687323928</text:p>
          </table:table-cell>
          <table:table-cell office:value-type="float" office:value="0.00282515655271709" calcext:value-type="float">
            <text:p>0.002825156552717</text:p>
          </table:table-cell>
        </table:table-row>
        <table:table-row table:style-name="ro1">
          <table:table-cell office:value-type="float" office:value="0.019153056666255" calcext:value-type="float">
            <text:p>0.019153056666255</text:p>
          </table:table-cell>
          <table:table-cell office:value-type="float" office:value="0.00282785063609481" calcext:value-type="float">
            <text:p>0.002827850636095</text:p>
          </table:table-cell>
        </table:table-row>
        <table:table-row table:style-name="ro1">
          <table:table-cell office:value-type="float" office:value="0.0191336367279291" calcext:value-type="float">
            <text:p>0.019133636727929</text:p>
          </table:table-cell>
          <table:table-cell office:value-type="float" office:value="0.0028349191416055" calcext:value-type="float">
            <text:p>0.002834919141606</text:p>
          </table:table-cell>
        </table:table-row>
        <table:table-row table:style-name="ro1">
          <table:table-cell office:value-type="float" office:value="0.0191136095672846" calcext:value-type="float">
            <text:p>0.019113609567285</text:p>
          </table:table-cell>
          <table:table-cell office:value-type="float" office:value="0.00282451859675348" calcext:value-type="float">
            <text:p>0.002824518596753</text:p>
          </table:table-cell>
        </table:table-row>
        <table:table-row table:style-name="ro1">
          <table:table-cell office:value-type="float" office:value="0.0190935246646404" calcext:value-type="float">
            <text:p>0.019093524664641</text:p>
          </table:table-cell>
          <table:table-cell office:value-type="float" office:value="0.0028106439858675" calcext:value-type="float">
            <text:p>0.002810643985868</text:p>
          </table:table-cell>
        </table:table-row>
        <table:table-row table:style-name="ro1">
          <table:table-cell office:value-type="float" office:value="0.0190737936645746" calcext:value-type="float">
            <text:p>0.019073793664575</text:p>
          </table:table-cell>
          <table:table-cell office:value-type="float" office:value="0.00280003389343619" calcext:value-type="float">
            <text:p>0.002800033893436</text:p>
          </table:table-cell>
        </table:table-row>
        <table:table-row table:style-name="ro1">
          <table:table-cell office:value-type="float" office:value="0.0190536584705114" calcext:value-type="float">
            <text:p>0.019053658470512</text:p>
          </table:table-cell>
          <table:table-cell office:value-type="float" office:value="0.00277313636615872" calcext:value-type="float">
            <text:p>0.002773136366159</text:p>
          </table:table-cell>
        </table:table-row>
        <table:table-row table:style-name="ro1">
          <table:table-cell office:value-type="float" office:value="0.019034206867218" calcext:value-type="float">
            <text:p>0.019034206867218</text:p>
          </table:table-cell>
          <table:table-cell office:value-type="float" office:value="0.0027535695116967" calcext:value-type="float">
            <text:p>0.002753569511697</text:p>
          </table:table-cell>
        </table:table-row>
        <table:table-row table:style-name="ro1">
          <table:table-cell office:value-type="float" office:value="0.0190143883228302" calcext:value-type="float">
            <text:p>0.01901438832283</text:p>
          </table:table-cell>
          <table:table-cell office:value-type="float" office:value="0.0027440011035651" calcext:value-type="float">
            <text:p>0.002744001103565</text:p>
          </table:table-cell>
        </table:table-row>
        <table:table-row table:style-name="ro1">
          <table:table-cell office:value-type="float" office:value="0.0189945250749588" calcext:value-type="float">
            <text:p>0.018994525074959</text:p>
          </table:table-cell>
          <table:table-cell office:value-type="float" office:value="0.00273995846509933" calcext:value-type="float">
            <text:p>0.002739958465099</text:p>
          </table:table-cell>
        </table:table-row>
        <table:table-row table:style-name="ro1">
          <table:table-cell office:value-type="float" office:value="0.0189750529825687" calcext:value-type="float">
            <text:p>0.018975052982569</text:p>
          </table:table-cell>
          <table:table-cell office:value-type="float" office:value="0.00273986184038222" calcext:value-type="float">
            <text:p>0.002739861840382</text:p>
          </table:table-cell>
        </table:table-row>
        <table:table-row table:style-name="ro1">
          <table:table-cell office:value-type="float" office:value="0.0189554523676634" calcext:value-type="float">
            <text:p>0.018955452367663</text:p>
          </table:table-cell>
          <table:table-cell office:value-type="float" office:value="0.00274538830853999" calcext:value-type="float">
            <text:p>0.00274538830854</text:p>
          </table:table-cell>
        </table:table-row>
        <table:table-row table:style-name="ro1">
          <table:table-cell office:value-type="float" office:value="0.0189359355717897" calcext:value-type="float">
            <text:p>0.01893593557179</text:p>
          </table:table-cell>
          <table:table-cell office:value-type="float" office:value="0.00274801207706332" calcext:value-type="float">
            <text:p>0.002748012077063</text:p>
          </table:table-cell>
        </table:table-row>
        <table:table-row table:style-name="ro1">
          <table:table-cell office:value-type="float" office:value="0.0189161151647568" calcext:value-type="float">
            <text:p>0.018916115164757</text:p>
          </table:table-cell>
          <table:table-cell office:value-type="float" office:value="0.00275597302243114" calcext:value-type="float">
            <text:p>0.002755973022431</text:p>
          </table:table-cell>
        </table:table-row>
        <table:table-row table:style-name="ro1">
          <table:table-cell office:value-type="float" office:value="0.018897008150816" calcext:value-type="float">
            <text:p>0.018897008150816</text:p>
          </table:table-cell>
          <table:table-cell office:value-type="float" office:value="0.00277606514282525" calcext:value-type="float">
            <text:p>0.002776065142825</text:p>
          </table:table-cell>
        </table:table-row>
        <table:table-row table:style-name="ro1">
          <table:table-cell office:value-type="float" office:value="0.0188769046217203" calcext:value-type="float">
            <text:p>0.01887690462172</text:p>
          </table:table-cell>
          <table:table-cell office:value-type="float" office:value="0.00280549842864275" calcext:value-type="float">
            <text:p>0.002805498428643</text:p>
          </table:table-cell>
        </table:table-row>
        <table:table-row table:style-name="ro1">
          <table:table-cell office:value-type="float" office:value="0.0188578628003597" calcext:value-type="float">
            <text:p>0.01885786280036</text:p>
          </table:table-cell>
          <table:table-cell office:value-type="float" office:value="0.00284518417902291" calcext:value-type="float">
            <text:p>0.002845184179023</text:p>
          </table:table-cell>
        </table:table-row>
        <table:table-row table:style-name="ro1">
          <table:table-cell office:value-type="float" office:value="0.0188383404165506" calcext:value-type="float">
            <text:p>0.018838340416551</text:p>
          </table:table-cell>
          <table:table-cell office:value-type="float" office:value="0.00287691107951105" calcext:value-type="float">
            <text:p>0.002876911079511</text:p>
          </table:table-cell>
        </table:table-row>
        <table:table-row table:style-name="ro1">
          <table:table-cell office:value-type="float" office:value="0.0188182666897774" calcext:value-type="float">
            <text:p>0.018818266689777</text:p>
          </table:table-cell>
          <table:table-cell office:value-type="float" office:value="0.00286495755426586" calcext:value-type="float">
            <text:p>0.002864957554266</text:p>
          </table:table-cell>
        </table:table-row>
        <table:table-row table:style-name="ro1">
          <table:table-cell office:value-type="float" office:value="0.0187986269593239" calcext:value-type="float">
            <text:p>0.018798626959324</text:p>
          </table:table-cell>
          <table:table-cell office:value-type="float" office:value="0.00281305704265833" calcext:value-type="float">
            <text:p>0.002813057042658</text:p>
          </table:table-cell>
        </table:table-row>
        <table:table-row table:style-name="ro1">
          <table:table-cell office:value-type="float" office:value="0.0187789499759674" calcext:value-type="float">
            <text:p>0.018778949975967</text:p>
          </table:table-cell>
          <table:table-cell office:value-type="float" office:value="0.0027495997492224" calcext:value-type="float">
            <text:p>0.002749599749222</text:p>
          </table:table-cell>
        </table:table-row>
        <table:table-row table:style-name="ro1">
          <table:table-cell office:value-type="float" office:value="0.0187596417963505" calcext:value-type="float">
            <text:p>0.018759641796351</text:p>
          </table:table-cell>
          <table:table-cell office:value-type="float" office:value="0.00269321422092617" calcext:value-type="float">
            <text:p>0.002693214220926</text:p>
          </table:table-cell>
        </table:table-row>
        <table:table-row table:style-name="ro1">
          <table:table-cell office:value-type="float" office:value="0.0187403671443462" calcext:value-type="float">
            <text:p>0.018740367144346</text:p>
          </table:table-cell>
          <table:table-cell office:value-type="float" office:value="0.00267912563867867" calcext:value-type="float">
            <text:p>0.002679125638679</text:p>
          </table:table-cell>
        </table:table-row>
        <table:table-row table:style-name="ro1">
          <table:table-cell office:value-type="float" office:value="0.0187206473201513" calcext:value-type="float">
            <text:p>0.018720647320151</text:p>
          </table:table-cell>
          <table:table-cell office:value-type="float" office:value="0.00269710808061063" calcext:value-type="float">
            <text:p>0.002697108080611</text:p>
          </table:table-cell>
        </table:table-row>
        <table:table-row table:style-name="ro1">
          <table:table-cell office:value-type="float" office:value="0.0187014732509851" calcext:value-type="float">
            <text:p>0.018701473250985</text:p>
          </table:table-cell>
          <table:table-cell office:value-type="float" office:value="0.00270998803898692" calcext:value-type="float">
            <text:p>0.002709988038987</text:p>
          </table:table-cell>
        </table:table-row>
        <table:table-row table:style-name="ro1">
          <table:table-cell office:value-type="float" office:value="0.0186818689107895" calcext:value-type="float">
            <text:p>0.01868186891079</text:p>
          </table:table-cell>
          <table:table-cell office:value-type="float" office:value="0.00271683558821678" calcext:value-type="float">
            <text:p>0.002716835588217</text:p>
          </table:table-cell>
        </table:table-row>
        <table:table-row table:style-name="ro1">
          <table:table-cell office:value-type="float" office:value="0.0186635702848434" calcext:value-type="float">
            <text:p>0.018663570284844</text:p>
          </table:table-cell>
          <table:table-cell office:value-type="float" office:value="0.00270877708680928" calcext:value-type="float">
            <text:p>0.002708777086809</text:p>
          </table:table-cell>
        </table:table-row>
        <table:table-row table:style-name="ro1">
          <table:table-cell office:value-type="float" office:value="0.0186441168189049" calcext:value-type="float">
            <text:p>0.018644116818905</text:p>
          </table:table-cell>
          <table:table-cell office:value-type="float" office:value="0.0026797850150615" calcext:value-type="float">
            <text:p>0.002679785015062</text:p>
          </table:table-cell>
        </table:table-row>
        <table:table-row table:style-name="ro1">
          <table:table-cell office:value-type="float" office:value="0.0186249017715454" calcext:value-type="float">
            <text:p>0.018624901771545</text:p>
          </table:table-cell>
          <table:table-cell office:value-type="float" office:value="0.00265438039787114" calcext:value-type="float">
            <text:p>0.002654380397871</text:p>
          </table:table-cell>
        </table:table-row>
        <table:table-row table:style-name="ro1">
          <table:table-cell office:value-type="float" office:value="0.0186059195548296" calcext:value-type="float">
            <text:p>0.01860591955483</text:p>
          </table:table-cell>
          <table:table-cell office:value-type="float" office:value="0.00264324247837067" calcext:value-type="float">
            <text:p>0.002643242478371</text:p>
          </table:table-cell>
        </table:table-row>
        <table:table-row table:style-name="ro1">
          <table:table-cell office:value-type="float" office:value="0.018586253747344" calcext:value-type="float">
            <text:p>0.018586253747344</text:p>
          </table:table-cell>
          <table:table-cell office:value-type="float" office:value="0.00263549853116274" calcext:value-type="float">
            <text:p>0.002635498531163</text:p>
          </table:table-cell>
        </table:table-row>
        <table:table-row table:style-name="ro1">
          <table:table-cell office:value-type="float" office:value="0.0185673497617245" calcext:value-type="float">
            <text:p>0.018567349761725</text:p>
          </table:table-cell>
          <table:table-cell office:value-type="float" office:value="0.0026404291857034" calcext:value-type="float">
            <text:p>0.002640429185703</text:p>
          </table:table-cell>
        </table:table-row>
        <table:table-row table:style-name="ro1">
          <table:table-cell office:value-type="float" office:value="0.0185483135282993" calcext:value-type="float">
            <text:p>0.018548313528299</text:p>
          </table:table-cell>
          <table:table-cell office:value-type="float" office:value="0.0026530334725976" calcext:value-type="float">
            <text:p>0.002653033472598</text:p>
          </table:table-cell>
        </table:table-row>
        <table:table-row table:style-name="ro1">
          <table:table-cell office:value-type="float" office:value="0.0185297057032585" calcext:value-type="float">
            <text:p>0.018529705703259</text:p>
          </table:table-cell>
          <table:table-cell office:value-type="float" office:value="0.00265163974836469" calcext:value-type="float">
            <text:p>0.002651639748365</text:p>
          </table:table-cell>
        </table:table-row>
        <table:table-row table:style-name="ro1">
          <table:table-cell office:value-type="float" office:value="0.0185105819255114" calcext:value-type="float">
            <text:p>0.018510581925511</text:p>
          </table:table-cell>
          <table:table-cell office:value-type="float" office:value="0.00265366910025477" calcext:value-type="float">
            <text:p>0.002653669100255</text:p>
          </table:table-cell>
        </table:table-row>
        <table:table-row table:style-name="ro1">
          <table:table-cell office:value-type="float" office:value="0.0184922143816948" calcext:value-type="float">
            <text:p>0.018492214381695</text:p>
          </table:table-cell>
          <table:table-cell office:value-type="float" office:value="0.00266132107935846" calcext:value-type="float">
            <text:p>0.002661321079358</text:p>
          </table:table-cell>
        </table:table-row>
        <table:table-row table:style-name="ro1">
          <table:table-cell office:value-type="float" office:value="0.0184730291366577" calcext:value-type="float">
            <text:p>0.018473029136658</text:p>
          </table:table-cell>
          <table:table-cell office:value-type="float" office:value="0.00265358621254563" calcext:value-type="float">
            <text:p>0.002653586212546</text:p>
          </table:table-cell>
        </table:table-row>
        <table:table-row table:style-name="ro1">
          <table:table-cell office:value-type="float" office:value="0.0184539835900068" calcext:value-type="float">
            <text:p>0.018453983590007</text:p>
          </table:table-cell>
          <table:table-cell office:value-type="float" office:value="0.00264622853137553" calcext:value-type="float">
            <text:p>0.002646228531376</text:p>
          </table:table-cell>
        </table:table-row>
        <table:table-row table:style-name="ro1">
          <table:table-cell office:value-type="float" office:value="0.0184353087097406" calcext:value-type="float">
            <text:p>0.018435308709741</text:p>
          </table:table-cell>
          <table:table-cell office:value-type="float" office:value="0.00264948909170926" calcext:value-type="float">
            <text:p>0.002649489091709</text:p>
          </table:table-cell>
        </table:table-row>
        <table:table-row table:style-name="ro1">
          <table:table-cell office:value-type="float" office:value="0.0184163097292185" calcext:value-type="float">
            <text:p>0.018416309729219</text:p>
          </table:table-cell>
          <table:table-cell office:value-type="float" office:value="0.00263991882093251" calcext:value-type="float">
            <text:p>0.002639918820933</text:p>
          </table:table-cell>
        </table:table-row>
        <table:table-row table:style-name="ro1">
          <table:table-cell office:value-type="float" office:value="0.0183979049324989" calcext:value-type="float">
            <text:p>0.018397904932499</text:p>
          </table:table-cell>
          <table:table-cell office:value-type="float" office:value="0.00263260444626212" calcext:value-type="float">
            <text:p>0.002632604446262</text:p>
          </table:table-cell>
        </table:table-row>
        <table:table-row table:style-name="ro1">
          <table:table-cell office:value-type="float" office:value="0.0183788724243641" calcext:value-type="float">
            <text:p>0.018378872424364</text:p>
          </table:table-cell>
          <table:table-cell office:value-type="float" office:value="0.0026297636795789" calcext:value-type="float">
            <text:p>0.002629763679579</text:p>
          </table:table-cell>
        </table:table-row>
        <table:table-row table:style-name="ro1">
          <table:table-cell office:value-type="float" office:value="0.0183603707700968" calcext:value-type="float">
            <text:p>0.018360370770097</text:p>
          </table:table-cell>
          <table:table-cell office:value-type="float" office:value="0.00261434959247708" calcext:value-type="float">
            <text:p>0.002614349592477</text:p>
          </table:table-cell>
        </table:table-row>
        <table:table-row table:style-name="ro1">
          <table:table-cell office:value-type="float" office:value="0.0183415021747351" calcext:value-type="float">
            <text:p>0.018341502174735</text:p>
          </table:table-cell>
          <table:table-cell office:value-type="float" office:value="0.00259497901424766" calcext:value-type="float">
            <text:p>0.002594979014248</text:p>
          </table:table-cell>
        </table:table-row>
        <table:table-row table:style-name="ro1">
          <table:table-cell office:value-type="float" office:value="0.0183233674615622" calcext:value-type="float">
            <text:p>0.018323367461562</text:p>
          </table:table-cell>
          <table:table-cell office:value-type="float" office:value="0.00258041056804359" calcext:value-type="float">
            <text:p>0.002580410568044</text:p>
          </table:table-cell>
        </table:table-row>
        <table:table-row table:style-name="ro1">
          <table:table-cell office:value-type="float" office:value="0.0183044653385878" calcext:value-type="float">
            <text:p>0.018304465338588</text:p>
          </table:table-cell>
          <table:table-cell office:value-type="float" office:value="0.00256555317901075" calcext:value-type="float">
            <text:p>0.002565553179011</text:p>
          </table:table-cell>
        </table:table-row>
        <table:table-row table:style-name="ro1">
          <table:table-cell office:value-type="float" office:value="0.0182861257344484" calcext:value-type="float">
            <text:p>0.018286125734449</text:p>
          </table:table-cell>
          <table:table-cell office:value-type="float" office:value="0.00256088608875871" calcext:value-type="float">
            <text:p>0.002560886088759</text:p>
          </table:table-cell>
        </table:table-row>
        <table:table-row table:style-name="ro1">
          <table:table-cell office:value-type="float" office:value="0.0182673763483763" calcext:value-type="float">
            <text:p>0.018267376348376</text:p>
          </table:table-cell>
          <table:table-cell office:value-type="float" office:value="0.00256445212289691" calcext:value-type="float">
            <text:p>0.002564452122897</text:p>
          </table:table-cell>
        </table:table-row>
        <table:table-row table:style-name="ro1">
          <table:table-cell office:value-type="float" office:value="0.0182492528110743" calcext:value-type="float">
            <text:p>0.018249252811074</text:p>
          </table:table-cell>
          <table:table-cell office:value-type="float" office:value="0.00256732921116054" calcext:value-type="float">
            <text:p>0.002567329211161</text:p>
          </table:table-cell>
        </table:table-row>
        <table:table-row table:style-name="ro1">
          <table:table-cell office:value-type="float" office:value="0.0182305686175823" calcext:value-type="float">
            <text:p>0.018230568617582</text:p>
          </table:table-cell>
          <table:table-cell office:value-type="float" office:value="0.00257666199468076" calcext:value-type="float">
            <text:p>0.002576661994681</text:p>
          </table:table-cell>
        </table:table-row>
        <table:table-row table:style-name="ro1">
          <table:table-cell office:value-type="float" office:value="0.0182120781391859" calcext:value-type="float">
            <text:p>0.018212078139186</text:p>
          </table:table-cell>
          <table:table-cell office:value-type="float" office:value="0.00259421812370419" calcext:value-type="float">
            <text:p>0.002594218123704</text:p>
          </table:table-cell>
        </table:table-row>
        <table:table-row table:style-name="ro1">
          <table:table-cell office:value-type="float" office:value="0.0181940738111734" calcext:value-type="float">
            <text:p>0.018194073811174</text:p>
          </table:table-cell>
          <table:table-cell office:value-type="float" office:value="0.00262532662600279" calcext:value-type="float">
            <text:p>0.002625326626003</text:p>
          </table:table-cell>
        </table:table-row>
        <table:table-row table:style-name="ro1">
          <table:table-cell office:value-type="float" office:value="0.0181753318756819" calcext:value-type="float">
            <text:p>0.018175331875682</text:p>
          </table:table-cell>
          <table:table-cell office:value-type="float" office:value="0.00268797250464559" calcext:value-type="float">
            <text:p>0.002687972504646</text:p>
          </table:table-cell>
        </table:table-row>
        <table:table-row table:style-name="ro1">
          <table:table-cell office:value-type="float" office:value="0.0181571710854769" calcext:value-type="float">
            <text:p>0.018157171085477</text:p>
          </table:table-cell>
          <table:table-cell office:value-type="float" office:value="0.00274469633586705" calcext:value-type="float">
            <text:p>0.002744696335867</text:p>
          </table:table-cell>
        </table:table-row>
        <table:table-row table:style-name="ro1">
          <table:table-cell office:value-type="float" office:value="0.0181387066841126" calcext:value-type="float">
            <text:p>0.018138706684113</text:p>
          </table:table-cell>
          <table:table-cell office:value-type="float" office:value="0.0027701654471457" calcext:value-type="float">
            <text:p>0.002770165447146</text:p>
          </table:table-cell>
        </table:table-row>
        <table:table-row table:style-name="ro1">
          <table:table-cell office:value-type="float" office:value="0.0181205105036497" calcext:value-type="float">
            <text:p>0.01812051050365</text:p>
          </table:table-cell>
          <table:table-cell office:value-type="float" office:value="0.00274170422926545" calcext:value-type="float">
            <text:p>0.002741704229265</text:p>
          </table:table-cell>
        </table:table-row>
        <table:table-row table:style-name="ro1">
          <table:table-cell office:value-type="float" office:value="0.0181023329496384" calcext:value-type="float">
            <text:p>0.018102332949638</text:p>
          </table:table-cell>
          <table:table-cell office:value-type="float" office:value="0.00266263377852738" calcext:value-type="float">
            <text:p>0.002662633778527</text:p>
          </table:table-cell>
        </table:table-row>
        <table:table-row table:style-name="ro1">
          <table:table-cell office:value-type="float" office:value="0.0180844813585281" calcext:value-type="float">
            <text:p>0.018084481358528</text:p>
          </table:table-cell>
          <table:table-cell office:value-type="float" office:value="0.00256717926822603" calcext:value-type="float">
            <text:p>0.002567179268226</text:p>
          </table:table-cell>
        </table:table-row>
        <table:table-row table:style-name="ro1">
          <table:table-cell office:value-type="float" office:value="0.0180658902972937" calcext:value-type="float">
            <text:p>0.018065890297294</text:p>
          </table:table-cell>
          <table:table-cell office:value-type="float" office:value="0.00251168012619018" calcext:value-type="float">
            <text:p>0.00251168012619</text:p>
          </table:table-cell>
        </table:table-row>
        <table:table-row table:style-name="ro1">
          <table:table-cell office:value-type="float" office:value="0.0180480349808931" calcext:value-type="float">
            <text:p>0.018048034980893</text:p>
          </table:table-cell>
          <table:table-cell office:value-type="float" office:value="0.00251362938433886" calcext:value-type="float">
            <text:p>0.002513629384339</text:p>
          </table:table-cell>
        </table:table-row>
        <table:table-row table:style-name="ro1">
          <table:table-cell office:value-type="float" office:value="0.0180298052728176" calcext:value-type="float">
            <text:p>0.018029805272818</text:p>
          </table:table-cell>
          <table:table-cell office:value-type="float" office:value="0.00255178334191442" calcext:value-type="float">
            <text:p>0.002551783341914</text:p>
          </table:table-cell>
        </table:table-row>
        <table:table-row table:style-name="ro1">
          <table:table-cell office:value-type="float" office:value="0.0180117376148701" calcext:value-type="float">
            <text:p>0.01801173761487</text:p>
          </table:table-cell>
          <table:table-cell office:value-type="float" office:value="0.0025914111174643" calcext:value-type="float">
            <text:p>0.002591411117464</text:p>
          </table:table-cell>
        </table:table-row>
        <table:table-row table:style-name="ro1">
          <table:table-cell office:value-type="float" office:value="0.017993900924921" calcext:value-type="float">
            <text:p>0.017993900924921</text:p>
          </table:table-cell>
          <table:table-cell office:value-type="float" office:value="0.00261016120202839" calcext:value-type="float">
            <text:p>0.002610161202028</text:p>
          </table:table-cell>
        </table:table-row>
        <table:table-row table:style-name="ro1">
          <table:table-cell office:value-type="float" office:value="0.0179760437458754" calcext:value-type="float">
            <text:p>0.017976043745875</text:p>
          </table:table-cell>
          <table:table-cell office:value-type="float" office:value="0.00261205108836293" calcext:value-type="float">
            <text:p>0.002612051088363</text:p>
          </table:table-cell>
        </table:table-row>
        <table:table-row table:style-name="ro1">
          <table:table-cell office:value-type="float" office:value="0.0179586000740528" calcext:value-type="float">
            <text:p>0.017958600074053</text:p>
          </table:table-cell>
          <table:table-cell office:value-type="float" office:value="0.00257810950279236" calcext:value-type="float">
            <text:p>0.002578109502792</text:p>
          </table:table-cell>
        </table:table-row>
        <table:table-row table:style-name="ro1">
          <table:table-cell office:value-type="float" office:value="0.0179402567446232" calcext:value-type="float">
            <text:p>0.017940256744623</text:p>
          </table:table-cell>
          <table:table-cell office:value-type="float" office:value="0.00253688916563988" calcext:value-type="float">
            <text:p>0.00253688916564</text:p>
          </table:table-cell>
        </table:table-row>
        <table:table-row table:style-name="ro1">
          <table:table-cell office:value-type="float" office:value="0.0179228130728006" calcext:value-type="float">
            <text:p>0.017922813072801</text:p>
          </table:table-cell>
          <table:table-cell office:value-type="float" office:value="0.00249216496013105" calcext:value-type="float">
            <text:p>0.002492164960131</text:p>
          </table:table-cell>
        </table:table-row>
        <table:table-row table:style-name="ro1">
          <table:table-cell office:value-type="float" office:value="0.0179047640413046" calcext:value-type="float">
            <text:p>0.017904764041305</text:p>
          </table:table-cell>
          <table:table-cell office:value-type="float" office:value="0.00247076712548733" calcext:value-type="float">
            <text:p>0.002470767125487</text:p>
          </table:table-cell>
        </table:table-row>
        <table:table-row table:style-name="ro1">
          <table:table-cell office:value-type="float" office:value="0.0178879424929619" calcext:value-type="float">
            <text:p>0.017887942492962</text:p>
          </table:table-cell>
          <table:table-cell office:value-type="float" office:value="0.00247858860529959" calcext:value-type="float">
            <text:p>0.0024785886053</text:p>
          </table:table-cell>
        </table:table-row>
        <table:table-row table:style-name="ro1">
          <table:table-cell office:value-type="float" office:value="0.0178699493408203" calcext:value-type="float">
            <text:p>0.01786994934082</text:p>
          </table:table-cell>
          <table:table-cell office:value-type="float" office:value="0.00249829166568816" calcext:value-type="float">
            <text:p>0.002498291665688</text:p>
          </table:table-cell>
        </table:table-row>
        <table:table-row table:style-name="ro1">
          <table:table-cell office:value-type="float" office:value="0.0178523920476437" calcext:value-type="float">
            <text:p>0.017852392047644</text:p>
          </table:table-cell>
          <table:table-cell office:value-type="float" office:value="0.00250659906305373" calcext:value-type="float">
            <text:p>0.002506599063054</text:p>
          </table:table-cell>
        </table:table-row>
        <table:table-row table:style-name="ro1">
          <table:table-cell office:value-type="float" office:value="0.017835071310401" calcext:value-type="float">
            <text:p>0.017835071310401</text:p>
          </table:table-cell>
          <table:table-cell office:value-type="float" office:value="0.00250269821844995" calcext:value-type="float">
            <text:p>0.00250269821845</text:p>
          </table:table-cell>
        </table:table-row>
        <table:table-row table:style-name="ro1">
          <table:table-cell office:value-type="float" office:value="0.0178170278668404" calcext:value-type="float">
            <text:p>0.01781702786684</text:p>
          </table:table-cell>
          <table:table-cell office:value-type="float" office:value="0.00247991876676679" calcext:value-type="float">
            <text:p>0.002479918766767</text:p>
          </table:table-cell>
        </table:table-row>
        <table:table-row table:style-name="ro1">
          <table:table-cell office:value-type="float" office:value="0.0177994724363089" calcext:value-type="float">
            <text:p>0.017799472436309</text:p>
          </table:table-cell>
          <table:table-cell office:value-type="float" office:value="0.00245919357985258" calcext:value-type="float">
            <text:p>0.002459193579853</text:p>
          </table:table-cell>
        </table:table-row>
        <table:table-row table:style-name="ro1">
          <table:table-cell office:value-type="float" office:value="0.0177823007106781" calcext:value-type="float">
            <text:p>0.017782300710678</text:p>
          </table:table-cell>
          <table:table-cell office:value-type="float" office:value="0.00244302442297339" calcext:value-type="float">
            <text:p>0.002443024422973</text:p>
          </table:table-cell>
        </table:table-row>
        <table:table-row table:style-name="ro1">
          <table:table-cell office:value-type="float" office:value="0.0177644770592451" calcext:value-type="float">
            <text:p>0.017764477059245</text:p>
          </table:table-cell>
          <table:table-cell office:value-type="float" office:value="0.00243156403303146" calcext:value-type="float">
            <text:p>0.002431564033031</text:p>
          </table:table-cell>
        </table:table-row>
        <table:table-row table:style-name="ro1">
          <table:table-cell office:value-type="float" office:value="0.0177468750625849" calcext:value-type="float">
            <text:p>0.017746875062585</text:p>
          </table:table-cell>
          <table:table-cell office:value-type="float" office:value="0.0024318031501025" calcext:value-type="float">
            <text:p>0.002431803150103</text:p>
          </table:table-cell>
        </table:table-row>
        <table:table-row table:style-name="ro1">
          <table:table-cell office:value-type="float" office:value="0.0177297107875347" calcext:value-type="float">
            <text:p>0.017729710787535</text:p>
          </table:table-cell>
          <table:table-cell office:value-type="float" office:value="0.0024424004368484" calcext:value-type="float">
            <text:p>0.002442400436848</text:p>
          </table:table-cell>
        </table:table-row>
        <table:table-row table:style-name="ro1">
          <table:table-cell office:value-type="float" office:value="0.0177120734006166" calcext:value-type="float">
            <text:p>0.017712073400617</text:p>
          </table:table-cell>
          <table:table-cell office:value-type="float" office:value="0.00245927693322301" calcext:value-type="float">
            <text:p>0.002459276933223</text:p>
          </table:table-cell>
        </table:table-row>
        <table:table-row table:style-name="ro1">
          <table:table-cell office:value-type="float" office:value="0.0176945459097624" calcext:value-type="float">
            <text:p>0.017694545909762</text:p>
          </table:table-cell>
          <table:table-cell office:value-type="float" office:value="0.00248443987220526" calcext:value-type="float">
            <text:p>0.002484439872205</text:p>
          </table:table-cell>
        </table:table-row>
        <table:table-row table:style-name="ro1">
          <table:table-cell office:value-type="float" office:value="0.017677178606391" calcext:value-type="float">
            <text:p>0.017677178606391</text:p>
          </table:table-cell>
          <table:table-cell office:value-type="float" office:value="0.00251937005668879" calcext:value-type="float">
            <text:p>0.002519370056689</text:p>
          </table:table-cell>
        </table:table-row>
        <table:table-row table:style-name="ro1">
          <table:table-cell office:value-type="float" office:value="0.0176598448306322" calcext:value-type="float">
            <text:p>0.017659844830632</text:p>
          </table:table-cell>
          <table:table-cell office:value-type="float" office:value="0.00255561666563153" calcext:value-type="float">
            <text:p>0.002555616665632</text:p>
          </table:table-cell>
        </table:table-row>
        <table:table-row table:style-name="ro1">
          <table:table-cell office:value-type="float" office:value="0.0176422689110041" calcext:value-type="float">
            <text:p>0.017642268911004</text:p>
          </table:table-cell>
          <table:table-cell office:value-type="float" office:value="0.00257313949987292" calcext:value-type="float">
            <text:p>0.002573139499873</text:p>
          </table:table-cell>
        </table:table-row>
        <table:table-row table:style-name="ro1">
          <table:table-cell office:value-type="float" office:value="0.0176251046359539" calcext:value-type="float">
            <text:p>0.017625104635954</text:p>
          </table:table-cell>
          <table:table-cell office:value-type="float" office:value="0.00257489131763577" calcext:value-type="float">
            <text:p>0.002574891317636</text:p>
          </table:table-cell>
        </table:table-row>
        <table:table-row table:style-name="ro1">
          <table:table-cell office:value-type="float" office:value="0.0176077019423246" calcext:value-type="float">
            <text:p>0.017607701942325</text:p>
          </table:table-cell>
          <table:table-cell office:value-type="float" office:value="0.00253872037865221" calcext:value-type="float">
            <text:p>0.002538720378652</text:p>
          </table:table-cell>
        </table:table-row>
        <table:table-row table:style-name="ro1">
          <table:table-cell office:value-type="float" office:value="0.0175905674695969" calcext:value-type="float">
            <text:p>0.017590567469597</text:p>
          </table:table-cell>
          <table:table-cell office:value-type="float" office:value="0.00248495605774224" calcext:value-type="float">
            <text:p>0.002484956057742</text:p>
          </table:table-cell>
        </table:table-row>
        <table:table-row table:style-name="ro1">
          <table:table-cell office:value-type="float" office:value="0.0175733789801598" calcext:value-type="float">
            <text:p>0.01757337898016</text:p>
          </table:table-cell>
          <table:table-cell office:value-type="float" office:value="0.00243231351487338" calcext:value-type="float">
            <text:p>0.002432313514873</text:p>
          </table:table-cell>
        </table:table-row>
        <table:table-row table:style-name="ro1">
          <table:table-cell office:value-type="float" office:value="0.0175556633621454" calcext:value-type="float">
            <text:p>0.017555663362146</text:p>
          </table:table-cell>
          <table:table-cell office:value-type="float" office:value="0.00239049806259572" calcext:value-type="float">
            <text:p>0.002390498062596</text:p>
          </table:table-cell>
        </table:table-row>
        <table:table-row table:style-name="ro1">
          <table:table-cell office:value-type="float" office:value="0.0175387412309647" calcext:value-type="float">
            <text:p>0.017538741230965</text:p>
          </table:table-cell>
          <table:table-cell office:value-type="float" office:value="0.00237904884852469" calcext:value-type="float">
            <text:p>0.002379048848525</text:p>
          </table:table-cell>
        </table:table-row>
        <table:table-row table:style-name="ro1">
          <table:table-cell office:value-type="float" office:value="0.0175213161855936" calcext:value-type="float">
            <text:p>0.017521316185594</text:p>
          </table:table-cell>
          <table:table-cell office:value-type="float" office:value="0.00239172950387001" calcext:value-type="float">
            <text:p>0.00239172950387</text:p>
          </table:table-cell>
        </table:table-row>
        <table:table-row table:style-name="ro1">
          <table:table-cell office:value-type="float" office:value="0.0175040066242218" calcext:value-type="float">
            <text:p>0.017504006624222</text:p>
          </table:table-cell>
          <table:table-cell office:value-type="float" office:value="0.00240889680571854" calcext:value-type="float">
            <text:p>0.002408896805719</text:p>
          </table:table-cell>
        </table:table-row>
        <table:table-row table:style-name="ro1">
          <table:table-cell office:value-type="float" office:value="0.0174868386238813" calcext:value-type="float">
            <text:p>0.017486838623881</text:p>
          </table:table-cell>
          <table:table-cell office:value-type="float" office:value="0.00242053833790123" calcext:value-type="float">
            <text:p>0.002420538337901</text:p>
          </table:table-cell>
        </table:table-row>
        <table:table-row table:style-name="ro1">
          <table:table-cell office:value-type="float" office:value="0.0174695253372192" calcext:value-type="float">
            <text:p>0.017469525337219</text:p>
          </table:table-cell>
          <table:table-cell office:value-type="float" office:value="0.00243026344105601" calcext:value-type="float">
            <text:p>0.002430263441056</text:p>
          </table:table-cell>
        </table:table-row>
        <table:table-row table:style-name="ro1">
          <table:table-cell office:value-type="float" office:value="0.0174524020403624" calcext:value-type="float">
            <text:p>0.017452402040362</text:p>
          </table:table-cell>
          <table:table-cell office:value-type="float" office:value="0.00242059235461056" calcext:value-type="float">
            <text:p>0.002420592354611</text:p>
          </table:table-cell>
        </table:table-row>
        <table:table-row table:style-name="ro1">
          <table:table-cell office:value-type="float" office:value="0.0174352582544088" calcext:value-type="float">
            <text:p>0.017435258254409</text:p>
          </table:table-cell>
          <table:table-cell office:value-type="float" office:value="0.00240680808201432" calcext:value-type="float">
            <text:p>0.002406808082014</text:p>
          </table:table-cell>
        </table:table-row>
        <table:table-row table:style-name="ro1">
          <table:table-cell office:value-type="float" office:value="0.0174184199422598" calcext:value-type="float">
            <text:p>0.01741841994226</text:p>
          </table:table-cell>
          <table:table-cell office:value-type="float" office:value="0.00238432362675667" calcext:value-type="float">
            <text:p>0.002384323626757</text:p>
          </table:table-cell>
        </table:table-row>
        <table:table-row table:style-name="ro1">
          <table:table-cell office:value-type="float" office:value="0.0174013525247574" calcext:value-type="float">
            <text:p>0.017401352524757</text:p>
          </table:table-cell>
          <table:table-cell office:value-type="float" office:value="0.00236388528719544" calcext:value-type="float">
            <text:p>0.002363885287195</text:p>
          </table:table-cell>
        </table:table-row>
        <table:table-row table:style-name="ro1">
          <table:table-cell office:value-type="float" office:value="0.0173842236399651" calcext:value-type="float">
            <text:p>0.017384223639965</text:p>
          </table:table-cell>
          <table:table-cell office:value-type="float" office:value="0.00234578852541745" calcext:value-type="float">
            <text:p>0.002345788525417</text:p>
          </table:table-cell>
        </table:table-row>
        <table:table-row table:style-name="ro1">
          <table:table-cell office:value-type="float" office:value="0.0173672437667847" calcext:value-type="float">
            <text:p>0.017367243766785</text:p>
          </table:table-cell>
          <table:table-cell office:value-type="float" office:value="0.00233362754806876" calcext:value-type="float">
            <text:p>0.002333627548069</text:p>
          </table:table-cell>
        </table:table-row>
        <table:table-row table:style-name="ro1">
          <table:table-cell office:value-type="float" office:value="0.0173506457358599" calcext:value-type="float">
            <text:p>0.01735064573586</text:p>
          </table:table-cell>
          <table:table-cell office:value-type="float" office:value="0.00233256071805954" calcext:value-type="float">
            <text:p>0.00233256071806</text:p>
          </table:table-cell>
        </table:table-row>
        <table:table-row table:style-name="ro1">
          <table:table-cell office:value-type="float" office:value="0.0173333119601011" calcext:value-type="float">
            <text:p>0.017333311960101</text:p>
          </table:table-cell>
          <table:table-cell office:value-type="float" office:value="0.00233815843239427" calcext:value-type="float">
            <text:p>0.002338158432394</text:p>
          </table:table-cell>
        </table:table-row>
        <table:table-row table:style-name="ro1">
          <table:table-cell office:value-type="float" office:value="0.017316535115242" calcext:value-type="float">
            <text:p>0.017316535115242</text:p>
          </table:table-cell>
          <table:table-cell office:value-type="float" office:value="0.00233951443806291" calcext:value-type="float">
            <text:p>0.002339514438063</text:p>
          </table:table-cell>
        </table:table-row>
        <table:table-row table:style-name="ro1">
          <table:table-cell office:value-type="float" office:value="0.0172997340559959" calcext:value-type="float">
            <text:p>0.017299734055996</text:p>
          </table:table-cell>
          <table:table-cell office:value-type="float" office:value="0.00235744449310005" calcext:value-type="float">
            <text:p>0.0023574444931</text:p>
          </table:table-cell>
        </table:table-row>
        <table:table-row table:style-name="ro1">
          <table:table-cell office:value-type="float" office:value="0.0172822456806898" calcext:value-type="float">
            <text:p>0.01728224568069</text:p>
          </table:table-cell>
          <table:table-cell office:value-type="float" office:value="0.00239405897445977" calcext:value-type="float">
            <text:p>0.00239405897446</text:p>
          </table:table-cell>
        </table:table-row>
        <table:table-row table:style-name="ro1">
          <table:table-cell office:value-type="float" office:value="0.0172652285546064" calcext:value-type="float">
            <text:p>0.017265228554607</text:p>
          </table:table-cell>
          <table:table-cell office:value-type="float" office:value="0.00243263272568584" calcext:value-type="float">
            <text:p>0.002432632725686</text:p>
          </table:table-cell>
        </table:table-row>
        <table:table-row table:style-name="ro1">
          <table:table-cell office:value-type="float" office:value="0.017248060554266" calcext:value-type="float">
            <text:p>0.017248060554266</text:p>
          </table:table-cell>
          <table:table-cell office:value-type="float" office:value="0.00250041950494051" calcext:value-type="float">
            <text:p>0.002500419504941</text:p>
          </table:table-cell>
        </table:table-row>
        <table:table-row table:style-name="ro1">
          <table:table-cell office:value-type="float" office:value="0.017231110483408" calcext:value-type="float">
            <text:p>0.017231110483408</text:p>
          </table:table-cell>
          <table:table-cell office:value-type="float" office:value="0.00255545950494707" calcext:value-type="float">
            <text:p>0.002555459504947</text:p>
          </table:table-cell>
        </table:table-row>
        <table:table-row table:style-name="ro1">
          <table:table-cell office:value-type="float" office:value="0.0172140616923571" calcext:value-type="float">
            <text:p>0.017214061692357</text:p>
          </table:table-cell>
          <table:table-cell office:value-type="float" office:value="0.00252511282451451" calcext:value-type="float">
            <text:p>0.002525112824515</text:p>
          </table:table-cell>
        </table:table-row>
        <table:table-row table:style-name="ro1">
          <table:table-cell office:value-type="float" office:value="0.0171969085931778" calcext:value-type="float">
            <text:p>0.017196908593178</text:p>
          </table:table-cell>
          <table:table-cell office:value-type="float" office:value="0.00245224707759917" calcext:value-type="float">
            <text:p>0.002452247077599</text:p>
          </table:table-cell>
        </table:table-row>
        <table:table-row table:style-name="ro1">
          <table:table-cell office:value-type="float" office:value="0.0171799790114164" calcext:value-type="float">
            <text:p>0.017179979011417</text:p>
          </table:table-cell>
          <table:table-cell office:value-type="float" office:value="0.00236344872973859" calcext:value-type="float">
            <text:p>0.002363448729739</text:p>
          </table:table-cell>
        </table:table-row>
        <table:table-row table:style-name="ro1">
          <table:table-cell office:value-type="float" office:value="0.0171630438417196" calcext:value-type="float">
            <text:p>0.01716304384172</text:p>
          </table:table-cell>
          <table:table-cell office:value-type="float" office:value="0.00230120122432709" calcext:value-type="float">
            <text:p>0.002301201224327</text:p>
          </table:table-cell>
        </table:table-row>
        <table:table-row table:style-name="ro1">
          <table:table-cell office:value-type="float" office:value="0.0171461086720228" calcext:value-type="float">
            <text:p>0.017146108672023</text:p>
          </table:table-cell>
          <table:table-cell office:value-type="float" office:value="0.00228590588085353" calcext:value-type="float">
            <text:p>0.002285905880854</text:p>
          </table:table-cell>
        </table:table-row>
        <table:table-row table:style-name="ro1">
          <table:table-cell office:value-type="float" office:value="0.0171293672174215" calcext:value-type="float">
            <text:p>0.017129367217422</text:p>
          </table:table-cell>
          <table:table-cell office:value-type="float" office:value="0.00230602314695716" calcext:value-type="float">
            <text:p>0.002306023146957</text:p>
          </table:table-cell>
        </table:table-row>
        <table:table-row table:style-name="ro1">
          <table:table-cell office:value-type="float" office:value="0.0171129740774632" calcext:value-type="float">
            <text:p>0.017112974077463</text:p>
          </table:table-cell>
          <table:table-cell office:value-type="float" office:value="0.00234345044009388" calcext:value-type="float">
            <text:p>0.002343450440094</text:p>
          </table:table-cell>
        </table:table-row>
        <table:table-row table:style-name="ro1">
          <table:table-cell office:value-type="float" office:value="0.0170956384390593" calcext:value-type="float">
            <text:p>0.017095638439059</text:p>
          </table:table-cell>
          <table:table-cell office:value-type="float" office:value="0.0023798830807209" calcext:value-type="float">
            <text:p>0.002379883080721</text:p>
          </table:table-cell>
        </table:table-row>
        <table:table-row table:style-name="ro1">
          <table:table-cell office:value-type="float" office:value="0.0170793887227774" calcext:value-type="float">
            <text:p>0.017079388722777</text:p>
          </table:table-cell>
          <table:table-cell office:value-type="float" office:value="0.00238966243341565" calcext:value-type="float">
            <text:p>0.002389662433416</text:p>
          </table:table-cell>
        </table:table-row>
        <table:table-row table:style-name="ro1">
          <table:table-cell office:value-type="float" office:value="0.0170625243335962" calcext:value-type="float">
            <text:p>0.017062524333596</text:p>
          </table:table-cell>
          <table:table-cell office:value-type="float" office:value="0.00237988051958382" calcext:value-type="float">
            <text:p>0.002379880519584</text:p>
          </table:table-cell>
        </table:table-row>
        <table:table-row table:style-name="ro1">
          <table:table-cell office:value-type="float" office:value="0.0170446969568729" calcext:value-type="float">
            <text:p>0.017044696956873</text:p>
          </table:table-cell>
          <table:table-cell office:value-type="float" office:value="0.00234009185805917" calcext:value-type="float">
            <text:p>0.002340091858059</text:p>
          </table:table-cell>
        </table:table-row>
        <table:table-row table:style-name="ro1">
          <table:table-cell office:value-type="float" office:value="0.017029071226716" calcext:value-type="float">
            <text:p>0.017029071226716</text:p>
          </table:table-cell>
          <table:table-cell office:value-type="float" office:value="0.0022981520742178" calcext:value-type="float">
            <text:p>0.002298152074218</text:p>
          </table:table-cell>
        </table:table-row>
        <table:table-row table:style-name="ro1">
          <table:table-cell office:value-type="float" office:value="0.0170119423419237" calcext:value-type="float">
            <text:p>0.017011942341924</text:p>
          </table:table-cell>
          <table:table-cell office:value-type="float" office:value="0.00226041837595403" calcext:value-type="float">
            <text:p>0.002260418375954</text:p>
          </table:table-cell>
        </table:table-row>
        <table:table-row table:style-name="ro1">
          <table:table-cell office:value-type="float" office:value="0.0169936344027519" calcext:value-type="float">
            <text:p>0.016993634402752</text:p>
          </table:table-cell>
          <table:table-cell office:value-type="float" office:value="0.00224610697478056" calcext:value-type="float">
            <text:p>0.002246106974781</text:p>
          </table:table-cell>
        </table:table-row>
        <table:table-row table:style-name="ro1">
          <table:table-cell office:value-type="float" office:value="0.0169770941138268" calcext:value-type="float">
            <text:p>0.016977094113827</text:p>
          </table:table-cell>
          <table:table-cell office:value-type="float" office:value="0.00225392472930252" calcext:value-type="float">
            <text:p>0.002253924729303</text:p>
          </table:table-cell>
        </table:table-row>
        <table:table-row table:style-name="ro1">
          <table:table-cell office:value-type="float" office:value="0.0169603135436773" calcext:value-type="float">
            <text:p>0.016960313543677</text:p>
          </table:table-cell>
          <table:table-cell office:value-type="float" office:value="0.00226777303032577" calcext:value-type="float">
            <text:p>0.002267773030326</text:p>
          </table:table-cell>
        </table:table-row>
        <table:table-row table:style-name="ro1">
          <table:table-cell office:value-type="float" office:value="0.0169429443776608" calcext:value-type="float">
            <text:p>0.016942944377661</text:p>
          </table:table-cell>
          <table:table-cell office:value-type="float" office:value="0.00228199339471757" calcext:value-type="float">
            <text:p>0.002281993394718</text:p>
          </table:table-cell>
        </table:table-row>
        <table:table-row table:style-name="ro1">
          <table:table-cell office:value-type="float" office:value="0.0169261526316404" calcext:value-type="float">
            <text:p>0.016926152631641</text:p>
          </table:table-cell>
          <table:table-cell office:value-type="float" office:value="0.00228625442832708" calcext:value-type="float">
            <text:p>0.002286254428327</text:p>
          </table:table-cell>
        </table:table-row>
        <table:table-row table:style-name="ro1">
          <table:table-cell office:value-type="float" office:value="0.0169095136225224" calcext:value-type="float">
            <text:p>0.016909513622522</text:p>
          </table:table-cell>
          <table:table-cell office:value-type="float" office:value="0.00227511115372181" calcext:value-type="float">
            <text:p>0.002275111153722</text:p>
          </table:table-cell>
        </table:table-row>
        <table:table-row table:style-name="ro1">
          <table:table-cell office:value-type="float" office:value="0.0168921239674091" calcext:value-type="float">
            <text:p>0.016892123967409</text:p>
          </table:table-cell>
          <table:table-cell office:value-type="float" office:value="0.0022575540933758" calcext:value-type="float">
            <text:p>0.002257554093376</text:p>
          </table:table-cell>
        </table:table-row>
        <table:table-row table:style-name="ro1">
          <table:table-cell office:value-type="float" office:value="0.0168753676116467" calcext:value-type="float">
            <text:p>0.016875367611647</text:p>
          </table:table-cell>
          <table:table-cell office:value-type="float" office:value="0.00223909365013242" calcext:value-type="float">
            <text:p>0.002239093650132</text:p>
          </table:table-cell>
        </table:table-row>
        <table:table-row table:style-name="ro1">
          <table:table-cell office:value-type="float" office:value="0.0168585684150457" calcext:value-type="float">
            <text:p>0.016858568415046</text:p>
          </table:table-cell>
          <table:table-cell office:value-type="float" office:value="0.00222343904897571" calcext:value-type="float">
            <text:p>0.002223439048976</text:p>
          </table:table-cell>
        </table:table-row>
        <table:table-row table:style-name="ro1">
          <table:table-cell office:value-type="float" office:value="0.0168414656072855" calcext:value-type="float">
            <text:p>0.016841465607286</text:p>
          </table:table-cell>
          <table:table-cell office:value-type="float" office:value="0.00221160985529423" calcext:value-type="float">
            <text:p>0.002211609855294</text:p>
          </table:table-cell>
        </table:table-row>
        <table:table-row table:style-name="ro1">
          <table:table-cell office:value-type="float" office:value="0.0168249364942312" calcext:value-type="float">
            <text:p>0.016824936494231</text:p>
          </table:table-cell>
          <table:table-cell office:value-type="float" office:value="0.00220383913256228" calcext:value-type="float">
            <text:p>0.002203839132562</text:p>
          </table:table-cell>
        </table:table-row>
        <table:table-row table:style-name="ro1">
          <table:table-cell office:value-type="float" office:value="0.0168084651231766" calcext:value-type="float">
            <text:p>0.016808465123177</text:p>
          </table:table-cell>
          <table:table-cell office:value-type="float" office:value="0.00220343028195202" calcext:value-type="float">
            <text:p>0.002203430281952</text:p>
          </table:table-cell>
        </table:table-row>
        <table:table-row table:style-name="ro1">
          <table:table-cell office:value-type="float" office:value="0.0167913194745779" calcext:value-type="float">
            <text:p>0.016791319474578</text:p>
          </table:table-cell>
          <table:table-cell office:value-type="float" office:value="0.00221032998524606" calcext:value-type="float">
            <text:p>0.002210329985246</text:p>
          </table:table-cell>
        </table:table-row>
        <table:table-row table:style-name="ro1">
          <table:table-cell office:value-type="float" office:value="0.0167752839624882" calcext:value-type="float">
            <text:p>0.016775283962488</text:p>
          </table:table-cell>
          <table:table-cell office:value-type="float" office:value="0.00222616293467581" calcext:value-type="float">
            <text:p>0.002226162934676</text:p>
          </table:table-cell>
        </table:table-row>
        <table:table-row table:style-name="ro1">
          <table:table-cell office:value-type="float" office:value="0.0167584083974361" calcext:value-type="float">
            <text:p>0.016758408397436</text:p>
          </table:table-cell>
          <table:table-cell office:value-type="float" office:value="0.00225664698518813" calcext:value-type="float">
            <text:p>0.002256646985188</text:p>
          </table:table-cell>
        </table:table-row>
        <table:table-row table:style-name="ro1">
          <table:table-cell office:value-type="float" office:value="0.0167417526245117" calcext:value-type="float">
            <text:p>0.016741752624512</text:p>
          </table:table-cell>
          <table:table-cell office:value-type="float" office:value="0.00230757100507617" calcext:value-type="float">
            <text:p>0.002307571005076</text:p>
          </table:table-cell>
        </table:table-row>
        <table:table-row table:style-name="ro1">
          <table:table-cell office:value-type="float" office:value="0.0167254731059074" calcext:value-type="float">
            <text:p>0.016725473105908</text:p>
          </table:table-cell>
          <table:table-cell office:value-type="float" office:value="0.00236592115834355" calcext:value-type="float">
            <text:p>0.002365921158344</text:p>
          </table:table-cell>
        </table:table-row>
        <table:table-row table:style-name="ro1">
          <table:table-cell office:value-type="float" office:value="0.0167083963751793" calcext:value-type="float">
            <text:p>0.016708396375179</text:p>
          </table:table-cell>
          <table:table-cell office:value-type="float" office:value="0.00242427783086896" calcext:value-type="float">
            <text:p>0.002424277830869</text:p>
          </table:table-cell>
        </table:table-row>
        <table:table-row table:style-name="ro1">
          <table:table-cell office:value-type="float" office:value="0.0166928321123123" calcext:value-type="float">
            <text:p>0.016692832112312</text:p>
          </table:table-cell>
          <table:table-cell office:value-type="float" office:value="0.00243043224327266" calcext:value-type="float">
            <text:p>0.002430432243273</text:p>
          </table:table-cell>
        </table:table-row>
        <table:table-row table:style-name="ro1">
          <table:table-cell office:value-type="float" office:value="0.016676090657711" calcext:value-type="float">
            <text:p>0.016676090657711</text:p>
          </table:table-cell>
          <table:table-cell office:value-type="float" office:value="0.00238608685322106" calcext:value-type="float">
            <text:p>0.002386086853221</text:p>
          </table:table-cell>
        </table:table-row>
        <table:table-row table:style-name="ro1">
          <table:table-cell office:value-type="float" office:value="0.0166594814509153" calcext:value-type="float">
            <text:p>0.016659481450915</text:p>
          </table:table-cell>
          <table:table-cell office:value-type="float" office:value="0.00229108473286033" calcext:value-type="float">
            <text:p>0.00229108473286</text:p>
          </table:table-cell>
        </table:table-row>
        <table:table-row table:style-name="ro1">
          <table:table-cell office:value-type="float" office:value="0.0166437458246946" calcext:value-type="float">
            <text:p>0.016643745824695</text:p>
          </table:table-cell>
          <table:table-cell office:value-type="float" office:value="0.00220788223668933" calcext:value-type="float">
            <text:p>0.002207882236689</text:p>
          </table:table-cell>
        </table:table-row>
        <table:table-row table:style-name="ro1">
          <table:table-cell office:value-type="float" office:value="0.0166273396462202" calcext:value-type="float">
            <text:p>0.01662733964622</text:p>
          </table:table-cell>
          <table:table-cell office:value-type="float" office:value="0.00216519250534475" calcext:value-type="float">
            <text:p>0.002165192505345</text:p>
          </table:table-cell>
        </table:table-row>
        <table:table-row table:style-name="ro1">
          <table:table-cell office:value-type="float" office:value="0.0166102480143309" calcext:value-type="float">
            <text:p>0.016610248014331</text:p>
          </table:table-cell>
          <table:table-cell office:value-type="float" office:value="0.00217711785808206" calcext:value-type="float">
            <text:p>0.002177117858082</text:p>
          </table:table-cell>
        </table:table-row>
        <table:table-row table:style-name="ro1">
          <table:table-cell office:value-type="float" office:value="0.0165946930646896" calcext:value-type="float">
            <text:p>0.01659469306469</text:p>
          </table:table-cell>
          <table:table-cell office:value-type="float" office:value="0.00223018601536751" calcext:value-type="float">
            <text:p>0.002230186015368</text:p>
          </table:table-cell>
        </table:table-row>
        <table:table-row table:style-name="ro1">
          <table:table-cell office:value-type="float" office:value="0.016578309237957" calcext:value-type="float">
            <text:p>0.016578309237957</text:p>
          </table:table-cell>
          <table:table-cell office:value-type="float" office:value="0.00227363989688456" calcext:value-type="float">
            <text:p>0.002273639896885</text:p>
          </table:table-cell>
        </table:table-row>
        <table:table-row table:style-name="ro1">
          <table:table-cell office:value-type="float" office:value="0.0165615044534206" calcext:value-type="float">
            <text:p>0.016561504453421</text:p>
          </table:table-cell>
          <table:table-cell office:value-type="float" office:value="0.00228227418847382" calcext:value-type="float">
            <text:p>0.002282274188474</text:p>
          </table:table-cell>
        </table:table-row>
        <table:table-row table:style-name="ro1">
          <table:table-cell office:value-type="float" office:value="0.0165456961840391" calcext:value-type="float">
            <text:p>0.016545696184039</text:p>
          </table:table-cell>
          <table:table-cell office:value-type="float" office:value="0.00225961720570922" calcext:value-type="float">
            <text:p>0.002259617205709</text:p>
          </table:table-cell>
        </table:table-row>
        <table:table-row table:style-name="ro1">
          <table:table-cell office:value-type="float" office:value="0.0165294874459505" calcext:value-type="float">
            <text:p>0.016529487445951</text:p>
          </table:table-cell>
          <table:table-cell office:value-type="float" office:value="0.00220191734842956" calcext:value-type="float">
            <text:p>0.00220191734843</text:p>
          </table:table-cell>
        </table:table-row>
        <table:table-row table:style-name="ro1">
          <table:table-cell office:value-type="float" office:value="0.0165125522762537" calcext:value-type="float">
            <text:p>0.016512552276254</text:p>
          </table:table-cell>
          <table:table-cell office:value-type="float" office:value="0.00214883754961193" calcext:value-type="float">
            <text:p>0.002148837549612</text:p>
          </table:table-cell>
        </table:table-row>
        <table:table-row table:style-name="ro1">
          <table:table-cell office:value-type="float" office:value="0.0164969135075808" calcext:value-type="float">
            <text:p>0.016496913507581</text:p>
          </table:table-cell>
          <table:table-cell office:value-type="float" office:value="0.00213340064510703" calcext:value-type="float">
            <text:p>0.002133400645107</text:p>
          </table:table-cell>
        </table:table-row>
        <table:table-row table:style-name="ro1">
          <table:table-cell office:value-type="float" office:value="0.0164806917309761" calcext:value-type="float">
            <text:p>0.016480691730976</text:p>
          </table:table-cell>
          <table:table-cell office:value-type="float" office:value="0.00214555161073804" calcext:value-type="float">
            <text:p>0.002145551610738</text:p>
          </table:table-cell>
        </table:table-row>
        <table:table-row table:style-name="ro1">
          <table:table-cell office:value-type="float" office:value="0.0164646878838539" calcext:value-type="float">
            <text:p>0.016464687883854</text:p>
          </table:table-cell>
          <table:table-cell office:value-type="float" office:value="0.0021637009922415" calcext:value-type="float">
            <text:p>0.002163700992242</text:p>
          </table:table-cell>
        </table:table-row>
        <table:table-row table:style-name="ro1">
          <table:table-cell office:value-type="float" office:value="0.016449062153697" calcext:value-type="float">
            <text:p>0.016449062153697</text:p>
          </table:table-cell>
          <table:table-cell office:value-type="float" office:value="0.00217691715806723" calcext:value-type="float">
            <text:p>0.002176917158067</text:p>
          </table:table-cell>
        </table:table-row>
        <table:table-row table:style-name="ro1">
          <table:table-cell office:value-type="float" office:value="0.0164325293153524" calcext:value-type="float">
            <text:p>0.016432529315353</text:p>
          </table:table-cell>
          <table:table-cell office:value-type="float" office:value="0.00217222468927503" calcext:value-type="float">
            <text:p>0.002172224689275</text:p>
          </table:table-cell>
        </table:table-row>
        <table:table-row table:style-name="ro1">
          <table:table-cell office:value-type="float" office:value="0.0164165273308754" calcext:value-type="float">
            <text:p>0.016416527330875</text:p>
          </table:table-cell>
          <table:table-cell office:value-type="float" office:value="0.0021567172370851" calcext:value-type="float">
            <text:p>0.002156717237085</text:p>
          </table:table-cell>
        </table:table-row>
        <table:table-row table:style-name="ro1">
          <table:table-cell office:value-type="float" office:value="0.0164001937955618" calcext:value-type="float">
            <text:p>0.016400193795562</text:p>
          </table:table-cell>
          <table:table-cell office:value-type="float" office:value="0.00212963717058301" calcext:value-type="float">
            <text:p>0.002129637170583</text:p>
          </table:table-cell>
        </table:table-row>
        <table:table-row table:style-name="ro1">
          <table:table-cell office:value-type="float" office:value="0.0163847804069519" calcext:value-type="float">
            <text:p>0.016384780406952</text:p>
          </table:table-cell>
          <table:table-cell office:value-type="float" office:value="0.00211140303872526" calcext:value-type="float">
            <text:p>0.002111403038725</text:p>
          </table:table-cell>
        </table:table-row>
        <table:table-row table:style-name="ro1">
          <table:table-cell office:value-type="float" office:value="0.0163692329078913" calcext:value-type="float">
            <text:p>0.016369232907891</text:p>
          </table:table-cell>
          <table:table-cell office:value-type="float" office:value="0.0021018129773438" calcext:value-type="float">
            <text:p>0.002101812977344</text:p>
          </table:table-cell>
        </table:table-row>
        <table:table-row table:style-name="ro1">
          <table:table-cell office:value-type="float" office:value="0.01635299064219" calcext:value-type="float">
            <text:p>0.01635299064219</text:p>
          </table:table-cell>
          <table:table-cell office:value-type="float" office:value="0.00210065999999642" calcext:value-type="float">
            <text:p>0.002100659999996</text:p>
          </table:table-cell>
        </table:table-row>
        <table:table-row table:style-name="ro1">
          <table:table-cell office:value-type="float" office:value="0.0163367372006178" calcext:value-type="float">
            <text:p>0.016336737200618</text:p>
          </table:table-cell>
          <table:table-cell office:value-type="float" office:value="0.00210498715750873" calcext:value-type="float">
            <text:p>0.002104987157509</text:p>
          </table:table-cell>
        </table:table-row>
        <table:table-row table:style-name="ro1">
          <table:table-cell office:value-type="float" office:value="0.0163218136876822" calcext:value-type="float">
            <text:p>0.016321813687682</text:p>
          </table:table-cell>
          <table:table-cell office:value-type="float" office:value="0.00211195554584265" calcext:value-type="float">
            <text:p>0.002111955545843</text:p>
          </table:table-cell>
        </table:table-row>
        <table:table-row table:style-name="ro1">
          <table:table-cell office:value-type="float" office:value="0.0163052994757891" calcext:value-type="float">
            <text:p>0.016305299475789</text:p>
          </table:table-cell>
          <table:table-cell office:value-type="float" office:value="0.0021249654237181" calcext:value-type="float">
            <text:p>0.002124965423718</text:p>
          </table:table-cell>
        </table:table-row>
        <table:table-row table:style-name="ro1">
          <table:table-cell office:value-type="float" office:value="0.0162893868982792" calcext:value-type="float">
            <text:p>0.016289386898279</text:p>
          </table:table-cell>
          <table:table-cell office:value-type="float" office:value="0.00214529456570745" calcext:value-type="float">
            <text:p>0.002145294565707</text:p>
          </table:table-cell>
        </table:table-row>
        <table:table-row table:style-name="ro1">
          <table:table-cell office:value-type="float" office:value="0.0162739995867014" calcext:value-type="float">
            <text:p>0.016273999586701</text:p>
          </table:table-cell>
          <table:table-cell office:value-type="float" office:value="0.00217367894947529" calcext:value-type="float">
            <text:p>0.002173678949475</text:p>
          </table:table-cell>
        </table:table-row>
        <table:table-row table:style-name="ro1">
          <table:table-cell office:value-type="float" office:value="0.0162581354379654" calcext:value-type="float">
            <text:p>0.016258135437965</text:p>
          </table:table-cell>
          <table:table-cell office:value-type="float" office:value="0.00221897009760141" calcext:value-type="float">
            <text:p>0.002218970097601</text:p>
          </table:table-cell>
        </table:table-row>
        <table:table-row table:style-name="ro1">
          <table:table-cell office:value-type="float" office:value="0.016241854056716" calcext:value-type="float">
            <text:p>0.016241854056716</text:p>
          </table:table-cell>
          <table:table-cell office:value-type="float" office:value="0.00224569928832352" calcext:value-type="float">
            <text:p>0.002245699288324</text:p>
          </table:table-cell>
        </table:table-row>
        <table:table-row table:style-name="ro1">
          <table:table-cell office:value-type="float" office:value="0.0162271801382303" calcext:value-type="float">
            <text:p>0.01622718013823</text:p>
          </table:table-cell>
          <table:table-cell office:value-type="float" office:value="0.00223178486339748" calcext:value-type="float">
            <text:p>0.002231784863397</text:p>
          </table:table-cell>
        </table:table-row>
        <table:table-row table:style-name="ro1">
          <table:table-cell office:value-type="float" office:value="0.016210600733757" calcext:value-type="float">
            <text:p>0.016210600733757</text:p>
          </table:table-cell>
          <table:table-cell office:value-type="float" office:value="0.00220484170131385" calcext:value-type="float">
            <text:p>0.002204841701314</text:p>
          </table:table-cell>
        </table:table-row>
        <table:table-row table:style-name="ro1">
          <table:table-cell office:value-type="float" office:value="0.016195135191083" calcext:value-type="float">
            <text:p>0.016195135191083</text:p>
          </table:table-cell>
          <table:table-cell office:value-type="float" office:value="0.00215917732566595" calcext:value-type="float">
            <text:p>0.002159177325666</text:p>
          </table:table-cell>
        </table:table-row>
        <table:table-row table:style-name="ro1">
          <table:table-cell office:value-type="float" office:value="0.0161794144660234" calcext:value-type="float">
            <text:p>0.016179414466024</text:p>
          </table:table-cell>
          <table:table-cell office:value-type="float" office:value="0.00210037012584507" calcext:value-type="float">
            <text:p>0.002100370125845</text:p>
          </table:table-cell>
        </table:table-row>
        <table:table-row table:style-name="ro1">
          <table:table-cell office:value-type="float" office:value="0.016164431348443" calcext:value-type="float">
            <text:p>0.016164431348443</text:p>
          </table:table-cell>
          <table:table-cell office:value-type="float" office:value="0.00206261011771858" calcext:value-type="float">
            <text:p>0.002062610117719</text:p>
          </table:table-cell>
        </table:table-row>
        <table:table-row table:style-name="ro1">
          <table:table-cell office:value-type="float" office:value="0.0161482840776443" calcext:value-type="float">
            <text:p>0.016148284077644</text:p>
          </table:table-cell>
          <table:table-cell office:value-type="float" office:value="0.00205675419420004" calcext:value-type="float">
            <text:p>0.0020567541942</text:p>
          </table:table-cell>
        </table:table-row>
        <table:table-row table:style-name="ro1">
          <table:table-cell office:value-type="float" office:value="0.0161328446120024" calcext:value-type="float">
            <text:p>0.016132844612002</text:p>
          </table:table-cell>
          <table:table-cell office:value-type="float" office:value="0.00207230076193809" calcext:value-type="float">
            <text:p>0.002072300761938</text:p>
          </table:table-cell>
        </table:table-row>
        <table:table-row table:style-name="ro1">
          <table:table-cell office:value-type="float" office:value="0.0161173827946186" calcext:value-type="float">
            <text:p>0.016117382794619</text:p>
          </table:table-cell>
          <table:table-cell office:value-type="float" office:value="0.00208930135704577" calcext:value-type="float">
            <text:p>0.002089301357046</text:p>
          </table:table-cell>
        </table:table-row>
        <table:table-row table:style-name="ro1">
          <table:table-cell office:value-type="float" office:value="0.0161018539220095" calcext:value-type="float">
            <text:p>0.01610185392201</text:p>
          </table:table-cell>
          <table:table-cell office:value-type="float" office:value="0.00209883227944374" calcext:value-type="float">
            <text:p>0.002098832279444</text:p>
          </table:table-cell>
        </table:table-row>
        <table:table-row table:style-name="ro1">
          <table:table-cell office:value-type="float" office:value="0.0160864125937223" calcext:value-type="float">
            <text:p>0.016086412593722</text:p>
          </table:table-cell>
          <table:table-cell office:value-type="float" office:value="0.00209984206594527" calcext:value-type="float">
            <text:p>0.002099842065945</text:p>
          </table:table-cell>
        </table:table-row>
        <table:table-row table:style-name="ro1">
          <table:table-cell office:value-type="float" office:value="0.0160708893090487" calcext:value-type="float">
            <text:p>0.016070889309049</text:p>
          </table:table-cell>
          <table:table-cell office:value-type="float" office:value="0.00208394159562886" calcext:value-type="float">
            <text:p>0.002083941595629</text:p>
          </table:table-cell>
        </table:table-row>
        <table:table-row table:style-name="ro1">
          <table:table-cell office:value-type="float" office:value="0.0160554852336645" calcext:value-type="float">
            <text:p>0.016055485233665</text:p>
          </table:table-cell>
          <table:table-cell office:value-type="float" office:value="0.00206291046924889" calcext:value-type="float">
            <text:p>0.002062910469249</text:p>
          </table:table-cell>
        </table:table-row>
        <table:table-row table:style-name="ro1">
          <table:table-cell office:value-type="float" office:value="0.0160399358719587" calcext:value-type="float">
            <text:p>0.016039935871959</text:p>
          </table:table-cell>
          <table:table-cell office:value-type="float" office:value="0.00204253033734858" calcext:value-type="float">
            <text:p>0.002042530337349</text:p>
          </table:table-cell>
        </table:table-row>
        <table:table-row table:style-name="ro1">
          <table:table-cell office:value-type="float" office:value="0.0160245187580585" calcext:value-type="float">
            <text:p>0.016024518758059</text:p>
          </table:table-cell>
          <table:table-cell office:value-type="float" office:value="0.00202632509171963" calcext:value-type="float">
            <text:p>0.00202632509172</text:p>
          </table:table-cell>
        </table:table-row>
        <table:table-row table:style-name="ro1">
          <table:table-cell office:value-type="float" office:value="0.0160091742873192" calcext:value-type="float">
            <text:p>0.016009174287319</text:p>
          </table:table-cell>
          <table:table-cell office:value-type="float" office:value="0.00202292227186263" calcext:value-type="float">
            <text:p>0.002022922271863</text:p>
          </table:table-cell>
        </table:table-row>
        <table:table-row table:style-name="ro1">
          <table:table-cell office:value-type="float" office:value="0.0159938167780638" calcext:value-type="float">
            <text:p>0.015993816778064</text:p>
          </table:table-cell>
          <table:table-cell office:value-type="float" office:value="0.00203203386627138" calcext:value-type="float">
            <text:p>0.002032033866271</text:p>
          </table:table-cell>
        </table:table-row>
        <table:table-row table:style-name="ro1">
          <table:table-cell office:value-type="float" office:value="0.0159784201532602" calcext:value-type="float">
            <text:p>0.01597842015326</text:p>
          </table:table-cell>
          <table:table-cell office:value-type="float" office:value="0.00205009337514639" calcext:value-type="float">
            <text:p>0.002050093375146</text:p>
          </table:table-cell>
        </table:table-row>
        <table:table-row table:style-name="ro1">
          <table:table-cell office:value-type="float" office:value="0.0159630887210369" calcext:value-type="float">
            <text:p>0.015963088721037</text:p>
          </table:table-cell>
          <table:table-cell office:value-type="float" office:value="0.00207623210735619" calcext:value-type="float">
            <text:p>0.002076232107356</text:p>
          </table:table-cell>
        </table:table-row>
        <table:table-row table:style-name="ro1">
          <table:table-cell office:value-type="float" office:value="0.0159476809203625" calcext:value-type="float">
            <text:p>0.015947680920363</text:p>
          </table:table-cell>
          <table:table-cell office:value-type="float" office:value="0.00211539841257036" calcext:value-type="float">
            <text:p>0.00211539841257</text:p>
          </table:table-cell>
        </table:table-row>
        <table:table-row table:style-name="ro1">
          <table:table-cell office:value-type="float" office:value="0.0159326419234276" calcext:value-type="float">
            <text:p>0.015932641923428</text:p>
          </table:table-cell>
          <table:table-cell office:value-type="float" office:value="0.00216271681711078" calcext:value-type="float">
            <text:p>0.002162716817111</text:p>
          </table:table-cell>
        </table:table-row>
        <table:table-row table:style-name="ro1">
          <table:table-cell office:value-type="float" office:value="0.0159172154963017" calcext:value-type="float">
            <text:p>0.015917215496302</text:p>
          </table:table-cell>
          <table:table-cell office:value-type="float" office:value="0.00219643977470696" calcext:value-type="float">
            <text:p>0.002196439774707</text:p>
          </table:table-cell>
        </table:table-row>
        <table:table-row table:style-name="ro1">
          <table:table-cell office:value-type="float" office:value="0.0159019511193037" calcext:value-type="float">
            <text:p>0.015901951119304</text:p>
          </table:table-cell>
          <table:table-cell office:value-type="float" office:value="0.00222309539094567" calcext:value-type="float">
            <text:p>0.002223095390946</text:p>
          </table:table-cell>
        </table:table-row>
        <table:table-row table:style-name="ro1">
          <table:table-cell office:value-type="float" office:value="0.015886727720499" calcext:value-type="float">
            <text:p>0.015886727720499</text:p>
          </table:table-cell>
          <table:table-cell office:value-type="float" office:value="0.00219053844921291" calcext:value-type="float">
            <text:p>0.002190538449213</text:p>
          </table:table-cell>
        </table:table-row>
        <table:table-row table:style-name="ro1">
          <table:table-cell office:value-type="float" office:value="0.0158713720738888" calcext:value-type="float">
            <text:p>0.015871372073889</text:p>
          </table:table-cell>
          <table:table-cell office:value-type="float" office:value="0.00212299963459373" calcext:value-type="float">
            <text:p>0.002122999634594</text:p>
          </table:table-cell>
        </table:table-row>
        <table:table-row table:style-name="ro1">
          <table:table-cell office:value-type="float" office:value="0.0158563293516636" calcext:value-type="float">
            <text:p>0.015856329351664</text:p>
          </table:table-cell>
          <table:table-cell office:value-type="float" office:value="0.00204188702628016" calcext:value-type="float">
            <text:p>0.00204188702628</text:p>
          </table:table-cell>
        </table:table-row>
        <table:table-row table:style-name="ro1">
          <table:table-cell office:value-type="float" office:value="0.0158410780131817" calcext:value-type="float">
            <text:p>0.015841078013182</text:p>
          </table:table-cell>
          <table:table-cell office:value-type="float" office:value="0.00198937323875725" calcext:value-type="float">
            <text:p>0.001989373238757</text:p>
          </table:table-cell>
        </table:table-row>
        <table:table-row table:style-name="ro1">
          <table:table-cell office:value-type="float" office:value="0.0158257484436035" calcext:value-type="float">
            <text:p>0.015825748443604</text:p>
          </table:table-cell>
          <table:table-cell office:value-type="float" office:value="0.00199675117619336" calcext:value-type="float">
            <text:p>0.001996751176193</text:p>
          </table:table-cell>
        </table:table-row>
        <table:table-row table:style-name="ro1">
          <table:table-cell office:value-type="float" office:value="0.0158105324953794" calcext:value-type="float">
            <text:p>0.01581053249538</text:p>
          </table:table-cell>
          <table:table-cell office:value-type="float" office:value="0.00204081670381129" calcext:value-type="float">
            <text:p>0.002040816703811</text:p>
          </table:table-cell>
        </table:table-row>
        <table:table-row table:style-name="ro1">
          <table:table-cell office:value-type="float" office:value="0.0157955549657345" calcext:value-type="float">
            <text:p>0.015795554965735</text:p>
          </table:table-cell>
          <table:table-cell office:value-type="float" office:value="0.00206730980426073" calcext:value-type="float">
            <text:p>0.002067309804261</text:p>
          </table:table-cell>
        </table:table-row>
        <table:table-row table:style-name="ro1">
          <table:table-cell office:value-type="float" office:value="0.0157807320356369" calcext:value-type="float">
            <text:p>0.015780732035637</text:p>
          </table:table-cell>
          <table:table-cell office:value-type="float" office:value="0.00206370488740504" calcext:value-type="float">
            <text:p>0.002063704887405</text:p>
          </table:table-cell>
        </table:table-row>
        <table:table-row table:style-name="ro1">
          <table:table-cell office:value-type="float" office:value="0.0157655719667673" calcext:value-type="float">
            <text:p>0.015765571966767</text:p>
          </table:table-cell>
          <table:table-cell office:value-type="float" office:value="0.00203267438337207" calcext:value-type="float">
            <text:p>0.002032674383372</text:p>
          </table:table-cell>
        </table:table-row>
        <table:table-row table:style-name="ro1">
          <table:table-cell office:value-type="float" office:value="0.0157501678913832" calcext:value-type="float">
            <text:p>0.015750167891383</text:p>
          </table:table-cell>
          <table:table-cell office:value-type="float" office:value="0.00199371273629367" calcext:value-type="float">
            <text:p>0.001993712736294</text:p>
          </table:table-cell>
        </table:table-row>
        <table:table-row table:style-name="ro1">
          <table:table-cell office:value-type="float" office:value="0.0157353784888983" calcext:value-type="float">
            <text:p>0.015735378488898</text:p>
          </table:table-cell>
          <table:table-cell office:value-type="float" office:value="0.00196320470422506" calcext:value-type="float">
            <text:p>0.001963204704225</text:p>
          </table:table-cell>
        </table:table-row>
        <table:table-row table:style-name="ro1">
          <table:table-cell office:value-type="float" office:value="0.0157202109694481" calcext:value-type="float">
            <text:p>0.015720210969448</text:p>
          </table:table-cell>
          <table:table-cell office:value-type="float" office:value="0.00196372927166522" calcext:value-type="float">
            <text:p>0.001963729271665</text:p>
          </table:table-cell>
        </table:table-row>
        <table:table-row table:style-name="ro1">
          <table:table-cell office:value-type="float" office:value="0.0157054234296083" calcext:value-type="float">
            <text:p>0.015705423429608</text:p>
          </table:table-cell>
          <table:table-cell office:value-type="float" office:value="0.00198442465625703" calcext:value-type="float">
            <text:p>0.001984424656257</text:p>
          </table:table-cell>
        </table:table-row>
        <table:table-row table:style-name="ro1">
          <table:table-cell office:value-type="float" office:value="0.0156902577728033" calcext:value-type="float">
            <text:p>0.015690257772803</text:p>
          </table:table-cell>
          <table:table-cell office:value-type="float" office:value="0.00199900404550135" calcext:value-type="float">
            <text:p>0.001999004045501</text:p>
          </table:table-cell>
        </table:table-row>
        <table:table-row table:style-name="ro1">
          <table:table-cell office:value-type="float" office:value="0.0156750977039337" calcext:value-type="float">
            <text:p>0.015675097703934</text:p>
          </table:table-cell>
          <table:table-cell office:value-type="float" office:value="0.00199762755073607" calcext:value-type="float">
            <text:p>0.001997627550736</text:p>
          </table:table-cell>
        </table:table-row>
        <table:table-row table:style-name="ro1">
          <table:table-cell office:value-type="float" office:value="0.0156604181975126" calcext:value-type="float">
            <text:p>0.015660418197513</text:p>
          </table:table-cell>
          <table:table-cell office:value-type="float" office:value="0.00198154780082405" calcext:value-type="float">
            <text:p>0.001981547800824</text:p>
          </table:table-cell>
        </table:table-row>
        <table:table-row table:style-name="ro1">
          <table:table-cell office:value-type="float" office:value="0.01564553193748" calcext:value-type="float">
            <text:p>0.01564553193748</text:p>
          </table:table-cell>
          <table:table-cell office:value-type="float" office:value="0.00195965496823192" calcext:value-type="float">
            <text:p>0.001959654968232</text:p>
          </table:table-cell>
        </table:table-row>
        <table:table-row table:style-name="ro1">
          <table:table-cell office:value-type="float" office:value="0.0156308468431234" calcext:value-type="float">
            <text:p>0.015630846843124</text:p>
          </table:table-cell>
          <table:table-cell office:value-type="float" office:value="0.00193741300608963" calcext:value-type="float">
            <text:p>0.00193741300609</text:p>
          </table:table-cell>
        </table:table-row>
        <table:table-row table:style-name="ro1">
          <table:table-cell office:value-type="float" office:value="0.0156157528981566" calcext:value-type="float">
            <text:p>0.015615752898157</text:p>
          </table:table-cell>
          <table:table-cell office:value-type="float" office:value="0.00193342857528478" calcext:value-type="float">
            <text:p>0.001933428575285</text:p>
          </table:table-cell>
        </table:table-row>
        <table:table-row table:style-name="ro1">
          <table:table-cell office:value-type="float" office:value="0.0156008861958981" calcext:value-type="float">
            <text:p>0.015600886195898</text:p>
          </table:table-cell>
          <table:table-cell office:value-type="float" office:value="0.0019451315747574" calcext:value-type="float">
            <text:p>0.001945131574757</text:p>
          </table:table-cell>
        </table:table-row>
        <table:table-row table:style-name="ro1">
          <table:table-cell office:value-type="float" office:value="0.0155858835205436" calcext:value-type="float">
            <text:p>0.015585883520544</text:p>
          </table:table-cell>
          <table:table-cell office:value-type="float" office:value="0.00195402791723609" calcext:value-type="float">
            <text:p>0.001954027917236</text:p>
          </table:table-cell>
        </table:table-row>
        <table:table-row table:style-name="ro1">
          <table:table-cell office:value-type="float" office:value="0.0155712850391865" calcext:value-type="float">
            <text:p>0.015571285039187</text:p>
          </table:table-cell>
          <table:table-cell office:value-type="float" office:value="0.0019610826857388" calcext:value-type="float">
            <text:p>0.001961082685739</text:p>
          </table:table-cell>
        </table:table-row>
        <table:table-row table:style-name="ro1">
          <table:table-cell office:value-type="float" office:value="0.0155564835295081" calcext:value-type="float">
            <text:p>0.015556483529508</text:p>
          </table:table-cell>
          <table:table-cell office:value-type="float" office:value="0.00196296605281532" calcext:value-type="float">
            <text:p>0.001962966052815</text:p>
          </table:table-cell>
        </table:table-row>
        <table:table-row table:style-name="ro1">
          <table:table-cell office:value-type="float" office:value="0.0155415907502174" calcext:value-type="float">
            <text:p>0.015541590750218</text:p>
          </table:table-cell>
          <table:table-cell office:value-type="float" office:value="0.00196632300503552" calcext:value-type="float">
            <text:p>0.001966323005036</text:p>
          </table:table-cell>
        </table:table-row>
        <table:table-row table:style-name="ro1">
          <table:table-cell office:value-type="float" office:value="0.015526881441474" calcext:value-type="float">
            <text:p>0.015526881441474</text:p>
          </table:table-cell>
          <table:table-cell office:value-type="float" office:value="0.00196447386406362" calcext:value-type="float">
            <text:p>0.001964473864064</text:p>
          </table:table-cell>
        </table:table-row>
        <table:table-row table:style-name="ro1">
          <table:table-cell office:value-type="float" office:value="0.0155121330171824" calcext:value-type="float">
            <text:p>0.015512133017182</text:p>
          </table:table-cell>
          <table:table-cell office:value-type="float" office:value="0.00197234819643199" calcext:value-type="float">
            <text:p>0.001972348196432</text:p>
          </table:table-cell>
        </table:table-row>
        <table:table-row table:style-name="ro1">
          <table:table-cell office:value-type="float" office:value="0.0154972821474075" calcext:value-type="float">
            <text:p>0.015497282147408</text:p>
          </table:table-cell>
          <table:table-cell office:value-type="float" office:value="0.00196995097212493" calcext:value-type="float">
            <text:p>0.001969950972125</text:p>
          </table:table-cell>
        </table:table-row>
        <table:table-row table:style-name="ro1">
          <table:table-cell office:value-type="float" office:value="0.0154826212674379" calcext:value-type="float">
            <text:p>0.015482621267438</text:p>
          </table:table-cell>
          <table:table-cell office:value-type="float" office:value="0.00196765828877687" calcext:value-type="float">
            <text:p>0.001967658288777</text:p>
          </table:table-cell>
        </table:table-row>
        <table:table-row table:style-name="ro1">
          <table:table-cell office:value-type="float" office:value="0.0154679650440812" calcext:value-type="float">
            <text:p>0.015467965044081</text:p>
          </table:table-cell>
          <table:table-cell office:value-type="float" office:value="0.00195638067089021" calcext:value-type="float">
            <text:p>0.00195638067089</text:p>
          </table:table-cell>
        </table:table-row>
        <table:table-row table:style-name="ro1">
          <table:table-cell office:value-type="float" office:value="0.0154532222077251" calcext:value-type="float">
            <text:p>0.015453222207725</text:p>
          </table:table-cell>
          <table:table-cell office:value-type="float" office:value="0.00194157846271992" calcext:value-type="float">
            <text:p>0.00194157846272</text:p>
          </table:table-cell>
        </table:table-row>
        <table:table-row table:style-name="ro1">
          <table:table-cell office:value-type="float" office:value="0.0154386200010777" calcext:value-type="float">
            <text:p>0.015438620001078</text:p>
          </table:table-cell>
          <table:table-cell office:value-type="float" office:value="0.00191696768160909" calcext:value-type="float">
            <text:p>0.001916967681609</text:p>
          </table:table-cell>
        </table:table-row>
        <table:table-row table:style-name="ro1">
          <table:table-cell office:value-type="float" office:value="0.0154239619150758" calcext:value-type="float">
            <text:p>0.015423961915076</text:p>
          </table:table-cell>
          <table:table-cell office:value-type="float" office:value="0.00189313781447709" calcext:value-type="float">
            <text:p>0.001893137814477</text:p>
          </table:table-cell>
        </table:table-row>
        <table:table-row table:style-name="ro1">
          <table:table-cell office:value-type="float" office:value="0.0154094435274601" calcext:value-type="float">
            <text:p>0.01540944352746</text:p>
          </table:table-cell>
          <table:table-cell office:value-type="float" office:value="0.001885847421363" calcext:value-type="float">
            <text:p>0.001885847421363</text:p>
          </table:table-cell>
        </table:table-row>
        <table:table-row table:style-name="ro1">
          <table:table-cell office:value-type="float" office:value="0.0153950583189726" calcext:value-type="float">
            <text:p>0.015395058318973</text:p>
          </table:table-cell>
          <table:table-cell office:value-type="float" office:value="0.00189469032920897" calcext:value-type="float">
            <text:p>0.001894690329209</text:p>
          </table:table-cell>
        </table:table-row>
        <table:table-row table:style-name="ro1">
          <table:table-cell office:value-type="float" office:value="0.0153807112947106" calcext:value-type="float">
            <text:p>0.015380711294711</text:p>
          </table:table-cell>
          <table:table-cell office:value-type="float" office:value="0.00190392602235079" calcext:value-type="float">
            <text:p>0.001903926022351</text:p>
          </table:table-cell>
        </table:table-row>
        <table:table-row table:style-name="ro1">
          <table:table-cell office:value-type="float" office:value="0.0153663456439972" calcext:value-type="float">
            <text:p>0.015366345643997</text:p>
          </table:table-cell>
          <table:table-cell office:value-type="float" office:value="0.00190712872426957" calcext:value-type="float">
            <text:p>0.00190712872427</text:p>
          </table:table-cell>
        </table:table-row>
        <table:table-row table:style-name="ro1">
          <table:table-cell office:value-type="float" office:value="0.0153520759195089" calcext:value-type="float">
            <text:p>0.015352075919509</text:p>
          </table:table-cell>
          <table:table-cell office:value-type="float" office:value="0.00191093899775296" calcext:value-type="float">
            <text:p>0.001910938997753</text:p>
          </table:table-cell>
        </table:table-row>
        <table:table-row table:style-name="ro1">
          <table:table-cell office:value-type="float" office:value="0.0153377037495375" calcext:value-type="float">
            <text:p>0.015337703749538</text:p>
          </table:table-cell>
          <table:table-cell office:value-type="float" office:value="0.00191076332703233" calcext:value-type="float">
            <text:p>0.001910763327032</text:p>
          </table:table-cell>
        </table:table-row>
        <table:table-row table:style-name="ro1">
          <table:table-cell office:value-type="float" office:value="0.0153236445039511" calcext:value-type="float">
            <text:p>0.015323644503951</text:p>
          </table:table-cell>
          <table:table-cell office:value-type="float" office:value="0.00191115820780396" calcext:value-type="float">
            <text:p>0.001911158207804</text:p>
          </table:table-cell>
        </table:table-row>
        <table:table-row table:style-name="ro1">
          <table:table-cell office:value-type="float" office:value="0.015309302136302" calcext:value-type="float">
            <text:p>0.015309302136302</text:p>
          </table:table-cell>
          <table:table-cell office:value-type="float" office:value="0.00191112735774368" calcext:value-type="float">
            <text:p>0.001911127357744</text:p>
          </table:table-cell>
        </table:table-row>
        <table:table-row table:style-name="ro1">
          <table:table-cell office:value-type="float" office:value="0.0152950994670391" calcext:value-type="float">
            <text:p>0.015295099467039</text:p>
          </table:table-cell>
          <table:table-cell office:value-type="float" office:value="0.00191402900964022" calcext:value-type="float">
            <text:p>0.00191402900964</text:p>
          </table:table-cell>
        </table:table-row>
        <table:table-row table:style-name="ro1">
          <table:table-cell office:value-type="float" office:value="0.0152810588479042" calcext:value-type="float">
            <text:p>0.015281058847904</text:p>
          </table:table-cell>
          <table:table-cell office:value-type="float" office:value="0.00191269733477384" calcext:value-type="float">
            <text:p>0.001912697334774</text:p>
          </table:table-cell>
        </table:table-row>
        <table:table-row table:style-name="ro1">
          <table:table-cell office:value-type="float" office:value="0.0152668794617057" calcext:value-type="float">
            <text:p>0.015266879461706</text:p>
          </table:table-cell>
          <table:table-cell office:value-type="float" office:value="0.00191208766773343" calcext:value-type="float">
            <text:p>0.001912087667733</text:p>
          </table:table-cell>
        </table:table-row>
        <table:table-row table:style-name="ro1">
          <table:table-cell office:value-type="float" office:value="0.0152529366314411" calcext:value-type="float">
            <text:p>0.015252936631441</text:p>
          </table:table-cell>
          <table:table-cell office:value-type="float" office:value="0.00190806481987238" calcext:value-type="float">
            <text:p>0.001908064819872</text:p>
          </table:table-cell>
        </table:table-row>
        <table:table-row table:style-name="ro1">
          <table:table-cell office:value-type="float" office:value="0.0152391558513045" calcext:value-type="float">
            <text:p>0.015239155851305</text:p>
          </table:table-cell>
          <table:table-cell office:value-type="float" office:value="0.00190645433031023" calcext:value-type="float">
            <text:p>0.00190645433031</text:p>
          </table:table-cell>
        </table:table-row>
        <table:table-row table:style-name="ro1">
          <table:table-cell office:value-type="float" office:value="0.0152248134836555" calcext:value-type="float">
            <text:p>0.015224813483656</text:p>
          </table:table-cell>
          <table:table-cell office:value-type="float" office:value="0.00189176271669567" calcext:value-type="float">
            <text:p>0.001891762716696</text:p>
          </table:table-cell>
        </table:table-row>
        <table:table-row table:style-name="ro1">
          <table:table-cell office:value-type="float" office:value="0.0152109302580357" calcext:value-type="float">
            <text:p>0.015210930258036</text:p>
          </table:table-cell>
          <table:table-cell office:value-type="float" office:value="0.00187234103213996" calcext:value-type="float">
            <text:p>0.00187234103214</text:p>
          </table:table-cell>
        </table:table-row>
        <table:table-row table:style-name="ro1">
          <table:table-cell office:value-type="float" office:value="0.0151968887075782" calcext:value-type="float">
            <text:p>0.015196888707578</text:p>
          </table:table-cell>
          <table:table-cell office:value-type="float" office:value="0.0018455651588738" calcext:value-type="float">
            <text:p>0.001845565158874</text:p>
          </table:table-cell>
        </table:table-row>
        <table:table-row table:style-name="ro1">
          <table:table-cell office:value-type="float" office:value="0.0151827773079276" calcext:value-type="float">
            <text:p>0.015182777307928</text:p>
          </table:table-cell>
          <table:table-cell office:value-type="float" office:value="0.00183346017729491" calcext:value-type="float">
            <text:p>0.001833460177295</text:p>
          </table:table-cell>
        </table:table-row>
        <table:table-row table:style-name="ro1">
          <table:table-cell office:value-type="float" office:value="0.0151693010702729" calcext:value-type="float">
            <text:p>0.015169301070273</text:p>
          </table:table-cell>
          <table:table-cell office:value-type="float" office:value="0.00183623912744224" calcext:value-type="float">
            <text:p>0.001836239127442</text:p>
          </table:table-cell>
        </table:table-row>
        <table:table-row table:style-name="ro1">
          <table:table-cell office:value-type="float" office:value="0.0151548562571406" calcext:value-type="float">
            <text:p>0.015154856257141</text:p>
          </table:table-cell>
          <table:table-cell office:value-type="float" office:value="0.00184357073158026" calcext:value-type="float">
            <text:p>0.00184357073158</text:p>
          </table:table-cell>
        </table:table-row>
        <table:table-row table:style-name="ro1">
          <table:table-cell office:value-type="float" office:value="0.0151412505656481" calcext:value-type="float">
            <text:p>0.015141250565648</text:p>
          </table:table-cell>
          <table:table-cell office:value-type="float" office:value="0.00185068475548178" calcext:value-type="float">
            <text:p>0.001850684755482</text:p>
          </table:table-cell>
        </table:table-row>
        <table:table-row table:style-name="ro1">
          <table:table-cell office:value-type="float" office:value="0.0151272844523191" calcext:value-type="float">
            <text:p>0.015127284452319</text:p>
          </table:table-cell>
          <table:table-cell office:value-type="float" office:value="0.00185120990499854" calcext:value-type="float">
            <text:p>0.001851209904999</text:p>
          </table:table-cell>
        </table:table-row>
        <table:table-row table:style-name="ro1">
          <table:table-cell office:value-type="float" office:value="0.0151133257895708" calcext:value-type="float">
            <text:p>0.015113325789571</text:p>
          </table:table-cell>
          <table:table-cell office:value-type="float" office:value="0.00184375466778874" calcext:value-type="float">
            <text:p>0.001843754667789</text:p>
          </table:table-cell>
        </table:table-row>
        <table:table-row table:style-name="ro1">
          <table:table-cell office:value-type="float" office:value="0.0150994407013059" calcext:value-type="float">
            <text:p>0.015099440701306</text:p>
          </table:table-cell>
          <table:table-cell office:value-type="float" office:value="0.00183393817860633" calcext:value-type="float">
            <text:p>0.001833938178606</text:p>
          </table:table-cell>
        </table:table-row>
        <table:table-row table:style-name="ro1">
          <table:table-cell office:value-type="float" office:value="0.0150860082358122" calcext:value-type="float">
            <text:p>0.015086008235812</text:p>
          </table:table-cell>
          <table:table-cell office:value-type="float" office:value="0.00182658061385155" calcext:value-type="float">
            <text:p>0.001826580613852</text:p>
          </table:table-cell>
        </table:table-row>
        <table:table-row table:style-name="ro1">
          <table:table-cell office:value-type="float" office:value="0.0150720104575157" calcext:value-type="float">
            <text:p>0.015072010457516</text:p>
          </table:table-cell>
          <table:table-cell office:value-type="float" office:value="0.00181471626274288" calcext:value-type="float">
            <text:p>0.001814716262743</text:p>
          </table:table-cell>
        </table:table-row>
        <table:table-row table:style-name="ro1">
          <table:table-cell office:value-type="float" office:value="0.0150583162903786" calcext:value-type="float">
            <text:p>0.015058316290379</text:p>
          </table:table-cell>
          <table:table-cell office:value-type="float" office:value="0.00180591025855392" calcext:value-type="float">
            <text:p>0.001805910258554</text:p>
          </table:table-cell>
        </table:table-row>
        <table:table-row table:style-name="ro1">
          <table:table-cell office:value-type="float" office:value="0.0150444824248552" calcext:value-type="float">
            <text:p>0.015044482424855</text:p>
          </table:table-cell>
          <table:table-cell office:value-type="float" office:value="0.00180130288936198" calcext:value-type="float">
            <text:p>0.001801302889362</text:p>
          </table:table-cell>
        </table:table-row>
        <table:table-row table:style-name="ro1">
          <table:table-cell office:value-type="float" office:value="0.0150307817384601" calcext:value-type="float">
            <text:p>0.01503078173846</text:p>
          </table:table-cell>
          <table:table-cell office:value-type="float" office:value="0.00179762917105109" calcext:value-type="float">
            <text:p>0.001797629171051</text:p>
          </table:table-cell>
        </table:table-row>
        <table:table-row table:style-name="ro1">
          <table:table-cell office:value-type="float" office:value="0.0150170028209686" calcext:value-type="float">
            <text:p>0.015017002820969</text:p>
          </table:table-cell>
          <table:table-cell office:value-type="float" office:value="0.00179513811599463" calcext:value-type="float">
            <text:p>0.001795138115995</text:p>
          </table:table-cell>
        </table:table-row>
        <table:table-row table:style-name="ro1">
          <table:table-cell office:value-type="float" office:value="0.0150031689554453" calcext:value-type="float">
            <text:p>0.015003168955445</text:p>
          </table:table-cell>
          <table:table-cell office:value-type="float" office:value="0.00179692439269274" calcext:value-type="float">
            <text:p>0.001796924392693</text:p>
          </table:table-cell>
        </table:table-row>
        <table:table-row table:style-name="ro1">
          <table:table-cell office:value-type="float" office:value="0.0149894328787923" calcext:value-type="float">
            <text:p>0.014989432878792</text:p>
          </table:table-cell>
          <table:table-cell office:value-type="float" office:value="0.00180958153214306" calcext:value-type="float">
            <text:p>0.001809581532143</text:p>
          </table:table-cell>
        </table:table-row>
        <table:table-row table:style-name="ro1">
          <table:table-cell office:value-type="float" office:value="0.0149759715422988" calcext:value-type="float">
            <text:p>0.014975971542299</text:p>
          </table:table-cell>
          <table:table-cell office:value-type="float" office:value="0.00184049888048321" calcext:value-type="float">
            <text:p>0.001840498880483</text:p>
          </table:table-cell>
        </table:table-row>
        <table:table-row table:style-name="ro1">
          <table:table-cell office:value-type="float" office:value="0.0149621414020658" calcext:value-type="float">
            <text:p>0.014962141402066</text:p>
          </table:table-cell>
          <table:table-cell office:value-type="float" office:value="0.00191294797696173" calcext:value-type="float">
            <text:p>0.001912947976962</text:p>
          </table:table-cell>
        </table:table-row>
        <table:table-row table:style-name="ro1">
          <table:table-cell office:value-type="float" office:value="0.0149485217407346" calcext:value-type="float">
            <text:p>0.014948521740735</text:p>
          </table:table-cell>
          <table:table-cell office:value-type="float" office:value="0.00201876554638147" calcext:value-type="float">
            <text:p>0.002018765546381</text:p>
          </table:table-cell>
        </table:table-row>
        <table:table-row table:style-name="ro1">
          <table:table-cell office:value-type="float" office:value="0.0149349849671125" calcext:value-type="float">
            <text:p>0.014934984967113</text:p>
          </table:table-cell>
          <table:table-cell office:value-type="float" office:value="0.00210732384584844" calcext:value-type="float">
            <text:p>0.002107323845848</text:p>
          </table:table-cell>
        </table:table-row>
        <table:table-row table:style-name="ro1">
          <table:table-cell office:value-type="float" office:value="0.0149212768301368" calcext:value-type="float">
            <text:p>0.014921276830137</text:p>
          </table:table-cell>
          <table:table-cell office:value-type="float" office:value="0.00213531916961074" calcext:value-type="float">
            <text:p>0.002135319169611</text:p>
          </table:table-cell>
        </table:table-row>
        <table:table-row table:style-name="ro1">
          <table:table-cell office:value-type="float" office:value="0.0149080697447062" calcext:value-type="float">
            <text:p>0.014908069744706</text:p>
          </table:table-cell>
          <table:table-cell office:value-type="float" office:value="0.00204747729003429" calcext:value-type="float">
            <text:p>0.002047477290034</text:p>
          </table:table-cell>
        </table:table-row>
        <table:table-row table:style-name="ro1">
          <table:table-cell office:value-type="float" office:value="0.014894375577569" calcext:value-type="float">
            <text:p>0.014894375577569</text:p>
          </table:table-cell>
          <table:table-cell office:value-type="float" office:value="0.00191177637316287" calcext:value-type="float">
            <text:p>0.001911776373163</text:p>
          </table:table-cell>
        </table:table-row>
        <table:table-row table:style-name="ro1">
          <table:table-cell office:value-type="float" office:value="0.0148810297250748" calcext:value-type="float">
            <text:p>0.014881029725075</text:p>
          </table:table-cell>
          <table:table-cell office:value-type="float" office:value="0.00179863977245986" calcext:value-type="float">
            <text:p>0.00179863977246</text:p>
          </table:table-cell>
        </table:table-row>
        <table:table-row table:style-name="ro1">
          <table:table-cell office:value-type="float" office:value="0.0148673141375184" calcext:value-type="float">
            <text:p>0.014867314137518</text:p>
          </table:table-cell>
          <table:table-cell office:value-type="float" office:value="0.00176811963319778" calcext:value-type="float">
            <text:p>0.001768119633198</text:p>
          </table:table-cell>
        </table:table-row>
        <table:table-row table:style-name="ro1">
          <table:table-cell office:value-type="float" office:value="0.0148537391796708" calcext:value-type="float">
            <text:p>0.014853739179671</text:p>
          </table:table-cell>
          <table:table-cell office:value-type="float" office:value="0.00181487493682653" calcext:value-type="float">
            <text:p>0.001814874936827</text:p>
          </table:table-cell>
        </table:table-row>
        <table:table-row table:style-name="ro1">
          <table:table-cell office:value-type="float" office:value="0.0148404333740473" calcext:value-type="float">
            <text:p>0.014840433374047</text:p>
          </table:table-cell>
          <table:table-cell office:value-type="float" office:value="0.00188915908802301" calcext:value-type="float">
            <text:p>0.001889159088023</text:p>
          </table:table-cell>
        </table:table-row>
        <table:table-row table:style-name="ro1">
          <table:table-cell office:value-type="float" office:value="0.0148266367614269" calcext:value-type="float">
            <text:p>0.014826636761427</text:p>
          </table:table-cell>
          <table:table-cell office:value-type="float" office:value="0.00191818212624639" calcext:value-type="float">
            <text:p>0.001918182126246</text:p>
          </table:table-cell>
        </table:table-row>
        <table:table-row table:style-name="ro1">
          <table:table-cell office:value-type="float" office:value="0.0148133132606745" calcext:value-type="float">
            <text:p>0.014813313260675</text:p>
          </table:table-cell>
          <table:table-cell office:value-type="float" office:value="0.00188304565381259" calcext:value-type="float">
            <text:p>0.001883045653813</text:p>
          </table:table-cell>
        </table:table-row>
        <table:table-row table:style-name="ro1">
          <table:table-cell office:value-type="float" office:value="0.0147998742759228" calcext:value-type="float">
            <text:p>0.014799874275923</text:p>
          </table:table-cell>
          <table:table-cell office:value-type="float" office:value="0.00181111879646778" calcext:value-type="float">
            <text:p>0.001811118796468</text:p>
          </table:table-cell>
        </table:table-row>
        <table:table-row table:style-name="ro1">
          <table:table-cell office:value-type="float" office:value="0.0147866420447826" calcext:value-type="float">
            <text:p>0.014786642044783</text:p>
          </table:table-cell>
          <table:table-cell office:value-type="float" office:value="0.00175361032597721" calcext:value-type="float">
            <text:p>0.001753610325977</text:p>
          </table:table-cell>
        </table:table-row>
        <table:table-row table:style-name="ro1">
          <table:table-cell office:value-type="float" office:value="0.014773060567677" calcext:value-type="float">
            <text:p>0.014773060567677</text:p>
          </table:table-cell>
          <table:table-cell office:value-type="float" office:value="0.00174864346627146" calcext:value-type="float">
            <text:p>0.001748643466271</text:p>
          </table:table-cell>
        </table:table-row>
        <table:table-row table:style-name="ro1">
          <table:table-cell office:value-type="float" office:value="0.014759736135602" calcext:value-type="float">
            <text:p>0.014759736135602</text:p>
          </table:table-cell>
          <table:table-cell office:value-type="float" office:value="0.00177665601950139" calcext:value-type="float">
            <text:p>0.001776656019501</text:p>
          </table:table-cell>
        </table:table-row>
        <table:table-row table:style-name="ro1">
          <table:table-cell office:value-type="float" office:value="0.0147465048357844" calcext:value-type="float">
            <text:p>0.014746504835785</text:p>
          </table:table-cell>
          <table:table-cell office:value-type="float" office:value="0.00179977156221867" calcext:value-type="float">
            <text:p>0.001799771562219</text:p>
          </table:table-cell>
        </table:table-row>
        <table:table-row table:style-name="ro1">
          <table:table-cell office:value-type="float" office:value="0.0147330798208714" calcext:value-type="float">
            <text:p>0.014733079820871</text:p>
          </table:table-cell>
          <table:table-cell office:value-type="float" office:value="0.00180108041968197" calcext:value-type="float">
            <text:p>0.001801080419682</text:p>
          </table:table-cell>
        </table:table-row>
        <table:table-row table:style-name="ro1">
          <table:table-cell office:value-type="float" office:value="0.0147198531776667" calcext:value-type="float">
            <text:p>0.014719853177667</text:p>
          </table:table-cell>
          <table:table-cell office:value-type="float" office:value="0.00179433706216514" calcext:value-type="float">
            <text:p>0.001794337062165</text:p>
          </table:table-cell>
        </table:table-row>
        <table:table-row table:style-name="ro1">
          <table:table-cell office:value-type="float" office:value="0.0147069934755564" calcext:value-type="float">
            <text:p>0.014706993475556</text:p>
          </table:table-cell>
          <table:table-cell office:value-type="float" office:value="0.00176508736331016" calcext:value-type="float">
            <text:p>0.00176508736331</text:p>
          </table:table-cell>
        </table:table-row>
        <table:table-row table:style-name="ro1">
          <table:table-cell office:value-type="float" office:value="0.0146935284137726" calcext:value-type="float">
            <text:p>0.014693528413773</text:p>
          </table:table-cell>
          <table:table-cell office:value-type="float" office:value="0.00173555186484009" calcext:value-type="float">
            <text:p>0.00173555186484</text:p>
          </table:table-cell>
        </table:table-row>
        <table:table-row table:style-name="ro1">
          <table:table-cell office:value-type="float" office:value="0.0146806752309203" calcext:value-type="float">
            <text:p>0.01468067523092</text:p>
          </table:table-cell>
          <table:table-cell office:value-type="float" office:value="0.00172195897903293" calcext:value-type="float">
            <text:p>0.001721958979033</text:p>
          </table:table-cell>
        </table:table-row>
        <table:table-row table:style-name="ro1">
          <table:table-cell office:value-type="float" office:value="0.0146672604605556" calcext:value-type="float">
            <text:p>0.014667260460556</text:p>
          </table:table-cell>
          <table:table-cell office:value-type="float" office:value="0.00172496808227152" calcext:value-type="float">
            <text:p>0.001724968082272</text:p>
          </table:table-cell>
        </table:table-row>
        <table:table-row table:style-name="ro1">
          <table:table-cell office:value-type="float" office:value="0.0146538522094488" calcext:value-type="float">
            <text:p>0.014653852209449</text:p>
          </table:table-cell>
          <table:table-cell office:value-type="float" office:value="0.00173623918090016" calcext:value-type="float">
            <text:p>0.0017362391809</text:p>
          </table:table-cell>
        </table:table-row>
        <table:table-row table:style-name="ro1">
          <table:table-cell office:value-type="float" office:value="0.0146408472210169" calcext:value-type="float">
            <text:p>0.014640847221017</text:p>
          </table:table-cell>
          <table:table-cell office:value-type="float" office:value="0.00174820318352431" calcext:value-type="float">
            <text:p>0.001748203183524</text:p>
          </table:table-cell>
        </table:table-row>
        <table:table-row table:style-name="ro1">
          <table:table-cell office:value-type="float" office:value="0.0146278021857142" calcext:value-type="float">
            <text:p>0.014627802185714</text:p>
          </table:table-cell>
          <table:table-cell office:value-type="float" office:value="0.00175602221861482" calcext:value-type="float">
            <text:p>0.001756022218615</text:p>
          </table:table-cell>
        </table:table-row>
        <table:table-row table:style-name="ro1">
          <table:table-cell office:value-type="float" office:value="0.0146144330501556" calcext:value-type="float">
            <text:p>0.014614433050156</text:p>
          </table:table-cell>
          <table:table-cell office:value-type="float" office:value="0.00175377156119794" calcext:value-type="float">
            <text:p>0.001753771561198</text:p>
          </table:table-cell>
        </table:table-row>
        <table:table-row table:style-name="ro1">
          <table:table-cell office:value-type="float" office:value="0.0146016860380769" calcext:value-type="float">
            <text:p>0.014601686038077</text:p>
          </table:table-cell>
          <table:table-cell office:value-type="float" office:value="0.00174680107738823" calcext:value-type="float">
            <text:p>0.001746801077388</text:p>
          </table:table-cell>
        </table:table-row>
        <table:table-row table:style-name="ro1">
          <table:table-cell office:value-type="float" office:value="0.0145886912941933" calcext:value-type="float">
            <text:p>0.014588691294193</text:p>
          </table:table-cell>
          <table:table-cell office:value-type="float" office:value="0.00173521391116083" calcext:value-type="float">
            <text:p>0.001735213911161</text:p>
          </table:table-cell>
        </table:table-row>
        <table:table-row table:style-name="ro1">
          <table:table-cell office:value-type="float" office:value="0.0145753724500537" calcext:value-type="float">
            <text:p>0.014575372450054</text:p>
          </table:table-cell>
          <table:table-cell office:value-type="float" office:value="0.00172163476236165" calcext:value-type="float">
            <text:p>0.001721634762362</text:p>
          </table:table-cell>
        </table:table-row>
        <table:table-row table:style-name="ro1">
          <table:table-cell office:value-type="float" office:value="0.0145622901618481" calcext:value-type="float">
            <text:p>0.014562290161848</text:p>
          </table:table-cell>
          <table:table-cell office:value-type="float" office:value="0.00170497654471546" calcext:value-type="float">
            <text:p>0.001704976544715</text:p>
          </table:table-cell>
        </table:table-row>
        <table:table-row table:style-name="ro1">
          <table:table-cell office:value-type="float" office:value="0.0145493382588029" calcext:value-type="float">
            <text:p>0.014549338258803</text:p>
          </table:table-cell>
          <table:table-cell office:value-type="float" office:value="0.00169265014119446" calcext:value-type="float">
            <text:p>0.001692650141194</text:p>
          </table:table-cell>
        </table:table-row>
        <table:table-row table:style-name="ro1">
          <table:table-cell office:value-type="float" office:value="0.0145360752940178" calcext:value-type="float">
            <text:p>0.014536075294018</text:p>
          </table:table-cell>
          <table:table-cell office:value-type="float" office:value="0.00168882345315069" calcext:value-type="float">
            <text:p>0.001688823453151</text:p>
          </table:table-cell>
        </table:table-row>
        <table:table-row table:style-name="ro1">
          <table:table-cell office:value-type="float" office:value="0.0145230246707797" calcext:value-type="float">
            <text:p>0.01452302467078</text:p>
          </table:table-cell>
          <table:table-cell office:value-type="float" office:value="0.00169182976242155" calcext:value-type="float">
            <text:p>0.001691829762422</text:p>
          </table:table-cell>
        </table:table-row>
        <table:table-row table:style-name="ro1">
          <table:table-cell office:value-type="float" office:value="0.0145099991932511" calcext:value-type="float">
            <text:p>0.014509999193251</text:p>
          </table:table-cell>
          <table:table-cell office:value-type="float" office:value="0.00170203112065792" calcext:value-type="float">
            <text:p>0.001702031120658</text:p>
          </table:table-cell>
        </table:table-row>
        <table:table-row table:style-name="ro1">
          <table:table-cell office:value-type="float" office:value="0.0144970575347543" calcext:value-type="float">
            <text:p>0.014497057534754</text:p>
          </table:table-cell>
          <table:table-cell office:value-type="float" office:value="0.00171997467987239" calcext:value-type="float">
            <text:p>0.001719974679872</text:p>
          </table:table-cell>
        </table:table-row>
        <table:table-row table:style-name="ro1">
          <table:table-cell office:value-type="float" office:value="0.0144840814173222" calcext:value-type="float">
            <text:p>0.014484081417322</text:p>
          </table:table-cell>
          <table:table-cell office:value-type="float" office:value="0.00174511957447976" calcext:value-type="float">
            <text:p>0.00174511957448</text:p>
          </table:table-cell>
        </table:table-row>
        <table:table-row table:style-name="ro1">
          <table:table-cell office:value-type="float" office:value="0.0144710298627615" calcext:value-type="float">
            <text:p>0.014471029862762</text:p>
          </table:table-cell>
          <table:table-cell office:value-type="float" office:value="0.00178066990338266" calcext:value-type="float">
            <text:p>0.001780669903383</text:p>
          </table:table-cell>
        </table:table-row>
        <table:table-row table:style-name="ro1">
          <table:table-cell office:value-type="float" office:value="0.0144580202177167" calcext:value-type="float">
            <text:p>0.014458020217717</text:p>
          </table:table-cell>
          <table:table-cell office:value-type="float" office:value="0.00181592116132379" calcext:value-type="float">
            <text:p>0.001815921161324</text:p>
          </table:table-cell>
        </table:table-row>
        <table:table-row table:style-name="ro1">
          <table:table-cell office:value-type="float" office:value="0.0144451353698969" calcext:value-type="float">
            <text:p>0.014445135369897</text:p>
          </table:table-cell>
          <table:table-cell office:value-type="float" office:value="0.00182034261524677" calcext:value-type="float">
            <text:p>0.001820342615247</text:p>
          </table:table-cell>
        </table:table-row>
        <table:table-row table:style-name="ro1">
          <table:table-cell office:value-type="float" office:value="0.0144321462139487" calcext:value-type="float">
            <text:p>0.014432146213949</text:p>
          </table:table-cell>
          <table:table-cell office:value-type="float" office:value="0.0017909127054736" calcext:value-type="float">
            <text:p>0.001790912705474</text:p>
          </table:table-cell>
        </table:table-row>
        <table:table-row table:style-name="ro1">
          <table:table-cell office:value-type="float" office:value="0.0144193600863218" calcext:value-type="float">
            <text:p>0.014419360086322</text:p>
          </table:table-cell>
          <table:table-cell office:value-type="float" office:value="0.00174147880170494" calcext:value-type="float">
            <text:p>0.001741478801705</text:p>
          </table:table-cell>
        </table:table-row>
        <table:table-row table:style-name="ro1">
          <table:table-cell office:value-type="float" office:value="0.0144066130742431" calcext:value-type="float">
            <text:p>0.014406613074243</text:p>
          </table:table-cell>
          <table:table-cell office:value-type="float" office:value="0.00169595831539482" calcext:value-type="float">
            <text:p>0.001695958315395</text:p>
          </table:table-cell>
        </table:table-row>
        <table:table-row table:style-name="ro1">
          <table:table-cell office:value-type="float" office:value="0.0143938018009067" calcext:value-type="float">
            <text:p>0.014393801800907</text:p>
          </table:table-cell>
          <table:table-cell office:value-type="float" office:value="0.00166395329870284" calcext:value-type="float">
            <text:p>0.001663953298703</text:p>
          </table:table-cell>
        </table:table-row>
        <table:table-row table:style-name="ro1">
          <table:table-cell office:value-type="float" office:value="0.0143805658444762" calcext:value-type="float">
            <text:p>0.014380565844476</text:p>
          </table:table-cell>
          <table:table-cell office:value-type="float" office:value="0.00165328208822757" calcext:value-type="float">
            <text:p>0.001653282088228</text:p>
          </table:table-cell>
        </table:table-row>
        <table:table-row table:style-name="ro1">
          <table:table-cell office:value-type="float" office:value="0.0143678020685911" calcext:value-type="float">
            <text:p>0.014367802068591</text:p>
          </table:table-cell>
          <table:table-cell office:value-type="float" office:value="0.00165854045189917" calcext:value-type="float">
            <text:p>0.001658540451899</text:p>
          </table:table-cell>
        </table:table-row>
        <table:table-row table:style-name="ro1">
          <table:table-cell office:value-type="float" office:value="0.0143549079075456" calcext:value-type="float">
            <text:p>0.014354907907546</text:p>
          </table:table-cell>
          <table:table-cell office:value-type="float" office:value="0.0016753280069679" calcext:value-type="float">
            <text:p>0.001675328006968</text:p>
          </table:table-cell>
        </table:table-row>
        <table:table-row table:style-name="ro1">
          <table:table-cell office:value-type="float" office:value="0.0143420705571771" calcext:value-type="float">
            <text:p>0.014342070557177</text:p>
          </table:table-cell>
          <table:table-cell office:value-type="float" office:value="0.00169327575713396" calcext:value-type="float">
            <text:p>0.001693275757134</text:p>
          </table:table-cell>
        </table:table-row>
        <table:table-row table:style-name="ro1">
          <table:table-cell office:value-type="float" office:value="0.0143292546272278" calcext:value-type="float">
            <text:p>0.014329254627228</text:p>
          </table:table-cell>
          <table:table-cell office:value-type="float" office:value="0.00170228793285787" calcext:value-type="float">
            <text:p>0.001702287932858</text:p>
          </table:table-cell>
        </table:table-row>
        <table:table-row table:style-name="ro1">
          <table:table-cell office:value-type="float" office:value="0.0143163595348597" calcext:value-type="float">
            <text:p>0.01431635953486</text:p>
          </table:table-cell>
          <table:table-cell office:value-type="float" office:value="0.00170731649268419" calcext:value-type="float">
            <text:p>0.001707316492684</text:p>
          </table:table-cell>
        </table:table-row>
        <table:table-row table:style-name="ro1">
          <table:table-cell office:value-type="float" office:value="0.0143035836517811" calcext:value-type="float">
            <text:p>0.014303583651781</text:p>
          </table:table-cell>
          <table:table-cell office:value-type="float" office:value="0.00170025543775409" calcext:value-type="float">
            <text:p>0.001700255437754</text:p>
          </table:table-cell>
        </table:table-row>
        <table:table-row table:style-name="ro1">
          <table:table-cell office:value-type="float" office:value="0.0142908850684762" calcext:value-type="float">
            <text:p>0.014290885068476</text:p>
          </table:table-cell>
          <table:table-cell office:value-type="float" office:value="0.00168897234834731" calcext:value-type="float">
            <text:p>0.001688972348347</text:p>
          </table:table-cell>
        </table:table-row>
        <table:table-row table:style-name="ro1">
          <table:table-cell office:value-type="float" office:value="0.0142780458554626" calcext:value-type="float">
            <text:p>0.014278045855463</text:p>
          </table:table-cell>
          <table:table-cell office:value-type="float" office:value="0.00166832865215838" calcext:value-type="float">
            <text:p>0.001668328652158</text:p>
          </table:table-cell>
        </table:table-row>
        <table:table-row table:style-name="ro1">
          <table:table-cell office:value-type="float" office:value="0.0142654404044151" calcext:value-type="float">
            <text:p>0.014265440404415</text:p>
          </table:table-cell>
          <table:table-cell office:value-type="float" office:value="0.00164272892288864" calcext:value-type="float">
            <text:p>0.001642728922889</text:p>
          </table:table-cell>
        </table:table-row>
        <table:table-row table:style-name="ro1">
          <table:table-cell office:value-type="float" office:value="0.0142526011914015" calcext:value-type="float">
            <text:p>0.014252601191402</text:p>
          </table:table-cell>
          <table:table-cell office:value-type="float" office:value="0.00162553531117737" calcext:value-type="float">
            <text:p>0.001625535311177</text:p>
          </table:table-cell>
        </table:table-row>
        <table:table-row table:style-name="ro1">
          <table:table-cell office:value-type="float" office:value="0.0142400544136763" calcext:value-type="float">
            <text:p>0.014240054413676</text:p>
          </table:table-cell>
          <table:table-cell office:value-type="float" office:value="0.00162138463929296" calcext:value-type="float">
            <text:p>0.001621384639293</text:p>
          </table:table-cell>
        </table:table-row>
        <table:table-row table:style-name="ro1">
          <table:table-cell office:value-type="float" office:value="0.0142272897064686" calcext:value-type="float">
            <text:p>0.014227289706469</text:p>
          </table:table-cell>
          <table:table-cell office:value-type="float" office:value="0.00162675615865737" calcext:value-type="float">
            <text:p>0.001626756158657</text:p>
          </table:table-cell>
        </table:table-row>
        <table:table-row table:style-name="ro1">
          <table:table-cell office:value-type="float" office:value="0.0142147662118077" calcext:value-type="float">
            <text:p>0.014214766211808</text:p>
          </table:table-cell>
          <table:table-cell office:value-type="float" office:value="0.00163876276928931" calcext:value-type="float">
            <text:p>0.001638762769289</text:p>
          </table:table-cell>
        </table:table-row>
        <table:table-row table:style-name="ro1">
          <table:table-cell office:value-type="float" office:value="0.0142020946368575" calcext:value-type="float">
            <text:p>0.014202094636858</text:p>
          </table:table-cell>
          <table:table-cell office:value-type="float" office:value="0.00165349850431085" calcext:value-type="float">
            <text:p>0.001653498504311</text:p>
          </table:table-cell>
        </table:table-row>
        <table:table-row table:style-name="ro1">
          <table:table-cell office:value-type="float" office:value="0.0141894882544875" calcext:value-type="float">
            <text:p>0.014189488254488</text:p>
          </table:table-cell>
          <table:table-cell office:value-type="float" office:value="0.00166304758749902" calcext:value-type="float">
            <text:p>0.001663047587499</text:p>
          </table:table-cell>
        </table:table-row>
        <table:table-row table:style-name="ro1">
          <table:table-cell office:value-type="float" office:value="0.0141771249473095" calcext:value-type="float">
            <text:p>0.01417712494731</text:p>
          </table:table-cell>
          <table:table-cell office:value-type="float" office:value="0.00167445070110261" calcext:value-type="float">
            <text:p>0.001674450701103</text:p>
          </table:table-cell>
        </table:table-row>
        <table:table-row table:style-name="ro1">
          <table:table-cell office:value-type="float" office:value="0.0141640556976199" calcext:value-type="float">
            <text:p>0.01416405569762</text:p>
          </table:table-cell>
          <table:table-cell office:value-type="float" office:value="0.00168597605079412" calcext:value-type="float">
            <text:p>0.001685976050794</text:p>
          </table:table-cell>
        </table:table-row>
        <table:table-row table:style-name="ro1">
          <table:table-cell office:value-type="float" office:value="0.0141515359282494" calcext:value-type="float">
            <text:p>0.014151535928249</text:p>
          </table:table-cell>
          <table:table-cell office:value-type="float" office:value="0.00170321553014219" calcext:value-type="float">
            <text:p>0.001703215530142</text:p>
          </table:table-cell>
        </table:table-row>
        <table:table-row table:style-name="ro1">
          <table:table-cell office:value-type="float" office:value="0.0141390692442656" calcext:value-type="float">
            <text:p>0.014139069244266</text:p>
          </table:table-cell>
          <table:table-cell office:value-type="float" office:value="0.00171652517747134" calcext:value-type="float">
            <text:p>0.001716525177471</text:p>
          </table:table-cell>
        </table:table-row>
        <table:table-row table:style-name="ro1">
          <table:table-cell office:value-type="float" office:value="0.0141264647245407" calcext:value-type="float">
            <text:p>0.014126464724541</text:p>
          </table:table-cell>
          <table:table-cell office:value-type="float" office:value="0.00172137445770204" calcext:value-type="float">
            <text:p>0.001721374457702</text:p>
          </table:table-cell>
        </table:table-row>
        <table:table-row table:style-name="ro1">
          <table:table-cell office:value-type="float" office:value="0.0141141591593623" calcext:value-type="float">
            <text:p>0.014114159159362</text:p>
          </table:table-cell>
          <table:table-cell office:value-type="float" office:value="0.00171788188163191" calcext:value-type="float">
            <text:p>0.001717881881632</text:p>
          </table:table-cell>
        </table:table-row>
        <table:table-row table:style-name="ro1">
          <table:table-cell office:value-type="float" office:value="0.0141017893329263" calcext:value-type="float">
            <text:p>0.014101789332926</text:p>
          </table:table-cell>
          <table:table-cell office:value-type="float" office:value="0.00169061252381653" calcext:value-type="float">
            <text:p>0.001690612523817</text:p>
          </table:table-cell>
        </table:table-row>
        <table:table-row table:style-name="ro1">
          <table:table-cell office:value-type="float" office:value="0.0140889286994934" calcext:value-type="float">
            <text:p>0.014088928699493</text:p>
          </table:table-cell>
          <table:table-cell office:value-type="float" office:value="0.00164745643269271" calcext:value-type="float">
            <text:p>0.001647456432693</text:p>
          </table:table-cell>
        </table:table-row>
        <table:table-row table:style-name="ro1">
          <table:table-cell office:value-type="float" office:value="0.014076373539865" calcext:value-type="float">
            <text:p>0.014076373539865</text:p>
          </table:table-cell>
          <table:table-cell office:value-type="float" office:value="0.0016052006976679" calcext:value-type="float">
            <text:p>0.001605200697668</text:p>
          </table:table-cell>
        </table:table-row>
        <table:table-row table:style-name="ro1">
          <table:table-cell office:value-type="float" office:value="0.0140641694888473" calcext:value-type="float">
            <text:p>0.014064169488847</text:p>
          </table:table-cell>
          <table:table-cell office:value-type="float" office:value="0.00158364337403327" calcext:value-type="float">
            <text:p>0.001583643374033</text:p>
          </table:table-cell>
        </table:table-row>
        <table:table-row table:style-name="ro1">
          <table:table-cell office:value-type="float" office:value="0.0140516636893153" calcext:value-type="float">
            <text:p>0.014051663689315</text:p>
          </table:table-cell>
          <table:table-cell office:value-type="float" office:value="0.00158828205894679" calcext:value-type="float">
            <text:p>0.001588282058947</text:p>
          </table:table-cell>
        </table:table-row>
        <table:table-row table:style-name="ro1">
          <table:table-cell office:value-type="float" office:value="0.0140395183116198" calcext:value-type="float">
            <text:p>0.01403951831162</text:p>
          </table:table-cell>
          <table:table-cell office:value-type="float" office:value="0.0016072082798928" calcext:value-type="float">
            <text:p>0.001607208279893</text:p>
          </table:table-cell>
        </table:table-row>
        <table:table-row table:style-name="ro1">
          <table:table-cell office:value-type="float" office:value="0.0140270963311195" calcext:value-type="float">
            <text:p>0.01402709633112</text:p>
          </table:table-cell>
          <table:table-cell office:value-type="float" office:value="0.00161083333659917" calcext:value-type="float">
            <text:p>0.001610833336599</text:p>
          </table:table-cell>
        </table:table-row>
        <table:table-row table:style-name="ro1">
          <table:table-cell office:value-type="float" office:value="0.014014570042491" calcext:value-type="float">
            <text:p>0.014014570042491</text:p>
          </table:table-cell>
          <table:table-cell office:value-type="float" office:value="0.00164928589947522" calcext:value-type="float">
            <text:p>0.001649285899475</text:p>
          </table:table-cell>
        </table:table-row>
        <table:table-row table:style-name="ro1">
          <table:table-cell office:value-type="float" office:value="0.0140021406114101" calcext:value-type="float">
            <text:p>0.01400214061141</text:p>
          </table:table-cell>
          <table:table-cell office:value-type="float" office:value="0.00192448846064508" calcext:value-type="float">
            <text:p>0.001924488460645</text:p>
          </table:table-cell>
        </table:table-row>
        <table:table-row table:style-name="ro1">
          <table:table-cell office:value-type="float" office:value="0.0139901526272297" calcext:value-type="float">
            <text:p>0.01399015262723</text:p>
          </table:table-cell>
          <table:table-cell office:value-type="float" office:value="0.0024734172038734" calcext:value-type="float">
            <text:p>0.002473417203873</text:p>
          </table:table-cell>
        </table:table-row>
        <table:table-row table:style-name="ro1">
          <table:table-cell office:value-type="float" office:value="0.0139771951362491" calcext:value-type="float">
            <text:p>0.013977195136249</text:p>
          </table:table-cell>
          <table:table-cell office:value-type="float" office:value="0.00256086047738791" calcext:value-type="float">
            <text:p>0.002560860477388</text:p>
          </table:table-cell>
        </table:table-row>
        <table:table-row table:style-name="ro1">
          <table:table-cell office:value-type="float" office:value="0.0139648290351033" calcext:value-type="float">
            <text:p>0.013964829035103</text:p>
          </table:table-cell>
          <table:table-cell office:value-type="float" office:value="0.0019906263332814" calcext:value-type="float">
            <text:p>0.001990626333281</text:p>
          </table:table-cell>
        </table:table-row>
        <table:table-row table:style-name="ro1">
          <table:table-cell office:value-type="float" office:value="0.013952698558569" calcext:value-type="float">
            <text:p>0.013952698558569</text:p>
          </table:table-cell>
          <table:table-cell office:value-type="float" office:value="0.00160129368305206" calcext:value-type="float">
            <text:p>0.001601293683052</text:p>
          </table:table-cell>
        </table:table-row>
        <table:table-row table:style-name="ro1">
          <table:table-cell office:value-type="float" office:value="0.0139401238411665" calcext:value-type="float">
            <text:p>0.013940123841167</text:p>
          </table:table-cell>
          <table:table-cell office:value-type="float" office:value="0.00169465912040323" calcext:value-type="float">
            <text:p>0.001694659120403</text:p>
          </table:table-cell>
        </table:table-row>
        <table:table-row table:style-name="ro1">
          <table:table-cell office:value-type="float" office:value="0.0139278983697295" calcext:value-type="float">
            <text:p>0.01392789836973</text:p>
          </table:table-cell>
          <table:table-cell office:value-type="float" office:value="0.00204139272682369" calcext:value-type="float">
            <text:p>0.002041392726824</text:p>
          </table:table-cell>
        </table:table-row>
        <table:table-row table:style-name="ro1">
          <table:table-cell office:value-type="float" office:value="0.0139154205098748" calcext:value-type="float">
            <text:p>0.013915420509875</text:p>
          </table:table-cell>
          <table:table-cell office:value-type="float" office:value="0.00212938385084271" calcext:value-type="float">
            <text:p>0.002129383850843</text:p>
          </table:table-cell>
        </table:table-row>
        <table:table-row table:style-name="ro1">
          <table:table-cell office:value-type="float" office:value="0.0139031326398253" calcext:value-type="float">
            <text:p>0.013903132639825</text:p>
          </table:table-cell>
          <table:table-cell office:value-type="float" office:value="0.00176330539397895" calcext:value-type="float">
            <text:p>0.001763305393979</text:p>
          </table:table-cell>
        </table:table-row>
        <table:table-row table:style-name="ro1">
          <table:table-cell office:value-type="float" office:value="0.0138907860964537" calcext:value-type="float">
            <text:p>0.013890786096454</text:p>
          </table:table-cell>
          <table:table-cell office:value-type="float" office:value="0.00155980349518359" calcext:value-type="float">
            <text:p>0.001559803495184</text:p>
          </table:table-cell>
        </table:table-row>
        <table:table-row table:style-name="ro1">
          <table:table-cell office:value-type="float" office:value="0.013878520578146" calcext:value-type="float">
            <text:p>0.013878520578146</text:p>
          </table:table-cell>
          <table:table-cell office:value-type="float" office:value="0.00170224264729768" calcext:value-type="float">
            <text:p>0.001702242647298</text:p>
          </table:table-cell>
        </table:table-row>
        <table:table-row table:style-name="ro1">
          <table:table-cell office:value-type="float" office:value="0.0138664320111275" calcext:value-type="float">
            <text:p>0.013866432011128</text:p>
          </table:table-cell>
          <table:table-cell office:value-type="float" office:value="0.00189358810894191" calcext:value-type="float">
            <text:p>0.001893588108942</text:p>
          </table:table-cell>
        </table:table-row>
        <table:table-row table:style-name="ro1">
          <table:table-cell office:value-type="float" office:value="0.0138542102649808" calcext:value-type="float">
            <text:p>0.013854210264981</text:p>
          </table:table-cell>
          <table:table-cell office:value-type="float" office:value="0.00182352343108505" calcext:value-type="float">
            <text:p>0.001823523431085</text:p>
          </table:table-cell>
        </table:table-row>
        <table:table-row table:style-name="ro1">
          <table:table-cell office:value-type="float" office:value="0.0138420537114143" calcext:value-type="float">
            <text:p>0.013842053711414</text:p>
          </table:table-cell>
          <table:table-cell office:value-type="float" office:value="0.00159830786287785" calcext:value-type="float">
            <text:p>0.001598307862878</text:p>
          </table:table-cell>
        </table:table-row>
        <table:table-row table:style-name="ro1">
          <table:table-cell office:value-type="float" office:value="0.0138297667726874" calcext:value-type="float">
            <text:p>0.013829766772688</text:p>
          </table:table-cell>
          <table:table-cell office:value-type="float" office:value="0.00156662694644183" calcext:value-type="float">
            <text:p>0.001566626946442</text:p>
          </table:table-cell>
        </table:table-row>
        <table:table-row table:style-name="ro1">
          <table:table-cell office:value-type="float" office:value="0.013817809522152" calcext:value-type="float">
            <text:p>0.013817809522152</text:p>
          </table:table-cell>
          <table:table-cell office:value-type="float" office:value="0.00172638997901231" calcext:value-type="float">
            <text:p>0.001726389979012</text:p>
          </table:table-cell>
        </table:table-row>
        <table:table-row table:style-name="ro1">
          <table:table-cell office:value-type="float" office:value="0.0138057023286819" calcext:value-type="float">
            <text:p>0.013805702328682</text:p>
          </table:table-cell>
          <table:table-cell office:value-type="float" office:value="0.00176138349343091" calcext:value-type="float">
            <text:p>0.001761383493431</text:p>
          </table:table-cell>
        </table:table-row>
        <table:table-row table:style-name="ro1">
          <table:table-cell office:value-type="float" office:value="0.0137935569509864" calcext:value-type="float">
            <text:p>0.013793556950986</text:p>
          </table:table-cell>
          <table:table-cell office:value-type="float" office:value="0.00162247242406011" calcext:value-type="float">
            <text:p>0.00162247242406</text:p>
          </table:table-cell>
        </table:table-row>
        <table:table-row table:style-name="ro1">
          <table:table-cell office:value-type="float" office:value="0.0137815177440643" calcext:value-type="float">
            <text:p>0.013781517744064</text:p>
          </table:table-cell>
          <table:table-cell office:value-type="float" office:value="0.00153451948426664" calcext:value-type="float">
            <text:p>0.001534519484267</text:p>
          </table:table-cell>
        </table:table-row>
        <table:table-row table:style-name="ro1">
          <table:table-cell office:value-type="float" office:value="0.0137694254517555" calcext:value-type="float">
            <text:p>0.013769425451756</text:p>
          </table:table-cell>
          <table:table-cell office:value-type="float" office:value="0.00161699531599879" calcext:value-type="float">
            <text:p>0.001616995315999</text:p>
          </table:table-cell>
        </table:table-row>
        <table:table-row table:style-name="ro1">
          <table:table-cell office:value-type="float" office:value="0.0137572111561894" calcext:value-type="float">
            <text:p>0.01375721115619</text:p>
          </table:table-cell>
          <table:table-cell office:value-type="float" office:value="0.00169360160361975" calcext:value-type="float">
            <text:p>0.00169360160362</text:p>
          </table:table-cell>
        </table:table-row>
        <table:table-row table:style-name="ro1">
          <table:table-cell office:value-type="float" office:value="0.0137454522773623" calcext:value-type="float">
            <text:p>0.013745452277362</text:p>
          </table:table-cell>
          <table:table-cell office:value-type="float" office:value="0.00162320456001908" calcext:value-type="float">
            <text:p>0.001623204560019</text:p>
          </table:table-cell>
        </table:table-row>
        <table:table-row table:style-name="ro1">
          <table:table-cell office:value-type="float" office:value="0.0137332389131188" calcext:value-type="float">
            <text:p>0.013733238913119</text:p>
          </table:table-cell>
          <table:table-cell office:value-type="float" office:value="0.00152738741599023" calcext:value-type="float">
            <text:p>0.00152738741599</text:p>
          </table:table-cell>
        </table:table-row>
        <table:table-row table:style-name="ro1">
          <table:table-cell office:value-type="float" office:value="0.0137213934212923" calcext:value-type="float">
            <text:p>0.013721393421292</text:p>
          </table:table-cell>
          <table:table-cell office:value-type="float" office:value="0.00153715058695525" calcext:value-type="float">
            <text:p>0.001537150586955</text:p>
          </table:table-cell>
        </table:table-row>
        <table:table-row table:style-name="ro1">
          <table:table-cell office:value-type="float" office:value="0.0137093663215637" calcext:value-type="float">
            <text:p>0.013709366321564</text:p>
          </table:table-cell>
          <table:table-cell office:value-type="float" office:value="0.00159706780686975" calcext:value-type="float">
            <text:p>0.00159706780687</text:p>
          </table:table-cell>
        </table:table-row>
        <table:table-row table:style-name="ro1">
          <table:table-cell office:value-type="float" office:value="0.013697394169867" calcext:value-type="float">
            <text:p>0.013697394169867</text:p>
          </table:table-cell>
          <table:table-cell office:value-type="float" office:value="0.00159038230776787" calcext:value-type="float">
            <text:p>0.001590382307768</text:p>
          </table:table-cell>
        </table:table-row>
        <table:table-row table:style-name="ro1">
          <table:table-cell office:value-type="float" office:value="0.0136856734752655" calcext:value-type="float">
            <text:p>0.013685673475266</text:p>
          </table:table-cell>
          <table:table-cell office:value-type="float" office:value="0.00153209653217345" calcext:value-type="float">
            <text:p>0.001532096532173</text:p>
          </table:table-cell>
        </table:table-row>
        <table:table-row table:style-name="ro1">
          <table:table-cell office:value-type="float" office:value="0.0136735187843442" calcext:value-type="float">
            <text:p>0.013673518784344</text:p>
          </table:table-cell>
          <table:table-cell office:value-type="float" office:value="0.00150584883522242" calcext:value-type="float">
            <text:p>0.001505848835222</text:p>
          </table:table-cell>
        </table:table-row>
        <table:table-row table:style-name="ro1">
          <table:table-cell office:value-type="float" office:value="0.0136617505922914" calcext:value-type="float">
            <text:p>0.013661750592291</text:p>
          </table:table-cell>
          <table:table-cell office:value-type="float" office:value="0.00154649373143911" calcext:value-type="float">
            <text:p>0.001546493731439</text:p>
          </table:table-cell>
        </table:table-row>
        <table:table-row table:style-name="ro1">
          <table:table-cell office:value-type="float" office:value="0.0136497570201755" calcext:value-type="float">
            <text:p>0.013649757020176</text:p>
          </table:table-cell>
          <table:table-cell office:value-type="float" office:value="0.00157784076873213" calcext:value-type="float">
            <text:p>0.001577840768732</text:p>
          </table:table-cell>
        </table:table-row>
        <table:table-row table:style-name="ro1">
          <table:table-cell office:value-type="float" office:value="0.0136376842856407" calcext:value-type="float">
            <text:p>0.013637684285641</text:p>
          </table:table-cell>
          <table:table-cell office:value-type="float" office:value="0.00154830608516932" calcext:value-type="float">
            <text:p>0.001548306085169</text:p>
          </table:table-cell>
        </table:table-row>
        <table:table-row table:style-name="ro1">
          <table:table-cell office:value-type="float" office:value="0.0136262131854892" calcext:value-type="float">
            <text:p>0.013626213185489</text:p>
          </table:table-cell>
          <table:table-cell office:value-type="float" office:value="0.001503981417045" calcext:value-type="float">
            <text:p>0.001503981417045</text:p>
          </table:table-cell>
        </table:table-row>
        <table:table-row table:style-name="ro1">
          <table:table-cell office:value-type="float" office:value="0.0136140212416649" calcext:value-type="float">
            <text:p>0.013614021241665</text:p>
          </table:table-cell>
          <table:table-cell office:value-type="float" office:value="0.00149037258233875" calcext:value-type="float">
            <text:p>0.001490372582339</text:p>
          </table:table-cell>
        </table:table-row>
        <table:table-row table:style-name="ro1">
          <table:table-cell office:value-type="float" office:value="0.0136023880913854" calcext:value-type="float">
            <text:p>0.013602388091385</text:p>
          </table:table-cell>
          <table:table-cell office:value-type="float" office:value="0.00151848257519305" calcext:value-type="float">
            <text:p>0.001518482575193</text:p>
          </table:table-cell>
        </table:table-row>
        <table:table-row table:style-name="ro1">
          <table:table-cell office:value-type="float" office:value="0.0135904047638178" calcext:value-type="float">
            <text:p>0.013590404763818</text:p>
          </table:table-cell>
          <table:table-cell office:value-type="float" office:value="0.00154034153092653" calcext:value-type="float">
            <text:p>0.001540341530927</text:p>
          </table:table-cell>
        </table:table-row>
        <table:table-row table:style-name="ro1">
          <table:table-cell office:value-type="float" office:value="0.0135784819722176" calcext:value-type="float">
            <text:p>0.013578481972218</text:p>
          </table:table-cell>
          <table:table-cell office:value-type="float" office:value="0.0015213378937915" calcext:value-type="float">
            <text:p>0.001521337893792</text:p>
          </table:table-cell>
        </table:table-row>
        <table:table-row table:style-name="ro1">
          <table:table-cell office:value-type="float" office:value="0.0135667147114873" calcext:value-type="float">
            <text:p>0.013566714711487</text:p>
          </table:table-cell>
          <table:table-cell office:value-type="float" office:value="0.00148909573908895" calcext:value-type="float">
            <text:p>0.001489095739089</text:p>
          </table:table-cell>
        </table:table-row>
        <table:table-row table:style-name="ro1">
          <table:table-cell office:value-type="float" office:value="0.0135547108948231" calcext:value-type="float">
            <text:p>0.013554710894823</text:p>
          </table:table-cell>
          <table:table-cell office:value-type="float" office:value="0.00147448899224401" calcext:value-type="float">
            <text:p>0.001474488992244</text:p>
          </table:table-cell>
        </table:table-row>
        <table:table-row table:style-name="ro1">
          <table:table-cell office:value-type="float" office:value="0.0135426549240947" calcext:value-type="float">
            <text:p>0.013542654924095</text:p>
          </table:table-cell>
          <table:table-cell office:value-type="float" office:value="0.00148228649049997" calcext:value-type="float">
            <text:p>0.0014822864905</text:p>
          </table:table-cell>
        </table:table-row>
        <table:table-row table:style-name="ro1">
          <table:table-cell office:value-type="float" office:value="0.0135308057069778" calcext:value-type="float">
            <text:p>0.013530805706978</text:p>
          </table:table-cell>
          <table:table-cell office:value-type="float" office:value="0.0014944615541026" calcext:value-type="float">
            <text:p>0.001494461554103</text:p>
          </table:table-cell>
        </table:table-row>
        <table:table-row table:style-name="ro1">
          <table:table-cell office:value-type="float" office:value="0.0135190403088927" calcext:value-type="float">
            <text:p>0.013519040308893</text:p>
          </table:table-cell>
          <table:table-cell office:value-type="float" office:value="0.00149466702714562" calcext:value-type="float">
            <text:p>0.001494667027146</text:p>
          </table:table-cell>
        </table:table-row>
        <table:table-row table:style-name="ro1">
          <table:table-cell office:value-type="float" office:value="0.0135071445256472" calcext:value-type="float">
            <text:p>0.013507144525647</text:p>
          </table:table-cell>
          <table:table-cell office:value-type="float" office:value="0.00148064095992595" calcext:value-type="float">
            <text:p>0.001480640959926</text:p>
          </table:table-cell>
        </table:table-row>
        <table:table-row table:style-name="ro1">
          <table:table-cell office:value-type="float" office:value="0.013495160266757" calcext:value-type="float">
            <text:p>0.013495160266757</text:p>
          </table:table-cell>
          <table:table-cell office:value-type="float" office:value="0.00146652106195688" calcext:value-type="float">
            <text:p>0.001466521061957</text:p>
          </table:table-cell>
        </table:table-row>
        <table:table-row table:style-name="ro1">
          <table:table-cell office:value-type="float" office:value="0.0134832309558988" calcext:value-type="float">
            <text:p>0.013483230955899</text:p>
          </table:table-cell>
          <table:table-cell office:value-type="float" office:value="0.00145850947592407" calcext:value-type="float">
            <text:p>0.001458509475924</text:p>
          </table:table-cell>
        </table:table-row>
        <table:table-row table:style-name="ro1">
          <table:table-cell office:value-type="float" office:value="0.0134715009480715" calcext:value-type="float">
            <text:p>0.013471500948072</text:p>
          </table:table-cell>
          <table:table-cell office:value-type="float" office:value="0.00145781331229955" calcext:value-type="float">
            <text:p>0.0014578133123</text:p>
          </table:table-cell>
        </table:table-row>
        <table:table-row table:style-name="ro1">
          <table:table-cell office:value-type="float" office:value="0.013459668494761" calcext:value-type="float">
            <text:p>0.013459668494761</text:p>
          </table:table-cell>
          <table:table-cell office:value-type="float" office:value="0.00146266468800604" calcext:value-type="float">
            <text:p>0.001462664688006</text:p>
          </table:table-cell>
        </table:table-row>
        <table:table-row table:style-name="ro1">
          <table:table-cell office:value-type="float" office:value="0.0134478025138378" calcext:value-type="float">
            <text:p>0.013447802513838</text:p>
          </table:table-cell>
          <table:table-cell office:value-type="float" office:value="0.0014728105161339" calcext:value-type="float">
            <text:p>0.001472810516134</text:p>
          </table:table-cell>
        </table:table-row>
        <table:table-row table:style-name="ro1">
          <table:table-cell office:value-type="float" office:value="0.0134358927607536" calcext:value-type="float">
            <text:p>0.013435892760754</text:p>
          </table:table-cell>
          <table:table-cell office:value-type="float" office:value="0.0014768656110391" calcext:value-type="float">
            <text:p>0.001476865611039</text:p>
          </table:table-cell>
        </table:table-row>
        <table:table-row table:style-name="ro1">
          <table:table-cell office:value-type="float" office:value="0.0134240305051208" calcext:value-type="float">
            <text:p>0.013424030505121</text:p>
          </table:table-cell>
          <table:table-cell office:value-type="float" office:value="0.00147733557969332" calcext:value-type="float">
            <text:p>0.001477335579693</text:p>
          </table:table-cell>
        </table:table-row>
        <table:table-row table:style-name="ro1">
          <table:table-cell office:value-type="float" office:value="0.0134122297167778" calcext:value-type="float">
            <text:p>0.013412229716778</text:p>
          </table:table-cell>
          <table:table-cell office:value-type="float" office:value="0.00147409189958125" calcext:value-type="float">
            <text:p>0.001474091899581</text:p>
          </table:table-cell>
        </table:table-row>
        <table:table-row table:style-name="ro1">
          <table:table-cell office:value-type="float" office:value="0.013400424271822" calcext:value-type="float">
            <text:p>0.013400424271822</text:p>
          </table:table-cell>
          <table:table-cell office:value-type="float" office:value="0.0014662379398942" calcext:value-type="float">
            <text:p>0.001466237939894</text:p>
          </table:table-cell>
        </table:table-row>
        <table:table-row table:style-name="ro1">
          <table:table-cell office:value-type="float" office:value="0.0133885405957699" calcext:value-type="float">
            <text:p>0.01338854059577</text:p>
          </table:table-cell>
          <table:table-cell office:value-type="float" office:value="0.00145501154474914" calcext:value-type="float">
            <text:p>0.001455011544749</text:p>
          </table:table-cell>
        </table:table-row>
        <table:table-row table:style-name="ro1">
          <table:table-cell office:value-type="float" office:value="0.0133766466751695" calcext:value-type="float">
            <text:p>0.01337664667517</text:p>
          </table:table-cell>
          <table:table-cell office:value-type="float" office:value="0.00144563103094697" calcext:value-type="float">
            <text:p>0.001445631030947</text:p>
          </table:table-cell>
        </table:table-row>
        <table:table-row table:style-name="ro1">
          <table:table-cell office:value-type="float" office:value="0.013364908285439" calcext:value-type="float">
            <text:p>0.013364908285439</text:p>
          </table:table-cell>
          <table:table-cell office:value-type="float" office:value="0.00143635040149093" calcext:value-type="float">
            <text:p>0.001436350401491</text:p>
          </table:table-cell>
        </table:table-row>
        <table:table-row table:style-name="ro1">
          <table:table-cell office:value-type="float" office:value="0.0133533040061593" calcext:value-type="float">
            <text:p>0.013353304006159</text:p>
          </table:table-cell>
          <table:table-cell office:value-type="float" office:value="0.00143023778218776" calcext:value-type="float">
            <text:p>0.001430237782188</text:p>
          </table:table-cell>
        </table:table-row>
        <table:table-row table:style-name="ro1">
          <table:table-cell office:value-type="float" office:value="0.0133414696902037" calcext:value-type="float">
            <text:p>0.013341469690204</text:p>
          </table:table-cell>
          <table:table-cell office:value-type="float" office:value="0.00142799643799663" calcext:value-type="float">
            <text:p>0.001427996437997</text:p>
          </table:table-cell>
        </table:table-row>
        <table:table-row table:style-name="ro1">
          <table:table-cell office:value-type="float" office:value="0.0133298495784402" calcext:value-type="float">
            <text:p>0.01332984957844</text:p>
          </table:table-cell>
          <table:table-cell office:value-type="float" office:value="0.00142764823976904" calcext:value-type="float">
            <text:p>0.001427648239769</text:p>
          </table:table-cell>
        </table:table-row>
        <table:table-row table:style-name="ro1">
          <table:table-cell office:value-type="float" office:value="0.0133181558921933" calcext:value-type="float">
            <text:p>0.013318155892193</text:p>
          </table:table-cell>
          <table:table-cell office:value-type="float" office:value="0.00142985419370234" calcext:value-type="float">
            <text:p>0.001429854193702</text:p>
          </table:table-cell>
        </table:table-row>
        <table:table-row table:style-name="ro1">
          <table:table-cell office:value-type="float" office:value="0.0133065152913332" calcext:value-type="float">
            <text:p>0.013306515291333</text:p>
          </table:table-cell>
          <table:table-cell office:value-type="float" office:value="0.00143410149030387" calcext:value-type="float">
            <text:p>0.001434101490304</text:p>
          </table:table-cell>
        </table:table-row>
        <table:table-row table:style-name="ro1">
          <table:table-cell office:value-type="float" office:value="0.0132947862148285" calcext:value-type="float">
            <text:p>0.013294786214829</text:p>
          </table:table-cell>
          <table:table-cell office:value-type="float" office:value="0.0014427452115342" calcext:value-type="float">
            <text:p>0.001442745211534</text:p>
          </table:table-cell>
        </table:table-row>
        <table:table-row table:style-name="ro1">
          <table:table-cell office:value-type="float" office:value="0.0132831484079361" calcext:value-type="float">
            <text:p>0.013283148407936</text:p>
          </table:table-cell>
          <table:table-cell office:value-type="float" office:value="0.0014538683462888" calcext:value-type="float">
            <text:p>0.001453868346289</text:p>
          </table:table-cell>
        </table:table-row>
        <table:table-row table:style-name="ro1">
          <table:table-cell office:value-type="float" office:value="0.0132713941857219" calcext:value-type="float">
            <text:p>0.013271394185722</text:p>
          </table:table-cell>
          <table:table-cell office:value-type="float" office:value="0.00147008360363543" calcext:value-type="float">
            <text:p>0.001470083603635</text:p>
          </table:table-cell>
        </table:table-row>
        <table:table-row table:style-name="ro1">
          <table:table-cell office:value-type="float" office:value="0.0132597284391522" calcext:value-type="float">
            <text:p>0.013259728439152</text:p>
          </table:table-cell>
          <table:table-cell office:value-type="float" office:value="0.00148633017670363" calcext:value-type="float">
            <text:p>0.001486330176704</text:p>
          </table:table-cell>
        </table:table-row>
        <table:table-row table:style-name="ro1">
          <table:table-cell office:value-type="float" office:value="0.013248136267066" calcext:value-type="float">
            <text:p>0.013248136267066</text:p>
          </table:table-cell>
          <table:table-cell office:value-type="float" office:value="0.00149106001481414" calcext:value-type="float">
            <text:p>0.001491060014814</text:p>
          </table:table-cell>
        </table:table-row>
        <table:table-row table:style-name="ro1">
          <table:table-cell office:value-type="float" office:value="0.0132362581789494" calcext:value-type="float">
            <text:p>0.013236258178949</text:p>
          </table:table-cell>
          <table:table-cell office:value-type="float" office:value="0.00147755967918783" calcext:value-type="float">
            <text:p>0.001477559679188</text:p>
          </table:table-cell>
        </table:table-row>
        <table:table-row table:style-name="ro1">
          <table:table-cell office:value-type="float" office:value="0.0132253114134073" calcext:value-type="float">
            <text:p>0.013225311413407</text:p>
          </table:table-cell>
          <table:table-cell office:value-type="float" office:value="0.00145451456774026" calcext:value-type="float">
            <text:p>0.00145451456774</text:p>
          </table:table-cell>
        </table:table-row>
        <table:table-row table:style-name="ro1">
          <table:table-cell office:value-type="float" office:value="0.0132132293656468" calcext:value-type="float">
            <text:p>0.013213229365647</text:p>
          </table:table-cell>
          <table:table-cell office:value-type="float" office:value="0.00142712716478854" calcext:value-type="float">
            <text:p>0.001427127164789</text:p>
          </table:table-cell>
        </table:table-row>
        <table:table-row table:style-name="ro1">
          <table:table-cell office:value-type="float" office:value="0.0132017256692052" calcext:value-type="float">
            <text:p>0.013201725669205</text:p>
          </table:table-cell>
          <table:table-cell office:value-type="float" office:value="0.00140589021611959" calcext:value-type="float">
            <text:p>0.00140589021612</text:p>
          </table:table-cell>
        </table:table-row>
        <table:table-row table:style-name="ro1">
          <table:table-cell office:value-type="float" office:value="0.013190159574151" calcext:value-type="float">
            <text:p>0.013190159574151</text:p>
          </table:table-cell>
          <table:table-cell office:value-type="float" office:value="0.00139827886596322" calcext:value-type="float">
            <text:p>0.001398278865963</text:p>
          </table:table-cell>
        </table:table-row>
        <table:table-row table:style-name="ro1">
          <table:table-cell office:value-type="float" office:value="0.0131785599514842" calcext:value-type="float">
            <text:p>0.013178559951484</text:p>
          </table:table-cell>
          <table:table-cell office:value-type="float" office:value="0.00139810796827078" calcext:value-type="float">
            <text:p>0.001398107968271</text:p>
          </table:table-cell>
        </table:table-row>
        <table:table-row table:style-name="ro1">
          <table:table-cell office:value-type="float" office:value="0.0131669947877526" calcext:value-type="float">
            <text:p>0.013166994787753</text:p>
          </table:table-cell>
          <table:table-cell office:value-type="float" office:value="0.00140352919697762" calcext:value-type="float">
            <text:p>0.001403529196978</text:p>
          </table:table-cell>
        </table:table-row>
        <table:table-row table:style-name="ro1">
          <table:table-cell office:value-type="float" office:value="0.0131555702537298" calcext:value-type="float">
            <text:p>0.01315557025373</text:p>
          </table:table-cell>
          <table:table-cell office:value-type="float" office:value="0.00141478423029184" calcext:value-type="float">
            <text:p>0.001414784230292</text:p>
          </table:table-cell>
        </table:table-row>
        <table:table-row table:style-name="ro1">
          <table:table-cell office:value-type="float" office:value="0.0131438728421927" calcext:value-type="float">
            <text:p>0.013143872842193</text:p>
          </table:table-cell>
          <table:table-cell office:value-type="float" office:value="0.00142652716021985" calcext:value-type="float">
            <text:p>0.00142652716022</text:p>
          </table:table-cell>
        </table:table-row>
        <table:table-row table:style-name="ro1">
          <table:table-cell office:value-type="float" office:value="0.0131323849782348" calcext:value-type="float">
            <text:p>0.013132384978235</text:p>
          </table:table-cell>
          <table:table-cell office:value-type="float" office:value="0.00143358088098466" calcext:value-type="float">
            <text:p>0.001433580880985</text:p>
          </table:table-cell>
        </table:table-row>
        <table:table-row table:style-name="ro1">
          <table:table-cell office:value-type="float" office:value="0.0131211932748556" calcext:value-type="float">
            <text:p>0.013121193274856</text:p>
          </table:table-cell>
          <table:table-cell office:value-type="float" office:value="0.0014352606376633" calcext:value-type="float">
            <text:p>0.001435260637663</text:p>
          </table:table-cell>
        </table:table-row>
        <table:table-row table:style-name="ro1">
          <table:table-cell office:value-type="float" office:value="0.0131096504628658" calcext:value-type="float">
            <text:p>0.013109650462866</text:p>
          </table:table-cell>
          <table:table-cell office:value-type="float" office:value="0.00143252871930599" calcext:value-type="float">
            <text:p>0.001432528719306</text:p>
          </table:table-cell>
        </table:table-row>
        <table:table-row table:style-name="ro1">
          <table:table-cell office:value-type="float" office:value="0.0130984522402287" calcext:value-type="float">
            <text:p>0.013098452240229</text:p>
          </table:table-cell>
          <table:table-cell office:value-type="float" office:value="0.00141755037475377" calcext:value-type="float">
            <text:p>0.001417550374754</text:p>
          </table:table-cell>
        </table:table-row>
        <table:table-row table:style-name="ro1">
          <table:table-cell office:value-type="float" office:value="0.0130868228152394" calcext:value-type="float">
            <text:p>0.01308682281524</text:p>
          </table:table-cell>
          <table:table-cell office:value-type="float" office:value="0.00139769888482988" calcext:value-type="float">
            <text:p>0.00139769888483</text:p>
          </table:table-cell>
        </table:table-row>
        <table:table-row table:style-name="ro1">
          <table:table-cell office:value-type="float" office:value="0.0130756618455052" calcext:value-type="float">
            <text:p>0.013075661845505</text:p>
          </table:table-cell>
          <table:table-cell office:value-type="float" office:value="0.00138108083046973" calcext:value-type="float">
            <text:p>0.00138108083047</text:p>
          </table:table-cell>
        </table:table-row>
        <table:table-row table:style-name="ro1">
          <table:table-cell office:value-type="float" office:value="0.0130643593147397" calcext:value-type="float">
            <text:p>0.01306435931474</text:p>
          </table:table-cell>
          <table:table-cell office:value-type="float" office:value="0.00137277145404369" calcext:value-type="float">
            <text:p>0.001372771454044</text:p>
          </table:table-cell>
        </table:table-row>
        <table:table-row table:style-name="ro1">
          <table:table-cell office:value-type="float" office:value="0.013053210452199" calcext:value-type="float">
            <text:p>0.013053210452199</text:p>
          </table:table-cell>
          <table:table-cell office:value-type="float" office:value="0.0013719245325774" calcext:value-type="float">
            <text:p>0.001371924532577</text:p>
          </table:table-cell>
        </table:table-row>
        <table:table-row table:style-name="ro1">
          <table:table-cell office:value-type="float" office:value="0.0130419302731752" calcext:value-type="float">
            <text:p>0.013041930273175</text:p>
          </table:table-cell>
          <table:table-cell office:value-type="float" office:value="0.00137605611234903" calcext:value-type="float">
            <text:p>0.001376056112349</text:p>
          </table:table-cell>
        </table:table-row>
        <table:table-row table:style-name="ro1">
          <table:table-cell office:value-type="float" office:value="0.0130306882783771" calcext:value-type="float">
            <text:p>0.013030688278377</text:p>
          </table:table-cell>
          <table:table-cell office:value-type="float" office:value="0.00138485757634044" calcext:value-type="float">
            <text:p>0.00138485757634</text:p>
          </table:table-cell>
        </table:table-row>
        <table:table-row table:style-name="ro1">
          <table:table-cell office:value-type="float" office:value="0.013019316829741" calcext:value-type="float">
            <text:p>0.013019316829741</text:p>
          </table:table-cell>
          <table:table-cell office:value-type="float" office:value="0.00139757478609681" calcext:value-type="float">
            <text:p>0.001397574786097</text:p>
          </table:table-cell>
        </table:table-row>
        <table:table-row table:style-name="ro1">
          <table:table-cell office:value-type="float" office:value="0.013008295558393" calcext:value-type="float">
            <text:p>0.013008295558393</text:p>
          </table:table-cell>
          <table:table-cell office:value-type="float" office:value="0.00141382426954806" calcext:value-type="float">
            <text:p>0.001413824269548</text:p>
          </table:table-cell>
        </table:table-row>
        <table:table-row table:style-name="ro1">
          <table:table-cell office:value-type="float" office:value="0.0129971886053681" calcext:value-type="float">
            <text:p>0.012997188605368</text:p>
          </table:table-cell>
          <table:table-cell office:value-type="float" office:value="0.00142911809962243" calcext:value-type="float">
            <text:p>0.001429118099622</text:p>
          </table:table-cell>
        </table:table-row>
        <table:table-row table:style-name="ro1">
          <table:table-cell office:value-type="float" office:value="0.0129858376458287" calcext:value-type="float">
            <text:p>0.012985837645829</text:p>
          </table:table-cell>
          <table:table-cell office:value-type="float" office:value="0.00143961934372783" calcext:value-type="float">
            <text:p>0.001439619343728</text:p>
          </table:table-cell>
        </table:table-row>
        <table:table-row table:style-name="ro1">
          <table:table-cell office:value-type="float" office:value="0.0129753798246384" calcext:value-type="float">
            <text:p>0.012975379824638</text:p>
          </table:table-cell>
          <table:table-cell office:value-type="float" office:value="0.0014447431312874" calcext:value-type="float">
            <text:p>0.001444743131287</text:p>
          </table:table-cell>
        </table:table-row>
        <table:table-row table:style-name="ro1">
          <table:table-cell office:value-type="float" office:value="0.0129637932404876" calcext:value-type="float">
            <text:p>0.012963793240488</text:p>
          </table:table-cell>
          <table:table-cell office:value-type="float" office:value="0.00144242995884269" calcext:value-type="float">
            <text:p>0.001442429958843</text:p>
          </table:table-cell>
        </table:table-row>
        <table:table-row table:style-name="ro1">
          <table:table-cell office:value-type="float" office:value="0.0129529936239123" calcext:value-type="float">
            <text:p>0.012952993623912</text:p>
          </table:table-cell>
          <table:table-cell office:value-type="float" office:value="0.001425163121894" calcext:value-type="float">
            <text:p>0.001425163121894</text:p>
          </table:table-cell>
        </table:table-row>
        <table:table-row table:style-name="ro1">
          <table:table-cell office:value-type="float" office:value="0.0129419164732099" calcext:value-type="float">
            <text:p>0.01294191647321</text:p>
          </table:table-cell>
          <table:table-cell office:value-type="float" office:value="0.00139891461003572" calcext:value-type="float">
            <text:p>0.001398914610036</text:p>
          </table:table-cell>
        </table:table-row>
        <table:table-row table:style-name="ro1">
          <table:table-cell office:value-type="float" office:value="0.0129307080060244" calcext:value-type="float">
            <text:p>0.012930708006024</text:p>
          </table:table-cell>
          <table:table-cell office:value-type="float" office:value="0.00136503798421472" calcext:value-type="float">
            <text:p>0.001365037984215</text:p>
          </table:table-cell>
        </table:table-row>
        <table:table-row table:style-name="ro1">
          <table:table-cell office:value-type="float" office:value="0.012919713743031" calcext:value-type="float">
            <text:p>0.012919713743031</text:p>
          </table:table-cell>
          <table:table-cell office:value-type="float" office:value="0.00134559185244143" calcext:value-type="float">
            <text:p>0.001345591852441</text:p>
          </table:table-cell>
        </table:table-row>
        <table:table-row table:style-name="ro1">
          <table:table-cell office:value-type="float" office:value="0.0129087464883924" calcext:value-type="float">
            <text:p>0.012908746488392</text:p>
          </table:table-cell>
          <table:table-cell office:value-type="float" office:value="0.00134523957967758" calcext:value-type="float">
            <text:p>0.001345239579678</text:p>
          </table:table-cell>
        </table:table-row>
        <table:table-row table:style-name="ro1">
          <table:table-cell office:value-type="float" office:value="0.0128975659608841" calcext:value-type="float">
            <text:p>0.012897565960884</text:p>
          </table:table-cell>
          <table:table-cell office:value-type="float" office:value="0.00135830917861313" calcext:value-type="float">
            <text:p>0.001358309178613</text:p>
          </table:table-cell>
        </table:table-row>
        <table:table-row table:style-name="ro1">
          <table:table-cell office:value-type="float" office:value="0.0128863770514727" calcext:value-type="float">
            <text:p>0.012886377051473</text:p>
          </table:table-cell>
          <table:table-cell office:value-type="float" office:value="0.00137483701109886" calcext:value-type="float">
            <text:p>0.001374837011099</text:p>
          </table:table-cell>
        </table:table-row>
        <table:table-row table:style-name="ro1">
          <table:table-cell office:value-type="float" office:value="0.0128754014149308" calcext:value-type="float">
            <text:p>0.012875401414931</text:p>
          </table:table-cell>
          <table:table-cell office:value-type="float" office:value="0.00138147023972124" calcext:value-type="float">
            <text:p>0.001381470239721</text:p>
          </table:table-cell>
        </table:table-row>
        <table:table-row table:style-name="ro1">
          <table:table-cell office:value-type="float" office:value="0.0128642562776804" calcext:value-type="float">
            <text:p>0.01286425627768</text:p>
          </table:table-cell>
          <table:table-cell office:value-type="float" office:value="0.0013786336639896" calcext:value-type="float">
            <text:p>0.00137863366399</text:p>
          </table:table-cell>
        </table:table-row>
        <table:table-row table:style-name="ro1">
          <table:table-cell office:value-type="float" office:value="0.0128533085808158" calcext:value-type="float">
            <text:p>0.012853308580816</text:p>
          </table:table-cell>
          <table:table-cell office:value-type="float" office:value="0.00136283983010799" calcext:value-type="float">
            <text:p>0.001362839830108</text:p>
          </table:table-cell>
        </table:table-row>
        <table:table-row table:style-name="ro1">
          <table:table-cell office:value-type="float" office:value="0.0128422854468226" calcext:value-type="float">
            <text:p>0.012842285446823</text:p>
          </table:table-cell>
          <table:table-cell office:value-type="float" office:value="0.00134703668300062" calcext:value-type="float">
            <text:p>0.001347036683001</text:p>
          </table:table-cell>
        </table:table-row>
        <table:table-row table:style-name="ro1">
          <table:table-cell office:value-type="float" office:value="0.0128316078335047" calcext:value-type="float">
            <text:p>0.012831607833505</text:p>
          </table:table-cell>
          <table:table-cell office:value-type="float" office:value="0.00133028707932681" calcext:value-type="float">
            <text:p>0.001330287079327</text:p>
          </table:table-cell>
        </table:table-row>
        <table:table-row table:style-name="ro1">
          <table:table-cell office:value-type="float" office:value="0.0128207644447684" calcext:value-type="float">
            <text:p>0.012820764444769</text:p>
          </table:table-cell>
          <table:table-cell office:value-type="float" office:value="0.00132315617520362" calcext:value-type="float">
            <text:p>0.001323156175204</text:p>
          </table:table-cell>
        </table:table-row>
        <table:table-row table:style-name="ro1">
          <table:table-cell office:value-type="float" office:value="0.0128095000982285" calcext:value-type="float">
            <text:p>0.012809500098229</text:p>
          </table:table-cell>
          <table:table-cell office:value-type="float" office:value="0.00132532289717346" calcext:value-type="float">
            <text:p>0.001325322897173</text:p>
          </table:table-cell>
        </table:table-row>
        <table:table-row table:style-name="ro1">
          <table:table-cell office:value-type="float" office:value="0.0127989808097482" calcext:value-type="float">
            <text:p>0.012798980809748</text:p>
          </table:table-cell>
          <table:table-cell office:value-type="float" office:value="0.00133530842140317" calcext:value-type="float">
            <text:p>0.001335308421403</text:p>
          </table:table-cell>
        </table:table-row>
        <table:table-row table:style-name="ro1">
          <table:table-cell office:value-type="float" office:value="0.0127877248451114" calcext:value-type="float">
            <text:p>0.012787724845111</text:p>
          </table:table-cell>
          <table:table-cell office:value-type="float" office:value="0.00135252589825541" calcext:value-type="float">
            <text:p>0.001352525898255</text:p>
          </table:table-cell>
        </table:table-row>
        <table:table-row table:style-name="ro1">
          <table:table-cell office:value-type="float" office:value="0.0127771161496639" calcext:value-type="float">
            <text:p>0.012777116149664</text:p>
          </table:table-cell>
          <table:table-cell office:value-type="float" office:value="0.00137089123018086" calcext:value-type="float">
            <text:p>0.001370891230181</text:p>
          </table:table-cell>
        </table:table-row>
        <table:table-row table:style-name="ro1">
          <table:table-cell office:value-type="float" office:value="0.0127664729952812" calcext:value-type="float">
            <text:p>0.012766472995281</text:p>
          </table:table-cell>
          <table:table-cell office:value-type="float" office:value="0.00139106262940913" calcext:value-type="float">
            <text:p>0.001391062629409</text:p>
          </table:table-cell>
        </table:table-row>
        <table:table-row table:style-name="ro1">
          <table:table-cell office:value-type="float" office:value="0.012755480594933" calcext:value-type="float">
            <text:p>0.012755480594933</text:p>
          </table:table-cell>
          <table:table-cell office:value-type="float" office:value="0.00140581175219268" calcext:value-type="float">
            <text:p>0.001405811752193</text:p>
          </table:table-cell>
        </table:table-row>
        <table:table-row table:style-name="ro1">
          <table:table-cell office:value-type="float" office:value="0.0127444919198751" calcext:value-type="float">
            <text:p>0.012744491919875</text:p>
          </table:table-cell>
          <table:table-cell office:value-type="float" office:value="0.00140772969461977" calcext:value-type="float">
            <text:p>0.00140772969462</text:p>
          </table:table-cell>
        </table:table-row>
        <table:table-row table:style-name="ro1">
          <table:table-cell office:value-type="float" office:value="0.0127340266481042" calcext:value-type="float">
            <text:p>0.012734026648104</text:p>
          </table:table-cell>
          <table:table-cell office:value-type="float" office:value="0.00140452000778168" calcext:value-type="float">
            <text:p>0.001404520007782</text:p>
          </table:table-cell>
        </table:table-row>
        <table:table-row table:style-name="ro1">
          <table:table-cell office:value-type="float" office:value="0.012723189778626" calcext:value-type="float">
            <text:p>0.012723189778626</text:p>
          </table:table-cell>
          <table:table-cell office:value-type="float" office:value="0.00138689891900867" calcext:value-type="float">
            <text:p>0.001386898919009</text:p>
          </table:table-cell>
        </table:table-row>
        <table:table-row table:style-name="ro1">
          <table:table-cell office:value-type="float" office:value="0.0127121564000845" calcext:value-type="float">
            <text:p>0.012712156400085</text:p>
          </table:table-cell>
          <table:table-cell office:value-type="float" office:value="0.00136229558847845" calcext:value-type="float">
            <text:p>0.001362295588478</text:p>
          </table:table-cell>
        </table:table-row>
        <table:table-row table:style-name="ro1">
          <table:table-cell office:value-type="float" office:value="0.0127018112689257" calcext:value-type="float">
            <text:p>0.012701811268926</text:p>
          </table:table-cell>
          <table:table-cell office:value-type="float" office:value="0.00133177253883332" calcext:value-type="float">
            <text:p>0.001331772538833</text:p>
          </table:table-cell>
        </table:table-row>
        <table:table-row table:style-name="ro1">
          <table:table-cell office:value-type="float" office:value="0.0126908980309963" calcext:value-type="float">
            <text:p>0.012690898030996</text:p>
          </table:table-cell>
          <table:table-cell office:value-type="float" office:value="0.0013055062154308" calcext:value-type="float">
            <text:p>0.001305506215431</text:p>
          </table:table-cell>
        </table:table-row>
        <table:table-row table:style-name="ro1">
          <table:table-cell office:value-type="float" office:value="0.0126797892153263" calcext:value-type="float">
            <text:p>0.012679789215326</text:p>
          </table:table-cell>
          <table:table-cell office:value-type="float" office:value="0.00129591429140419" calcext:value-type="float">
            <text:p>0.001295914291404</text:p>
          </table:table-cell>
        </table:table-row>
        <table:table-row table:style-name="ro1">
          <table:table-cell office:value-type="float" office:value="0.0126695800572634" calcext:value-type="float">
            <text:p>0.012669580057263</text:p>
          </table:table-cell>
          <table:table-cell office:value-type="float" office:value="0.00129978207405657" calcext:value-type="float">
            <text:p>0.001299782074057</text:p>
          </table:table-cell>
        </table:table-row>
        <table:table-row table:style-name="ro1">
          <table:table-cell office:value-type="float" office:value="0.0126585187390447" calcext:value-type="float">
            <text:p>0.012658518739045</text:p>
          </table:table-cell>
          <table:table-cell office:value-type="float" office:value="0.00130963744595647" calcext:value-type="float">
            <text:p>0.001309637445956</text:p>
          </table:table-cell>
        </table:table-row>
        <table:table-row table:style-name="ro1">
          <table:table-cell office:value-type="float" office:value="0.0126479770988226" calcext:value-type="float">
            <text:p>0.012647977098823</text:p>
          </table:table-cell>
          <table:table-cell office:value-type="float" office:value="0.00132562161888927" calcext:value-type="float">
            <text:p>0.001325621618889</text:p>
          </table:table-cell>
        </table:table-row>
        <table:table-row table:style-name="ro1">
          <table:table-cell office:value-type="float" office:value="0.0126375444233418" calcext:value-type="float">
            <text:p>0.012637544423342</text:p>
          </table:table-cell>
          <table:table-cell office:value-type="float" office:value="0.00133406312670559" calcext:value-type="float">
            <text:p>0.001334063126706</text:p>
          </table:table-cell>
        </table:table-row>
        <table:table-row table:style-name="ro1">
          <table:table-cell office:value-type="float" office:value="0.0126266274601221" calcext:value-type="float">
            <text:p>0.012626627460122</text:p>
          </table:table-cell>
          <table:table-cell office:value-type="float" office:value="0.00133336684666574" calcext:value-type="float">
            <text:p>0.001333366846666</text:p>
          </table:table-cell>
        </table:table-row>
        <table:table-row table:style-name="ro1">
          <table:table-cell office:value-type="float" office:value="0.0126159954816103" calcext:value-type="float">
            <text:p>0.01261599548161</text:p>
          </table:table-cell>
          <table:table-cell office:value-type="float" office:value="0.00132174335885793" calcext:value-type="float">
            <text:p>0.001321743358858</text:p>
          </table:table-cell>
        </table:table-row>
        <table:table-row table:style-name="ro1">
          <table:table-cell office:value-type="float" office:value="0.0126057052984834" calcext:value-type="float">
            <text:p>0.012605705298483</text:p>
          </table:table-cell>
          <table:table-cell office:value-type="float" office:value="0.00130645383615047" calcext:value-type="float">
            <text:p>0.00130645383615</text:p>
          </table:table-cell>
        </table:table-row>
        <table:table-row table:style-name="ro1">
          <table:table-cell office:value-type="float" office:value="0.0125947119668126" calcext:value-type="float">
            <text:p>0.012594711966813</text:p>
          </table:table-cell>
          <table:table-cell office:value-type="float" office:value="0.00128936464898288" calcext:value-type="float">
            <text:p>0.001289364648983</text:p>
          </table:table-cell>
        </table:table-row>
        <table:table-row table:style-name="ro1">
          <table:table-cell office:value-type="float" office:value="0.0125843267887831" calcext:value-type="float">
            <text:p>0.012584326788783</text:p>
          </table:table-cell>
          <table:table-cell office:value-type="float" office:value="0.00127913313917816" calcext:value-type="float">
            <text:p>0.001279133139178</text:p>
          </table:table-cell>
        </table:table-row>
        <table:table-row table:style-name="ro1">
          <table:table-cell office:value-type="float" office:value="0.0125737376511097" calcext:value-type="float">
            <text:p>0.01257373765111</text:p>
          </table:table-cell>
          <table:table-cell office:value-type="float" office:value="0.00127388548571616" calcext:value-type="float">
            <text:p>0.001273885485716</text:p>
          </table:table-cell>
        </table:table-row>
        <table:table-row table:style-name="ro1">
          <table:table-cell office:value-type="float" office:value="0.0125628998503089" calcext:value-type="float">
            <text:p>0.012562899850309</text:p>
          </table:table-cell>
          <table:table-cell office:value-type="float" office:value="0.00127305125351995" calcext:value-type="float">
            <text:p>0.00127305125352</text:p>
          </table:table-cell>
        </table:table-row>
        <table:table-row table:style-name="ro1">
          <table:table-cell office:value-type="float" office:value="0.0125523172318935" calcext:value-type="float">
            <text:p>0.012552317231894</text:p>
          </table:table-cell>
          <table:table-cell office:value-type="float" office:value="0.00127545848954469" calcext:value-type="float">
            <text:p>0.001275458489545</text:p>
          </table:table-cell>
        </table:table-row>
        <table:table-row table:style-name="ro1">
          <table:table-cell office:value-type="float" office:value="0.0125419134274125" calcext:value-type="float">
            <text:p>0.012541913427413</text:p>
          </table:table-cell>
          <table:table-cell office:value-type="float" office:value="0.00128195038996637" calcext:value-type="float">
            <text:p>0.001281950389966</text:p>
          </table:table-cell>
        </table:table-row>
        <table:table-row table:style-name="ro1">
          <table:table-cell office:value-type="float" office:value="0.012531204149127" calcext:value-type="float">
            <text:p>0.012531204149127</text:p>
          </table:table-cell>
          <table:table-cell office:value-type="float" office:value="0.0012984158238396" calcext:value-type="float">
            <text:p>0.00129841582384</text:p>
          </table:table-cell>
        </table:table-row>
        <table:table-row table:style-name="ro1">
          <table:table-cell office:value-type="float" office:value="0.012520588003099" calcext:value-type="float">
            <text:p>0.012520588003099</text:p>
          </table:table-cell>
          <table:table-cell office:value-type="float" office:value="0.00132894748821855" calcext:value-type="float">
            <text:p>0.001328947488219</text:p>
          </table:table-cell>
        </table:table-row>
        <table:table-row table:style-name="ro1">
          <table:table-cell office:value-type="float" office:value="0.0125099783763289" calcext:value-type="float">
            <text:p>0.012509978376329</text:p>
          </table:table-cell>
          <table:table-cell office:value-type="float" office:value="0.00137348391581327" calcext:value-type="float">
            <text:p>0.001373483915813</text:p>
          </table:table-cell>
        </table:table-row>
        <table:table-row table:style-name="ro1">
          <table:table-cell office:value-type="float" office:value="0.0124994954094291" calcext:value-type="float">
            <text:p>0.012499495409429</text:p>
          </table:table-cell>
          <table:table-cell office:value-type="float" office:value="0.00142765510827303" calcext:value-type="float">
            <text:p>0.001427655108273</text:p>
          </table:table-cell>
        </table:table-row>
        <table:table-row table:style-name="ro1">
          <table:table-cell office:value-type="float" office:value="0.0124891428276897" calcext:value-type="float">
            <text:p>0.01248914282769</text:p>
          </table:table-cell>
          <table:table-cell office:value-type="float" office:value="0.00146376830525696" calcext:value-type="float">
            <text:p>0.001463768305257</text:p>
          </table:table-cell>
        </table:table-row>
        <table:table-row table:style-name="ro1">
          <table:table-cell office:value-type="float" office:value="0.0124783655628562" calcext:value-type="float">
            <text:p>0.012478365562856</text:p>
          </table:table-cell>
          <table:table-cell office:value-type="float" office:value="0.0014514991780743" calcext:value-type="float">
            <text:p>0.001451499178074</text:p>
          </table:table-cell>
        </table:table-row>
        <table:table-row table:style-name="ro1">
          <table:table-cell office:value-type="float" office:value="0.0124678295105696" calcext:value-type="float">
            <text:p>0.01246782951057</text:p>
          </table:table-cell>
          <table:table-cell office:value-type="float" office:value="0.0013971448643133" calcext:value-type="float">
            <text:p>0.001397144864313</text:p>
          </table:table-cell>
        </table:table-row>
        <table:table-row table:style-name="ro1">
          <table:table-cell office:value-type="float" office:value="0.0124573111534119" calcext:value-type="float">
            <text:p>0.012457311153412</text:p>
          </table:table-cell>
          <table:table-cell office:value-type="float" office:value="0.00131984474137425" calcext:value-type="float">
            <text:p>0.001319844741374</text:p>
          </table:table-cell>
        </table:table-row>
        <table:table-row table:style-name="ro1">
          <table:table-cell office:value-type="float" office:value="0.0124471541494131" calcext:value-type="float">
            <text:p>0.012447154149413</text:p>
          </table:table-cell>
          <table:table-cell office:value-type="float" office:value="0.00126350927166641" calcext:value-type="float">
            <text:p>0.001263509271666</text:p>
          </table:table-cell>
        </table:table-row>
        <table:table-row table:style-name="ro1">
          <table:table-cell office:value-type="float" office:value="0.0124363265931606" calcext:value-type="float">
            <text:p>0.012436326593161</text:p>
          </table:table-cell>
          <table:table-cell office:value-type="float" office:value="0.00124941801186651" calcext:value-type="float">
            <text:p>0.001249418011867</text:p>
          </table:table-cell>
        </table:table-row>
        <table:table-row table:style-name="ro1">
          <table:table-cell office:value-type="float" office:value="0.0124260941520333" calcext:value-type="float">
            <text:p>0.012426094152033</text:p>
          </table:table-cell>
          <table:table-cell office:value-type="float" office:value="0.00127518619410694" calcext:value-type="float">
            <text:p>0.001275186194107</text:p>
          </table:table-cell>
        </table:table-row>
        <table:table-row table:style-name="ro1">
          <table:table-cell office:value-type="float" office:value="0.0124156093224883" calcext:value-type="float">
            <text:p>0.012415609322488</text:p>
          </table:table-cell>
          <table:table-cell office:value-type="float" office:value="0.00131508090998977" calcext:value-type="float">
            <text:p>0.00131508090999</text:p>
          </table:table-cell>
        </table:table-row>
        <table:table-row table:style-name="ro1">
          <table:table-cell office:value-type="float" office:value="0.012405276298523" calcext:value-type="float">
            <text:p>0.012405276298523</text:p>
          </table:table-cell>
          <table:table-cell office:value-type="float" office:value="0.00134822423569858" calcext:value-type="float">
            <text:p>0.001348224235699</text:p>
          </table:table-cell>
        </table:table-row>
        <table:table-row table:style-name="ro1">
          <table:table-cell office:value-type="float" office:value="0.0123948380351067" calcext:value-type="float">
            <text:p>0.012394838035107</text:p>
          </table:table-cell>
          <table:table-cell office:value-type="float" office:value="0.00134791515301913" calcext:value-type="float">
            <text:p>0.001347915153019</text:p>
          </table:table-cell>
        </table:table-row>
        <table:table-row table:style-name="ro1">
          <table:table-cell office:value-type="float" office:value="0.0123845683410764" calcext:value-type="float">
            <text:p>0.012384568341076</text:p>
          </table:table-cell>
          <table:table-cell office:value-type="float" office:value="0.00131388567388058" calcext:value-type="float">
            <text:p>0.001313885673881</text:p>
          </table:table-cell>
        </table:table-row>
        <table:table-row table:style-name="ro1">
          <table:table-cell office:value-type="float" office:value="0.0123744877055287" calcext:value-type="float">
            <text:p>0.012374487705529</text:p>
          </table:table-cell>
          <table:table-cell office:value-type="float" office:value="0.001266710460186" calcext:value-type="float">
            <text:p>0.001266710460186</text:p>
          </table:table-cell>
        </table:table-row>
        <table:table-row table:style-name="ro1">
          <table:table-cell office:value-type="float" office:value="0.012364225462079" calcext:value-type="float">
            <text:p>0.012364225462079</text:p>
          </table:table-cell>
          <table:table-cell office:value-type="float" office:value="0.00123531848657876" calcext:value-type="float">
            <text:p>0.001235318486579</text:p>
          </table:table-cell>
        </table:table-row>
        <table:table-row table:style-name="ro1">
          <table:table-cell office:value-type="float" office:value="0.0123539846390486" calcext:value-type="float">
            <text:p>0.012353984639049</text:p>
          </table:table-cell>
          <table:table-cell office:value-type="float" office:value="0.00123525620438159" calcext:value-type="float">
            <text:p>0.001235256204382</text:p>
          </table:table-cell>
        </table:table-row>
        <table:table-row table:style-name="ro1">
          <table:table-cell office:value-type="float" office:value="0.0123438574373722" calcext:value-type="float">
            <text:p>0.012343857437372</text:p>
          </table:table-cell>
          <table:table-cell office:value-type="float" office:value="0.00125837640371174" calcext:value-type="float">
            <text:p>0.001258376403712</text:p>
          </table:table-cell>
        </table:table-row>
        <table:table-row table:style-name="ro1">
          <table:table-cell office:value-type="float" office:value="0.012333657592535" calcext:value-type="float">
            <text:p>0.012333657592535</text:p>
          </table:table-cell>
          <table:table-cell office:value-type="float" office:value="0.00128099718131125" calcext:value-type="float">
            <text:p>0.001280997181311</text:p>
          </table:table-cell>
        </table:table-row>
        <table:table-row table:style-name="ro1">
          <table:table-cell office:value-type="float" office:value="0.0123235918581486" calcext:value-type="float">
            <text:p>0.012323591858149</text:p>
          </table:table-cell>
          <table:table-cell office:value-type="float" office:value="0.00128777674399316" calcext:value-type="float">
            <text:p>0.001287776743993</text:p>
          </table:table-cell>
        </table:table-row>
        <table:table-row table:style-name="ro1">
          <table:table-cell office:value-type="float" office:value="0.012313324958086" calcext:value-type="float">
            <text:p>0.012313324958086</text:p>
          </table:table-cell>
          <table:table-cell office:value-type="float" office:value="0.00127887644339353" calcext:value-type="float">
            <text:p>0.001278876443394</text:p>
          </table:table-cell>
        </table:table-row>
        <table:table-row table:style-name="ro1">
          <table:table-cell office:value-type="float" office:value="0.0123032601550221" calcext:value-type="float">
            <text:p>0.012303260155022</text:p>
          </table:table-cell>
          <table:table-cell office:value-type="float" office:value="0.00125287869013846" calcext:value-type="float">
            <text:p>0.001252878690138</text:p>
          </table:table-cell>
        </table:table-row>
        <table:table-row table:style-name="ro1">
          <table:table-cell office:value-type="float" office:value="0.0122930957004428" calcext:value-type="float">
            <text:p>0.012293095700443</text:p>
          </table:table-cell>
          <table:table-cell office:value-type="float" office:value="0.0012289130827412" calcext:value-type="float">
            <text:p>0.001228913082741</text:p>
          </table:table-cell>
        </table:table-row>
        <table:table-row table:style-name="ro1">
          <table:table-cell office:value-type="float" office:value="0.0122830281034112" calcext:value-type="float">
            <text:p>0.012283028103411</text:p>
          </table:table-cell>
          <table:table-cell office:value-type="float" office:value="0.00121578655671328" calcext:value-type="float">
            <text:p>0.001215786556713</text:p>
          </table:table-cell>
        </table:table-row>
        <table:table-row table:style-name="ro1">
          <table:table-cell office:value-type="float" office:value="0.012272815220058" calcext:value-type="float">
            <text:p>0.012272815220058</text:p>
          </table:table-cell>
          <table:table-cell office:value-type="float" office:value="0.00121542427223176" calcext:value-type="float">
            <text:p>0.001215424272232</text:p>
          </table:table-cell>
        </table:table-row>
        <table:table-row table:style-name="ro1">
          <table:table-cell office:value-type="float" office:value="0.0122629031538963" calcext:value-type="float">
            <text:p>0.012262903153896</text:p>
          </table:table-cell>
          <table:table-cell office:value-type="float" office:value="0.00122336728964001" calcext:value-type="float">
            <text:p>0.00122336728964</text:p>
          </table:table-cell>
        </table:table-row>
        <table:table-row table:style-name="ro1">
          <table:table-cell office:value-type="float" office:value="0.012252626940608" calcext:value-type="float">
            <text:p>0.012252626940608</text:p>
          </table:table-cell>
          <table:table-cell office:value-type="float" office:value="0.00123517902102321" calcext:value-type="float">
            <text:p>0.001235179021023</text:p>
          </table:table-cell>
        </table:table-row>
        <table:table-row table:style-name="ro1">
          <table:table-cell office:value-type="float" office:value="0.0122426236048341" calcext:value-type="float">
            <text:p>0.012242623604834</text:p>
          </table:table-cell>
          <table:table-cell office:value-type="float" office:value="0.00124246755149215" calcext:value-type="float">
            <text:p>0.001242467551492</text:p>
          </table:table-cell>
        </table:table-row>
        <table:table-row table:style-name="ro1">
          <table:table-cell office:value-type="float" office:value="0.0122324917465448" calcext:value-type="float">
            <text:p>0.012232491746545</text:p>
          </table:table-cell>
          <table:table-cell office:value-type="float" office:value="0.00124519411474466" calcext:value-type="float">
            <text:p>0.001245194114745</text:p>
          </table:table-cell>
        </table:table-row>
        <table:table-row table:style-name="ro1">
          <table:table-cell office:value-type="float" office:value="0.012222483754158" calcext:value-type="float">
            <text:p>0.012222483754158</text:p>
          </table:table-cell>
          <table:table-cell office:value-type="float" office:value="0.00124341330956668" calcext:value-type="float">
            <text:p>0.001243413309567</text:p>
          </table:table-cell>
        </table:table-row>
        <table:table-row table:style-name="ro1">
          <table:table-cell office:value-type="float" office:value="0.012212430126965" calcext:value-type="float">
            <text:p>0.012212430126965</text:p>
          </table:table-cell>
          <table:table-cell office:value-type="float" office:value="0.00124130723997951" calcext:value-type="float">
            <text:p>0.00124130723998</text:p>
          </table:table-cell>
        </table:table-row>
        <table:table-row table:style-name="ro1">
          <table:table-cell office:value-type="float" office:value="0.0122024286538363" calcext:value-type="float">
            <text:p>0.012202428653836</text:p>
          </table:table-cell>
          <table:table-cell office:value-type="float" office:value="0.00123869383241981" calcext:value-type="float">
            <text:p>0.00123869383242</text:p>
          </table:table-cell>
        </table:table-row>
        <table:table-row table:style-name="ro1">
          <table:table-cell office:value-type="float" office:value="0.0121923750266433" calcext:value-type="float">
            <text:p>0.012192375026643</text:p>
          </table:table-cell>
          <table:table-cell office:value-type="float" office:value="0.00123117980547249" calcext:value-type="float">
            <text:p>0.001231179805473</text:p>
          </table:table-cell>
        </table:table-row>
        <table:table-row table:style-name="ro1">
          <table:table-cell office:value-type="float" office:value="0.0121823325753212" calcext:value-type="float">
            <text:p>0.012182332575321</text:p>
          </table:table-cell>
          <table:table-cell office:value-type="float" office:value="0.00121791695710272" calcext:value-type="float">
            <text:p>0.001217916957103</text:p>
          </table:table-cell>
        </table:table-row>
        <table:table-row table:style-name="ro1">
          <table:table-cell office:value-type="float" office:value="0.012172450311482" calcext:value-type="float">
            <text:p>0.012172450311482</text:p>
          </table:table-cell>
          <table:table-cell office:value-type="float" office:value="0.00120449310634285" calcext:value-type="float">
            <text:p>0.001204493106343</text:p>
          </table:table-cell>
        </table:table-row>
        <table:table-row table:style-name="ro1">
          <table:table-cell office:value-type="float" office:value="0.0121623212471604" calcext:value-type="float">
            <text:p>0.012162321247161</text:p>
          </table:table-cell>
          <table:table-cell office:value-type="float" office:value="0.0011929840547964" calcext:value-type="float">
            <text:p>0.001192984054796</text:p>
          </table:table-cell>
        </table:table-row>
        <table:table-row table:style-name="ro1">
          <table:table-cell office:value-type="float" office:value="0.0121525013819337" calcext:value-type="float">
            <text:p>0.012152501381934</text:p>
          </table:table-cell>
          <table:table-cell office:value-type="float" office:value="0.00118771486449987" calcext:value-type="float">
            <text:p>0.0011877148645</text:p>
          </table:table-cell>
        </table:table-row>
        <table:table-row table:style-name="ro1">
          <table:table-cell office:value-type="float" office:value="0.0121423657983541" calcext:value-type="float">
            <text:p>0.012142365798354</text:p>
          </table:table-cell>
          <table:table-cell office:value-type="float" office:value="0.00118832546286285" calcext:value-type="float">
            <text:p>0.001188325462863</text:p>
          </table:table-cell>
        </table:table-row>
        <table:table-row table:style-name="ro1">
          <table:table-cell office:value-type="float" office:value="0.0121325673535466" calcext:value-type="float">
            <text:p>0.012132567353547</text:p>
          </table:table-cell>
          <table:table-cell office:value-type="float" office:value="0.00119339697994292" calcext:value-type="float">
            <text:p>0.001193396979943</text:p>
          </table:table-cell>
        </table:table-row>
        <table:table-row table:style-name="ro1">
          <table:table-cell office:value-type="float" office:value="0.012122506275773" calcext:value-type="float">
            <text:p>0.012122506275773</text:p>
          </table:table-cell>
          <table:table-cell office:value-type="float" office:value="0.00120249856263399" calcext:value-type="float">
            <text:p>0.001202498562634</text:p>
          </table:table-cell>
        </table:table-row>
        <table:table-row table:style-name="ro1">
          <table:table-cell office:value-type="float" office:value="0.0121127087622881" calcext:value-type="float">
            <text:p>0.012112708762288</text:p>
          </table:table-cell>
          <table:table-cell office:value-type="float" office:value="0.00121335487347096" calcext:value-type="float">
            <text:p>0.001213354873471</text:p>
          </table:table-cell>
        </table:table-row>
        <table:table-row table:style-name="ro1">
          <table:table-cell office:value-type="float" office:value="0.0121027966961265" calcext:value-type="float">
            <text:p>0.012102796696127</text:p>
          </table:table-cell>
          <table:table-cell office:value-type="float" office:value="0.00123727694153786" calcext:value-type="float">
            <text:p>0.001237276941538</text:p>
          </table:table-cell>
        </table:table-row>
        <table:table-row table:style-name="ro1">
          <table:table-cell office:value-type="float" office:value="0.0120928585529327" calcext:value-type="float">
            <text:p>0.012092858552933</text:p>
          </table:table-cell>
          <table:table-cell office:value-type="float" office:value="0.00127918960060924" calcext:value-type="float">
            <text:p>0.001279189600609</text:p>
          </table:table-cell>
        </table:table-row>
        <table:table-row table:style-name="ro1">
          <table:table-cell office:value-type="float" office:value="0.0120830656960607" calcext:value-type="float">
            <text:p>0.012083065696061</text:p>
          </table:table-cell>
          <table:table-cell office:value-type="float" office:value="0.00132717890664935" calcext:value-type="float">
            <text:p>0.001327178906649</text:p>
          </table:table-cell>
        </table:table-row>
        <table:table-row table:style-name="ro1">
          <table:table-cell office:value-type="float" office:value="0.0120730567723513" calcext:value-type="float">
            <text:p>0.012073056772351</text:p>
          </table:table-cell>
          <table:table-cell office:value-type="float" office:value="0.00135950988624245" calcext:value-type="float">
            <text:p>0.001359509886242</text:p>
          </table:table-cell>
        </table:table-row>
        <table:table-row table:style-name="ro1">
          <table:table-cell office:value-type="float" office:value="0.012063167989254" calcext:value-type="float">
            <text:p>0.012063167989254</text:p>
          </table:table-cell>
          <table:table-cell office:value-type="float" office:value="0.0013581357197836" calcext:value-type="float">
            <text:p>0.001358135719784</text:p>
          </table:table-cell>
        </table:table-row>
        <table:table-row table:style-name="ro1">
          <table:table-cell office:value-type="float" office:value="0.0120534235611558" calcext:value-type="float">
            <text:p>0.012053423561156</text:p>
          </table:table-cell>
          <table:table-cell office:value-type="float" office:value="0.00131333351600915" calcext:value-type="float">
            <text:p>0.001313333516009</text:p>
          </table:table-cell>
        </table:table-row>
        <table:table-row table:style-name="ro1">
          <table:table-cell office:value-type="float" office:value="0.0120437545701861" calcext:value-type="float">
            <text:p>0.012043754570186</text:p>
          </table:table-cell>
          <table:table-cell office:value-type="float" office:value="0.00125042162835598" calcext:value-type="float">
            <text:p>0.001250421628356</text:p>
          </table:table-cell>
        </table:table-row>
        <table:table-row table:style-name="ro1">
          <table:table-cell office:value-type="float" office:value="0.0120340436697006" calcext:value-type="float">
            <text:p>0.012034043669701</text:p>
          </table:table-cell>
          <table:table-cell office:value-type="float" office:value="0.00119258719496429" calcext:value-type="float">
            <text:p>0.001192587194964</text:p>
          </table:table-cell>
        </table:table-row>
        <table:table-row table:style-name="ro1">
          <table:table-cell office:value-type="float" office:value="0.012023807503283" calcext:value-type="float">
            <text:p>0.012023807503283</text:p>
          </table:table-cell>
          <table:table-cell office:value-type="float" office:value="0.00116510107181966" calcext:value-type="float">
            <text:p>0.00116510107182</text:p>
          </table:table-cell>
        </table:table-row>
        <table:table-row table:style-name="ro1">
          <table:table-cell office:value-type="float" office:value="0.012013834901154" calcext:value-type="float">
            <text:p>0.012013834901154</text:p>
          </table:table-cell>
          <table:table-cell office:value-type="float" office:value="0.00117344805039465" calcext:value-type="float">
            <text:p>0.001173448050395</text:p>
          </table:table-cell>
        </table:table-row>
        <table:table-row table:style-name="ro1">
          <table:table-cell office:value-type="float" office:value="0.0120039014145732" calcext:value-type="float">
            <text:p>0.012003901414573</text:p>
          </table:table-cell>
          <table:table-cell office:value-type="float" office:value="0.00120129901915789" calcext:value-type="float">
            <text:p>0.001201299019158</text:p>
          </table:table-cell>
        </table:table-row>
        <table:table-row table:style-name="ro1">
          <table:table-cell office:value-type="float" office:value="0.011994045227766" calcext:value-type="float">
            <text:p>0.011994045227766</text:p>
          </table:table-cell>
          <table:table-cell office:value-type="float" office:value="0.00122767337597907" calcext:value-type="float">
            <text:p>0.001227673375979</text:p>
          </table:table-cell>
        </table:table-row>
        <table:table-row table:style-name="ro1">
          <table:table-cell office:value-type="float" office:value="0.0119842831045389" calcext:value-type="float">
            <text:p>0.011984283104539</text:p>
          </table:table-cell>
          <table:table-cell office:value-type="float" office:value="0.00124137382954359" calcext:value-type="float">
            <text:p>0.001241373829544</text:p>
          </table:table-cell>
        </table:table-row>
        <table:table-row table:style-name="ro1">
          <table:table-cell office:value-type="float" office:value="0.0119742564857006" calcext:value-type="float">
            <text:p>0.011974256485701</text:p>
          </table:table-cell>
          <table:table-cell office:value-type="float" office:value="0.00123295956291258" calcext:value-type="float">
            <text:p>0.001232959562913</text:p>
          </table:table-cell>
        </table:table-row>
        <table:table-row table:style-name="ro1">
          <table:table-cell office:value-type="float" office:value="0.0119644170626998" calcext:value-type="float">
            <text:p>0.0119644170627</text:p>
          </table:table-cell>
          <table:table-cell office:value-type="float" office:value="0.00120515213347971" calcext:value-type="float">
            <text:p>0.00120515213348</text:p>
          </table:table-cell>
        </table:table-row>
        <table:table-row table:style-name="ro1">
          <table:table-cell office:value-type="float" office:value="0.0119544332846999" calcext:value-type="float">
            <text:p>0.0119544332847</text:p>
          </table:table-cell>
          <table:table-cell office:value-type="float" office:value="0.00117474631406367" calcext:value-type="float">
            <text:p>0.001174746314064</text:p>
          </table:table-cell>
        </table:table-row>
        <table:table-row table:style-name="ro1">
          <table:table-cell office:value-type="float" office:value="0.0119447642937303" calcext:value-type="float">
            <text:p>0.01194476429373</text:p>
          </table:table-cell>
          <table:table-cell office:value-type="float" office:value="0.00115120725240558" calcext:value-type="float">
            <text:p>0.001151207252406</text:p>
          </table:table-cell>
        </table:table-row>
        <table:table-row table:style-name="ro1">
          <table:table-cell office:value-type="float" office:value="0.0119350077584386" calcext:value-type="float">
            <text:p>0.011935007758439</text:p>
          </table:table-cell>
          <table:table-cell office:value-type="float" office:value="0.00114973296876997" calcext:value-type="float">
            <text:p>0.00114973296877</text:p>
          </table:table-cell>
        </table:table-row>
        <table:table-row table:style-name="ro1">
          <table:table-cell office:value-type="float" office:value="0.0119248479604721" calcext:value-type="float">
            <text:p>0.011924847960472</text:p>
          </table:table-cell>
          <table:table-cell office:value-type="float" office:value="0.00116786046419293" calcext:value-type="float">
            <text:p>0.001167860464193</text:p>
          </table:table-cell>
        </table:table-row>
        <table:table-row table:style-name="ro1">
          <table:table-cell office:value-type="float" office:value="0.0119154257699847" calcext:value-type="float">
            <text:p>0.011915425769985</text:p>
          </table:table-cell>
          <table:table-cell office:value-type="float" office:value="0.00118630041833967" calcext:value-type="float">
            <text:p>0.00118630041834</text:p>
          </table:table-cell>
        </table:table-row>
        <table:table-row table:style-name="ro1">
          <table:table-cell office:value-type="float" office:value="0.0119052324444056" calcext:value-type="float">
            <text:p>0.011905232444406</text:p>
          </table:table-cell>
          <table:table-cell office:value-type="float" office:value="0.00119895895477384" calcext:value-type="float">
            <text:p>0.001198958954774</text:p>
          </table:table-cell>
        </table:table-row>
        <table:table-row table:style-name="ro1">
          <table:table-cell office:value-type="float" office:value="0.0118954414501786" calcext:value-type="float">
            <text:p>0.011895441450179</text:p>
          </table:table-cell>
          <table:table-cell office:value-type="float" office:value="0.00120182544924319" calcext:value-type="float">
            <text:p>0.001201825449243</text:p>
          </table:table-cell>
        </table:table-row>
        <table:table-row table:style-name="ro1">
          <table:table-cell office:value-type="float" office:value="0.0118856597691774" calcext:value-type="float">
            <text:p>0.011885659769178</text:p>
          </table:table-cell>
          <table:table-cell office:value-type="float" office:value="0.00119823543354869" calcext:value-type="float">
            <text:p>0.001198235433549</text:p>
          </table:table-cell>
        </table:table-row>
        <table:table-row table:style-name="ro1">
          <table:table-cell office:value-type="float" office:value="0.0118758166208863" calcext:value-type="float">
            <text:p>0.011875816620886</text:p>
          </table:table-cell>
          <table:table-cell office:value-type="float" office:value="0.00118466396816075" calcext:value-type="float">
            <text:p>0.001184663968161</text:p>
          </table:table-cell>
        </table:table-row>
        <table:table-row table:style-name="ro1">
          <table:table-cell office:value-type="float" office:value="0.0118659753352404" calcext:value-type="float">
            <text:p>0.01186597533524</text:p>
          </table:table-cell>
          <table:table-cell office:value-type="float" office:value="0.00116547639481723" calcext:value-type="float">
            <text:p>0.001165476394817</text:p>
          </table:table-cell>
        </table:table-row>
        <table:table-row table:style-name="ro1">
          <table:table-cell office:value-type="float" office:value="0.0118561275303364" calcext:value-type="float">
            <text:p>0.011856127530336</text:p>
          </table:table-cell>
          <table:table-cell office:value-type="float" office:value="0.00114539440255612" calcext:value-type="float">
            <text:p>0.001145394402556</text:p>
          </table:table-cell>
        </table:table-row>
        <table:table-row table:style-name="ro1">
          <table:table-cell office:value-type="float" office:value="0.0118463858962059" calcext:value-type="float">
            <text:p>0.011846385896206</text:p>
          </table:table-cell>
          <table:table-cell office:value-type="float" office:value="0.00113305309787393" calcext:value-type="float">
            <text:p>0.001133053097874</text:p>
          </table:table-cell>
        </table:table-row>
        <table:table-row table:style-name="ro1">
          <table:table-cell office:value-type="float" office:value="0.0118368044495583" calcext:value-type="float">
            <text:p>0.011836804449558</text:p>
          </table:table-cell>
          <table:table-cell office:value-type="float" office:value="0.00112797634210438" calcext:value-type="float">
            <text:p>0.001127976342104</text:p>
          </table:table-cell>
        </table:table-row>
        <table:table-row table:style-name="ro1">
          <table:table-cell office:value-type="float" office:value="0.0118270628154278" calcext:value-type="float">
            <text:p>0.011827062815428</text:p>
          </table:table-cell>
          <table:table-cell office:value-type="float" office:value="0.0011312966234982" calcext:value-type="float">
            <text:p>0.001131296623498</text:p>
          </table:table-cell>
        </table:table-row>
        <table:table-row table:style-name="ro1">
          <table:table-cell office:value-type="float" office:value="0.0118172354996204" calcext:value-type="float">
            <text:p>0.011817235499621</text:p>
          </table:table-cell>
          <table:table-cell office:value-type="float" office:value="0.00113844149746001" calcext:value-type="float">
            <text:p>0.00113844149746</text:p>
          </table:table-cell>
        </table:table-row>
        <table:table-row table:style-name="ro1">
          <table:table-cell office:value-type="float" office:value="0.0118078459054232" calcext:value-type="float">
            <text:p>0.011807845905423</text:p>
          </table:table-cell>
          <table:table-cell office:value-type="float" office:value="0.00114510417915881" calcext:value-type="float">
            <text:p>0.001145104179159</text:p>
          </table:table-cell>
        </table:table-row>
        <table:table-row table:style-name="ro1">
          <table:table-cell office:value-type="float" office:value="0.0117982737720013" calcext:value-type="float">
            <text:p>0.011798273772001</text:p>
          </table:table-cell>
          <table:table-cell office:value-type="float" office:value="0.00115675199776888" calcext:value-type="float">
            <text:p>0.001156751997769</text:p>
          </table:table-cell>
        </table:table-row>
        <table:table-row table:style-name="ro1">
          <table:table-cell office:value-type="float" office:value="0.0117889391258359" calcext:value-type="float">
            <text:p>0.011788939125836</text:p>
          </table:table-cell>
          <table:table-cell office:value-type="float" office:value="0.0011651924578473" calcext:value-type="float">
            <text:p>0.001165192457847</text:p>
          </table:table-cell>
        </table:table-row>
        <table:table-row table:style-name="ro1">
          <table:table-cell office:value-type="float" office:value="0.0117788687348366" calcext:value-type="float">
            <text:p>0.011778868734837</text:p>
          </table:table-cell>
          <table:table-cell office:value-type="float" office:value="0.001179528539069" calcext:value-type="float">
            <text:p>0.001179528539069</text:p>
          </table:table-cell>
        </table:table-row>
        <table:table-row table:style-name="ro1">
          <table:table-cell office:value-type="float" office:value="0.0117691112682223" calcext:value-type="float">
            <text:p>0.011769111268222</text:p>
          </table:table-cell>
          <table:table-cell office:value-type="float" office:value="0.00119712192099541" calcext:value-type="float">
            <text:p>0.001197121920995</text:p>
          </table:table-cell>
        </table:table-row>
        <table:table-row table:style-name="ro1">
          <table:table-cell office:value-type="float" office:value="0.011759608052671" calcext:value-type="float">
            <text:p>0.011759608052671</text:p>
          </table:table-cell>
          <table:table-cell office:value-type="float" office:value="0.00121769623365253" calcext:value-type="float">
            <text:p>0.001217696233653</text:p>
          </table:table-cell>
        </table:table-row>
        <table:table-row table:style-name="ro1">
          <table:table-cell office:value-type="float" office:value="0.0117497351020575" calcext:value-type="float">
            <text:p>0.011749735102058</text:p>
          </table:table-cell>
          <table:table-cell office:value-type="float" office:value="0.00123222940601408" calcext:value-type="float">
            <text:p>0.001232229406014</text:p>
          </table:table-cell>
        </table:table-row>
        <table:table-row table:style-name="ro1">
          <table:table-cell office:value-type="float" office:value="0.0117404358461499" calcext:value-type="float">
            <text:p>0.01174043584615</text:p>
          </table:table-cell>
          <table:table-cell office:value-type="float" office:value="0.00123844365589321" calcext:value-type="float">
            <text:p>0.001238443655893</text:p>
          </table:table-cell>
        </table:table-row>
        <table:table-row table:style-name="ro1">
          <table:table-cell office:value-type="float" office:value="0.0117307156324387" calcext:value-type="float">
            <text:p>0.011730715632439</text:p>
          </table:table-cell>
          <table:table-cell office:value-type="float" office:value="0.00121459865476936" calcext:value-type="float">
            <text:p>0.001214598654769</text:p>
          </table:table-cell>
        </table:table-row>
        <table:table-row table:style-name="ro1">
          <table:table-cell office:value-type="float" office:value="0.011720972135663" calcext:value-type="float">
            <text:p>0.011720972135663</text:p>
          </table:table-cell>
          <table:table-cell office:value-type="float" office:value="0.00118482287507504" calcext:value-type="float">
            <text:p>0.001184822875075</text:p>
          </table:table-cell>
        </table:table-row>
        <table:table-row table:style-name="ro1">
          <table:table-cell office:value-type="float" office:value="0.0117113348096609" calcext:value-type="float">
            <text:p>0.011711334809661</text:p>
          </table:table-cell>
          <table:table-cell office:value-type="float" office:value="0.00114145735278726" calcext:value-type="float">
            <text:p>0.001141457352787</text:p>
          </table:table-cell>
        </table:table-row>
        <table:table-row table:style-name="ro1">
          <table:table-cell office:value-type="float" office:value="0.0117022842168808" calcext:value-type="float">
            <text:p>0.011702284216881</text:p>
          </table:table-cell>
          <table:table-cell office:value-type="float" office:value="0.00111008679959923" calcext:value-type="float">
            <text:p>0.001110086799599</text:p>
          </table:table-cell>
        </table:table-row>
        <table:table-row table:style-name="ro1">
          <table:table-cell office:value-type="float" office:value="0.0116922529414296" calcext:value-type="float">
            <text:p>0.01169225294143</text:p>
          </table:table-cell>
          <table:table-cell office:value-type="float" office:value="0.00110285170376301" calcext:value-type="float">
            <text:p>0.001102851703763</text:p>
          </table:table-cell>
        </table:table-row>
        <table:table-row table:style-name="ro1">
          <table:table-cell office:value-type="float" office:value="0.0116831390187144" calcext:value-type="float">
            <text:p>0.011683139018715</text:p>
          </table:table-cell>
          <table:table-cell office:value-type="float" office:value="0.0011163066374138" calcext:value-type="float">
            <text:p>0.001116306637414</text:p>
          </table:table-cell>
        </table:table-row>
        <table:table-row table:style-name="ro1">
          <table:table-cell office:value-type="float" office:value="0.0116739701479673" calcext:value-type="float">
            <text:p>0.011673970147967</text:p>
          </table:table-cell>
          <table:table-cell office:value-type="float" office:value="0.00113439478445798" calcext:value-type="float">
            <text:p>0.001134394784458</text:p>
          </table:table-cell>
        </table:table-row>
        <table:table-row table:style-name="ro1">
          <table:table-cell office:value-type="float" office:value="0.0116640795022249" calcext:value-type="float">
            <text:p>0.011664079502225</text:p>
          </table:table-cell>
          <table:table-cell office:value-type="float" office:value="0.0011505481088534" calcext:value-type="float">
            <text:p>0.001150548108853</text:p>
          </table:table-cell>
        </table:table-row>
        <table:table-row table:style-name="ro1">
          <table:table-cell office:value-type="float" office:value="0.0116542968899012" calcext:value-type="float">
            <text:p>0.011654296889901</text:p>
          </table:table-cell>
          <table:table-cell office:value-type="float" office:value="0.00116055412217975" calcext:value-type="float">
            <text:p>0.00116055412218</text:p>
          </table:table-cell>
        </table:table-row>
        <table:table-row table:style-name="ro1">
          <table:table-cell office:value-type="float" office:value="0.0116454865783453" calcext:value-type="float">
            <text:p>0.011645486578345</text:p>
          </table:table-cell>
          <table:table-cell office:value-type="float" office:value="0.00115964445285499" calcext:value-type="float">
            <text:p>0.001159644452855</text:p>
          </table:table-cell>
        </table:table-row>
        <table:table-row table:style-name="ro1">
          <table:table-cell office:value-type="float" office:value="0.0116354078054428" calcext:value-type="float">
            <text:p>0.011635407805443</text:p>
          </table:table-cell>
          <table:table-cell office:value-type="float" office:value="0.00115047954022884" calcext:value-type="float">
            <text:p>0.001150479540229</text:p>
          </table:table-cell>
        </table:table-row>
        <table:table-row table:style-name="ro1">
          <table:table-cell office:value-type="float" office:value="0.0116260778158903" calcext:value-type="float">
            <text:p>0.01162607781589</text:p>
          </table:table-cell>
          <table:table-cell office:value-type="float" office:value="0.00113192654680461" calcext:value-type="float">
            <text:p>0.001131926546805</text:p>
          </table:table-cell>
        </table:table-row>
        <table:table-row table:style-name="ro1">
          <table:table-cell office:value-type="float" office:value="0.0116167990490794" calcext:value-type="float">
            <text:p>0.01161679904908</text:p>
          </table:table-cell>
          <table:table-cell office:value-type="float" office:value="0.00110982253681868" calcext:value-type="float">
            <text:p>0.001109822536819</text:p>
          </table:table-cell>
        </table:table-row>
        <table:table-row table:style-name="ro1">
          <table:table-cell office:value-type="float" office:value="0.0116072641685605" calcext:value-type="float">
            <text:p>0.011607264168561</text:p>
          </table:table-cell>
          <table:table-cell office:value-type="float" office:value="0.00108967756386846" calcext:value-type="float">
            <text:p>0.001089677563868</text:p>
          </table:table-cell>
        </table:table-row>
        <table:table-row table:style-name="ro1">
          <table:table-cell office:value-type="float" office:value="0.011597883887589" calcext:value-type="float">
            <text:p>0.011597883887589</text:p>
          </table:table-cell>
          <table:table-cell office:value-type="float" office:value="0.00108406692743301" calcext:value-type="float">
            <text:p>0.001084066927433</text:p>
          </table:table-cell>
        </table:table-row>
        <table:table-row table:style-name="ro1">
          <table:table-cell office:value-type="float" office:value="0.0115887010470033" calcext:value-type="float">
            <text:p>0.011588701047003</text:p>
          </table:table-cell>
          <table:table-cell office:value-type="float" office:value="0.00109220726881176" calcext:value-type="float">
            <text:p>0.001092207268812</text:p>
          </table:table-cell>
        </table:table-row>
        <table:table-row table:style-name="ro1">
          <table:table-cell office:value-type="float" office:value="0.0115792071446776" calcext:value-type="float">
            <text:p>0.011579207144678</text:p>
          </table:table-cell>
          <table:table-cell office:value-type="float" office:value="0.00110265403054655" calcext:value-type="float">
            <text:p>0.001102654030547</text:p>
          </table:table-cell>
        </table:table-row>
        <table:table-row table:style-name="ro1">
          <table:table-cell office:value-type="float" office:value="0.0115698836743832" calcext:value-type="float">
            <text:p>0.011569883674383</text:p>
          </table:table-cell>
          <table:table-cell office:value-type="float" office:value="0.00111405202187598" calcext:value-type="float">
            <text:p>0.001114052021876</text:p>
          </table:table-cell>
        </table:table-row>
        <table:table-row table:style-name="ro1">
          <table:table-cell office:value-type="float" office:value="0.0115608563646674" calcext:value-type="float">
            <text:p>0.011560856364668</text:p>
          </table:table-cell>
          <table:table-cell office:value-type="float" office:value="0.00113246438559145" calcext:value-type="float">
            <text:p>0.001132464385591</text:p>
          </table:table-cell>
        </table:table-row>
        <table:table-row table:style-name="ro1">
          <table:table-cell office:value-type="float" office:value="0.0115515468642116" calcext:value-type="float">
            <text:p>0.011551546864212</text:p>
          </table:table-cell>
          <table:table-cell office:value-type="float" office:value="0.00115240179002285" calcext:value-type="float">
            <text:p>0.001152401790023</text:p>
          </table:table-cell>
        </table:table-row>
        <table:table-row table:style-name="ro1">
          <table:table-cell office:value-type="float" office:value="0.0115419952198863" calcext:value-type="float">
            <text:p>0.011541995219886</text:p>
          </table:table-cell>
          <table:table-cell office:value-type="float" office:value="0.00116932927630842" calcext:value-type="float">
            <text:p>0.001169329276308</text:p>
          </table:table-cell>
        </table:table-row>
        <table:table-row table:style-name="ro1">
          <table:table-cell office:value-type="float" office:value="0.0115329036489129" calcext:value-type="float">
            <text:p>0.011532903648913</text:p>
          </table:table-cell>
          <table:table-cell office:value-type="float" office:value="0.00119461200665683" calcext:value-type="float">
            <text:p>0.001194612006657</text:p>
          </table:table-cell>
        </table:table-row>
        <table:table-row table:style-name="ro1">
          <table:table-cell office:value-type="float" office:value="0.0115235084667802" calcext:value-type="float">
            <text:p>0.01152350846678</text:p>
          </table:table-cell>
          <table:table-cell office:value-type="float" office:value="0.00120124942623079" calcext:value-type="float">
            <text:p>0.001201249426231</text:p>
          </table:table-cell>
        </table:table-row>
        <table:table-row table:style-name="ro1">
          <table:table-cell office:value-type="float" office:value="0.0115142790600657" calcext:value-type="float">
            <text:p>0.011514279060066</text:p>
          </table:table-cell>
          <table:table-cell office:value-type="float" office:value="0.00120679847896099" calcext:value-type="float">
            <text:p>0.001206798478961</text:p>
          </table:table-cell>
        </table:table-row>
        <table:table-row table:style-name="ro1">
          <table:table-cell office:value-type="float" office:value="0.0115048196166754" calcext:value-type="float">
            <text:p>0.011504819616675</text:p>
          </table:table-cell>
          <table:table-cell office:value-type="float" office:value="0.0011769529664889" calcext:value-type="float">
            <text:p>0.001176952966489</text:p>
          </table:table-cell>
        </table:table-row>
        <table:table-row table:style-name="ro1">
          <table:table-cell office:value-type="float" office:value="0.011495660059154" calcext:value-type="float">
            <text:p>0.011495660059154</text:p>
          </table:table-cell>
          <table:table-cell office:value-type="float" office:value="0.00114021892659366" calcext:value-type="float">
            <text:p>0.001140218926594</text:p>
          </table:table-cell>
        </table:table-row>
        <table:table-row table:style-name="ro1">
          <table:table-cell office:value-type="float" office:value="0.0114865452051163" calcext:value-type="float">
            <text:p>0.011486545205116</text:p>
          </table:table-cell>
          <table:table-cell office:value-type="float" office:value="0.00109454081393778" calcext:value-type="float">
            <text:p>0.001094540813938</text:p>
          </table:table-cell>
        </table:table-row>
        <table:table-row table:style-name="ro1">
          <table:table-cell office:value-type="float" office:value="0.0114771742373705" calcext:value-type="float">
            <text:p>0.011477174237371</text:p>
          </table:table-cell>
          <table:table-cell office:value-type="float" office:value="0.0010654580546543" calcext:value-type="float">
            <text:p>0.001065458054654</text:p>
          </table:table-cell>
        </table:table-row>
        <table:table-row table:style-name="ro1">
          <table:table-cell office:value-type="float" office:value="0.0114679150283337" calcext:value-type="float">
            <text:p>0.011467915028334</text:p>
          </table:table-cell>
          <table:table-cell office:value-type="float" office:value="0.00106341391801834" calcext:value-type="float">
            <text:p>0.001063413918018</text:p>
          </table:table-cell>
        </table:table-row>
        <table:table-row table:style-name="ro1">
          <table:table-cell office:value-type="float" office:value="0.0114588895812631" calcext:value-type="float">
            <text:p>0.011458889581263</text:p>
          </table:table-cell>
          <table:table-cell office:value-type="float" office:value="0.00108124257531017" calcext:value-type="float">
            <text:p>0.00108124257531</text:p>
          </table:table-cell>
        </table:table-row>
        <table:table-row table:style-name="ro1">
          <table:table-cell office:value-type="float" office:value="0.0114494971930981" calcext:value-type="float">
            <text:p>0.011449497193098</text:p>
          </table:table-cell>
          <table:table-cell office:value-type="float" office:value="0.00110300933010876" calcext:value-type="float">
            <text:p>0.001103009330109</text:p>
          </table:table-cell>
        </table:table-row>
        <table:table-row table:style-name="ro1">
          <table:table-cell office:value-type="float" office:value="0.0114403301849961" calcext:value-type="float">
            <text:p>0.011440330184996</text:p>
          </table:table-cell>
          <table:table-cell office:value-type="float" office:value="0.00111373397521675" calcext:value-type="float">
            <text:p>0.001113733975217</text:p>
          </table:table-cell>
        </table:table-row>
        <table:table-row table:style-name="ro1">
          <table:table-cell office:value-type="float" office:value="0.0114311091601849" calcext:value-type="float">
            <text:p>0.011431109160185</text:p>
          </table:table-cell>
          <table:table-cell office:value-type="float" office:value="0.00111137388739735" calcext:value-type="float">
            <text:p>0.001111373887397</text:p>
          </table:table-cell>
        </table:table-row>
        <table:table-row table:style-name="ro1">
          <table:table-cell office:value-type="float" office:value="0.0114218797534704" calcext:value-type="float">
            <text:p>0.011421879753471</text:p>
          </table:table-cell>
          <table:table-cell office:value-type="float" office:value="0.00109436630737036" calcext:value-type="float">
            <text:p>0.00109436630737</text:p>
          </table:table-cell>
        </table:table-row>
        <table:table-row table:style-name="ro1">
          <table:table-cell office:value-type="float" office:value="0.0114126894623041" calcext:value-type="float">
            <text:p>0.011412689462304</text:p>
          </table:table-cell>
          <table:table-cell office:value-type="float" office:value="0.00107031723018736" calcext:value-type="float">
            <text:p>0.001070317230187</text:p>
          </table:table-cell>
        </table:table-row>
        <table:table-row table:style-name="ro1">
          <table:table-cell office:value-type="float" office:value="0.0114037413150072" calcext:value-type="float">
            <text:p>0.011403741315007</text:p>
          </table:table-cell>
          <table:table-cell office:value-type="float" office:value="0.00105038587935269" calcext:value-type="float">
            <text:p>0.001050385879353</text:p>
          </table:table-cell>
        </table:table-row>
        <table:table-row table:style-name="ro1">
          <table:table-cell office:value-type="float" office:value="0.0113944634795189" calcext:value-type="float">
            <text:p>0.011394463479519</text:p>
          </table:table-cell>
          <table:table-cell office:value-type="float" office:value="0.00104609713889658" calcext:value-type="float">
            <text:p>0.001046097138897</text:p>
          </table:table-cell>
        </table:table-row>
        <table:table-row table:style-name="ro1">
          <table:table-cell office:value-type="float" office:value="0.011385184712708" calcext:value-type="float">
            <text:p>0.011385184712708</text:p>
          </table:table-cell>
          <table:table-cell office:value-type="float" office:value="0.00105540722142905" calcext:value-type="float">
            <text:p>0.001055407221429</text:p>
          </table:table-cell>
        </table:table-row>
        <table:table-row table:style-name="ro1">
          <table:table-cell office:value-type="float" office:value="0.0113762924447656" calcext:value-type="float">
            <text:p>0.011376292444766</text:p>
          </table:table-cell>
          <table:table-cell office:value-type="float" office:value="0.00106882175896317" calcext:value-type="float">
            <text:p>0.001068821758963</text:p>
          </table:table-cell>
        </table:table-row>
        <table:table-row table:style-name="ro1">
          <table:table-cell office:value-type="float" office:value="0.0113672418519855" calcext:value-type="float">
            <text:p>0.011367241851986</text:p>
          </table:table-cell>
          <table:table-cell office:value-type="float" office:value="0.00108118669595569" calcext:value-type="float">
            <text:p>0.001081186695956</text:p>
          </table:table-cell>
        </table:table-row>
        <table:table-row table:style-name="ro1">
          <table:table-cell office:value-type="float" office:value="0.0113577507436275" calcext:value-type="float">
            <text:p>0.011357750743628</text:p>
          </table:table-cell>
          <table:table-cell office:value-type="float" office:value="0.00109503429848701" calcext:value-type="float">
            <text:p>0.001095034298487</text:p>
          </table:table-cell>
        </table:table-row>
        <table:table-row table:style-name="ro1">
          <table:table-cell office:value-type="float" office:value="0.0113484747707844" calcext:value-type="float">
            <text:p>0.011348474770784</text:p>
          </table:table-cell>
          <table:table-cell office:value-type="float" office:value="0.00110877549741417" calcext:value-type="float">
            <text:p>0.001108775497414</text:p>
          </table:table-cell>
        </table:table-row>
        <table:table-row table:style-name="ro1">
          <table:table-cell office:value-type="float" office:value="0.0113399410620332" calcext:value-type="float">
            <text:p>0.011339941062033</text:p>
          </table:table-cell>
          <table:table-cell office:value-type="float" office:value="0.00111899734474719" calcext:value-type="float">
            <text:p>0.001118997344747</text:p>
          </table:table-cell>
        </table:table-row>
        <table:table-row table:style-name="ro1">
          <table:table-cell office:value-type="float" office:value="0.011330240406096" calcext:value-type="float">
            <text:p>0.011330240406096</text:p>
          </table:table-cell>
          <table:table-cell office:value-type="float" office:value="0.00112589541822672" calcext:value-type="float">
            <text:p>0.001125895418227</text:p>
          </table:table-cell>
        </table:table-row>
        <table:table-row table:style-name="ro1">
          <table:table-cell office:value-type="float" office:value="0.0113213304430246" calcext:value-type="float">
            <text:p>0.011321330443025</text:p>
          </table:table-cell>
          <table:table-cell office:value-type="float" office:value="0.00111671420745552" calcext:value-type="float">
            <text:p>0.001116714207456</text:p>
          </table:table-cell>
        </table:table-row>
        <table:table-row table:style-name="ro1">
          <table:table-cell office:value-type="float" office:value="0.011312447488308" calcext:value-type="float">
            <text:p>0.011312447488308</text:p>
          </table:table-cell>
          <table:table-cell office:value-type="float" office:value="0.00109924003481865" calcext:value-type="float">
            <text:p>0.001099240034819</text:p>
          </table:table-cell>
        </table:table-row>
        <table:table-row table:style-name="ro1">
          <table:table-cell office:value-type="float" office:value="0.0113030672073364" calcext:value-type="float">
            <text:p>0.011303067207337</text:p>
          </table:table-cell>
          <table:table-cell office:value-type="float" office:value="0.00107397988904268" calcext:value-type="float">
            <text:p>0.001073979889043</text:p>
          </table:table-cell>
        </table:table-row>
        <table:table-row table:style-name="ro1">
          <table:table-cell office:value-type="float" office:value="0.0112939896062016" calcext:value-type="float">
            <text:p>0.011293989606202</text:p>
          </table:table-cell>
          <table:table-cell office:value-type="float" office:value="0.00104583939537406" calcext:value-type="float">
            <text:p>0.001045839395374</text:p>
          </table:table-cell>
        </table:table-row>
        <table:table-row table:style-name="ro1">
          <table:table-cell office:value-type="float" office:value="0.0112849129363894" calcext:value-type="float">
            <text:p>0.01128491293639</text:p>
          </table:table-cell>
          <table:table-cell office:value-type="float" office:value="0.00102637812960893" calcext:value-type="float">
            <text:p>0.001026378129609</text:p>
          </table:table-cell>
        </table:table-row>
        <table:table-row table:style-name="ro1">
          <table:table-cell office:value-type="float" office:value="0.0112757822498679" calcext:value-type="float">
            <text:p>0.011275782249868</text:p>
          </table:table-cell>
          <table:table-cell office:value-type="float" office:value="0.00102755101397634" calcext:value-type="float">
            <text:p>0.001027551013976</text:p>
          </table:table-cell>
        </table:table-row>
        <table:table-row table:style-name="ro1">
          <table:table-cell office:value-type="float" office:value="0.0112669793888927" calcext:value-type="float">
            <text:p>0.011266979388893</text:p>
          </table:table-cell>
          <table:table-cell office:value-type="float" office:value="0.0010410052491352" calcext:value-type="float">
            <text:p>0.001041005249135</text:p>
          </table:table-cell>
        </table:table-row>
        <table:table-row table:style-name="ro1">
          <table:table-cell office:value-type="float" office:value="0.0112579734995961" calcext:value-type="float">
            <text:p>0.011257973499596</text:p>
          </table:table-cell>
          <table:table-cell office:value-type="float" office:value="0.00105303176678717" calcext:value-type="float">
            <text:p>0.001053031766787</text:p>
          </table:table-cell>
        </table:table-row>
        <table:table-row table:style-name="ro1">
          <table:table-cell office:value-type="float" office:value="0.0112486975267529" calcext:value-type="float">
            <text:p>0.011248697526753</text:p>
          </table:table-cell>
          <table:table-cell office:value-type="float" office:value="0.00105970760341734" calcext:value-type="float">
            <text:p>0.001059707603417</text:p>
          </table:table-cell>
        </table:table-row>
        <table:table-row table:style-name="ro1">
          <table:table-cell office:value-type="float" office:value="0.0112398732453585" calcext:value-type="float">
            <text:p>0.011239873245359</text:p>
          </table:table-cell>
          <table:table-cell office:value-type="float" office:value="0.00106266292277724" calcext:value-type="float">
            <text:p>0.001062662922777</text:p>
          </table:table-cell>
        </table:table-row>
        <table:table-row table:style-name="ro1">
          <table:table-cell office:value-type="float" office:value="0.0112312454730272" calcext:value-type="float">
            <text:p>0.011231245473027</text:p>
          </table:table-cell>
          <table:table-cell office:value-type="float" office:value="0.00105718662962317" calcext:value-type="float">
            <text:p>0.001057186629623</text:p>
          </table:table-cell>
        </table:table-row>
        <table:table-row table:style-name="ro1">
          <table:table-cell office:value-type="float" office:value="0.0112219210714102" calcext:value-type="float">
            <text:p>0.01122192107141</text:p>
          </table:table-cell>
          <table:table-cell office:value-type="float" office:value="0.00104757084045559" calcext:value-type="float">
            <text:p>0.001047570840456</text:p>
          </table:table-cell>
        </table:table-row>
        <table:table-row table:style-name="ro1">
          <table:table-cell office:value-type="float" office:value="0.0112128322944045" calcext:value-type="float">
            <text:p>0.011212832294405</text:p>
          </table:table-cell>
          <table:table-cell office:value-type="float" office:value="0.00103429728187621" calcext:value-type="float">
            <text:p>0.001034297281876</text:p>
          </table:table-cell>
        </table:table-row>
        <table:table-row table:style-name="ro1">
          <table:table-cell office:value-type="float" office:value="0.0112042212858796" calcext:value-type="float">
            <text:p>0.01120422128588</text:p>
          </table:table-cell>
          <table:table-cell office:value-type="float" office:value="0.00101843848824501" calcext:value-type="float">
            <text:p>0.001018438488245</text:p>
          </table:table-cell>
        </table:table-row>
        <table:table-row table:style-name="ro1">
          <table:table-cell office:value-type="float" office:value="0.0111951865255833" calcext:value-type="float">
            <text:p>0.011195186525583</text:p>
          </table:table-cell>
          <table:table-cell office:value-type="float" office:value="0.00100770627614111" calcext:value-type="float">
            <text:p>0.001007706276141</text:p>
          </table:table-cell>
        </table:table-row>
        <table:table-row table:style-name="ro1">
          <table:table-cell office:value-type="float" office:value="0.0111859273165464" calcext:value-type="float">
            <text:p>0.011185927316547</text:p>
          </table:table-cell>
          <table:table-cell office:value-type="float" office:value="0.00100766564719379" calcext:value-type="float">
            <text:p>0.001007665647194</text:p>
          </table:table-cell>
        </table:table-row>
        <table:table-row table:style-name="ro1">
          <table:table-cell office:value-type="float" office:value="0.0111774653196335" calcext:value-type="float">
            <text:p>0.011177465319634</text:p>
          </table:table-cell>
          <table:table-cell office:value-type="float" office:value="0.00101421237923205" calcext:value-type="float">
            <text:p>0.001014212379232</text:p>
          </table:table-cell>
        </table:table-row>
        <table:table-row table:style-name="ro1">
          <table:table-cell office:value-type="float" office:value="0.0111682470887899" calcext:value-type="float">
            <text:p>0.01116824708879</text:p>
          </table:table-cell>
          <table:table-cell office:value-type="float" office:value="0.00102477241307497" calcext:value-type="float">
            <text:p>0.001024772413075</text:p>
          </table:table-cell>
        </table:table-row>
        <table:table-row table:style-name="ro1">
          <table:table-cell office:value-type="float" office:value="0.011159248650074" calcext:value-type="float">
            <text:p>0.011159248650074</text:p>
          </table:table-cell>
          <table:table-cell office:value-type="float" office:value="0.00103567738551646" calcext:value-type="float">
            <text:p>0.001035677385516</text:p>
          </table:table-cell>
        </table:table-row>
        <table:table-row table:style-name="ro1">
          <table:table-cell office:value-type="float" office:value="0.0111504765227437" calcext:value-type="float">
            <text:p>0.011150476522744</text:p>
          </table:table-cell>
          <table:table-cell office:value-type="float" office:value="0.00105500710196793" calcext:value-type="float">
            <text:p>0.001055007101968</text:p>
          </table:table-cell>
        </table:table-row>
        <table:table-row table:style-name="ro1">
          <table:table-cell office:value-type="float" office:value="0.0111416662111878" calcext:value-type="float">
            <text:p>0.011141666211188</text:p>
          </table:table-cell>
          <table:table-cell office:value-type="float" office:value="0.00108661351259798" calcext:value-type="float">
            <text:p>0.001086613512598</text:p>
          </table:table-cell>
        </table:table-row>
        <table:table-row table:style-name="ro1">
          <table:table-cell office:value-type="float" office:value="0.0111327702179551" calcext:value-type="float">
            <text:p>0.011132770217955</text:p>
          </table:table-cell>
          <table:table-cell office:value-type="float" office:value="0.00113228138070554" calcext:value-type="float">
            <text:p>0.001132281380706</text:p>
          </table:table-cell>
        </table:table-row>
        <table:table-row table:style-name="ro1">
          <table:table-cell office:value-type="float" office:value="0.0111239077523351" calcext:value-type="float">
            <text:p>0.011123907752335</text:p>
          </table:table-cell>
          <table:table-cell office:value-type="float" office:value="0.001177973812446" calcext:value-type="float">
            <text:p>0.001177973812446</text:p>
          </table:table-cell>
        </table:table-row>
        <table:table-row table:style-name="ro1">
          <table:table-cell office:value-type="float" office:value="0.0111149018630385" calcext:value-type="float">
            <text:p>0.011114901863039</text:p>
          </table:table-cell>
          <table:table-cell office:value-type="float" office:value="0.00121849460992962" calcext:value-type="float">
            <text:p>0.00121849460993</text:p>
          </table:table-cell>
        </table:table-row>
        <table:table-row table:style-name="ro1">
          <table:table-cell office:value-type="float" office:value="0.0111062498763204" calcext:value-type="float">
            <text:p>0.01110624987632</text:p>
          </table:table-cell>
          <table:table-cell office:value-type="float" office:value="0.00121559086255729" calcext:value-type="float">
            <text:p>0.001215590862557</text:p>
          </table:table-cell>
        </table:table-row>
        <table:table-row table:style-name="ro1">
          <table:table-cell office:value-type="float" office:value="0.0110975867137313" calcext:value-type="float">
            <text:p>0.011097586713731</text:p>
          </table:table-cell>
          <table:table-cell office:value-type="float" office:value="0.00119058834388852" calcext:value-type="float">
            <text:p>0.001190588343889</text:p>
          </table:table-cell>
        </table:table-row>
        <table:table-row table:style-name="ro1">
          <table:table-cell office:value-type="float" office:value="0.0110886190086603" calcext:value-type="float">
            <text:p>0.01108861900866</text:p>
          </table:table-cell>
          <table:table-cell office:value-type="float" office:value="0.0011169696226716" calcext:value-type="float">
            <text:p>0.001116969622672</text:p>
          </table:table-cell>
        </table:table-row>
        <table:table-row table:style-name="ro1">
          <table:table-cell office:value-type="float" office:value="0.0110797556117177" calcext:value-type="float">
            <text:p>0.011079755611718</text:p>
          </table:table-cell>
          <table:table-cell office:value-type="float" office:value="0.00104017660487443" calcext:value-type="float">
            <text:p>0.001040176604874</text:p>
          </table:table-cell>
        </table:table-row>
        <table:table-row table:style-name="ro1">
          <table:table-cell office:value-type="float" office:value="0.0110709685832262" calcext:value-type="float">
            <text:p>0.011070968583226</text:p>
          </table:table-cell>
          <table:table-cell office:value-type="float" office:value="0.000992131070233882" calcext:value-type="float">
            <text:p>0.000992131070234</text:p>
          </table:table-cell>
        </table:table-row>
        <table:table-row table:style-name="ro1">
          <table:table-cell office:value-type="float" office:value="0.0110620949417353" calcext:value-type="float">
            <text:p>0.011062094941735</text:p>
          </table:table-cell>
          <table:table-cell office:value-type="float" office:value="0.000997159746475518" calcext:value-type="float">
            <text:p>0.000997159746476</text:p>
          </table:table-cell>
        </table:table-row>
        <table:table-row table:style-name="ro1">
          <table:table-cell office:value-type="float" office:value="0.011053342372179" calcext:value-type="float">
            <text:p>0.011053342372179</text:p>
          </table:table-cell>
          <table:table-cell office:value-type="float" office:value="0.00103390810545534" calcext:value-type="float">
            <text:p>0.001033908105455</text:p>
          </table:table-cell>
        </table:table-row>
        <table:table-row table:style-name="ro1">
          <table:table-cell office:value-type="float" office:value="0.0110445246100426" calcext:value-type="float">
            <text:p>0.011044524610043</text:p>
          </table:table-cell>
          <table:table-cell office:value-type="float" office:value="0.00106711592525244" calcext:value-type="float">
            <text:p>0.001067115925252</text:p>
          </table:table-cell>
        </table:table-row>
        <table:table-row table:style-name="ro1">
          <table:table-cell office:value-type="float" office:value="0.0110356770455837" calcext:value-type="float">
            <text:p>0.011035677045584</text:p>
          </table:table-cell>
          <table:table-cell office:value-type="float" office:value="0.00107614893931896" calcext:value-type="float">
            <text:p>0.001076148939319</text:p>
          </table:table-cell>
        </table:table-row>
        <table:table-row table:style-name="ro1">
          <table:table-cell office:value-type="float" office:value="0.0110267922282219" calcext:value-type="float">
            <text:p>0.011026792228222</text:p>
          </table:table-cell>
          <table:table-cell office:value-type="float" office:value="0.00105106038972735" calcext:value-type="float">
            <text:p>0.001051060389727</text:p>
          </table:table-cell>
        </table:table-row>
        <table:table-row table:style-name="ro1">
          <table:table-cell office:value-type="float" office:value="0.0110180610790849" calcext:value-type="float">
            <text:p>0.011018061079085</text:p>
          </table:table-cell>
          <table:table-cell office:value-type="float" office:value="0.00101181119680405" calcext:value-type="float">
            <text:p>0.001011811196804</text:p>
          </table:table-cell>
        </table:table-row>
        <table:table-row table:style-name="ro1">
          <table:table-cell office:value-type="float" office:value="0.0110092898830771" calcext:value-type="float">
            <text:p>0.011009289883077</text:p>
          </table:table-cell>
          <table:table-cell office:value-type="float" office:value="0.00097956950776279" calcext:value-type="float">
            <text:p>0.000979569507763</text:p>
          </table:table-cell>
        </table:table-row>
        <table:table-row table:style-name="ro1">
          <table:table-cell office:value-type="float" office:value="0.0110005214810371" calcext:value-type="float">
            <text:p>0.011000521481037</text:p>
          </table:table-cell>
          <table:table-cell office:value-type="float" office:value="0.000980419456027448" calcext:value-type="float">
            <text:p>0.000980419456027</text:p>
          </table:table-cell>
        </table:table-row>
        <table:table-row table:style-name="ro1">
          <table:table-cell office:value-type="float" office:value="0.0109918043017387" calcext:value-type="float">
            <text:p>0.010991804301739</text:p>
          </table:table-cell>
          <table:table-cell office:value-type="float" office:value="0.00100295781157911" calcext:value-type="float">
            <text:p>0.001002957811579</text:p>
          </table:table-cell>
        </table:table-row>
        <table:table-row table:style-name="ro1">
          <table:table-cell office:value-type="float" office:value="0.0109831858426333" calcext:value-type="float">
            <text:p>0.010983185842633</text:p>
          </table:table-cell>
          <table:table-cell office:value-type="float" office:value="0.00101951009128243" calcext:value-type="float">
            <text:p>0.001019510091282</text:p>
          </table:table-cell>
        </table:table-row>
        <table:table-row table:style-name="ro1">
          <table:table-cell office:value-type="float" office:value="0.0109743662178516" calcext:value-type="float">
            <text:p>0.010974366217852</text:p>
          </table:table-cell>
          <table:table-cell office:value-type="float" office:value="0.00102121301461011" calcext:value-type="float">
            <text:p>0.00102121301461</text:p>
          </table:table-cell>
        </table:table-row>
        <table:table-row table:style-name="ro1">
          <table:table-cell office:value-type="float" office:value="0.0109657058492303" calcext:value-type="float">
            <text:p>0.01096570584923</text:p>
          </table:table-cell>
          <table:table-cell office:value-type="float" office:value="0.0010104215471074" calcext:value-type="float">
            <text:p>0.001010421547107</text:p>
          </table:table-cell>
        </table:table-row>
        <table:table-row table:style-name="ro1">
          <table:table-cell office:value-type="float" office:value="0.0109571246430278" calcext:value-type="float">
            <text:p>0.010957124643028</text:p>
          </table:table-cell>
          <table:table-cell office:value-type="float" office:value="0.000992155051790178" calcext:value-type="float">
            <text:p>0.00099215505179</text:p>
          </table:table-cell>
        </table:table-row>
        <table:table-row table:style-name="ro1">
          <table:table-cell office:value-type="float" office:value="0.0109483366832137" calcext:value-type="float">
            <text:p>0.010948336683214</text:p>
          </table:table-cell>
          <table:table-cell office:value-type="float" office:value="0.000972979934886098" calcext:value-type="float">
            <text:p>0.000972979934886</text:p>
          </table:table-cell>
        </table:table-row>
        <table:table-row table:style-name="ro1">
          <table:table-cell office:value-type="float" office:value="0.0109398635104299" calcext:value-type="float">
            <text:p>0.01093986351043</text:p>
          </table:table-cell>
          <table:table-cell office:value-type="float" office:value="0.00096291908994317" calcext:value-type="float">
            <text:p>0.000962919089943</text:p>
          </table:table-cell>
        </table:table-row>
        <table:table-row table:style-name="ro1">
          <table:table-cell office:value-type="float" office:value="0.010930959135294" calcext:value-type="float">
            <text:p>0.010930959135294</text:p>
          </table:table-cell>
          <table:table-cell office:value-type="float" office:value="0.000963458325713873" calcext:value-type="float">
            <text:p>0.000963458325714</text:p>
          </table:table-cell>
        </table:table-row>
        <table:table-row table:style-name="ro1">
          <table:table-cell office:value-type="float" office:value="0.0109223304316401" calcext:value-type="float">
            <text:p>0.01092233043164</text:p>
          </table:table-cell>
          <table:table-cell office:value-type="float" office:value="0.000971054250840098" calcext:value-type="float">
            <text:p>0.00097105425084</text:p>
          </table:table-cell>
        </table:table-row>
        <table:table-row table:style-name="ro1">
          <table:table-cell office:value-type="float" office:value="0.0109136765822768" calcext:value-type="float">
            <text:p>0.010913676582277</text:p>
          </table:table-cell>
          <table:table-cell office:value-type="float" office:value="0.000980051816441119" calcext:value-type="float">
            <text:p>0.000980051816441</text:p>
          </table:table-cell>
        </table:table-row>
        <table:table-row table:style-name="ro1">
          <table:table-cell office:value-type="float" office:value="0.010905034840107" calcext:value-type="float">
            <text:p>0.010905034840107</text:p>
          </table:table-cell>
          <table:table-cell office:value-type="float" office:value="0.000985353253781796" calcext:value-type="float">
            <text:p>0.000985353253782</text:p>
          </table:table-cell>
        </table:table-row>
        <table:table-row table:style-name="ro1">
          <table:table-cell office:value-type="float" office:value="0.0108963986858726" calcext:value-type="float">
            <text:p>0.010896398685873</text:p>
          </table:table-cell>
          <table:table-cell office:value-type="float" office:value="0.000991004286333919" calcext:value-type="float">
            <text:p>0.000991004286334</text:p>
          </table:table-cell>
        </table:table-row>
        <table:table-row table:style-name="ro1">
          <table:table-cell office:value-type="float" office:value="0.0108879199251533" calcext:value-type="float">
            <text:p>0.010887919925153</text:p>
          </table:table-cell>
          <table:table-cell office:value-type="float" office:value="0.000999055453576148" calcext:value-type="float">
            <text:p>0.000999055453576</text:p>
          </table:table-cell>
        </table:table-row>
        <table:table-row table:style-name="ro1">
          <table:table-cell office:value-type="float" office:value="0.0108794299885631" calcext:value-type="float">
            <text:p>0.010879429988563</text:p>
          </table:table-cell>
          <table:table-cell office:value-type="float" office:value="0.00100689136888832" calcext:value-type="float">
            <text:p>0.001006891368888</text:p>
          </table:table-cell>
        </table:table-row>
        <table:table-row table:style-name="ro1">
          <table:table-cell office:value-type="float" office:value="0.0108708823099732" calcext:value-type="float">
            <text:p>0.010870882309973</text:p>
          </table:table-cell>
          <table:table-cell office:value-type="float" office:value="0.00101020035799593" calcext:value-type="float">
            <text:p>0.001010200357996</text:p>
          </table:table-cell>
        </table:table-row>
        <table:table-row table:style-name="ro1">
          <table:table-cell office:value-type="float" office:value="0.0108622163534164" calcext:value-type="float">
            <text:p>0.010862216353417</text:p>
          </table:table-cell>
          <table:table-cell office:value-type="float" office:value="0.00101407256443053" calcext:value-type="float">
            <text:p>0.001014072564431</text:p>
          </table:table-cell>
        </table:table-row>
        <table:table-row table:style-name="ro1">
          <table:table-cell office:value-type="float" office:value="0.0108537329360843" calcext:value-type="float">
            <text:p>0.010853732936084</text:p>
          </table:table-cell>
          <table:table-cell office:value-type="float" office:value="0.00101333972997963" calcext:value-type="float">
            <text:p>0.00101333972998</text:p>
          </table:table-cell>
        </table:table-row>
        <table:table-row table:style-name="ro1">
          <table:table-cell office:value-type="float" office:value="0.0108450250700116" calcext:value-type="float">
            <text:p>0.010845025070012</text:p>
          </table:table-cell>
          <table:table-cell office:value-type="float" office:value="0.00101040455047041" calcext:value-type="float">
            <text:p>0.00101040455047</text:p>
          </table:table-cell>
        </table:table-row>
        <table:table-row table:style-name="ro1">
          <table:table-cell office:value-type="float" office:value="0.0108366804197431" calcext:value-type="float">
            <text:p>0.010836680419743</text:p>
          </table:table-cell>
          <table:table-cell office:value-type="float" office:value="0.000996551709249616" calcext:value-type="float">
            <text:p>0.00099655170925</text:p>
          </table:table-cell>
        </table:table-row>
        <table:table-row table:style-name="ro1">
          <table:table-cell office:value-type="float" office:value="0.0108280712738633" calcext:value-type="float">
            <text:p>0.010828071273863</text:p>
          </table:table-cell>
          <table:table-cell office:value-type="float" office:value="0.000979602918960154" calcext:value-type="float">
            <text:p>0.00097960291896</text:p>
          </table:table-cell>
        </table:table-row>
        <table:table-row table:style-name="ro1">
          <table:table-cell office:value-type="float" office:value="0.0108196130022407" calcext:value-type="float">
            <text:p>0.010819613002241</text:p>
          </table:table-cell>
          <table:table-cell office:value-type="float" office:value="0.000958367832936346" calcext:value-type="float">
            <text:p>0.000958367832936</text:p>
          </table:table-cell>
        </table:table-row>
        <table:table-row table:style-name="ro1">
          <table:table-cell office:value-type="float" office:value="0.0108112134039402" calcext:value-type="float">
            <text:p>0.01081121340394</text:p>
          </table:table-cell>
          <table:table-cell office:value-type="float" office:value="0.000943559396546334" calcext:value-type="float">
            <text:p>0.000943559396546</text:p>
          </table:table-cell>
        </table:table-row>
        <table:table-row table:style-name="ro1">
          <table:table-cell office:value-type="float" office:value="0.0108025325462222" calcext:value-type="float">
            <text:p>0.010802532546222</text:p>
          </table:table-cell>
          <table:table-cell office:value-type="float" office:value="0.000938318611588329" calcext:value-type="float">
            <text:p>0.000938318611588</text:p>
          </table:table-cell>
        </table:table-row>
        <table:table-row table:style-name="ro1">
          <table:table-cell office:value-type="float" office:value="0.0107942335307598" calcext:value-type="float">
            <text:p>0.01079423353076</text:p>
          </table:table-cell>
          <table:table-cell office:value-type="float" office:value="0.000941007223445922" calcext:value-type="float">
            <text:p>0.000941007223446</text:p>
          </table:table-cell>
        </table:table-row>
        <table:table-row table:style-name="ro1">
          <table:table-cell office:value-type="float" office:value="0.0107856225222349" calcext:value-type="float">
            <text:p>0.010785622522235</text:p>
          </table:table-cell>
          <table:table-cell office:value-type="float" office:value="0.000945393810980022" calcext:value-type="float">
            <text:p>0.00094539381098</text:p>
          </table:table-cell>
        </table:table-row>
        <table:table-row table:style-name="ro1">
          <table:table-cell office:value-type="float" office:value="0.010777453891933" calcext:value-type="float">
            <text:p>0.010777453891933</text:p>
          </table:table-cell>
          <table:table-cell office:value-type="float" office:value="0.000949477020185441" calcext:value-type="float">
            <text:p>0.000949477020185</text:p>
          </table:table-cell>
        </table:table-row>
        <table:table-row table:style-name="ro1">
          <table:table-cell office:value-type="float" office:value="0.0107689443975687" calcext:value-type="float">
            <text:p>0.010768944397569</text:p>
          </table:table-cell>
          <table:table-cell office:value-type="float" office:value="0.000957148149609566" calcext:value-type="float">
            <text:p>0.00095714814961</text:p>
          </table:table-cell>
        </table:table-row>
        <table:table-row table:style-name="ro1">
          <table:table-cell office:value-type="float" office:value="0.0107604274526238" calcext:value-type="float">
            <text:p>0.010760427452624</text:p>
          </table:table-cell>
          <table:table-cell office:value-type="float" office:value="0.00096855271840468" calcext:value-type="float">
            <text:p>0.000968552718405</text:p>
          </table:table-cell>
        </table:table-row>
        <table:table-row table:style-name="ro1">
          <table:table-cell office:value-type="float" office:value="0.0107519710436463" calcext:value-type="float">
            <text:p>0.010751971043646</text:p>
          </table:table-cell>
          <table:table-cell office:value-type="float" office:value="0.000988752930425108" calcext:value-type="float">
            <text:p>0.000988752930425</text:p>
          </table:table-cell>
        </table:table-row>
        <table:table-row table:style-name="ro1">
          <table:table-cell office:value-type="float" office:value="0.0107435248792172" calcext:value-type="float">
            <text:p>0.010743524879217</text:p>
          </table:table-cell>
          <table:table-cell office:value-type="float" office:value="0.00101550715044141" calcext:value-type="float">
            <text:p>0.001015507150441</text:p>
          </table:table-cell>
        </table:table-row>
        <table:table-row table:style-name="ro1">
          <table:table-cell office:value-type="float" office:value="0.0107351010665298" calcext:value-type="float">
            <text:p>0.01073510106653</text:p>
          </table:table-cell>
          <table:table-cell office:value-type="float" office:value="0.00104959483724087" calcext:value-type="float">
            <text:p>0.001049594837241</text:p>
          </table:table-cell>
        </table:table-row>
        <table:table-row table:style-name="ro1">
          <table:table-cell office:value-type="float" office:value="0.0107267368584871" calcext:value-type="float">
            <text:p>0.010726736858487</text:p>
          </table:table-cell>
          <table:table-cell office:value-type="float" office:value="0.00107396184466779" calcext:value-type="float">
            <text:p>0.001073961844668</text:p>
          </table:table-cell>
        </table:table-row>
        <table:table-row table:style-name="ro1">
          <table:table-cell office:value-type="float" office:value="0.0107182832434773" calcext:value-type="float">
            <text:p>0.010718283243477</text:p>
          </table:table-cell>
          <table:table-cell office:value-type="float" office:value="0.0010924298549071" calcext:value-type="float">
            <text:p>0.001092429854907</text:p>
          </table:table-cell>
        </table:table-row>
        <table:table-row table:style-name="ro1">
          <table:table-cell office:value-type="float" office:value="0.0107099357992411" calcext:value-type="float">
            <text:p>0.010709935799241</text:p>
          </table:table-cell>
          <table:table-cell office:value-type="float" office:value="0.00108267378527671" calcext:value-type="float">
            <text:p>0.001082673785277</text:p>
          </table:table-cell>
        </table:table-row>
        <table:table-row table:style-name="ro1">
          <table:table-cell office:value-type="float" office:value="0.0107014095410705" calcext:value-type="float">
            <text:p>0.010701409541071</text:p>
          </table:table-cell>
          <table:table-cell office:value-type="float" office:value="0.00105606531724334" calcext:value-type="float">
            <text:p>0.001056065317243</text:p>
          </table:table-cell>
        </table:table-row>
        <table:table-row table:style-name="ro1">
          <table:table-cell office:value-type="float" office:value="0.0106932651251554" calcext:value-type="float">
            <text:p>0.010693265125156</text:p>
          </table:table-cell>
          <table:table-cell office:value-type="float" office:value="0.00100620440207422" calcext:value-type="float">
            <text:p>0.001006204402074</text:p>
          </table:table-cell>
        </table:table-row>
        <table:table-row table:style-name="ro1">
          <table:table-cell office:value-type="float" office:value="0.0106848413124681" calcext:value-type="float">
            <text:p>0.010684841312468</text:p>
          </table:table-cell>
          <table:table-cell office:value-type="float" office:value="0.000954724790062755" calcext:value-type="float">
            <text:p>0.000954724790063</text:p>
          </table:table-cell>
        </table:table-row>
        <table:table-row table:style-name="ro1">
          <table:table-cell office:value-type="float" office:value="0.0106763252988458" calcext:value-type="float">
            <text:p>0.010676325298846</text:p>
          </table:table-cell>
          <table:table-cell office:value-type="float" office:value="0.00092107109958306" calcext:value-type="float">
            <text:p>0.000921071099583</text:p>
          </table:table-cell>
        </table:table-row>
        <table:table-row table:style-name="ro1">
          <table:table-cell office:value-type="float" office:value="0.0106679843738675" calcext:value-type="float">
            <text:p>0.010667984373868</text:p>
          </table:table-cell>
          <table:table-cell office:value-type="float" office:value="0.000926350534427911" calcext:value-type="float">
            <text:p>0.000926350534428</text:p>
          </table:table-cell>
        </table:table-row>
        <table:table-row table:style-name="ro1">
          <table:table-cell office:value-type="float" office:value="0.010659646242857" calcext:value-type="float">
            <text:p>0.010659646242857</text:p>
          </table:table-cell>
          <table:table-cell office:value-type="float" office:value="0.000956012168899178" calcext:value-type="float">
            <text:p>0.000956012168899</text:p>
          </table:table-cell>
        </table:table-row>
        <table:table-row table:style-name="ro1">
          <table:table-cell office:value-type="float" office:value="0.0106514878571034" calcext:value-type="float">
            <text:p>0.010651487857103</text:p>
          </table:table-cell>
          <table:table-cell office:value-type="float" office:value="0.000981911201961338" calcext:value-type="float">
            <text:p>0.000981911201961</text:p>
          </table:table-cell>
        </table:table-row>
        <table:table-row table:style-name="ro1">
          <table:table-cell office:value-type="float" office:value="0.0106430184096098" calcext:value-type="float">
            <text:p>0.01064301840961</text:p>
          </table:table-cell>
          <table:table-cell office:value-type="float" office:value="0.000987775390967727" calcext:value-type="float">
            <text:p>0.000987775390968</text:p>
          </table:table-cell>
        </table:table-row>
        <table:table-row table:style-name="ro1">
          <table:table-cell office:value-type="float" office:value="0.0106347240507603" calcext:value-type="float">
            <text:p>0.01063472405076</text:p>
          </table:table-cell>
          <table:table-cell office:value-type="float" office:value="0.00097281183116138" calcext:value-type="float">
            <text:p>0.000972811831161</text:p>
          </table:table-cell>
        </table:table-row>
        <table:table-row table:style-name="ro1">
          <table:table-cell office:value-type="float" office:value="0.0106265973299742" calcext:value-type="float">
            <text:p>0.010626597329974</text:p>
          </table:table-cell>
          <table:table-cell office:value-type="float" office:value="0.000944545201491564" calcext:value-type="float">
            <text:p>0.000944545201492</text:p>
          </table:table-cell>
        </table:table-row>
        <table:table-row table:style-name="ro1">
          <table:table-cell office:value-type="float" office:value="0.0106182461604476" calcext:value-type="float">
            <text:p>0.010618246160448</text:p>
          </table:table-cell>
          <table:table-cell office:value-type="float" office:value="0.000917609082534909" calcext:value-type="float">
            <text:p>0.000917609082535</text:p>
          </table:table-cell>
        </table:table-row>
        <table:table-row table:style-name="ro1">
          <table:table-cell office:value-type="float" office:value="0.0106099247932434" calcext:value-type="float">
            <text:p>0.010609924793243</text:p>
          </table:table-cell>
          <table:table-cell office:value-type="float" office:value="0.000906259811017662" calcext:value-type="float">
            <text:p>0.000906259811018</text:p>
          </table:table-cell>
        </table:table-row>
        <table:table-row table:style-name="ro1">
          <table:table-cell office:value-type="float" office:value="0.0106019377708435" calcext:value-type="float">
            <text:p>0.010601937770844</text:p>
          </table:table-cell>
          <table:table-cell office:value-type="float" office:value="0.0009087537182495" calcext:value-type="float">
            <text:p>0.00090875371825</text:p>
          </table:table-cell>
        </table:table-row>
        <table:table-row table:style-name="ro1">
          <table:table-cell office:value-type="float" office:value="0.0105937952175736" calcext:value-type="float">
            <text:p>0.010593795217574</text:p>
          </table:table-cell>
          <table:table-cell office:value-type="float" office:value="0.000919684302061796" calcext:value-type="float">
            <text:p>0.000919684302062</text:p>
          </table:table-cell>
        </table:table-row>
        <table:table-row table:style-name="ro1">
          <table:table-cell office:value-type="float" office:value="0.0105852894484997" calcext:value-type="float">
            <text:p>0.0105852894485</text:p>
          </table:table-cell>
          <table:table-cell office:value-type="float" office:value="0.000932890630792826" calcext:value-type="float">
            <text:p>0.000932890630793</text:p>
          </table:table-cell>
        </table:table-row>
        <table:table-row table:style-name="ro1">
          <table:table-cell office:value-type="float" office:value="0.0105772186070681" calcext:value-type="float">
            <text:p>0.010577218607068</text:p>
          </table:table-cell>
          <table:table-cell office:value-type="float" office:value="0.000941164093092084" calcext:value-type="float">
            <text:p>0.000941164093092</text:p>
          </table:table-cell>
        </table:table-row>
        <table:table-row table:style-name="ro1">
          <table:table-cell office:value-type="float" office:value="0.0105690602213144" calcext:value-type="float">
            <text:p>0.010569060221315</text:p>
          </table:table-cell>
          <table:table-cell office:value-type="float" office:value="0.000946632819250226" calcext:value-type="float">
            <text:p>0.00094663281925</text:p>
          </table:table-cell>
        </table:table-row>
        <table:table-row table:style-name="ro1">
          <table:table-cell office:value-type="float" office:value="0.0105609400197864" calcext:value-type="float">
            <text:p>0.010560940019786</text:p>
          </table:table-cell>
          <table:table-cell office:value-type="float" office:value="0.000948701286688447" calcext:value-type="float">
            <text:p>0.000948701286688</text:p>
          </table:table-cell>
        </table:table-row>
        <table:table-row table:style-name="ro1">
          <table:table-cell office:value-type="float" office:value="0.0105527900159359" calcext:value-type="float">
            <text:p>0.010552790015936</text:p>
          </table:table-cell>
          <table:table-cell office:value-type="float" office:value="0.000945516338106245" calcext:value-type="float">
            <text:p>0.000945516338106</text:p>
          </table:table-cell>
        </table:table-row>
        <table:table-row table:style-name="ro1">
          <table:table-cell office:value-type="float" office:value="0.0105447024106979" calcext:value-type="float">
            <text:p>0.010544702410698</text:p>
          </table:table-cell>
          <table:table-cell office:value-type="float" office:value="0.000937456905376166" calcext:value-type="float">
            <text:p>0.000937456905376</text:p>
          </table:table-cell>
        </table:table-row>
        <table:table-row table:style-name="ro1">
          <table:table-cell office:value-type="float" office:value="0.0105367321521044" calcext:value-type="float">
            <text:p>0.010536732152104</text:p>
          </table:table-cell>
          <table:table-cell office:value-type="float" office:value="0.000928367488086224" calcext:value-type="float">
            <text:p>0.000928367488086</text:p>
          </table:table-cell>
        </table:table-row>
        <table:table-row table:style-name="ro1">
          <table:table-cell office:value-type="float" office:value="0.0105286417528987" calcext:value-type="float">
            <text:p>0.010528641752899</text:p>
          </table:table-cell>
          <table:table-cell office:value-type="float" office:value="0.000918088713660836" calcext:value-type="float">
            <text:p>0.000918088713661</text:p>
          </table:table-cell>
        </table:table-row>
        <table:table-row table:style-name="ro1">
          <table:table-cell office:value-type="float" office:value="0.0105204833671451" calcext:value-type="float">
            <text:p>0.010520483367145</text:p>
          </table:table-cell>
          <table:table-cell office:value-type="float" office:value="0.000907162437215447" calcext:value-type="float">
            <text:p>0.000907162437215</text:p>
          </table:table-cell>
        </table:table-row>
        <table:table-row table:style-name="ro1">
          <table:table-cell office:value-type="float" office:value="0.0105124730616808" calcext:value-type="float">
            <text:p>0.010512473061681</text:p>
          </table:table-cell>
          <table:table-cell office:value-type="float" office:value="0.000893727410584688" calcext:value-type="float">
            <text:p>0.000893727410585</text:p>
          </table:table-cell>
        </table:table-row>
        <table:table-row table:style-name="ro1">
          <table:table-cell office:value-type="float" office:value="0.0105045903474092" calcext:value-type="float">
            <text:p>0.010504590347409</text:p>
          </table:table-cell>
          <table:table-cell office:value-type="float" office:value="0.000887735455762595" calcext:value-type="float">
            <text:p>0.000887735455763</text:p>
          </table:table-cell>
        </table:table-row>
        <table:table-row table:style-name="ro1">
          <table:table-cell office:value-type="float" office:value="0.0104964161291718" calcext:value-type="float">
            <text:p>0.010496416129172</text:p>
          </table:table-cell>
          <table:table-cell office:value-type="float" office:value="0.000890602066647261" calcext:value-type="float">
            <text:p>0.000890602066647</text:p>
          </table:table-cell>
        </table:table-row>
        <table:table-row table:style-name="ro1">
          <table:table-cell office:value-type="float" office:value="0.01048843562603" calcext:value-type="float">
            <text:p>0.01048843562603</text:p>
          </table:table-cell>
          <table:table-cell office:value-type="float" office:value="0.000900368380825967" calcext:value-type="float">
            <text:p>0.000900368380826</text:p>
          </table:table-cell>
        </table:table-row>
        <table:table-row table:style-name="ro1">
          <table:table-cell office:value-type="float" office:value="0.0104804150760174" calcext:value-type="float">
            <text:p>0.010480415076017</text:p>
          </table:table-cell>
          <table:table-cell office:value-type="float" office:value="0.000915979617275297" calcext:value-type="float">
            <text:p>0.000915979617275</text:p>
          </table:table-cell>
        </table:table-row>
        <table:table-row table:style-name="ro1">
          <table:table-cell office:value-type="float" office:value="0.0104726431891322" calcext:value-type="float">
            <text:p>0.010472643189132</text:p>
          </table:table-cell>
          <table:table-cell office:value-type="float" office:value="0.000936486525461078" calcext:value-type="float">
            <text:p>0.000936486525461</text:p>
          </table:table-cell>
        </table:table-row>
        <table:table-row table:style-name="ro1">
          <table:table-cell office:value-type="float" office:value="0.0104645742103457" calcext:value-type="float">
            <text:p>0.010464574210346</text:p>
          </table:table-cell>
          <table:table-cell office:value-type="float" office:value="0.000973924645222724" calcext:value-type="float">
            <text:p>0.000973924645223</text:p>
          </table:table-cell>
        </table:table-row>
        <table:table-row table:style-name="ro1">
          <table:table-cell office:value-type="float" office:value="0.0104565974324942" calcext:value-type="float">
            <text:p>0.010456597432494</text:p>
          </table:table-cell>
          <table:table-cell office:value-type="float" office:value="0.00102925486862659" calcext:value-type="float">
            <text:p>0.001029254868627</text:p>
          </table:table-cell>
        </table:table-row>
        <table:table-row table:style-name="ro1">
          <table:table-cell office:value-type="float" office:value="0.0104486271739006" calcext:value-type="float">
            <text:p>0.010448627173901</text:p>
          </table:table-cell>
          <table:table-cell office:value-type="float" office:value="0.00108933565206826" calcext:value-type="float">
            <text:p>0.001089335652068</text:p>
          </table:table-cell>
        </table:table-row>
        <table:table-row table:style-name="ro1">
          <table:table-cell office:value-type="float" office:value="0.0104409148916602" calcext:value-type="float">
            <text:p>0.01044091489166</text:p>
          </table:table-cell>
          <table:table-cell office:value-type="float" office:value="0.00114866276271641" calcext:value-type="float">
            <text:p>0.001148662762716</text:p>
          </table:table-cell>
        </table:table-row>
        <table:table-row table:style-name="ro1">
          <table:table-cell office:value-type="float" office:value="0.0104330666363239" calcext:value-type="float">
            <text:p>0.010433066636324</text:p>
          </table:table-cell>
          <table:table-cell office:value-type="float" office:value="0.00116514507681131" calcext:value-type="float">
            <text:p>0.001165145076811</text:p>
          </table:table-cell>
        </table:table-row>
        <table:table-row table:style-name="ro1">
          <table:table-cell office:value-type="float" office:value="0.0104249054566026" calcext:value-type="float">
            <text:p>0.010424905456603</text:p>
          </table:table-cell>
          <table:table-cell office:value-type="float" office:value="0.00111144443508238" calcext:value-type="float">
            <text:p>0.001111444435082</text:p>
          </table:table-cell>
        </table:table-row>
        <table:table-row table:style-name="ro1">
          <table:table-cell office:value-type="float" office:value="0.0104170134291053" calcext:value-type="float">
            <text:p>0.010417013429105</text:p>
          </table:table-cell>
          <table:table-cell office:value-type="float" office:value="0.00101933674886823" calcext:value-type="float">
            <text:p>0.001019336748868</text:p>
          </table:table-cell>
        </table:table-row>
        <table:table-row table:style-name="ro1">
          <table:table-cell office:value-type="float" office:value="0.0104092955589294" calcext:value-type="float">
            <text:p>0.01040929555893</text:p>
          </table:table-cell>
          <table:table-cell office:value-type="float" office:value="0.000918199890293181" calcext:value-type="float">
            <text:p>0.000918199890293</text:p>
          </table:table-cell>
        </table:table-row>
        <table:table-row table:style-name="ro1">
          <table:table-cell office:value-type="float" office:value="0.0104012787342072" calcext:value-type="float">
            <text:p>0.010401278734207</text:p>
          </table:table-cell>
          <table:table-cell office:value-type="float" office:value="0.000875195197295398" calcext:value-type="float">
            <text:p>0.000875195197295</text:p>
          </table:table-cell>
        </table:table-row>
        <table:table-row table:style-name="ro1">
          <table:table-cell office:value-type="float" office:value="0.0103933941572905" calcext:value-type="float">
            <text:p>0.010393394157291</text:p>
          </table:table-cell>
          <table:table-cell office:value-type="float" office:value="0.00089742528507486" calcext:value-type="float">
            <text:p>0.000897425285075</text:p>
          </table:table-cell>
        </table:table-row>
        <table:table-row table:style-name="ro1">
          <table:table-cell office:value-type="float" office:value="0.0103854583576322" calcext:value-type="float">
            <text:p>0.010385458357632</text:p>
          </table:table-cell>
          <table:table-cell office:value-type="float" office:value="0.000944123894441873" calcext:value-type="float">
            <text:p>0.000944123894442</text:p>
          </table:table-cell>
        </table:table-row>
        <table:table-row table:style-name="ro1">
          <table:table-cell office:value-type="float" office:value="0.0103777041658759" calcext:value-type="float">
            <text:p>0.010377704165876</text:p>
          </table:table-cell>
          <table:table-cell office:value-type="float" office:value="0.000979421194642782" calcext:value-type="float">
            <text:p>0.000979421194643</text:p>
          </table:table-cell>
        </table:table-row>
        <table:table-row table:style-name="ro1">
          <table:table-cell office:value-type="float" office:value="0.0103698000311852" calcext:value-type="float">
            <text:p>0.010369800031185</text:p>
          </table:table-cell>
          <table:table-cell office:value-type="float" office:value="0.00098094530403614" calcext:value-type="float">
            <text:p>0.000980945304036</text:p>
          </table:table-cell>
        </table:table-row>
        <table:table-row table:style-name="ro1">
          <table:table-cell office:value-type="float" office:value="0.0103619256988168" calcext:value-type="float">
            <text:p>0.010361925698817</text:p>
          </table:table-cell>
          <table:table-cell office:value-type="float" office:value="0.000951452588196844" calcext:value-type="float">
            <text:p>0.000951452588197</text:p>
          </table:table-cell>
        </table:table-row>
        <table:table-row table:style-name="ro1">
          <table:table-cell office:value-type="float" office:value="0.0103541240096092" calcext:value-type="float">
            <text:p>0.010354124009609</text:p>
          </table:table-cell>
          <table:table-cell office:value-type="float" office:value="0.00090178387472406" calcext:value-type="float">
            <text:p>0.000901783874724</text:p>
          </table:table-cell>
        </table:table-row>
        <table:table-row table:style-name="ro1">
          <table:table-cell office:value-type="float" office:value="0.0103463176637888" calcext:value-type="float">
            <text:p>0.010346317663789</text:p>
          </table:table-cell>
          <table:table-cell office:value-type="float" office:value="0.000868162780534476" calcext:value-type="float">
            <text:p>0.000868162780534</text:p>
          </table:table-cell>
        </table:table-row>
        <table:table-row table:style-name="ro1">
          <table:table-cell office:value-type="float" office:value="0.0103386212140322" calcext:value-type="float">
            <text:p>0.010338621214032</text:p>
          </table:table-cell>
          <table:table-cell office:value-type="float" office:value="0.000867319176904857" calcext:value-type="float">
            <text:p>0.000867319176905</text:p>
          </table:table-cell>
        </table:table-row>
        <table:table-row table:style-name="ro1">
          <table:table-cell office:value-type="float" office:value="0.0103307934477925" calcext:value-type="float">
            <text:p>0.010330793447793</text:p>
          </table:table-cell>
          <table:table-cell office:value-type="float" office:value="0.000890365161467344" calcext:value-type="float">
            <text:p>0.000890365161467</text:p>
          </table:table-cell>
        </table:table-row>
        <table:table-row table:style-name="ro1">
          <table:table-cell office:value-type="float" office:value="0.0103229768574238" calcext:value-type="float">
            <text:p>0.010322976857424</text:p>
          </table:table-cell>
          <table:table-cell office:value-type="float" office:value="0.000911792041733861" calcext:value-type="float">
            <text:p>0.000911792041734</text:p>
          </table:table-cell>
        </table:table-row>
        <table:table-row table:style-name="ro1">
          <table:table-cell office:value-type="float" office:value="0.0103153083473444" calcext:value-type="float">
            <text:p>0.010315308347344</text:p>
          </table:table-cell>
          <table:table-cell office:value-type="float" office:value="0.000917924160603434" calcext:value-type="float">
            <text:p>0.000917924160603</text:p>
          </table:table-cell>
        </table:table-row>
        <table:table-row table:style-name="ro1">
          <table:table-cell office:value-type="float" office:value="0.0103074442595243" calcext:value-type="float">
            <text:p>0.010307444259524</text:p>
          </table:table-cell>
          <table:table-cell office:value-type="float" office:value="0.000908743240870535" calcext:value-type="float">
            <text:p>0.000908743240871</text:p>
          </table:table-cell>
        </table:table-row>
        <table:table-row table:style-name="ro1">
          <table:table-cell office:value-type="float" office:value="0.010299758054316" calcext:value-type="float">
            <text:p>0.010299758054316</text:p>
          </table:table-cell>
          <table:table-cell office:value-type="float" office:value="0.000891803065314889" calcext:value-type="float">
            <text:p>0.000891803065315</text:p>
          </table:table-cell>
        </table:table-row>
        <table:table-row table:style-name="ro1">
          <table:table-cell office:value-type="float" office:value="0.0102919731289148" calcext:value-type="float">
            <text:p>0.010291973128915</text:p>
          </table:table-cell>
          <table:table-cell office:value-type="float" office:value="0.000869392533786595" calcext:value-type="float">
            <text:p>0.000869392533787</text:p>
          </table:table-cell>
        </table:table-row>
        <table:table-row table:style-name="ro1">
          <table:table-cell office:value-type="float" office:value="0.0102841360494494" calcext:value-type="float">
            <text:p>0.01028413604945</text:p>
          </table:table-cell>
          <table:table-cell office:value-type="float" office:value="0.000854677986353636" calcext:value-type="float">
            <text:p>0.000854677986354</text:p>
          </table:table-cell>
        </table:table-row>
        <table:table-row table:style-name="ro1">
          <table:table-cell office:value-type="float" office:value="0.0102768829092383" calcext:value-type="float">
            <text:p>0.010276882909238</text:p>
          </table:table-cell>
          <table:table-cell office:value-type="float" office:value="0.000852652476169169" calcext:value-type="float">
            <text:p>0.000852652476169</text:p>
          </table:table-cell>
        </table:table-row>
        <table:table-row table:style-name="ro1">
          <table:table-cell office:value-type="float" office:value="0.0102690160274506" calcext:value-type="float">
            <text:p>0.010269016027451</text:p>
          </table:table-cell>
          <table:table-cell office:value-type="float" office:value="0.000858392508234829" calcext:value-type="float">
            <text:p>0.000858392508235</text:p>
          </table:table-cell>
        </table:table-row>
        <table:table-row table:style-name="ro1">
          <table:table-cell office:value-type="float" office:value="0.0102610737085342" calcext:value-type="float">
            <text:p>0.010261073708534</text:p>
          </table:table-cell>
          <table:table-cell office:value-type="float" office:value="0.000867799622938037" calcext:value-type="float">
            <text:p>0.000867799622938</text:p>
          </table:table-cell>
        </table:table-row>
        <table:table-row table:style-name="ro1">
          <table:table-cell office:value-type="float" office:value="0.0102538764476776" calcext:value-type="float">
            <text:p>0.010253876447678</text:p>
          </table:table-cell>
          <table:table-cell office:value-type="float" office:value="0.000876339327078312" calcext:value-type="float">
            <text:p>0.000876339327078</text:p>
          </table:table-cell>
        </table:table-row>
        <table:table-row table:style-name="ro1">
          <table:table-cell office:value-type="float" office:value="0.0102461883798242" calcext:value-type="float">
            <text:p>0.010246188379824</text:p>
          </table:table-cell>
          <table:table-cell office:value-type="float" office:value="0.000881260551977903" calcext:value-type="float">
            <text:p>0.000881260551978</text:p>
          </table:table-cell>
        </table:table-row>
        <table:table-row table:style-name="ro1">
          <table:table-cell office:value-type="float" office:value="0.0102381622418761" calcext:value-type="float">
            <text:p>0.010238162241876</text:p>
          </table:table-cell>
          <table:table-cell office:value-type="float" office:value="0.000884543871507049" calcext:value-type="float">
            <text:p>0.000884543871507</text:p>
          </table:table-cell>
        </table:table-row>
        <table:table-row table:style-name="ro1">
          <table:table-cell office:value-type="float" office:value="0.0102306520566344" calcext:value-type="float">
            <text:p>0.010230652056635</text:p>
          </table:table-cell>
          <table:table-cell office:value-type="float" office:value="0.000892060343176127" calcext:value-type="float">
            <text:p>0.000892060343176</text:p>
          </table:table-cell>
        </table:table-row>
        <table:table-row table:style-name="ro1">
          <table:table-cell office:value-type="float" office:value="0.0102230533957481" calcext:value-type="float">
            <text:p>0.010223053395748</text:p>
          </table:table-cell>
          <table:table-cell office:value-type="float" office:value="0.00090000155614689" calcext:value-type="float">
            <text:p>0.000900001556147</text:p>
          </table:table-cell>
        </table:table-row>
        <table:table-row table:style-name="ro1">
          <table:table-cell office:value-type="float" office:value="0.0102152712643147" calcext:value-type="float">
            <text:p>0.010215271264315</text:p>
          </table:table-cell>
          <table:table-cell office:value-type="float" office:value="0.00090489536523819" calcext:value-type="float">
            <text:p>0.000904895365238</text:p>
          </table:table-cell>
        </table:table-row>
        <table:table-row table:style-name="ro1">
          <table:table-cell office:value-type="float" office:value="0.0102078877389431" calcext:value-type="float">
            <text:p>0.010207887738943</text:p>
          </table:table-cell>
          <table:table-cell office:value-type="float" office:value="0.000910612987354398" calcext:value-type="float">
            <text:p>0.000910612987354</text:p>
          </table:table-cell>
        </table:table-row>
        <table:table-row table:style-name="ro1">
          <table:table-cell office:value-type="float" office:value="0.0102002788335085" calcext:value-type="float">
            <text:p>0.010200278833509</text:p>
          </table:table-cell>
          <table:table-cell office:value-type="float" office:value="0.000912253512069583" calcext:value-type="float">
            <text:p>0.00091225351207</text:p>
          </table:table-cell>
        </table:table-row>
        <table:table-row table:style-name="ro1">
          <table:table-cell office:value-type="float" office:value="0.0101923802867532" calcext:value-type="float">
            <text:p>0.010192380286753</text:p>
          </table:table-cell>
          <table:table-cell office:value-type="float" office:value="0.000914614356588572" calcext:value-type="float">
            <text:p>0.000914614356589</text:p>
          </table:table-cell>
        </table:table-row>
        <table:table-row table:style-name="ro1">
          <table:table-cell office:value-type="float" office:value="0.01018485147506" calcext:value-type="float">
            <text:p>0.01018485147506</text:p>
          </table:table-cell>
          <table:table-cell office:value-type="float" office:value="0.000907152076251805" calcext:value-type="float">
            <text:p>0.000907152076252</text:p>
          </table:table-cell>
        </table:table-row>
        <table:table-row table:style-name="ro1">
          <table:table-cell office:value-type="float" office:value="0.0101772723719478" calcext:value-type="float">
            <text:p>0.010177272371948</text:p>
          </table:table-cell>
          <table:table-cell office:value-type="float" office:value="0.000895969162229449" calcext:value-type="float">
            <text:p>0.000895969162229</text:p>
          </table:table-cell>
        </table:table-row>
        <table:table-row table:style-name="ro1">
          <table:table-cell office:value-type="float" office:value="0.0101695861667395" calcext:value-type="float">
            <text:p>0.01016958616674</text:p>
          </table:table-cell>
          <table:table-cell office:value-type="float" office:value="0.000875052064657211" calcext:value-type="float">
            <text:p>0.000875052064657</text:p>
          </table:table-cell>
        </table:table-row>
        <table:table-row table:style-name="ro1">
          <table:table-cell office:value-type="float" office:value="0.0101622566580772" calcext:value-type="float">
            <text:p>0.010162256658077</text:p>
          </table:table-cell>
          <table:table-cell office:value-type="float" office:value="0.000855662452522665" calcext:value-type="float">
            <text:p>0.000855662452523</text:p>
          </table:table-cell>
        </table:table-row>
        <table:table-row table:style-name="ro1">
          <table:table-cell office:value-type="float" office:value="0.0101546412333846" calcext:value-type="float">
            <text:p>0.010154641233385</text:p>
          </table:table-cell>
          <table:table-cell office:value-type="float" office:value="0.000839745684061199" calcext:value-type="float">
            <text:p>0.000839745684061</text:p>
          </table:table-cell>
        </table:table-row>
        <table:table-row table:style-name="ro1">
          <table:table-cell office:value-type="float" office:value="0.0101469326764345" calcext:value-type="float">
            <text:p>0.010146932676435</text:p>
          </table:table-cell>
          <table:table-cell office:value-type="float" office:value="0.000830918434076011" calcext:value-type="float">
            <text:p>0.000830918434076</text:p>
          </table:table-cell>
        </table:table-row>
        <table:table-row table:style-name="ro1">
          <table:table-cell office:value-type="float" office:value="0.0101394625380635" calcext:value-type="float">
            <text:p>0.010139462538064</text:p>
          </table:table-cell>
          <table:table-cell office:value-type="float" office:value="0.000833161524496973" calcext:value-type="float">
            <text:p>0.000833161524497</text:p>
          </table:table-cell>
        </table:table-row>
        <table:table-row table:style-name="ro1">
          <table:table-cell office:value-type="float" office:value="0.0101317744702101" calcext:value-type="float">
            <text:p>0.01013177447021</text:p>
          </table:table-cell>
          <table:table-cell office:value-type="float" office:value="0.000841954431962222" calcext:value-type="float">
            <text:p>0.000841954431962</text:p>
          </table:table-cell>
        </table:table-row>
        <table:table-row table:style-name="ro1">
          <table:table-cell office:value-type="float" office:value="0.0101244105026126" calcext:value-type="float">
            <text:p>0.010124410502613</text:p>
          </table:table-cell>
          <table:table-cell office:value-type="float" office:value="0.000851645832881331" calcext:value-type="float">
            <text:p>0.000851645832881</text:p>
          </table:table-cell>
        </table:table-row>
        <table:table-row table:style-name="ro1">
          <table:table-cell office:value-type="float" office:value="0.0101171210408211" calcext:value-type="float">
            <text:p>0.010117121040821</text:p>
          </table:table-cell>
          <table:table-cell office:value-type="float" office:value="0.000860372267197818" calcext:value-type="float">
            <text:p>0.000860372267198</text:p>
          </table:table-cell>
        </table:table-row>
        <table:table-row table:style-name="ro1">
          <table:table-cell office:value-type="float" office:value="0.0101094106212258" calcext:value-type="float">
            <text:p>0.010109410621226</text:p>
          </table:table-cell>
          <table:table-cell office:value-type="float" office:value="0.000868894392624497" calcext:value-type="float">
            <text:p>0.000868894392624</text:p>
          </table:table-cell>
        </table:table-row>
        <table:table-row table:style-name="ro1">
          <table:table-cell office:value-type="float" office:value="0.0101017421111465" calcext:value-type="float">
            <text:p>0.010101742111147</text:p>
          </table:table-cell>
          <table:table-cell office:value-type="float" office:value="0.000880024861544371" calcext:value-type="float">
            <text:p>0.000880024861544</text:p>
          </table:table-cell>
        </table:table-row>
        <table:table-row table:style-name="ro1">
          <table:table-cell office:value-type="float" office:value="0.0100945718586445" calcext:value-type="float">
            <text:p>0.010094571858645</text:p>
          </table:table-cell>
          <table:table-cell office:value-type="float" office:value="0.000903613981790841" calcext:value-type="float">
            <text:p>0.000903613981791</text:p>
          </table:table-cell>
        </table:table-row>
        <table:table-row table:style-name="ro1">
          <table:table-cell office:value-type="float" office:value="0.010086877271533" calcext:value-type="float">
            <text:p>0.010086877271533</text:p>
          </table:table-cell>
          <table:table-cell office:value-type="float" office:value="0.000934732845053077" calcext:value-type="float">
            <text:p>0.000934732845053</text:p>
          </table:table-cell>
        </table:table-row>
        <table:table-row table:style-name="ro1">
          <table:table-cell office:value-type="float" office:value="0.0100793410092592" calcext:value-type="float">
            <text:p>0.0100793410092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CJK JP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9T13:07:41.975329656</meta:creation-date>
    <dc:date>2025-04-09T13:11:04.461799626</dc:date>
    <meta:editing-duration>PT3M22S</meta:editing-duration>
    <meta:editing-cycles>2</meta:editing-cycles>
    <meta:generator>LibreOffice/6.4.7.2$Linux_X86_64 LibreOffice_project/40$Build-2</meta:generator>
    <meta:document-statistic meta:table-count="1" meta:cell-count="4005" meta:object-count="0"/>
  </office:meta>
</office:document-meta>
</file>